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Source Code Pro" svg:font-family="'Source Code Pro'" style:font-family-generic="system" style:font-pitch="variable"/>
    <style:font-face style:name="Ubuntu Mono" svg:font-family="'Ubuntu Mono'" style:font-family-generic="roman" style:font-pitch="variable"/>
    <style:font-face style:name="Ubuntu Mono1" svg:font-family="'Ubuntu Mono'" style:font-family-generic="system" style:font-pitch="variable"/>
  </office:font-face-decls>
  <office:automatic-styles>
    <style:style style:name="Table1" style:family="table">
      <style:table-properties style:width="25.691cm" fo:margin-left="0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5.715cm"/>
    </style:style>
    <style:style style:name="Table1.C" style:family="table-column">
      <style:table-column-properties style:column-width="0.794cm"/>
    </style:style>
    <style:style style:name="Table1.D" style:family="table-column">
      <style:table-column-properties style:column-width="2.302cm"/>
    </style:style>
    <style:style style:name="Table1.E" style:family="table-column">
      <style:table-column-properties style:column-width="14.684cm"/>
    </style:style>
    <style:style style:name="Table1.A1" style:family="table-cell">
      <style:table-cell-properties fo:padding="0cm" fo:border="none"/>
    </style:style>
    <style:style style:name="Table29" style:family="table">
      <style:table-properties style:width="25.684cm" table:align="margins"/>
    </style:style>
    <style:style style:name="Table29.A" style:family="table-column">
      <style:table-column-properties style:column-width="2.193cm" style:rel-column-width="5594*"/>
    </style:style>
    <style:style style:name="Table29.B" style:family="table-column">
      <style:table-column-properties style:column-width="5.794cm" style:rel-column-width="14784*"/>
    </style:style>
    <style:style style:name="Table29.C" style:family="table-column">
      <style:table-column-properties style:column-width="0.714cm" style:rel-column-width="1822*"/>
    </style:style>
    <style:style style:name="Table29.D" style:family="table-column">
      <style:table-column-properties style:column-width="2.305cm" style:rel-column-width="5882*"/>
    </style:style>
    <style:style style:name="Table29.E" style:family="table-column">
      <style:table-column-properties style:column-width="14.679cm" style:rel-column-width="37453*"/>
    </style:style>
    <style:style style:name="Table29.A1" style:family="table-cell">
      <style:table-cell-properties fo:padding="0cm" fo:border="none"/>
    </style:style>
    <style:style style:name="Table29.5" style:family="table-row">
      <style:table-row-properties style:min-row-height="0.467cm"/>
    </style:style>
    <style:style style:name="Table8" style:family="table">
      <style:table-properties style:width="25.684cm" table:align="margins"/>
    </style:style>
    <style:style style:name="Table8.A" style:family="table-column">
      <style:table-column-properties style:column-width="2.193cm" style:rel-column-width="5594*"/>
    </style:style>
    <style:style style:name="Table8.B" style:family="table-column">
      <style:table-column-properties style:column-width="5.794cm" style:rel-column-width="14784*"/>
    </style:style>
    <style:style style:name="Table8.C" style:family="table-column">
      <style:table-column-properties style:column-width="0.714cm" style:rel-column-width="1822*"/>
    </style:style>
    <style:style style:name="Table8.D" style:family="table-column">
      <style:table-column-properties style:column-width="2.305cm" style:rel-column-width="5882*"/>
    </style:style>
    <style:style style:name="Table8.E" style:family="table-column">
      <style:table-column-properties style:column-width="14.679cm" style:rel-column-width="37453*"/>
    </style:style>
    <style:style style:name="Table8.A1" style:family="table-cell">
      <style:table-cell-properties fo:padding="0cm" fo:border="none"/>
    </style:style>
    <style:style style:name="Table16" style:family="table">
      <style:table-properties style:width="25.684cm" table:align="margins"/>
    </style:style>
    <style:style style:name="Table16.A" style:family="table-column">
      <style:table-column-properties style:column-width="2.193cm" style:rel-column-width="5594*"/>
    </style:style>
    <style:style style:name="Table16.B" style:family="table-column">
      <style:table-column-properties style:column-width="5.805cm" style:rel-column-width="14811*"/>
    </style:style>
    <style:style style:name="Table16.C" style:family="table-column">
      <style:table-column-properties style:column-width="0.704cm" style:rel-column-width="1795*"/>
    </style:style>
    <style:style style:name="Table16.D" style:family="table-column">
      <style:table-column-properties style:column-width="2.305cm" style:rel-column-width="5882*"/>
    </style:style>
    <style:style style:name="Table16.E" style:family="table-column">
      <style:table-column-properties style:column-width="14.679cm" style:rel-column-width="37453*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25.684cm" table:align="margins"/>
    </style:style>
    <style:style style:name="Table17.A" style:family="table-column">
      <style:table-column-properties style:column-width="2.193cm" style:rel-column-width="5594*"/>
    </style:style>
    <style:style style:name="Table17.B" style:family="table-column">
      <style:table-column-properties style:column-width="5.801cm" style:rel-column-width="14802*"/>
    </style:style>
    <style:style style:name="Table17.C" style:family="table-column">
      <style:table-column-properties style:column-width="0.707cm" style:rel-column-width="1804*"/>
    </style:style>
    <style:style style:name="Table17.D" style:family="table-column">
      <style:table-column-properties style:column-width="2.305cm" style:rel-column-width="5882*"/>
    </style:style>
    <style:style style:name="Table17.E" style:family="table-column">
      <style:table-column-properties style:column-width="14.679cm" style:rel-column-width="37453*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25.684cm" table:align="margins"/>
    </style:style>
    <style:style style:name="Table18.A" style:family="table-column">
      <style:table-column-properties style:column-width="2.191cm" style:rel-column-width="5589*"/>
    </style:style>
    <style:style style:name="Table18.B" style:family="table-column">
      <style:table-column-properties style:column-width="5.794cm" style:rel-column-width="14784*"/>
    </style:style>
    <style:style style:name="Table18.C" style:family="table-column">
      <style:table-column-properties style:column-width="0.714cm" style:rel-column-width="1822*"/>
    </style:style>
    <style:style style:name="Table18.D" style:family="table-column">
      <style:table-column-properties style:column-width="2.307cm" style:rel-column-width="5886*"/>
    </style:style>
    <style:style style:name="Table18.E" style:family="table-column">
      <style:table-column-properties style:column-width="14.679cm" style:rel-column-width="37454*"/>
    </style:style>
    <style:style style:name="Table18.A1" style:family="table-cell">
      <style:table-cell-properties fo:padding="0cm" fo:border="none"/>
    </style:style>
    <style:style style:name="Table20" style:family="table">
      <style:table-properties style:width="25.684cm" table:align="margins"/>
    </style:style>
    <style:style style:name="Table20.A" style:family="table-column">
      <style:table-column-properties style:column-width="2.193cm" style:rel-column-width="5594*"/>
    </style:style>
    <style:style style:name="Table20.B" style:family="table-column">
      <style:table-column-properties style:column-width="5.794cm" style:rel-column-width="14784*"/>
    </style:style>
    <style:style style:name="Table20.C" style:family="table-column">
      <style:table-column-properties style:column-width="0.714cm" style:rel-column-width="1822*"/>
    </style:style>
    <style:style style:name="Table20.D" style:family="table-column">
      <style:table-column-properties style:column-width="2.305cm" style:rel-column-width="5882*"/>
    </style:style>
    <style:style style:name="Table20.E" style:family="table-column">
      <style:table-column-properties style:column-width="14.679cm" style:rel-column-width="37453*"/>
    </style:style>
    <style:style style:name="Table20.A1" style:family="table-cell">
      <style:table-cell-properties fo:padding="0cm" fo:border="none"/>
    </style:style>
    <style:style style:name="Table21" style:family="table">
      <style:table-properties style:width="25.684cm" table:align="margins"/>
    </style:style>
    <style:style style:name="Table21.A" style:family="table-column">
      <style:table-column-properties style:column-width="2.193cm" style:rel-column-width="5594*"/>
    </style:style>
    <style:style style:name="Table21.B" style:family="table-column">
      <style:table-column-properties style:column-width="5.794cm" style:rel-column-width="14784*"/>
    </style:style>
    <style:style style:name="Table21.C" style:family="table-column">
      <style:table-column-properties style:column-width="0.714cm" style:rel-column-width="1822*"/>
    </style:style>
    <style:style style:name="Table21.D" style:family="table-column">
      <style:table-column-properties style:column-width="2.305cm" style:rel-column-width="5882*"/>
    </style:style>
    <style:style style:name="Table21.E" style:family="table-column">
      <style:table-column-properties style:column-width="14.679cm" style:rel-column-width="37453*"/>
    </style:style>
    <style:style style:name="Table21.A1" style:family="table-cell">
      <style:table-cell-properties fo:padding="0cm" fo:border="none"/>
    </style:style>
    <style:style style:name="Table22" style:family="table">
      <style:table-properties style:width="25.684cm" table:align="margins"/>
    </style:style>
    <style:style style:name="Table22.A" style:family="table-column">
      <style:table-column-properties style:column-width="2.193cm" style:rel-column-width="5594*"/>
    </style:style>
    <style:style style:name="Table22.B" style:family="table-column">
      <style:table-column-properties style:column-width="5.794cm" style:rel-column-width="14784*"/>
    </style:style>
    <style:style style:name="Table22.C" style:family="table-column">
      <style:table-column-properties style:column-width="0.714cm" style:rel-column-width="1822*"/>
    </style:style>
    <style:style style:name="Table22.D" style:family="table-column">
      <style:table-column-properties style:column-width="2.305cm" style:rel-column-width="5882*"/>
    </style:style>
    <style:style style:name="Table22.E" style:family="table-column">
      <style:table-column-properties style:column-width="14.679cm" style:rel-column-width="37453*"/>
    </style:style>
    <style:style style:name="Table22.A1" style:family="table-cell">
      <style:table-cell-properties fo:padding="0cm" fo:border="none"/>
    </style:style>
    <style:style style:name="Table2" style:family="table">
      <style:table-properties style:width="25.684cm" table:align="margins" fo:background-color="transparent">
        <style:background-image/>
      </style:table-properties>
    </style:style>
    <style:style style:name="Table2.A" style:family="table-column">
      <style:table-column-properties style:column-width="11.007cm" style:rel-column-width="28084*"/>
    </style:style>
    <style:style style:name="Table2.B" style:family="table-column">
      <style:table-column-properties style:column-width="14.677cm" style:rel-column-width="3745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5" style:family="table">
      <style:table-properties style:width="25.684cm" table:align="margins"/>
    </style:style>
    <style:style style:name="Table25.A" style:family="table-column">
      <style:table-column-properties style:column-width="2.194cm" style:rel-column-width="5598*"/>
    </style:style>
    <style:style style:name="Table25.B" style:family="table-column">
      <style:table-column-properties style:column-width="7.093cm" style:rel-column-width="18097*"/>
    </style:style>
    <style:style style:name="Table25.C" style:family="table-column">
      <style:table-column-properties style:column-width="0.609cm" style:rel-column-width="1552*"/>
    </style:style>
    <style:style style:name="Table25.D" style:family="table-column">
      <style:table-column-properties style:column-width="1.905cm" style:rel-column-width="4860*"/>
    </style:style>
    <style:style style:name="Table25.E" style:family="table-column">
      <style:table-column-properties style:column-width="13.885cm" style:rel-column-width="35428*"/>
    </style:style>
    <style:style style:name="Table25.A1" style:family="table-cell">
      <style:table-cell-properties fo:padding="0cm" fo:border="none"/>
    </style:style>
    <style:style style:name="Table74" style:family="table">
      <style:table-properties style:width="25.684cm" table:align="margins"/>
    </style:style>
    <style:style style:name="Table74.A" style:family="table-column">
      <style:table-column-properties style:column-width="12.594cm" style:rel-column-width="32135*"/>
    </style:style>
    <style:style style:name="Table74.B" style:family="table-column">
      <style:table-column-properties style:column-width="13.09cm" style:rel-column-width="33400*"/>
    </style:style>
    <style:style style:name="Table7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6" style:family="table">
      <style:table-properties style:width="25.684cm" table:align="margins"/>
    </style:style>
    <style:style style:name="Table26.A" style:family="table-column">
      <style:table-column-properties style:column-width="2.193cm" style:rel-column-width="5594*"/>
    </style:style>
    <style:style style:name="Table26.B" style:family="table-column">
      <style:table-column-properties style:column-width="6.406cm" style:rel-column-width="16346*"/>
    </style:style>
    <style:style style:name="Table26.C" style:family="table-column">
      <style:table-column-properties style:column-width="0.688cm" style:rel-column-width="1755*"/>
    </style:style>
    <style:style style:name="Table26.D" style:family="table-column">
      <style:table-column-properties style:column-width="3.307cm" style:rel-column-width="8438*"/>
    </style:style>
    <style:style style:name="Table26.E" style:family="table-column">
      <style:table-column-properties style:column-width="13.09cm" style:rel-column-width="33402*"/>
    </style:style>
    <style:style style:name="Table26.A1" style:family="table-cell">
      <style:table-cell-properties fo:padding="0cm" fo:border="none"/>
    </style:style>
    <style:style style:name="Table3" style:family="table">
      <style:table-properties style:width="25.684cm" table:align="margins"/>
    </style:style>
    <style:style style:name="Table3.A" style:family="table-column">
      <style:table-column-properties style:column-width="2.591cm" style:rel-column-width="6611*"/>
    </style:style>
    <style:style style:name="Table3.B" style:family="table-column">
      <style:table-column-properties style:column-width="6.006cm" style:rel-column-width="15324*"/>
    </style:style>
    <style:style style:name="Table3.C" style:family="table-column">
      <style:table-column-properties style:column-width="0.609cm" style:rel-column-width="1552*"/>
    </style:style>
    <style:style style:name="Table3.D" style:family="table-column">
      <style:table-column-properties style:column-width="3.388cm" style:rel-column-width="8645*"/>
    </style:style>
    <style:style style:name="Table3.E" style:family="table-column">
      <style:table-column-properties style:column-width="13.092cm" style:rel-column-width="33403*"/>
    </style:style>
    <style:style style:name="Table3.A1" style:family="table-cell">
      <style:table-cell-properties fo:padding="0cm" fo:border="none"/>
    </style:style>
    <style:style style:name="Table27" style:family="table">
      <style:table-properties style:width="25.684cm" table:align="margins"/>
    </style:style>
    <style:style style:name="Table27.A" style:family="table-column">
      <style:table-column-properties style:column-width="2.909cm" style:rel-column-width="7421*"/>
    </style:style>
    <style:style style:name="Table27.B" style:family="table-column">
      <style:table-column-properties style:column-width="5.69cm" style:rel-column-width="14519*"/>
    </style:style>
    <style:style style:name="Table27.C" style:family="table-column">
      <style:table-column-properties style:column-width="0.609cm" style:rel-column-width="1552*"/>
    </style:style>
    <style:style style:name="Table27.D" style:family="table-column">
      <style:table-column-properties style:column-width="3.387cm" style:rel-column-width="8641*"/>
    </style:style>
    <style:style style:name="Table27.E" style:family="table-column">
      <style:table-column-properties style:column-width="13.09cm" style:rel-column-width="33402*"/>
    </style:style>
    <style:style style:name="Table27.A1" style:family="table-cell">
      <style:table-cell-properties fo:padding="0cm" fo:border="none"/>
    </style:style>
    <style:style style:name="Table28" style:family="table">
      <style:table-properties style:width="25.684cm" table:align="margins"/>
    </style:style>
    <style:style style:name="Table28.A" style:family="table-column">
      <style:table-column-properties style:column-width="3.306cm" style:rel-column-width="8434*"/>
    </style:style>
    <style:style style:name="Table28.B" style:family="table-column">
      <style:table-column-properties style:column-width="5.293cm" style:rel-column-width="13506*"/>
    </style:style>
    <style:style style:name="Table28.C" style:family="table-column">
      <style:table-column-properties style:column-width="0.609cm" style:rel-column-width="1552*"/>
    </style:style>
    <style:style style:name="Table28.D" style:family="table-column">
      <style:table-column-properties style:column-width="3.387cm" style:rel-column-width="8641*"/>
    </style:style>
    <style:style style:name="Table28.E" style:family="table-column">
      <style:table-column-properties style:column-width="13.09cm" style:rel-column-width="33402*"/>
    </style:style>
    <style:style style:name="Table28.A1" style:family="table-cell">
      <style:table-cell-properties fo:padding="0cm" fo:border="none"/>
    </style:style>
    <style:style style:name="Table33" style:family="table">
      <style:table-properties style:width="25.684cm" table:align="margins"/>
    </style:style>
    <style:style style:name="Table33.A" style:family="table-column">
      <style:table-column-properties style:column-width="2.3cm" style:rel-column-width="5868*"/>
    </style:style>
    <style:style style:name="Table33.B" style:family="table-column">
      <style:table-column-properties style:column-width="6.299cm" style:rel-column-width="16072*"/>
    </style:style>
    <style:style style:name="Table33.C" style:family="table-column">
      <style:table-column-properties style:column-width="0.609cm" style:rel-column-width="1552*"/>
    </style:style>
    <style:style style:name="Table33.D" style:family="table-column">
      <style:table-column-properties style:column-width="3.387cm" style:rel-column-width="8641*"/>
    </style:style>
    <style:style style:name="Table33.E" style:family="table-column">
      <style:table-column-properties style:column-width="13.09cm" style:rel-column-width="33402*"/>
    </style:style>
    <style:style style:name="Table33.1" style:family="table-row">
      <style:table-row-properties style:min-row-height="0.503cm"/>
    </style:style>
    <style:style style:name="Table33.A1" style:family="table-cell">
      <style:table-cell-properties fo:padding="0cm" fo:border="none"/>
    </style:style>
    <style:style style:name="Table35" style:family="table">
      <style:table-properties style:width="25.684cm" table:align="margins"/>
    </style:style>
    <style:style style:name="Table35.A" style:family="table-column">
      <style:table-column-properties style:column-width="3.489cm" style:rel-column-width="8902*"/>
    </style:style>
    <style:style style:name="Table35.B" style:family="table-column">
      <style:table-column-properties style:column-width="5.108cm" style:rel-column-width="13034*"/>
    </style:style>
    <style:style style:name="Table35.C" style:family="table-column">
      <style:table-column-properties style:column-width="0.688cm" style:rel-column-width="1755*"/>
    </style:style>
    <style:style style:name="Table35.D" style:family="table-column">
      <style:table-column-properties style:column-width="3.309cm" style:rel-column-width="8443*"/>
    </style:style>
    <style:style style:name="Table35.E" style:family="table-column">
      <style:table-column-properties style:column-width="13.09cm" style:rel-column-width="33401*"/>
    </style:style>
    <style:style style:name="Table35.A1" style:family="table-cell">
      <style:table-cell-properties fo:padding="0cm" fo:border="none"/>
    </style:style>
    <style:style style:name="Table5" style:family="table">
      <style:table-properties style:width="25.684cm" table:align="margins"/>
    </style:style>
    <style:style style:name="Table5.A" style:family="table-column">
      <style:table-column-properties style:column-width="2.297cm" style:rel-column-width="5859*"/>
    </style:style>
    <style:style style:name="Table5.B" style:family="table-column">
      <style:table-column-properties style:column-width="6.301cm" style:rel-column-width="16076*"/>
    </style:style>
    <style:style style:name="Table5.C" style:family="table-column">
      <style:table-column-properties style:column-width="0.688cm" style:rel-column-width="1755*"/>
    </style:style>
    <style:style style:name="Table5.D" style:family="table-column">
      <style:table-column-properties style:column-width="3.309cm" style:rel-column-width="8443*"/>
    </style:style>
    <style:style style:name="Table5.E" style:family="table-column">
      <style:table-column-properties style:column-width="13.09cm" style:rel-column-width="33402*"/>
    </style:style>
    <style:style style:name="Table5.A1" style:family="table-cell">
      <style:table-cell-properties fo:padding="0cm" fo:border="none"/>
    </style:style>
    <style:style style:name="Table36" style:family="table">
      <style:table-properties style:width="25.684cm" table:align="margins"/>
    </style:style>
    <style:style style:name="Table36.A" style:family="table-column">
      <style:table-column-properties style:column-width="2.297cm" style:rel-column-width="5859*"/>
    </style:style>
    <style:style style:name="Table36.B" style:family="table-column">
      <style:table-column-properties style:column-width="6.301cm" style:rel-column-width="16076*"/>
    </style:style>
    <style:style style:name="Table36.C" style:family="table-column">
      <style:table-column-properties style:column-width="0.688cm" style:rel-column-width="1755*"/>
    </style:style>
    <style:style style:name="Table36.D" style:family="table-column">
      <style:table-column-properties style:column-width="3.309cm" style:rel-column-width="8443*"/>
    </style:style>
    <style:style style:name="Table36.E" style:family="table-column">
      <style:table-column-properties style:column-width="13.09cm" style:rel-column-width="33402*"/>
    </style:style>
    <style:style style:name="Table36.A1" style:family="table-cell">
      <style:table-cell-properties fo:padding="0cm" fo:border="none"/>
    </style:style>
    <style:style style:name="Table38" style:family="table">
      <style:table-properties style:width="25.684cm" table:align="margins"/>
    </style:style>
    <style:style style:name="Table38.A" style:family="table-column">
      <style:table-column-properties style:column-width="2.298cm" style:rel-column-width="5864*"/>
    </style:style>
    <style:style style:name="Table38.B" style:family="table-column">
      <style:table-column-properties style:column-width="6.299cm" style:rel-column-width="16072*"/>
    </style:style>
    <style:style style:name="Table38.C" style:family="table-column">
      <style:table-column-properties style:column-width="0.688cm" style:rel-column-width="1755*"/>
    </style:style>
    <style:style style:name="Table38.D" style:family="table-column">
      <style:table-column-properties style:column-width="3.309cm" style:rel-column-width="8443*"/>
    </style:style>
    <style:style style:name="Table38.E" style:family="table-column">
      <style:table-column-properties style:column-width="13.09cm" style:rel-column-width="33401*"/>
    </style:style>
    <style:style style:name="Table38.A1" style:family="table-cell">
      <style:table-cell-properties fo:padding="0cm" fo:border="none"/>
    </style:style>
    <style:style style:name="Table34" style:family="table">
      <style:table-properties style:width="25.684cm" table:align="margins"/>
    </style:style>
    <style:style style:name="Table34.A" style:family="table-column">
      <style:table-column-properties style:column-width="2.297cm" style:rel-column-width="5859*"/>
    </style:style>
    <style:style style:name="Table34.B" style:family="table-column">
      <style:table-column-properties style:column-width="6.301cm" style:rel-column-width="16076*"/>
    </style:style>
    <style:style style:name="Table34.C" style:family="table-column">
      <style:table-column-properties style:column-width="0.688cm" style:rel-column-width="1755*"/>
    </style:style>
    <style:style style:name="Table34.D" style:family="table-column">
      <style:table-column-properties style:column-width="3.309cm" style:rel-column-width="8443*"/>
    </style:style>
    <style:style style:name="Table34.E" style:family="table-column">
      <style:table-column-properties style:column-width="13.09cm" style:rel-column-width="33402*"/>
    </style:style>
    <style:style style:name="Table34.A1" style:family="table-cell">
      <style:table-cell-properties fo:padding="0cm" fo:border="none"/>
    </style:style>
    <style:style style:name="Table42" style:family="table">
      <style:table-properties style:width="25.684cm" table:align="margins"/>
    </style:style>
    <style:style style:name="Table42.A" style:family="table-column">
      <style:table-column-properties style:column-width="2.404cm" style:rel-column-width="6134*"/>
    </style:style>
    <style:style style:name="Table42.B" style:family="table-column">
      <style:table-column-properties style:column-width="6.193cm" style:rel-column-width="15802*"/>
    </style:style>
    <style:style style:name="Table42.C" style:family="table-column">
      <style:table-column-properties style:column-width="0.688cm" style:rel-column-width="1755*"/>
    </style:style>
    <style:style style:name="Table42.D" style:family="table-column">
      <style:table-column-properties style:column-width="3.309cm" style:rel-column-width="8443*"/>
    </style:style>
    <style:style style:name="Table42.E" style:family="table-column">
      <style:table-column-properties style:column-width="13.09cm" style:rel-column-width="33401*"/>
    </style:style>
    <style:style style:name="Table42.A1" style:family="table-cell">
      <style:table-cell-properties fo:padding="0cm" fo:border="none"/>
    </style:style>
    <style:style style:name="Table67" style:family="table">
      <style:table-properties table:align="margins"/>
    </style:style>
    <style:style style:name="Table67.A" style:family="table-column">
      <style:table-column-properties style:rel-column-width="5603*"/>
    </style:style>
    <style:style style:name="Table67.B" style:family="table-column">
      <style:table-column-properties style:rel-column-width="14784*"/>
    </style:style>
    <style:style style:name="Table67.C" style:family="table-column">
      <style:table-column-properties style:rel-column-width="1822*"/>
    </style:style>
    <style:style style:name="Table67.D" style:family="table-column">
      <style:table-column-properties style:rel-column-width="2295*"/>
    </style:style>
    <style:style style:name="Table67.E" style:family="table-column">
      <style:table-column-properties style:rel-column-width="41031*"/>
    </style:style>
    <style:style style:name="Table67.A1" style:family="table-cell">
      <style:table-cell-properties fo:padding="0cm" fo:border="none"/>
    </style:style>
    <style:style style:name="Table47" style:family="table">
      <style:table-properties style:width="25.684cm" table:align="margins" style:writing-mode="lr-tb"/>
    </style:style>
    <style:style style:name="Table47.A" style:family="table-column">
      <style:table-column-properties style:column-width="12.841cm" style:rel-column-width="32767*"/>
    </style:style>
    <style:style style:name="Table47.B" style:family="table-column">
      <style:table-column-properties style:column-width="12.843cm" style:rel-column-width="32768*"/>
    </style:style>
    <style:style style:name="Table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7.B1" style:family="table-cell">
      <style:table-cell-properties fo:padding="0.097cm" fo:border="0.05pt solid #000000"/>
    </style:style>
    <style:style style:name="Table43" style:family="table">
      <style:table-properties style:width="25.684cm" table:align="margins"/>
    </style:style>
    <style:style style:name="Table43.A" style:family="table-column">
      <style:table-column-properties style:column-width="2.191cm" style:rel-column-width="5589*"/>
    </style:style>
    <style:style style:name="Table43.B" style:family="table-column">
      <style:table-column-properties style:column-width="6.406cm" style:rel-column-width="16346*"/>
    </style:style>
    <style:style style:name="Table43.C" style:family="table-column">
      <style:table-column-properties style:column-width="0.688cm" style:rel-column-width="1755*"/>
    </style:style>
    <style:style style:name="Table43.D" style:family="table-column">
      <style:table-column-properties style:column-width="3.309cm" style:rel-column-width="8443*"/>
    </style:style>
    <style:style style:name="Table43.E" style:family="table-column">
      <style:table-column-properties style:column-width="13.09cm" style:rel-column-width="33402*"/>
    </style:style>
    <style:style style:name="Table43.A1" style:family="table-cell">
      <style:table-cell-properties fo:padding="0cm" fo:border="none"/>
    </style:style>
    <style:style style:name="Table15" style:family="table">
      <style:table-properties style:width="25.684cm" table:align="margins"/>
    </style:style>
    <style:style style:name="Table15.A" style:family="table-column">
      <style:table-column-properties style:column-width="3.092cm" style:rel-column-width="7889*"/>
    </style:style>
    <style:style style:name="Table15.B" style:family="table-column">
      <style:table-column-properties style:column-width="5.505cm" style:rel-column-width="14046*"/>
    </style:style>
    <style:style style:name="Table15.C" style:family="table-column">
      <style:table-column-properties style:column-width="0.688cm" style:rel-column-width="1755*"/>
    </style:style>
    <style:style style:name="Table15.D" style:family="table-column">
      <style:table-column-properties style:column-width="3.309cm" style:rel-column-width="8443*"/>
    </style:style>
    <style:style style:name="Table15.E" style:family="table-column">
      <style:table-column-properties style:column-width="13.09cm" style:rel-column-width="33402*"/>
    </style:style>
    <style:style style:name="Table15.A1" style:family="table-cell">
      <style:table-cell-properties fo:padding="0cm" fo:border="none"/>
    </style:style>
    <style:style style:name="Table46" style:family="table">
      <style:table-properties style:width="25.68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6.A" style:family="table-column">
      <style:table-column-properties style:column-width="2.191cm" style:rel-column-width="5589*"/>
    </style:style>
    <style:style style:name="Table46.B" style:family="table-column">
      <style:table-column-properties style:column-width="6.406cm" style:rel-column-width="16346*"/>
    </style:style>
    <style:style style:name="Table46.C" style:family="table-column">
      <style:table-column-properties style:column-width="0.688cm" style:rel-column-width="1755*"/>
    </style:style>
    <style:style style:name="Table46.D" style:family="table-column">
      <style:table-column-properties style:column-width="3.309cm" style:rel-column-width="8443*"/>
    </style:style>
    <style:style style:name="Table46.E" style:family="table-column">
      <style:table-column-properties style:column-width="13.09cm" style:rel-column-width="33402*"/>
    </style:style>
    <style:style style:name="Table46.A1" style:family="table-cell">
      <style:table-cell-properties fo:padding="0cm" fo:border="none"/>
    </style:style>
    <style:style style:name="Table46.2" style:family="table-row">
      <style:table-row-properties fo:background-color="transparent" fo:keep-together="auto">
        <style:background-image/>
      </style:table-row-properties>
    </style:style>
    <style:style style:name="Table46.A2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Table52" style:family="table">
      <style:table-properties style:width="25.684cm" table:align="margins"/>
    </style:style>
    <style:style style:name="Table52.A" style:family="table-column">
      <style:table-column-properties style:column-width="2.485cm" style:rel-column-width="6341*"/>
    </style:style>
    <style:style style:name="Table52.B" style:family="table-column">
      <style:table-column-properties style:column-width="6.509cm" style:rel-column-width="16607*"/>
    </style:style>
    <style:style style:name="Table52.C" style:family="table-column">
      <style:table-column-properties style:column-width="0.503cm" style:rel-column-width="1282*"/>
    </style:style>
    <style:style style:name="Table52.D" style:family="table-column">
      <style:table-column-properties style:column-width="3.097cm" style:rel-column-width="7903*"/>
    </style:style>
    <style:style style:name="Table52.E" style:family="table-column">
      <style:table-column-properties style:column-width="13.09cm" style:rel-column-width="33402*"/>
    </style:style>
    <style:style style:name="Table52.A1" style:family="table-cell">
      <style:table-cell-properties fo:padding="0cm" fo:border="none"/>
    </style:style>
    <style:style style:name="Table9" style:family="table">
      <style:table-properties style:width="25.684cm" table:align="margins"/>
    </style:style>
    <style:style style:name="Table9.A" style:family="table-column">
      <style:table-column-properties style:column-width="2.298cm" style:rel-column-width="5864*"/>
    </style:style>
    <style:style style:name="Table9.B" style:family="table-column">
      <style:table-column-properties style:column-width="8.31cm" style:rel-column-width="21202*"/>
    </style:style>
    <style:style style:name="Table9.C" style:family="table-column">
      <style:table-column-properties style:column-width="0.397cm" style:rel-column-width="1012*"/>
    </style:style>
    <style:style style:name="Table9.D" style:family="table-column">
      <style:table-column-properties style:column-width="1.589cm" style:rel-column-width="4055*"/>
    </style:style>
    <style:style style:name="Table9.E" style:family="table-column">
      <style:table-column-properties style:column-width="13.09cm" style:rel-column-width="33402*"/>
    </style:style>
    <style:style style:name="Table9.A1" style:family="table-cell">
      <style:table-cell-properties fo:padding="0cm" fo:border="none"/>
    </style:style>
    <style:style style:name="Table54" style:family="table">
      <style:table-properties style:width="25.684cm" table:align="margins"/>
    </style:style>
    <style:style style:name="Table54.A" style:family="table-column">
      <style:table-column-properties style:column-width="2.298cm" style:rel-column-width="5864*"/>
    </style:style>
    <style:style style:name="Table54.B" style:family="table-column">
      <style:table-column-properties style:column-width="8.31cm" style:rel-column-width="21202*"/>
    </style:style>
    <style:style style:name="Table54.C" style:family="table-column">
      <style:table-column-properties style:column-width="0.397cm" style:rel-column-width="1012*"/>
    </style:style>
    <style:style style:name="Table54.D" style:family="table-column">
      <style:table-column-properties style:column-width="1.589cm" style:rel-column-width="4055*"/>
    </style:style>
    <style:style style:name="Table54.E" style:family="table-column">
      <style:table-column-properties style:column-width="13.09cm" style:rel-column-width="33402*"/>
    </style:style>
    <style:style style:name="Table54.A1" style:family="table-cell">
      <style:table-cell-properties fo:padding="0cm" fo:border="none"/>
    </style:style>
    <style:style style:name="Table7" style:family="table">
      <style:table-properties style:width="25.684cm" table:align="margins"/>
    </style:style>
    <style:style style:name="Table7.A" style:family="table-column">
      <style:table-column-properties style:column-width="3.806cm" style:rel-column-width="9712*"/>
    </style:style>
    <style:style style:name="Table7.B" style:family="table-column">
      <style:table-column-properties style:column-width="6.775cm" style:rel-column-width="17287*"/>
    </style:style>
    <style:style style:name="Table7.C" style:family="table-column">
      <style:table-column-properties style:column-width="0.423cm" style:rel-column-width="1080*"/>
    </style:style>
    <style:style style:name="Table7.D" style:family="table-column">
      <style:table-column-properties style:column-width="1.589cm" style:rel-column-width="4055*"/>
    </style:style>
    <style:style style:name="Table7.E" style:family="table-column">
      <style:table-column-properties style:column-width="13.09cm" style:rel-column-width="33401*"/>
    </style:style>
    <style:style style:name="Table7.A1" style:family="table-cell">
      <style:table-cell-properties fo:padding="0cm" fo:border="none"/>
    </style:style>
    <style:style style:name="Table10" style:family="table">
      <style:table-properties style:width="25.684cm" table:align="margins"/>
    </style:style>
    <style:style style:name="Table10.A" style:family="table-column">
      <style:table-column-properties style:column-width="3.701cm" style:rel-column-width="9442*"/>
    </style:style>
    <style:style style:name="Table10.B" style:family="table-column">
      <style:table-column-properties style:column-width="6.907cm" style:rel-column-width="17624*"/>
    </style:style>
    <style:style style:name="Table10.C" style:family="table-column">
      <style:table-column-properties style:column-width="0.397cm" style:rel-column-width="1012*"/>
    </style:style>
    <style:style style:name="Table10.D" style:family="table-column">
      <style:table-column-properties style:column-width="1.589cm" style:rel-column-width="4055*"/>
    </style:style>
    <style:style style:name="Table10.E" style:family="table-column">
      <style:table-column-properties style:column-width="13.09cm" style:rel-column-width="33402*"/>
    </style:style>
    <style:style style:name="Table10.A1" style:family="table-cell">
      <style:table-cell-properties fo:padding="0cm" fo:border="none"/>
    </style:style>
    <style:style style:name="Table6" style:family="table">
      <style:table-properties style:width="25.684cm" table:align="margins"/>
    </style:style>
    <style:style style:name="Table6.A" style:family="table-column">
      <style:table-column-properties style:column-width="2.297cm" style:rel-column-width="5859*"/>
    </style:style>
    <style:style style:name="Table6.B" style:family="table-column">
      <style:table-column-properties style:column-width="8.311cm" style:rel-column-width="21207*"/>
    </style:style>
    <style:style style:name="Table6.C" style:family="table-column">
      <style:table-column-properties style:column-width="0.397cm" style:rel-column-width="1012*"/>
    </style:style>
    <style:style style:name="Table6.D" style:family="table-column">
      <style:table-column-properties style:column-width="1.589cm" style:rel-column-width="4055*"/>
    </style:style>
    <style:style style:name="Table6.E" style:family="table-column">
      <style:table-column-properties style:column-width="13.09cm" style:rel-column-width="33402*"/>
    </style:style>
    <style:style style:name="Table6.A1" style:family="table-cell">
      <style:table-cell-properties fo:padding="0cm" fo:border="none"/>
    </style:style>
    <style:style style:name="Table4" style:family="table">
      <style:table-properties style:width="25.684cm" table:align="margins"/>
    </style:style>
    <style:style style:name="Table4.A" style:family="table-column">
      <style:table-column-properties style:column-width="2.297cm" style:rel-column-width="5859*"/>
    </style:style>
    <style:style style:name="Table4.B" style:family="table-column">
      <style:table-column-properties style:column-width="7.597cm" style:rel-column-width="19384*"/>
    </style:style>
    <style:style style:name="Table4.C" style:family="table-column">
      <style:table-column-properties style:column-width="0.609cm" style:rel-column-width="1552*"/>
    </style:style>
    <style:style style:name="Table4.D" style:family="table-column">
      <style:table-column-properties style:column-width="2.092cm" style:rel-column-width="5337*"/>
    </style:style>
    <style:style style:name="Table4.E" style:family="table-column">
      <style:table-column-properties style:column-width="13.092cm" style:rel-column-width="33403*"/>
    </style:style>
    <style:style style:name="Table4.A1" style:family="table-cell">
      <style:table-cell-properties fo:padding="0cm" fo:border="none"/>
    </style:style>
    <style:style style:name="Table11" style:family="table">
      <style:table-properties style:width="25.684cm" table:align="margins"/>
    </style:style>
    <style:style style:name="Table11.A" style:family="table-column">
      <style:table-column-properties style:column-width="2.695cm" style:rel-column-width="6877*"/>
    </style:style>
    <style:style style:name="Table11.B" style:family="table-column">
      <style:table-column-properties style:column-width="7.015cm" style:rel-column-width="17899*"/>
    </style:style>
    <style:style style:name="Table11.C" style:family="table-column">
      <style:table-column-properties style:column-width="0.503cm" style:rel-column-width="1282*"/>
    </style:style>
    <style:style style:name="Table11.D" style:family="table-column">
      <style:table-column-properties style:column-width="2.381cm" style:rel-column-width="6075*"/>
    </style:style>
    <style:style style:name="Table11.E" style:family="table-column">
      <style:table-column-properties style:column-width="13.09cm" style:rel-column-width="33402*"/>
    </style:style>
    <style:style style:name="Table11.A1" style:family="table-cell">
      <style:table-cell-properties fo:padding="0cm" fo:border="none"/>
    </style:style>
    <style:style style:name="Table12" style:family="table">
      <style:table-properties style:width="25.684cm" table:align="margins"/>
    </style:style>
    <style:style style:name="Table12.A" style:family="table-column">
      <style:table-column-properties style:column-width="2.695cm" style:rel-column-width="6877*"/>
    </style:style>
    <style:style style:name="Table12.B" style:family="table-column">
      <style:table-column-properties style:column-width="7.015cm" style:rel-column-width="17899*"/>
    </style:style>
    <style:style style:name="Table12.C" style:family="table-column">
      <style:table-column-properties style:column-width="0.503cm" style:rel-column-width="1282*"/>
    </style:style>
    <style:style style:name="Table12.D" style:family="table-column">
      <style:table-column-properties style:column-width="2.381cm" style:rel-column-width="6075*"/>
    </style:style>
    <style:style style:name="Table12.E" style:family="table-column">
      <style:table-column-properties style:column-width="13.09cm" style:rel-column-width="33402*"/>
    </style:style>
    <style:style style:name="Table12.A1" style:family="table-cell">
      <style:table-cell-properties fo:padding="0cm" fo:border="none"/>
    </style:style>
    <style:style style:name="Table13" style:family="table">
      <style:table-properties style:width="25.684cm" table:align="margins"/>
    </style:style>
    <style:style style:name="Table13.A" style:family="table-column">
      <style:table-column-properties style:column-width="2.695cm" style:rel-column-width="6877*"/>
    </style:style>
    <style:style style:name="Table13.B" style:family="table-column">
      <style:table-column-properties style:column-width="7.015cm" style:rel-column-width="17899*"/>
    </style:style>
    <style:style style:name="Table13.C" style:family="table-column">
      <style:table-column-properties style:column-width="0.503cm" style:rel-column-width="1282*"/>
    </style:style>
    <style:style style:name="Table13.D" style:family="table-column">
      <style:table-column-properties style:column-width="2.381cm" style:rel-column-width="6075*"/>
    </style:style>
    <style:style style:name="Table13.E" style:family="table-column">
      <style:table-column-properties style:column-width="13.09cm" style:rel-column-width="33402*"/>
    </style:style>
    <style:style style:name="Table13.A1" style:family="table-cell">
      <style:table-cell-properties fo:padding="0cm" fo:border="none"/>
    </style:style>
    <style:style style:name="Table14" style:family="table">
      <style:table-properties style:width="25.684cm" table:align="margins"/>
    </style:style>
    <style:style style:name="Table14.A" style:family="table-column">
      <style:table-column-properties style:column-width="2.695cm" style:rel-column-width="6877*"/>
    </style:style>
    <style:style style:name="Table14.B" style:family="table-column">
      <style:table-column-properties style:column-width="5.207cm" style:rel-column-width="13286*"/>
    </style:style>
    <style:style style:name="Table14.C" style:family="table-column">
      <style:table-column-properties style:column-width="0.794cm" style:rel-column-width="2025*"/>
    </style:style>
    <style:style style:name="Table14.D" style:family="table-column">
      <style:table-column-properties style:column-width="2.415cm" style:rel-column-width="6161*"/>
    </style:style>
    <style:style style:name="Table14.E" style:family="table-column">
      <style:table-column-properties style:column-width="14.573cm" style:rel-column-width="37186*"/>
    </style:style>
    <style:style style:name="Table14.A1" style:family="table-cell">
      <style:table-cell-properties fo:padding="0cm" fo:border="none"/>
    </style:style>
    <style:style style:name="Table19" style:family="table">
      <style:table-properties style:width="25.684cm" table:align="margins"/>
    </style:style>
    <style:style style:name="Table19.A" style:family="table-column">
      <style:table-column-properties style:column-width="5.791cm" style:rel-column-width="14775*"/>
    </style:style>
    <style:style style:name="Table19.B" style:family="table-column">
      <style:table-column-properties style:column-width="3.919cm" style:rel-column-width="10000*"/>
    </style:style>
    <style:style style:name="Table19.C" style:family="table-column">
      <style:table-column-properties style:column-width="0.503cm" style:rel-column-width="1282*"/>
    </style:style>
    <style:style style:name="Table19.D" style:family="table-column">
      <style:table-column-properties style:column-width="2.381cm" style:rel-column-width="6075*"/>
    </style:style>
    <style:style style:name="Table19.E" style:family="table-column">
      <style:table-column-properties style:column-width="13.092cm" style:rel-column-width="33403*"/>
    </style:style>
    <style:style style:name="Table19.A1" style:family="table-cell">
      <style:table-cell-properties fo:padding="0cm" fo:border="none"/>
    </style:style>
    <style:style style:name="Table24" style:family="table">
      <style:table-properties style:width="25.684cm" table:align="margins"/>
    </style:style>
    <style:style style:name="Table24.A" style:family="table-column">
      <style:table-column-properties style:column-width="4.494cm" style:rel-column-width="11467*"/>
    </style:style>
    <style:style style:name="Table24.B" style:family="table-column">
      <style:table-column-properties style:column-width="8.599cm" style:rel-column-width="21941*"/>
    </style:style>
    <style:style style:name="Table24.C" style:family="table-column">
      <style:table-column-properties style:column-width="0.503cm" style:rel-column-width="1282*"/>
    </style:style>
    <style:style style:name="Table24.D" style:family="table-column">
      <style:table-column-properties style:column-width="2.517cm" style:rel-column-width="6422*"/>
    </style:style>
    <style:style style:name="Table24.E" style:family="table-column">
      <style:table-column-properties style:column-width="9.571cm" style:rel-column-width="24423*"/>
    </style:style>
    <style:style style:name="Table24.A1" style:family="table-cell">
      <style:table-cell-properties fo:padding="0cm" fo:border="none"/>
    </style:style>
    <style:style style:name="Table30" style:family="table">
      <style:table-properties style:width="25.684cm" table:align="margins"/>
    </style:style>
    <style:style style:name="Table30.A" style:family="table-column">
      <style:table-column-properties style:column-width="4.496cm" style:rel-column-width="11472*"/>
    </style:style>
    <style:style style:name="Table30.B" style:family="table-column">
      <style:table-column-properties style:column-width="8.599cm" style:rel-column-width="21941*"/>
    </style:style>
    <style:style style:name="Table30.C" style:family="table-column">
      <style:table-column-properties style:column-width="0.503cm" style:rel-column-width="1282*"/>
    </style:style>
    <style:style style:name="Table30.D" style:family="table-column">
      <style:table-column-properties style:column-width="2.515cm" style:rel-column-width="6418*"/>
    </style:style>
    <style:style style:name="Table30.E" style:family="table-column">
      <style:table-column-properties style:column-width="9.571cm" style:rel-column-width="24422*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25.684cm" table:align="margins"/>
    </style:style>
    <style:style style:name="Table31.A" style:family="table-column">
      <style:table-column-properties style:column-width="4.494cm" style:rel-column-width="11467*"/>
    </style:style>
    <style:style style:name="Table31.B" style:family="table-column">
      <style:table-column-properties style:column-width="9.211cm" style:rel-column-width="23502*"/>
    </style:style>
    <style:style style:name="Table31.C" style:family="table-column">
      <style:table-column-properties style:column-width="0.503cm" style:rel-column-width="1282*"/>
    </style:style>
    <style:style style:name="Table31.D" style:family="table-column">
      <style:table-column-properties style:column-width="1.903cm" style:rel-column-width="4856*"/>
    </style:style>
    <style:style style:name="Table31.E" style:family="table-column">
      <style:table-column-properties style:column-width="9.574cm" style:rel-column-width="24428*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25.684cm" table:align="margins"/>
    </style:style>
    <style:style style:name="Table32.A" style:family="table-column">
      <style:table-column-properties style:column-width="4.496cm" style:rel-column-width="11472*"/>
    </style:style>
    <style:style style:name="Table32.B" style:family="table-column">
      <style:table-column-properties style:column-width="8.599cm" style:rel-column-width="21941*"/>
    </style:style>
    <style:style style:name="Table32.C" style:family="table-column">
      <style:table-column-properties style:column-width="0.503cm" style:rel-column-width="1282*"/>
    </style:style>
    <style:style style:name="Table32.D" style:family="table-column">
      <style:table-column-properties style:column-width="2.595cm" style:rel-column-width="6620*"/>
    </style:style>
    <style:style style:name="Table32.E" style:family="table-column">
      <style:table-column-properties style:column-width="9.491cm" style:rel-column-width="24220*"/>
    </style:style>
    <style:style style:name="Table32.A1" style:family="table-cell">
      <style:table-cell-properties fo:padding="0cm" fo:border="none"/>
    </style:style>
    <style:style style:name="Table37" style:family="table">
      <style:table-properties style:width="25.684cm" table:align="margins"/>
    </style:style>
    <style:style style:name="Table37.A" style:family="table-column">
      <style:table-column-properties style:column-width="4.496cm" style:rel-column-width="11472*"/>
    </style:style>
    <style:style style:name="Table37.B" style:family="table-column">
      <style:table-column-properties style:column-width="7.093cm" style:rel-column-width="18097*"/>
    </style:style>
    <style:style style:name="Table37.C" style:family="table-column">
      <style:table-column-properties style:column-width="0.423cm" style:rel-column-width="1080*"/>
    </style:style>
    <style:style style:name="Table37.D" style:family="table-column">
      <style:table-column-properties style:column-width="4.18cm" style:rel-column-width="10666*"/>
    </style:style>
    <style:style style:name="Table37.E" style:family="table-column">
      <style:table-column-properties style:column-width="9.491cm" style:rel-column-width="24220*"/>
    </style:style>
    <style:style style:name="Table37.A1" style:family="table-cell">
      <style:table-cell-properties fo:padding="0cm" fo:border="none"/>
    </style:style>
    <style:style style:name="Table39" style:family="table">
      <style:table-properties style:width="25.684cm" table:align="margins"/>
    </style:style>
    <style:style style:name="Table39.A" style:family="table-column">
      <style:table-column-properties style:column-width="4.496cm" style:rel-column-width="11472*"/>
    </style:style>
    <style:style style:name="Table39.B" style:family="table-column">
      <style:table-column-properties style:column-width="7.093cm" style:rel-column-width="18097*"/>
    </style:style>
    <style:style style:name="Table39.C" style:family="table-column">
      <style:table-column-properties style:column-width="0.423cm" style:rel-column-width="1080*"/>
    </style:style>
    <style:style style:name="Table39.D" style:family="table-column">
      <style:table-column-properties style:column-width="4.18cm" style:rel-column-width="10666*"/>
    </style:style>
    <style:style style:name="Table39.E" style:family="table-column">
      <style:table-column-properties style:column-width="9.491cm" style:rel-column-width="24220*"/>
    </style:style>
    <style:style style:name="Table39.A1" style:family="table-cell">
      <style:table-cell-properties fo:padding="0cm" fo:border="none"/>
    </style:style>
    <style:style style:name="Table40" style:family="table">
      <style:table-properties style:width="25.684cm" table:align="margins"/>
    </style:style>
    <style:style style:name="Table40.A" style:family="table-column">
      <style:table-column-properties style:column-width="4.498cm" style:rel-column-width="11476*"/>
    </style:style>
    <style:style style:name="Table40.B" style:family="table-column">
      <style:table-column-properties style:column-width="8.599cm" style:rel-column-width="21941*"/>
    </style:style>
    <style:style style:name="Table40.C" style:family="table-column">
      <style:table-column-properties style:column-width="0.503cm" style:rel-column-width="1282*"/>
    </style:style>
    <style:style style:name="Table40.D" style:family="table-column">
      <style:table-column-properties style:column-width="3.307cm" style:rel-column-width="8438*"/>
    </style:style>
    <style:style style:name="Table40.E" style:family="table-column">
      <style:table-column-properties style:column-width="8.779cm" style:rel-column-width="22398*"/>
    </style:style>
    <style:style style:name="Table40.A1" style:family="table-cell">
      <style:table-cell-properties fo:padding="0cm" fo:border="none"/>
    </style:style>
    <style:style style:name="Table48" style:family="table">
      <style:table-properties style:width="25.684cm" table:align="margins"/>
    </style:style>
    <style:style style:name="Table48.A" style:family="table-column">
      <style:table-column-properties style:column-width="12.841cm" style:rel-column-width="32767*"/>
    </style:style>
    <style:style style:name="Table48.B" style:family="table-column">
      <style:table-column-properties style:column-width="12.843cm" style:rel-column-width="32768*"/>
    </style:style>
    <style:style style:name="Table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8.B1" style:family="table-cell">
      <style:table-cell-properties fo:padding="0.097cm" fo:border="0.05pt solid #000000"/>
    </style:style>
    <style:style style:name="Table49" style:family="table">
      <style:table-properties style:width="25.684cm" fo:break-before="page" table:align="margins"/>
    </style:style>
    <style:style style:name="Table49.A" style:family="table-column">
      <style:table-column-properties style:column-width="12.841cm" style:rel-column-width="32767*"/>
    </style:style>
    <style:style style:name="Table49.B" style:family="table-column">
      <style:table-column-properties style:column-width="12.843cm" style:rel-column-width="32768*"/>
    </style:style>
    <style:style style:name="Table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9.B1" style:family="table-cell">
      <style:table-cell-properties fo:padding="0.097cm" fo:border="0.05pt solid #000000"/>
    </style:style>
    <style:style style:name="Table23" style:family="table">
      <style:table-properties style:width="25.684cm" table:align="margins"/>
    </style:style>
    <style:style style:name="Table23.A" style:family="table-column">
      <style:table-column-properties style:column-width="4.498cm" style:rel-column-width="11476*"/>
    </style:style>
    <style:style style:name="Table23.B" style:family="table-column">
      <style:table-column-properties style:column-width="8.599cm" style:rel-column-width="21941*"/>
    </style:style>
    <style:style style:name="Table23.C" style:family="table-column">
      <style:table-column-properties style:column-width="0.503cm" style:rel-column-width="1282*"/>
    </style:style>
    <style:style style:name="Table23.D" style:family="table-column">
      <style:table-column-properties style:column-width="3.307cm" style:rel-column-width="8438*"/>
    </style:style>
    <style:style style:name="Table23.E" style:family="table-column">
      <style:table-column-properties style:column-width="8.779cm" style:rel-column-width="22398*"/>
    </style:style>
    <style:style style:name="Table23.A1" style:family="table-cell">
      <style:table-cell-properties fo:padding="0cm" fo:border="none"/>
    </style:style>
    <style:style style:name="Table41" style:family="table">
      <style:table-properties style:width="25.684cm" table:align="margins"/>
    </style:style>
    <style:style style:name="Table41.A" style:family="table-column">
      <style:table-column-properties style:column-width="4.498cm" style:rel-column-width="11476*"/>
    </style:style>
    <style:style style:name="Table41.B" style:family="table-column">
      <style:table-column-properties style:column-width="8.599cm" style:rel-column-width="21941*"/>
    </style:style>
    <style:style style:name="Table41.C" style:family="table-column">
      <style:table-column-properties style:column-width="0.503cm" style:rel-column-width="1282*"/>
    </style:style>
    <style:style style:name="Table41.D" style:family="table-column">
      <style:table-column-properties style:column-width="3.307cm" style:rel-column-width="8438*"/>
    </style:style>
    <style:style style:name="Table41.E" style:family="table-column">
      <style:table-column-properties style:column-width="8.779cm" style:rel-column-width="22398*"/>
    </style:style>
    <style:style style:name="Table41.A1" style:family="table-cell">
      <style:table-cell-properties fo:padding="0cm" fo:border="none"/>
    </style:style>
    <style:style style:name="Table44" style:family="table">
      <style:table-properties style:width="25.684cm" table:align="margins"/>
    </style:style>
    <style:style style:name="Table44.A" style:family="table-column">
      <style:table-column-properties style:column-width="4.496cm" style:rel-column-width="11472*"/>
    </style:style>
    <style:style style:name="Table44.B" style:family="table-column">
      <style:table-column-properties style:column-width="8.599cm" style:rel-column-width="21941*"/>
    </style:style>
    <style:style style:name="Table44.C" style:family="table-column">
      <style:table-column-properties style:column-width="0.503cm" style:rel-column-width="1282*"/>
    </style:style>
    <style:style style:name="Table44.D" style:family="table-column">
      <style:table-column-properties style:column-width="3.309cm" style:rel-column-width="8443*"/>
    </style:style>
    <style:style style:name="Table44.E" style:family="table-column">
      <style:table-column-properties style:column-width="8.777cm" style:rel-column-width="22397*"/>
    </style:style>
    <style:style style:name="Table44.A1" style:family="table-cell">
      <style:table-cell-properties fo:padding="0cm" fo:border="none"/>
    </style:style>
    <style:style style:name="Table45" style:family="table">
      <style:table-properties style:width="25.68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5.A" style:family="table-column">
      <style:table-column-properties style:column-width="4.71cm" style:rel-column-width="12016*"/>
    </style:style>
    <style:style style:name="Table45.B" style:family="table-column">
      <style:table-column-properties style:column-width="8.386cm" style:rel-column-width="21396*"/>
    </style:style>
    <style:style style:name="Table45.C" style:family="table-column">
      <style:table-column-properties style:column-width="0.503cm" style:rel-column-width="1282*"/>
    </style:style>
    <style:style style:name="Table45.D" style:family="table-column">
      <style:table-column-properties style:column-width="3.309cm" style:rel-column-width="8443*"/>
    </style:style>
    <style:style style:name="Table45.E" style:family="table-column">
      <style:table-column-properties style:column-width="8.779cm" style:rel-column-width="22398*"/>
    </style:style>
    <style:style style:name="Table45.1" style:family="table-row">
      <style:table-row-properties fo:background-color="transparent" fo:keep-together="auto">
        <style:background-image/>
      </style:table-row-properties>
    </style:style>
    <style:style style:name="Table45.A1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P1" style:family="paragraph" style:parent-style-name="Standard">
      <style:paragraph-properties fo:padding="0cm" fo:border="none"/>
      <style:text-properties officeooo:rsid="00adf950" officeooo:paragraph-rsid="018ad7f8"/>
    </style:style>
    <style:style style:name="P2" style:family="paragraph" style:parent-style-name="Standard">
      <style:text-properties officeooo:paragraph-rsid="018ad7f8"/>
    </style:style>
    <style:style style:name="P3" style:family="paragraph" style:parent-style-name="Footer">
      <style:text-properties officeooo:rsid="01cb3384" officeooo:paragraph-rsid="01cb3384"/>
    </style:style>
    <style:style style:name="P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style:font-name-asian="Ubuntu Mono1" style:font-size-asian="10pt" style:font-name-complex="Ubuntu Mono1" style:font-size-complex="10pt"/>
    </style:style>
    <style:style style:name="P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officeooo:paragraph-rsid="02722500" style:font-name-asian="Ubuntu Mono1" style:font-size-asian="10pt" style:font-name-complex="Ubuntu Mono1" style:font-size-complex="10pt"/>
    </style:style>
    <style:style style:name="P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officeooo:paragraph-rsid="0281fd44" style:font-name-asian="Ubuntu Mono1" style:font-size-asian="10pt" style:font-name-complex="Ubuntu Mono1" style:font-size-complex="10pt"/>
    </style:style>
    <style:style style:name="P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officeooo:paragraph-rsid="02709dc4" style:font-name-asian="Ubuntu Mono1" style:font-size-asian="10pt" style:font-name-complex="Ubuntu Mono1" style:font-size-complex="10pt"/>
    </style:style>
    <style:style style:name="P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officeooo:paragraph-rsid="00adf950" style:font-name-asian="Ubuntu Mono1" style:font-size-asian="10pt" style:font-name-complex="Ubuntu Mono1" style:font-size-complex="10pt"/>
    </style:style>
    <style:style style:name="P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officeooo:paragraph-rsid="00aed3f0" style:font-name-asian="Ubuntu Mono1" style:font-size-asian="10pt" style:font-name-complex="Ubuntu Mono1" style:font-size-complex="10pt"/>
    </style:style>
    <style:style style:name="P1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officeooo:paragraph-rsid="02deef97" style:font-name-asian="Ubuntu Mono1" style:font-size-asian="10pt" style:font-name-complex="Ubuntu Mono1" style:font-size-complex="10pt"/>
    </style:style>
    <style:style style:name="P1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officeooo:paragraph-rsid="029a3ce2" style:font-name-asian="Ubuntu Mono1" style:font-size-asian="10pt" style:font-name-complex="Ubuntu Mono1" style:font-size-complex="10pt"/>
    </style:style>
    <style:style style:name="P1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officeooo:paragraph-rsid="027ed418" style:font-name-asian="Ubuntu Mono1" style:font-size-asian="10pt" style:font-name-complex="Ubuntu Mono1" style:font-size-complex="10pt"/>
    </style:style>
    <style:style style:name="P1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officeooo:paragraph-rsid="018d343f" style:font-name-asian="Ubuntu Mono1" style:font-size-asian="10pt" style:font-name-complex="Ubuntu Mono1" style:font-size-complex="10pt"/>
    </style:style>
    <style:style style:name="P1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officeooo:paragraph-rsid="02947596" style:font-name-asian="Ubuntu Mono1" style:font-size-asian="10pt" style:font-name-complex="Ubuntu Mono1" style:font-size-complex="10pt"/>
    </style:style>
    <style:style style:name="P1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officeooo:paragraph-rsid="00fc713f" style:font-name-asian="Ubuntu Mono1" style:font-size-asian="10pt" style:font-name-complex="Ubuntu Mono1" style:font-size-complex="10pt"/>
    </style:style>
    <style:style style:name="P1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officeooo:paragraph-rsid="00b426e6" style:font-name-asian="Ubuntu Mono1" style:font-size-asian="10pt" style:font-name-complex="Ubuntu Mono1" style:font-size-complex="10pt"/>
    </style:style>
    <style:style style:name="P1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officeooo:paragraph-rsid="028017c0" style:font-name-asian="Ubuntu Mono1" style:font-size-asian="10pt" style:font-name-complex="Ubuntu Mono1" style:font-size-complex="10pt"/>
    </style:style>
    <style:style style:name="P1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officeooo:paragraph-rsid="02809ea9" style:font-name-asian="Ubuntu Mono1" style:font-size-asian="10pt" style:font-name-complex="Ubuntu Mono1" style:font-size-complex="10pt"/>
    </style:style>
    <style:style style:name="P1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officeooo:paragraph-rsid="00fa613d" style:font-name-asian="Ubuntu Mono1" style:font-size-asian="10pt" style:font-name-complex="Ubuntu Mono1" style:font-size-complex="10pt"/>
    </style:style>
    <style:style style:name="P2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ed418" officeooo:paragraph-rsid="0293a46e" style:font-name-asian="Ubuntu Mono1" style:font-size-asian="10pt" style:font-name-complex="Ubuntu Mono1" style:font-size-complex="10pt"/>
    </style:style>
    <style:style style:name="P2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deef97" officeooo:paragraph-rsid="02deef97" style:font-name-asian="Ubuntu Mono1" style:font-size-asian="10pt" style:font-name-complex="Ubuntu Mono1" style:font-size-complex="10pt"/>
    </style:style>
    <style:style style:name="P2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947596" style:font-name-asian="Ubuntu Mono1" style:font-size-asian="10pt" style:font-name-complex="Ubuntu Mono1" style:font-size-complex="10pt"/>
    </style:style>
    <style:style style:name="P2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947596" officeooo:paragraph-rsid="02722500" style:font-name-asian="Ubuntu Mono1" style:font-size-asian="10pt" style:font-name-complex="Ubuntu Mono1" style:font-size-complex="10pt"/>
    </style:style>
    <style:style style:name="P24" style:family="paragraph" style:parent-style-name="Standard">
      <style:paragraph-properties fo:margin-left="0cm" fo:margin-right="0cm" fo:line-height="100%" fo:text-indent="0cm" style:auto-text-indent="false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947596" officeooo:paragraph-rsid="0172f991" style:font-name-asian="Ubuntu Mono1" style:font-size-asian="10pt" style:font-name-complex="Ubuntu Mono1" style:font-size-complex="10pt"/>
    </style:style>
    <style:style style:name="P2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7d3d7" officeooo:paragraph-rsid="00f228ab" style:font-name-asian="Ubuntu Mono1" style:font-size-asian="10pt" style:font-name-complex="Ubuntu Mono1" style:font-size-complex="10pt"/>
    </style:style>
    <style:style style:name="P2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98bec" officeooo:paragraph-rsid="0246a703" style:font-name-asian="Ubuntu Mono1" style:font-size-asian="10pt" style:font-name-complex="Ubuntu Mono1" style:font-size-complex="10pt"/>
    </style:style>
    <style:style style:name="P2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0d4c5c4" officeooo:paragraph-rsid="00d4c5c4" style:font-name-asian="Ubuntu Mono1" style:font-size-asian="10pt" style:font-name-complex="Ubuntu Mono1" style:font-size-complex="10pt"/>
    </style:style>
    <style:style style:name="P2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bb8650" officeooo:paragraph-rsid="02bb8650" style:font-name-asian="Ubuntu Mono1" style:font-size-asian="10pt" style:font-name-complex="Ubuntu Mono1" style:font-size-complex="10pt"/>
    </style:style>
    <style:style style:name="P2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94d4c0" officeooo:paragraph-rsid="0294d4c0" style:font-name-asian="Ubuntu Mono1" style:font-size-asian="10pt" style:font-name-complex="Ubuntu Mono1" style:font-size-complex="10pt"/>
    </style:style>
    <style:style style:name="P3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a23487" officeooo:paragraph-rsid="02a23487" style:font-name-asian="Ubuntu Mono1" style:font-size-asian="10pt" style:font-name-complex="Ubuntu Mono1" style:font-size-complex="10pt"/>
    </style:style>
    <style:style style:name="P3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a7ae35" officeooo:paragraph-rsid="02a7ae35" style:font-name-asian="Ubuntu Mono1" style:font-size-asian="10pt" style:font-name-complex="Ubuntu Mono1" style:font-size-complex="10pt"/>
    </style:style>
    <style:style style:name="P3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aa42fe" officeooo:paragraph-rsid="02aa42fe" style:font-name-asian="Ubuntu Mono1" style:font-size-asian="10pt" style:font-name-complex="Ubuntu Mono1" style:font-size-complex="10pt"/>
    </style:style>
    <style:style style:name="P3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0cd6283" officeooo:paragraph-rsid="0172f991" style:font-name-asian="Ubuntu Mono1" style:font-size-asian="10pt" style:font-name-complex="Ubuntu Mono1" style:font-size-complex="10pt"/>
    </style:style>
    <style:style style:name="P3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0b36f09" officeooo:paragraph-rsid="00b36f09" style:font-name-asian="Ubuntu Mono1" style:font-size-asian="10pt" style:font-name-complex="Ubuntu Mono1" style:font-size-complex="10pt"/>
    </style:style>
    <style:style style:name="P3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ab9637" officeooo:paragraph-rsid="02ab9637" style:font-name-asian="Ubuntu Mono1" style:font-size-asian="10pt" style:font-name-complex="Ubuntu Mono1" style:font-size-complex="10pt"/>
    </style:style>
    <style:style style:name="P3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acb7f5" officeooo:paragraph-rsid="02acb7f5" style:font-name-asian="Ubuntu Mono1" style:font-size-asian="10pt" style:font-name-complex="Ubuntu Mono1" style:font-size-complex="10pt"/>
    </style:style>
    <style:style style:name="P3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0ebb47a" officeooo:paragraph-rsid="00ebb47a" style:font-name-asian="Ubuntu Mono1" style:font-size-asian="10pt" style:font-name-complex="Ubuntu Mono1" style:font-size-complex="10pt"/>
    </style:style>
    <style:style style:name="P3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0a8e618" officeooo:paragraph-rsid="00a8e618" style:font-name-asian="Ubuntu Mono1" style:font-size-asian="10pt" style:font-name-complex="Ubuntu Mono1" style:font-size-complex="10pt"/>
    </style:style>
    <style:style style:name="P3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0a9e8eb" officeooo:paragraph-rsid="00a9e8eb" style:font-name-asian="Ubuntu Mono1" style:font-size-asian="10pt" style:font-name-complex="Ubuntu Mono1" style:font-size-complex="10pt"/>
    </style:style>
    <style:style style:name="P4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0ab27e0" officeooo:paragraph-rsid="00abec70" style:font-name-asian="Ubuntu Mono1" style:font-size-asian="10pt" style:font-name-complex="Ubuntu Mono1" style:font-size-complex="10pt"/>
    </style:style>
    <style:style style:name="P4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0a963fb" officeooo:paragraph-rsid="00a963fb" style:font-name-asian="Ubuntu Mono1" style:font-size-asian="10pt" style:font-name-complex="Ubuntu Mono1" style:font-size-complex="10pt"/>
    </style:style>
    <style:style style:name="P4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adae24" officeooo:paragraph-rsid="02adae24" style:font-name-asian="Ubuntu Mono1" style:font-size-asian="10pt" style:font-name-complex="Ubuntu Mono1" style:font-size-complex="10pt"/>
    </style:style>
    <style:style style:name="P4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b990cc" officeooo:paragraph-rsid="02b990cc" style:font-name-asian="Ubuntu Mono1" style:font-size-asian="10pt" style:font-name-complex="Ubuntu Mono1" style:font-size-complex="10pt"/>
    </style:style>
    <style:style style:name="P4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9c3095" officeooo:paragraph-rsid="029c3095" style:font-name-asian="Ubuntu Mono1" style:font-size-asian="10pt" style:font-name-complex="Ubuntu Mono1" style:font-size-complex="10pt"/>
    </style:style>
    <style:style style:name="P4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9a3ce2" officeooo:paragraph-rsid="029a3ce2" style:font-name-asian="Ubuntu Mono1" style:font-size-asian="10pt" style:font-name-complex="Ubuntu Mono1" style:font-size-complex="10pt"/>
    </style:style>
    <style:style style:name="P4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96a805" officeooo:paragraph-rsid="0296a805" style:font-name-asian="Ubuntu Mono1" style:font-size-asian="10pt" style:font-name-complex="Ubuntu Mono1" style:font-size-complex="10pt"/>
    </style:style>
    <style:style style:name="P4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cb9c9" officeooo:paragraph-rsid="0281fd44" style:font-name-asian="Ubuntu Mono1" style:font-size-asian="10pt" style:font-name-complex="Ubuntu Mono1" style:font-size-complex="10pt"/>
    </style:style>
    <style:style style:name="P4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cb9c9" officeooo:paragraph-rsid="02722500" style:font-name-asian="Ubuntu Mono1" style:font-size-asian="10pt" style:font-name-complex="Ubuntu Mono1" style:font-size-complex="10pt"/>
    </style:style>
    <style:style style:name="P4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cb9c9" officeooo:paragraph-rsid="0285cc9c" style:font-name-asian="Ubuntu Mono1" style:font-size-asian="10pt" style:font-name-complex="Ubuntu Mono1" style:font-size-complex="10pt"/>
    </style:style>
    <style:style style:name="P5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cb9c9" officeooo:paragraph-rsid="0283d705" style:font-name-asian="Ubuntu Mono1" style:font-size-asian="10pt" style:font-name-complex="Ubuntu Mono1" style:font-size-complex="10pt"/>
    </style:style>
    <style:style style:name="P5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cb9c9" officeooo:paragraph-rsid="027ddf29" style:font-name-asian="Ubuntu Mono1" style:font-size-asian="10pt" style:font-name-complex="Ubuntu Mono1" style:font-size-complex="10pt"/>
    </style:style>
    <style:style style:name="P5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cb9c9" officeooo:paragraph-rsid="027cb9c9" style:font-name-asian="Ubuntu Mono1" style:font-size-asian="10pt" style:font-name-complex="Ubuntu Mono1" style:font-size-complex="10pt"/>
    </style:style>
    <style:style style:name="P5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cb9c9" officeooo:paragraph-rsid="0249b284" style:font-name-asian="Ubuntu Mono1" style:font-size-asian="10pt" style:font-name-complex="Ubuntu Mono1" style:font-size-complex="10pt"/>
    </style:style>
    <style:style style:name="P5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cb9c9" officeooo:paragraph-rsid="0281d936" style:font-name-asian="Ubuntu Mono1" style:font-size-asian="10pt" style:font-name-complex="Ubuntu Mono1" style:font-size-complex="10pt"/>
    </style:style>
    <style:style style:name="P5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cb9c9" officeooo:paragraph-rsid="0281c7ca" style:font-name-asian="Ubuntu Mono1" style:font-size-asian="10pt" style:font-name-complex="Ubuntu Mono1" style:font-size-complex="10pt"/>
    </style:style>
    <style:style style:name="P5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c08d1a" officeooo:paragraph-rsid="02c08d1a" style:font-name-asian="Ubuntu Mono1" style:font-size-asian="10pt" style:font-name-complex="Ubuntu Mono1" style:font-size-complex="10pt"/>
    </style:style>
    <style:style style:name="P5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bfdef6" officeooo:paragraph-rsid="02bfdef6" style:font-name-asian="Ubuntu Mono1" style:font-size-asian="10pt" style:font-name-complex="Ubuntu Mono1" style:font-size-complex="10pt"/>
    </style:style>
    <style:style style:name="P5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bff55f" officeooo:paragraph-rsid="02bff55f" style:font-name-asian="Ubuntu Mono1" style:font-size-asian="10pt" style:font-name-complex="Ubuntu Mono1" style:font-size-complex="10pt"/>
    </style:style>
    <style:style style:name="P5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0db1ad1" officeooo:paragraph-rsid="0249b284" style:font-name-asian="Ubuntu Mono1" style:font-size-asian="10pt" style:font-name-complex="Ubuntu Mono1" style:font-size-complex="10pt"/>
    </style:style>
    <style:style style:name="P6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152f8dd" officeooo:paragraph-rsid="0249b284" style:font-name-asian="Ubuntu Mono1" style:font-size-asian="10pt" style:font-name-complex="Ubuntu Mono1" style:font-size-complex="10pt"/>
    </style:style>
    <style:style style:name="P6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06eb3b" officeooo:paragraph-rsid="0249b284" style:font-name-asian="Ubuntu Mono1" style:font-size-asian="10pt" style:font-name-complex="Ubuntu Mono1" style:font-size-complex="10pt"/>
    </style:style>
    <style:style style:name="P6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06eb3b" officeooo:paragraph-rsid="025dbdc6" style:font-name-asian="Ubuntu Mono1" style:font-size-asian="10pt" style:font-name-complex="Ubuntu Mono1" style:font-size-complex="10pt"/>
    </style:style>
    <style:style style:name="P6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8e9ff1" officeooo:paragraph-rsid="02722500" style:font-name-asian="Ubuntu Mono1" style:font-size-asian="10pt" style:font-name-complex="Ubuntu Mono1" style:font-size-complex="10pt"/>
    </style:style>
    <style:style style:name="P6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8e9ff1" officeooo:paragraph-rsid="0290440d" style:font-name-asian="Ubuntu Mono1" style:font-size-asian="10pt" style:font-name-complex="Ubuntu Mono1" style:font-size-complex="10pt"/>
    </style:style>
    <style:style style:name="P6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8e9ff1" officeooo:paragraph-rsid="0249b284" style:font-name-asian="Ubuntu Mono1" style:font-size-asian="10pt" style:font-name-complex="Ubuntu Mono1" style:font-size-complex="10pt"/>
    </style:style>
    <style:style style:name="P6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0b504" officeooo:paragraph-rsid="025dbdc6" style:font-name-asian="Ubuntu Mono1" style:font-size-asian="10pt" style:font-name-complex="Ubuntu Mono1" style:font-size-complex="10pt"/>
    </style:style>
    <style:style style:name="P6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bd0681" officeooo:paragraph-rsid="02bd0681" style:font-name-asian="Ubuntu Mono1" style:font-size-asian="10pt" style:font-name-complex="Ubuntu Mono1" style:font-size-complex="10pt"/>
    </style:style>
    <style:style style:name="P6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15266c4" officeooo:paragraph-rsid="025dbdc6" style:font-name-asian="Ubuntu Mono1" style:font-size-asian="10pt" style:font-name-complex="Ubuntu Mono1" style:font-size-complex="10pt"/>
    </style:style>
    <style:style style:name="P6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b469db" officeooo:paragraph-rsid="02b469db" style:font-name-asian="Ubuntu Mono1" style:font-size-asian="10pt" style:font-name-complex="Ubuntu Mono1" style:font-size-complex="10pt"/>
    </style:style>
    <style:style style:name="P7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c203d1" officeooo:paragraph-rsid="02c203d1" style:font-name-asian="Ubuntu Mono1" style:font-size-asian="10pt" style:font-name-complex="Ubuntu Mono1" style:font-size-complex="10pt"/>
    </style:style>
    <style:style style:name="P7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style:font-name-asian="Ubuntu Mono1" style:font-size-asian="10pt" style:font-name-complex="Ubuntu Mono1" style:font-size-complex="10pt"/>
    </style:style>
    <style:style style:name="P7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paragraph-rsid="00a78db1" style:font-name-asian="Ubuntu Mono1" style:font-size-asian="10pt" style:font-name-complex="Ubuntu Mono1" style:font-size-complex="10pt"/>
    </style:style>
    <style:style style:name="P7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b3014c" officeooo:paragraph-rsid="02b3014c" style:font-name-asian="Ubuntu Mono1" style:font-size-asian="10pt" style:font-name-complex="Ubuntu Mono1" style:font-size-complex="10pt"/>
    </style:style>
    <style:style style:name="P7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a8c04e" officeooo:paragraph-rsid="02a8c04e" style:font-name-asian="Ubuntu Mono1" style:font-size-asian="10pt" style:font-name-complex="Ubuntu Mono1" style:font-size-complex="10pt"/>
    </style:style>
    <style:style style:name="P7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07ebc7a" officeooo:paragraph-rsid="00a29c99" style:font-name-asian="Ubuntu Mono1" style:font-size-asian="10pt" style:font-name-complex="Ubuntu Mono1" style:font-size-complex="10pt"/>
    </style:style>
    <style:style style:name="P7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07ebc7a" officeooo:paragraph-rsid="02893d26" style:font-name-asian="Ubuntu Mono1" style:font-size-asian="10pt" style:font-name-complex="Ubuntu Mono1" style:font-size-complex="10pt"/>
    </style:style>
    <style:style style:name="P7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09fe04f" officeooo:paragraph-rsid="02ab99b3" style:font-name-asian="Ubuntu Mono1" style:font-size-asian="10pt" style:font-name-complex="Ubuntu Mono1" style:font-size-complex="10pt"/>
    </style:style>
    <style:style style:name="P7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b8b300" officeooo:paragraph-rsid="02893d26" style:font-name-asian="Ubuntu Mono1" style:font-size-asian="10pt" style:font-name-complex="Ubuntu Mono1" style:font-size-complex="10pt"/>
    </style:style>
    <style:style style:name="P7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b8b300" officeooo:paragraph-rsid="02922a37" style:font-name-asian="Ubuntu Mono1" style:font-size-asian="10pt" style:font-name-complex="Ubuntu Mono1" style:font-size-complex="10pt"/>
    </style:style>
    <style:style style:name="P8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f922d7" officeooo:paragraph-rsid="02f922d7" style:font-name-asian="Ubuntu Mono1" style:font-size-asian="10pt" style:font-name-complex="Ubuntu Mono1" style:font-size-complex="10pt"/>
    </style:style>
    <style:style style:name="P8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96a1e" officeooo:paragraph-rsid="00f228ab" style:font-name-asian="Ubuntu Mono1" style:font-size-asian="10pt" style:font-name-complex="Ubuntu Mono1" style:font-size-complex="10pt"/>
    </style:style>
    <style:style style:name="P82" style:family="paragraph" style:parent-style-name="Standard">
      <style:paragraph-properties fo:line-height="100%" fo:padding="0.049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1b7f2e7" officeooo:paragraph-rsid="01b7f2e7" style:font-name-asian="Ubuntu Mono1" style:font-size-asian="10pt" style:font-name-complex="Ubuntu Mono1" style:font-size-complex="10pt"/>
    </style:style>
    <style:style style:name="P8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fo:font-weight="normal" officeooo:rsid="00866767" style:font-name-asian="Ubuntu Mono1" style:font-size-asian="10pt" style:font-weight-asian="normal" style:font-name-complex="Ubuntu Mono1" style:font-size-complex="10pt" style:font-weight-complex="normal"/>
    </style:style>
    <style:style style:name="P8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fo:font-weight="normal" officeooo:rsid="00866767" officeooo:paragraph-rsid="02722500" style:font-name-asian="Ubuntu Mono1" style:font-size-asian="10pt" style:font-weight-asian="normal" style:font-name-complex="Ubuntu Mono1" style:font-size-complex="10pt" style:font-weight-complex="normal"/>
    </style:style>
    <style:style style:name="P8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fo:font-weight="normal" officeooo:rsid="00866767" officeooo:paragraph-rsid="00ce29d7" style:font-name-asian="Ubuntu Mono1" style:font-size-asian="10pt" style:font-weight-asian="normal" style:font-name-complex="Ubuntu Mono1" style:font-size-complex="10pt" style:font-weight-complex="normal"/>
    </style:style>
    <style:style style:name="P8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fo:font-weight="normal" officeooo:rsid="00866767" officeooo:paragraph-rsid="028cef73" style:font-name-asian="Ubuntu Mono1" style:font-size-asian="10pt" style:font-weight-asian="normal" style:font-name-complex="Ubuntu Mono1" style:font-size-complex="10pt" style:font-weight-complex="normal"/>
    </style:style>
    <style:style style:name="P8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fo:font-weight="normal" officeooo:rsid="02ab99b3" officeooo:paragraph-rsid="02ab99b3" style:font-name-asian="Ubuntu Mono1" style:font-size-asian="10pt" style:font-weight-asian="normal" style:font-name-complex="Ubuntu Mono1" style:font-size-complex="10pt" style:font-weight-complex="normal"/>
    </style:style>
    <style:style style:name="P8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fo:font-weight="normal" officeooo:rsid="009fe04f" officeooo:paragraph-rsid="02ab99b3" style:font-name-asian="Ubuntu Mono1" style:font-size-asian="10pt" style:font-weight-asian="normal" style:font-name-complex="Ubuntu Mono1" style:font-size-complex="10pt" style:font-weight-complex="normal"/>
    </style:style>
    <style:style style:name="P89" style:family="paragraph" style:parent-style-name="Standard">
      <style:paragraph-properties fo:line-height="100%" fo:padding="0cm" fo:border="none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0b504" officeooo:paragraph-rsid="0270b504" style:font-name-asian="Source Code Pro" style:font-size-asian="10pt" style:font-name-complex="Source Code Pro" style:font-size-complex="10pt"/>
    </style:style>
    <style:style style:name="P90" style:family="paragraph" style:parent-style-name="Standard">
      <style:paragraph-properties fo:line-height="100%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0b504" officeooo:paragraph-rsid="0270b504" style:font-name-asian="Source Code Pro" style:font-size-asian="10pt" style:font-name-complex="Source Code Pro" style:font-size-complex="10pt"/>
    </style:style>
    <style:style style:name="P91" style:family="paragraph" style:parent-style-name="Standard">
      <style:paragraph-properties fo:line-height="100%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74131e" officeooo:paragraph-rsid="0274131e" style:font-name-asian="Source Code Pro" style:font-size-asian="10pt" style:font-name-complex="Source Code Pro" style:font-size-complex="10pt"/>
    </style:style>
    <style:style style:name="P92" style:family="paragraph" style:parent-style-name="Standard">
      <style:paragraph-properties fo:line-height="100%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b3014c" officeooo:paragraph-rsid="02b3014c" style:font-name-asian="Source Code Pro" style:font-size-asian="10pt" style:font-name-complex="Source Code Pro" style:font-size-complex="10pt"/>
    </style:style>
    <style:style style:name="P93" style:family="paragraph" style:parent-style-name="Standard">
      <style:paragraph-properties fo:line-height="100%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a435e4" officeooo:paragraph-rsid="02a435e4" style:font-name-asian="Source Code Pro" style:font-size-asian="10pt" style:font-name-complex="Source Code Pro" style:font-size-complex="10pt"/>
    </style:style>
    <style:style style:name="P94" style:family="paragraph" style:parent-style-name="Standard">
      <style:paragraph-properties fo:line-height="100%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language="en" fo:country="GB" officeooo:rsid="0293a46e" officeooo:paragraph-rsid="0293a46e" style:font-name-asian="Source Code Pro" style:font-size-asian="10pt" style:font-name-complex="Source Code Pro" style:font-size-complex="10pt"/>
    </style:style>
    <style:style style:name="P9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style:font-size-asian="10pt" style:font-size-complex="10pt"/>
    </style:style>
    <style:style style:name="P9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paragraph-rsid="016eb24c" style:font-size-asian="10pt" style:font-size-complex="10pt"/>
    </style:style>
    <style:style style:name="P9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13f7d9b" officeooo:paragraph-rsid="016eb24c" style:font-size-asian="10pt" style:font-size-complex="10pt"/>
    </style:style>
    <style:style style:name="P9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1a67784" officeooo:paragraph-rsid="01df7a89" style:font-size-asian="10pt" style:font-size-complex="10pt"/>
    </style:style>
    <style:style style:name="P9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1a67784" officeooo:paragraph-rsid="01a67784" style:font-size-asian="10pt" style:font-size-complex="10pt"/>
    </style:style>
    <style:style style:name="P10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43c03e" officeooo:paragraph-rsid="0243c03e" style:font-size-asian="10pt" style:font-size-complex="10pt"/>
    </style:style>
    <style:style style:name="P10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16eb24c" officeooo:paragraph-rsid="016eb24c" style:font-size-asian="10pt" style:font-size-complex="10pt"/>
    </style:style>
    <style:style style:name="P10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cd1bb3" officeooo:paragraph-rsid="02cd1bb3" style:font-size-asian="10pt" style:font-size-complex="10pt"/>
    </style:style>
    <style:style style:name="P10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95188" officeooo:paragraph-rsid="02995188" style:font-name-asian="Ubuntu Mono1" style:font-size-asian="10pt" style:font-name-complex="Ubuntu Mono1" style:font-size-complex="10pt"/>
    </style:style>
    <style:style style:name="P10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5c35e" officeooo:paragraph-rsid="02b5c35e" style:font-name-asian="Ubuntu Mono1" style:font-size-asian="10pt" style:font-name-complex="Ubuntu Mono1" style:font-size-complex="10pt"/>
    </style:style>
    <style:style style:name="P105" style:family="paragraph" style:parent-style-name="Standard">
      <style:paragraph-properties fo:margin-left="0cm" fo:margin-right="0cm" fo:line-height="100%" fo:text-indent="0cm" style:auto-text-indent="false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5c35e" officeooo:paragraph-rsid="02b5c35e" style:font-name-asian="Ubuntu Mono1" style:font-size-asian="10pt" style:font-name-complex="Ubuntu Mono1" style:font-size-complex="10pt"/>
    </style:style>
    <style:style style:name="P10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c3095" officeooo:paragraph-rsid="029c3095" style:font-name-asian="Ubuntu Mono1" style:font-size-asian="10pt" style:font-name-complex="Ubuntu Mono1" style:font-size-complex="10pt"/>
    </style:style>
    <style:style style:name="P10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7ae35" officeooo:paragraph-rsid="02a7ae35" style:font-name-asian="Ubuntu Mono1" style:font-size-asian="10pt" style:font-name-complex="Ubuntu Mono1" style:font-size-complex="10pt"/>
    </style:style>
    <style:style style:name="P108" style:family="paragraph" style:parent-style-name="Standard">
      <style:text-properties style:font-name="Arial1" fo:font-size="10pt" officeooo:rsid="02a7ae35" officeooo:paragraph-rsid="02a7ae35" style:font-name-asian="Ubuntu Mono1" style:font-size-asian="10pt" style:font-name-complex="Ubuntu Mono1" style:font-size-complex="10pt"/>
    </style:style>
    <style:style style:name="P10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3a46e" officeooo:paragraph-rsid="0293a46e" style:font-name-asian="Ubuntu Mono1" style:font-size-asian="10pt" style:font-name-complex="Ubuntu Mono1" style:font-size-complex="10pt"/>
    </style:style>
    <style:style style:name="P11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435e4" officeooo:paragraph-rsid="02a435e4" style:font-name-asian="Ubuntu Mono1" style:font-size-asian="10pt" style:font-name-complex="Ubuntu Mono1" style:font-size-complex="10pt"/>
    </style:style>
    <style:style style:name="P11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35165" officeooo:paragraph-rsid="02a35165" style:font-name-asian="Ubuntu Mono1" style:font-size-asian="10pt" style:font-name-complex="Ubuntu Mono1" style:font-size-complex="10pt"/>
    </style:style>
    <style:style style:name="P112" style:family="paragraph" style:parent-style-name="Standard">
      <style:paragraph-properties fo:line-height="100%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35165" officeooo:paragraph-rsid="02a35165" style:font-name-asian="Ubuntu Mono1" style:font-size-asian="10pt" style:font-name-complex="Ubuntu Mono1" style:font-size-complex="10pt"/>
    </style:style>
    <style:style style:name="P11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cb9c9" officeooo:paragraph-rsid="027cb9c9" style:font-name-asian="Ubuntu Mono1" style:font-size-asian="10pt" style:font-name-complex="Ubuntu Mono1" style:font-size-complex="10pt"/>
    </style:style>
    <style:style style:name="P11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dae24" officeooo:paragraph-rsid="02adae24" style:font-name-asian="Ubuntu Mono1" style:font-size-asian="10pt" style:font-name-complex="Ubuntu Mono1" style:font-size-complex="10pt"/>
    </style:style>
    <style:style style:name="P115" style:family="paragraph" style:parent-style-name="Standard">
      <style:text-properties style:font-name="Arial1" fo:font-size="10pt" officeooo:rsid="02adae24" officeooo:paragraph-rsid="02adae24" style:font-name-asian="Ubuntu Mono1" style:font-size-asian="10pt" style:font-name-complex="Ubuntu Mono1" style:font-size-complex="10pt"/>
    </style:style>
    <style:style style:name="P11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054b5" officeooo:paragraph-rsid="02b054b5" style:font-name-asian="Ubuntu Mono1" style:font-size-asian="10pt" style:font-name-complex="Ubuntu Mono1" style:font-size-complex="10pt"/>
    </style:style>
    <style:style style:name="P11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47596" officeooo:paragraph-rsid="0270b504" style:font-name-asian="Ubuntu Mono1" style:font-size-asian="10pt" style:font-name-complex="Ubuntu Mono1" style:font-size-complex="10pt"/>
    </style:style>
    <style:style style:name="P11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47596" officeooo:paragraph-rsid="02722500" style:font-name-asian="Ubuntu Mono1" style:font-size-asian="10pt" style:font-name-complex="Ubuntu Mono1" style:font-size-complex="10pt"/>
    </style:style>
    <style:style style:name="P11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47596" officeooo:paragraph-rsid="02947596" style:font-name-asian="Ubuntu Mono1" style:font-size-asian="10pt" style:font-name-complex="Ubuntu Mono1" style:font-size-complex="10pt"/>
    </style:style>
    <style:style style:name="P120" style:family="paragraph" style:parent-style-name="Standard">
      <style:paragraph-properties fo:margin-left="0cm" fo:margin-right="0cm" fo:line-height="100%" fo:text-indent="0cm" style:auto-text-indent="false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47596" officeooo:paragraph-rsid="02947596" style:font-name-asian="Ubuntu Mono1" style:font-size-asian="10pt" style:font-name-complex="Ubuntu Mono1" style:font-size-complex="10pt"/>
    </style:style>
    <style:style style:name="P121" style:family="paragraph" style:parent-style-name="Standard">
      <style:paragraph-properties fo:margin-left="0cm" fo:margin-right="0cm" fo:line-height="100%" fo:text-indent="0cm" style:auto-text-indent="false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47596" officeooo:paragraph-rsid="02893d26" style:font-name-asian="Ubuntu Mono1" style:font-size-asian="10pt" style:font-name-complex="Ubuntu Mono1" style:font-size-complex="10pt"/>
    </style:style>
    <style:style style:name="P122" style:family="paragraph" style:parent-style-name="Standard">
      <style:paragraph-properties fo:margin-left="0cm" fo:margin-right="0cm" fo:line-height="100%" fo:text-indent="0cm" style:auto-text-indent="false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47596" officeooo:paragraph-rsid="0172f991" style:font-name-asian="Ubuntu Mono1" style:font-size-asian="10pt" style:font-name-complex="Ubuntu Mono1" style:font-size-complex="10pt"/>
    </style:style>
    <style:style style:name="P12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ff12e" officeooo:paragraph-rsid="029ff12e" style:font-name-asian="Ubuntu Mono1" style:font-size-asian="10pt" style:font-name-complex="Ubuntu Mono1" style:font-size-complex="10pt"/>
    </style:style>
    <style:style style:name="P12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e017e" officeooo:paragraph-rsid="029e017e" style:font-name-asian="Ubuntu Mono1" style:font-size-asian="10pt" style:font-name-complex="Ubuntu Mono1" style:font-size-complex="10pt"/>
    </style:style>
    <style:style style:name="P12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1475d" officeooo:paragraph-rsid="02a1475d" style:font-name-asian="Ubuntu Mono1" style:font-size-asian="10pt" style:font-name-complex="Ubuntu Mono1" style:font-size-complex="10pt"/>
    </style:style>
    <style:style style:name="P12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1df84" officeooo:paragraph-rsid="02b1df84" style:font-name-asian="Ubuntu Mono1" style:font-size-asian="10pt" style:font-name-complex="Ubuntu Mono1" style:font-size-complex="10pt"/>
    </style:style>
    <style:style style:name="P127" style:family="paragraph" style:parent-style-name="Standard">
      <style:paragraph-properties fo:margin-left="0cm" fo:margin-right="0cm" fo:line-height="100%" fo:text-indent="0cm" style:auto-text-indent="false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1df84" officeooo:paragraph-rsid="02b1df84" style:font-name-asian="Ubuntu Mono1" style:font-size-asian="10pt" style:font-name-complex="Ubuntu Mono1" style:font-size-complex="10pt"/>
    </style:style>
    <style:style style:name="P12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0b504" officeooo:paragraph-rsid="0270b504" style:font-name-asian="Ubuntu Mono1" style:font-size-asian="10pt" style:font-name-complex="Ubuntu Mono1" style:font-size-complex="10pt"/>
    </style:style>
    <style:style style:name="P12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0b504" officeooo:paragraph-rsid="02767ecf" style:font-name-asian="Ubuntu Mono1" style:font-size-asian="10pt" style:font-name-complex="Ubuntu Mono1" style:font-size-complex="10pt"/>
    </style:style>
    <style:style style:name="P13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0b504" officeooo:paragraph-rsid="0275e6ec" style:font-name-asian="Ubuntu Mono1" style:font-size-asian="10pt" style:font-name-complex="Ubuntu Mono1" style:font-size-complex="10pt"/>
    </style:style>
    <style:style style:name="P13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0b504" officeooo:paragraph-rsid="028a88b3" style:font-name-asian="Ubuntu Mono1" style:font-size-asian="10pt" style:font-name-complex="Ubuntu Mono1" style:font-size-complex="10pt"/>
    </style:style>
    <style:style style:name="P13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0b504" officeooo:paragraph-rsid="025dbdc6" style:font-name-asian="Ubuntu Mono1" style:font-size-asian="10pt" style:font-name-complex="Ubuntu Mono1" style:font-size-complex="10pt"/>
    </style:style>
    <style:style style:name="P13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a42fe" officeooo:paragraph-rsid="02aa42fe" style:font-name-asian="Ubuntu Mono1" style:font-size-asian="10pt" style:font-name-complex="Ubuntu Mono1" style:font-size-complex="10pt"/>
    </style:style>
    <style:style style:name="P13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87c8ba" officeooo:paragraph-rsid="0287c8ba" style:font-name-asian="Ubuntu Mono1" style:font-size-asian="10pt" style:font-name-complex="Ubuntu Mono1" style:font-size-complex="10pt"/>
    </style:style>
    <style:style style:name="P13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990cc" officeooo:paragraph-rsid="02b990cc" style:font-name-asian="Ubuntu Mono1" style:font-size-asian="10pt" style:font-name-complex="Ubuntu Mono1" style:font-size-complex="10pt"/>
    </style:style>
    <style:style style:name="P136" style:family="paragraph" style:parent-style-name="Standard">
      <style:text-properties style:font-name="Arial1" fo:font-size="10pt" officeooo:rsid="02b990cc" officeooo:paragraph-rsid="02ec60dc" style:font-name-asian="Ubuntu Mono1" style:font-size-asian="10pt" style:font-name-complex="Ubuntu Mono1" style:font-size-complex="10pt"/>
    </style:style>
    <style:style style:name="P137" style:family="paragraph" style:parent-style-name="Standard">
      <style:text-properties style:font-name="Arial1" fo:font-size="10pt" officeooo:rsid="02b990cc" officeooo:paragraph-rsid="02f8c5d5" style:font-name-asian="Ubuntu Mono1" style:font-size-asian="10pt" style:font-name-complex="Ubuntu Mono1" style:font-size-complex="10pt"/>
    </style:style>
    <style:style style:name="P13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7d3d7" officeooo:paragraph-rsid="0277d3d7" style:font-name-asian="Ubuntu Mono1" style:font-size-asian="10pt" style:font-name-complex="Ubuntu Mono1" style:font-size-complex="10pt"/>
    </style:style>
    <style:style style:name="P13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7d3d7" officeooo:paragraph-rsid="02796a1e" style:font-name-asian="Ubuntu Mono1" style:font-size-asian="10pt" style:font-name-complex="Ubuntu Mono1" style:font-size-complex="10pt"/>
    </style:style>
    <style:style style:name="P14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96a1e" officeooo:paragraph-rsid="02796a1e" style:font-name-asian="Ubuntu Mono1" style:font-size-asian="10pt" style:font-name-complex="Ubuntu Mono1" style:font-size-complex="10pt"/>
    </style:style>
    <style:style style:name="P14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96a1e" officeooo:paragraph-rsid="0277d3d7" style:font-name-asian="Ubuntu Mono1" style:font-size-asian="10pt" style:font-name-complex="Ubuntu Mono1" style:font-size-complex="10pt"/>
    </style:style>
    <style:style style:name="P14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0f3a5f9" officeooo:paragraph-rsid="00f396c5" style:font-name-asian="Ubuntu Mono1" style:font-size-asian="10pt" style:font-name-complex="Ubuntu Mono1" style:font-size-complex="10pt"/>
    </style:style>
    <style:style style:name="P14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5e6ec" officeooo:paragraph-rsid="0275e6ec" style:font-name-asian="Ubuntu Mono1" style:font-size-asian="10pt" style:font-name-complex="Ubuntu Mono1" style:font-size-complex="10pt"/>
    </style:style>
    <style:style style:name="P14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6a805" officeooo:paragraph-rsid="0296a805" style:font-name-asian="Ubuntu Mono1" style:font-size-asian="10pt" style:font-name-complex="Ubuntu Mono1" style:font-size-complex="10pt"/>
    </style:style>
    <style:style style:name="P14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4131e" officeooo:paragraph-rsid="0274131e" style:font-name-asian="Ubuntu Mono1" style:font-size-asian="10pt" style:font-name-complex="Ubuntu Mono1" style:font-size-complex="10pt"/>
    </style:style>
    <style:style style:name="P14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0d5206" style:font-name-asian="Ubuntu Mono1" style:font-size-asian="10pt" style:font-name-complex="Ubuntu Mono1" style:font-size-complex="10pt"/>
    </style:style>
    <style:style style:name="P14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0d5206" officeooo:paragraph-rsid="018277e9" style:font-name-asian="Ubuntu Mono1" style:font-size-asian="10pt" style:font-name-complex="Ubuntu Mono1" style:font-size-complex="10pt"/>
    </style:style>
    <style:style style:name="P148" style:family="paragraph" style:parent-style-name="Standard">
      <style:text-properties style:font-name="Arial1" fo:font-size="10pt" officeooo:rsid="020d5206" officeooo:paragraph-rsid="01c02c3c" style:font-name-asian="Ubuntu Mono1" style:font-size-asian="10pt" style:font-name-complex="Ubuntu Mono1" style:font-size-complex="10pt"/>
    </style:style>
    <style:style style:name="P14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98bec" officeooo:paragraph-rsid="02798bec" style:font-name-asian="Ubuntu Mono1" style:font-size-asian="10pt" style:font-name-complex="Ubuntu Mono1" style:font-size-complex="10pt"/>
    </style:style>
    <style:style style:name="P150" style:family="paragraph" style:parent-style-name="Standard">
      <style:text-properties style:font-name="Arial1" fo:font-size="10pt" officeooo:rsid="02798bec" officeooo:paragraph-rsid="02798bec" style:font-name-asian="Ubuntu Mono1" style:font-size-asian="10pt" style:font-name-complex="Ubuntu Mono1" style:font-size-complex="10pt"/>
    </style:style>
    <style:style style:name="P15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style:font-name-asian="Ubuntu Mono1" style:font-size-asian="10pt" style:font-name-complex="Ubuntu Mono1" style:font-size-complex="10pt"/>
    </style:style>
    <style:style style:name="P15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paragraph-rsid="00adf950" style:font-name-asian="Ubuntu Mono1" style:font-size-asian="10pt" style:font-name-complex="Ubuntu Mono1" style:font-size-complex="10pt"/>
    </style:style>
    <style:style style:name="P15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paragraph-rsid="028cef73" style:font-name-asian="Ubuntu Mono1" style:font-size-asian="10pt" style:font-name-complex="Ubuntu Mono1" style:font-size-complex="10pt"/>
    </style:style>
    <style:style style:name="P15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paragraph-rsid="0249b284" style:font-name-asian="Ubuntu Mono1" style:font-size-asian="10pt" style:font-name-complex="Ubuntu Mono1" style:font-size-complex="10pt"/>
    </style:style>
    <style:style style:name="P15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paragraph-rsid="00a78db1" style:font-name-asian="Ubuntu Mono1" style:font-size-asian="10pt" style:font-name-complex="Ubuntu Mono1" style:font-size-complex="10pt"/>
    </style:style>
    <style:style style:name="P15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paragraph-rsid="02ab99b3" style:font-name-asian="Ubuntu Mono1" style:font-size-asian="10pt" style:font-name-complex="Ubuntu Mono1" style:font-size-complex="10pt"/>
    </style:style>
    <style:style style:name="P15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0d4c5c4" officeooo:paragraph-rsid="00d4c5c4" style:font-name-asian="Ubuntu Mono1" style:font-size-asian="10pt" style:font-name-complex="Ubuntu Mono1" style:font-size-complex="10pt"/>
    </style:style>
    <style:style style:name="P15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ed418" officeooo:paragraph-rsid="02709dc4" style:font-name-asian="Ubuntu Mono1" style:font-size-asian="10pt" style:font-name-complex="Ubuntu Mono1" style:font-size-complex="10pt"/>
    </style:style>
    <style:style style:name="P15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ed418" officeooo:paragraph-rsid="0270b504" style:font-name-asian="Ubuntu Mono1" style:font-size-asian="10pt" style:font-name-complex="Ubuntu Mono1" style:font-size-complex="10pt"/>
    </style:style>
    <style:style style:name="P16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ed418" officeooo:paragraph-rsid="027ed418" style:font-name-asian="Ubuntu Mono1" style:font-size-asian="10pt" style:font-name-complex="Ubuntu Mono1" style:font-size-complex="10pt"/>
    </style:style>
    <style:style style:name="P16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ed418" officeooo:paragraph-rsid="018d343f" style:font-name-asian="Ubuntu Mono1" style:font-size-asian="10pt" style:font-name-complex="Ubuntu Mono1" style:font-size-complex="10pt"/>
    </style:style>
    <style:style style:name="P16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ed418" officeooo:paragraph-rsid="02722500" style:font-name-asian="Ubuntu Mono1" style:font-size-asian="10pt" style:font-name-complex="Ubuntu Mono1" style:font-size-complex="10pt"/>
    </style:style>
    <style:style style:name="P16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ed418" officeooo:paragraph-rsid="00fa613d" style:font-name-asian="Ubuntu Mono1" style:font-size-asian="10pt" style:font-name-complex="Ubuntu Mono1" style:font-size-complex="10pt"/>
    </style:style>
    <style:style style:name="P16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ed418" officeooo:paragraph-rsid="027cb9c9" style:font-name-asian="Ubuntu Mono1" style:font-size-asian="10pt" style:font-name-complex="Ubuntu Mono1" style:font-size-complex="10pt"/>
    </style:style>
    <style:style style:name="P16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ed418" officeooo:paragraph-rsid="00fc713f" style:font-name-asian="Ubuntu Mono1" style:font-size-asian="10pt" style:font-name-complex="Ubuntu Mono1" style:font-size-complex="10pt"/>
    </style:style>
    <style:style style:name="P16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ed418" officeooo:paragraph-rsid="02798bec" style:font-name-asian="Ubuntu Mono1" style:font-size-asian="10pt" style:font-name-complex="Ubuntu Mono1" style:font-size-complex="10pt"/>
    </style:style>
    <style:style style:name="P16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b8650" officeooo:paragraph-rsid="02bb8650" style:font-name-asian="Ubuntu Mono1" style:font-size-asian="10pt" style:font-name-complex="Ubuntu Mono1" style:font-size-complex="10pt"/>
    </style:style>
    <style:style style:name="P168" style:family="paragraph" style:parent-style-name="Standard">
      <style:text-properties style:font-name="Arial1" fo:font-size="10pt" officeooo:rsid="02bb8650" officeooo:paragraph-rsid="02bb8650" style:font-name-asian="Ubuntu Mono1" style:font-size-asian="10pt" style:font-name-complex="Ubuntu Mono1" style:font-size-complex="10pt"/>
    </style:style>
    <style:style style:name="P16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cb7f5" officeooo:paragraph-rsid="02acb7f5" style:font-name-asian="Ubuntu Mono1" style:font-size-asian="10pt" style:font-name-complex="Ubuntu Mono1" style:font-size-complex="10pt"/>
    </style:style>
    <style:style style:name="P17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5d37a" officeooo:paragraph-rsid="02a5d37a" style:font-name-asian="Ubuntu Mono1" style:font-size-asian="10pt" style:font-name-complex="Ubuntu Mono1" style:font-size-complex="10pt"/>
    </style:style>
    <style:style style:name="P17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0df0e88" officeooo:paragraph-rsid="00e17f47" style:font-name-asian="Ubuntu Mono1" style:font-size-asian="10pt" style:font-name-complex="Ubuntu Mono1" style:font-size-complex="10pt"/>
    </style:style>
    <style:style style:name="P17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de79e" officeooo:paragraph-rsid="02bde79e" style:font-name-asian="Ubuntu Mono1" style:font-size-asian="10pt" style:font-name-complex="Ubuntu Mono1" style:font-size-complex="10pt"/>
    </style:style>
    <style:style style:name="P17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8cef73" officeooo:paragraph-rsid="028cef73" style:font-name-asian="Ubuntu Mono1" style:font-size-asian="10pt" style:font-name-complex="Ubuntu Mono1" style:font-size-complex="10pt"/>
    </style:style>
    <style:style style:name="P17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10e1349" officeooo:paragraph-rsid="028cef73" style:font-name-asian="Ubuntu Mono1" style:font-size-asian="10pt" style:font-name-complex="Ubuntu Mono1" style:font-size-complex="10pt"/>
    </style:style>
    <style:style style:name="P17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7c690" officeooo:paragraph-rsid="0297c690" style:font-name-asian="Ubuntu Mono1" style:font-size-asian="10pt" style:font-name-complex="Ubuntu Mono1" style:font-size-complex="10pt"/>
    </style:style>
    <style:style style:name="P176" style:family="paragraph" style:parent-style-name="Standard">
      <style:text-properties style:font-name="Arial1" fo:font-size="10pt" officeooo:rsid="0297c690" officeooo:paragraph-rsid="0297c690" style:font-name-asian="Ubuntu Mono1" style:font-size-asian="10pt" style:font-name-complex="Ubuntu Mono1" style:font-size-complex="10pt"/>
    </style:style>
    <style:style style:name="P17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69551" officeooo:paragraph-rsid="02b69551" style:font-name-asian="Ubuntu Mono1" style:font-size-asian="10pt" style:font-name-complex="Ubuntu Mono1" style:font-size-complex="10pt"/>
    </style:style>
    <style:style style:name="P17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85cc9c" officeooo:paragraph-rsid="0285cc9c" style:font-name-asian="Ubuntu Mono1" style:font-size-asian="10pt" style:font-name-complex="Ubuntu Mono1" style:font-size-complex="10pt"/>
    </style:style>
    <style:style style:name="P17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85cc9c" officeooo:paragraph-rsid="030470e5" style:font-name-asian="Ubuntu Mono1" style:font-size-asian="10pt" style:font-name-complex="Ubuntu Mono1" style:font-size-complex="10pt"/>
    </style:style>
    <style:style style:name="P18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ddf29" officeooo:paragraph-rsid="027ddf29" style:font-name-asian="Ubuntu Mono1" style:font-size-asian="10pt" style:font-name-complex="Ubuntu Mono1" style:font-size-complex="10pt"/>
    </style:style>
    <style:style style:name="P18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8e9ff1" officeooo:paragraph-rsid="0290440d" style:font-name-asian="Ubuntu Mono1" style:font-size-asian="10pt" style:font-name-complex="Ubuntu Mono1" style:font-size-complex="10pt"/>
    </style:style>
    <style:style style:name="P18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8e9ff1" officeooo:paragraph-rsid="028e9ff1" style:font-name-asian="Ubuntu Mono1" style:font-size-asian="10pt" style:font-name-complex="Ubuntu Mono1" style:font-size-complex="10pt"/>
    </style:style>
    <style:style style:name="P18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6bf45" officeooo:paragraph-rsid="02b6bf45" style:font-name-asian="Ubuntu Mono1" style:font-size-asian="10pt" style:font-name-complex="Ubuntu Mono1" style:font-size-complex="10pt"/>
    </style:style>
    <style:style style:name="P18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7afd8" officeooo:paragraph-rsid="02b7afd8" style:font-name-asian="Ubuntu Mono1" style:font-size-asian="10pt" style:font-name-complex="Ubuntu Mono1" style:font-size-complex="10pt"/>
    </style:style>
    <style:style style:name="P18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5c8e5" officeooo:paragraph-rsid="02b5c8e5" style:font-name-asian="Ubuntu Mono1" style:font-size-asian="10pt" style:font-name-complex="Ubuntu Mono1" style:font-size-complex="10pt"/>
    </style:style>
    <style:style style:name="P186" style:family="paragraph" style:parent-style-name="Standard">
      <style:text-properties style:font-name="Arial1" fo:font-size="10pt" officeooo:rsid="02b5c8e5" officeooo:paragraph-rsid="02b5c8e5" style:font-name-asian="Ubuntu Mono1" style:font-size-asian="10pt" style:font-name-complex="Ubuntu Mono1" style:font-size-complex="10pt"/>
    </style:style>
    <style:style style:name="P18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d0681" officeooo:paragraph-rsid="02bd0681" style:font-name-asian="Ubuntu Mono1" style:font-size-asian="10pt" style:font-name-complex="Ubuntu Mono1" style:font-size-complex="10pt"/>
    </style:style>
    <style:style style:name="P18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22a37" officeooo:paragraph-rsid="02922a37" style:font-name-asian="Ubuntu Mono1" style:font-size-asian="10pt" style:font-name-complex="Ubuntu Mono1" style:font-size-complex="10pt"/>
    </style:style>
    <style:style style:name="P18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469db" officeooo:paragraph-rsid="02b469db" style:font-name-asian="Ubuntu Mono1" style:font-size-asian="10pt" style:font-name-complex="Ubuntu Mono1" style:font-size-complex="10pt"/>
    </style:style>
    <style:style style:name="P190" style:family="paragraph" style:parent-style-name="Standard">
      <style:text-properties style:font-name="Arial1" fo:font-size="10pt" officeooo:rsid="02b469db" officeooo:paragraph-rsid="02b469db" style:font-name-asian="Ubuntu Mono1" style:font-size-asian="10pt" style:font-name-complex="Ubuntu Mono1" style:font-size-complex="10pt"/>
    </style:style>
    <style:style style:name="P19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15266c4" officeooo:paragraph-rsid="025dbdc6" style:font-name-asian="Ubuntu Mono1" style:font-size-asian="10pt" style:font-name-complex="Ubuntu Mono1" style:font-size-complex="10pt"/>
    </style:style>
    <style:style style:name="P19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06eb3b" officeooo:paragraph-rsid="025dbdc6" style:font-name-asian="Ubuntu Mono1" style:font-size-asian="10pt" style:font-name-complex="Ubuntu Mono1" style:font-size-complex="10pt"/>
    </style:style>
    <style:style style:name="P19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8af40d" officeooo:paragraph-rsid="028af40d" style:font-name-asian="Ubuntu Mono1" style:font-size-asian="10pt" style:font-name-complex="Ubuntu Mono1" style:font-size-complex="10pt"/>
    </style:style>
    <style:style style:name="P19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d4ece" officeooo:paragraph-rsid="02bd4ece" style:font-name-asian="Ubuntu Mono1" style:font-size-asian="10pt" style:font-name-complex="Ubuntu Mono1" style:font-size-complex="10pt"/>
    </style:style>
    <style:style style:name="P195" style:family="paragraph" style:parent-style-name="Standard">
      <style:text-properties style:font-name="Arial1" fo:font-size="10pt" officeooo:rsid="02bd4ece" officeooo:paragraph-rsid="02bd4ece" style:font-name-asian="Ubuntu Mono1" style:font-size-asian="10pt" style:font-name-complex="Ubuntu Mono1" style:font-size-complex="10pt"/>
    </style:style>
    <style:style style:name="P19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10b48dc" officeooo:paragraph-rsid="010b48dc" style:font-name-asian="Ubuntu Mono1" style:font-size-asian="10pt" style:font-name-complex="Ubuntu Mono1" style:font-size-complex="10pt"/>
    </style:style>
    <style:style style:name="P197" style:family="paragraph" style:parent-style-name="Standard" style:master-page-name="">
      <style:paragraph-properties fo:line-height="100%" fo:keep-together="always" style:page-number="auto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10b48dc" officeooo:paragraph-rsid="010b48dc" style:font-name-asian="Ubuntu Mono1" style:font-size-asian="10pt" style:font-name-complex="Ubuntu Mono1" style:font-size-complex="10pt"/>
    </style:style>
    <style:style style:name="P19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8b300" officeooo:paragraph-rsid="02b8b300" style:font-name-asian="Ubuntu Mono1" style:font-size-asian="10pt" style:font-name-complex="Ubuntu Mono1" style:font-size-complex="10pt"/>
    </style:style>
    <style:style style:name="P19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8b300" officeooo:paragraph-rsid="02adae24" style:font-name-asian="Ubuntu Mono1" style:font-size-asian="10pt" style:font-name-complex="Ubuntu Mono1" style:font-size-complex="10pt"/>
    </style:style>
    <style:style style:name="P20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8b300" officeooo:paragraph-rsid="02893d26" style:font-name-asian="Ubuntu Mono1" style:font-size-asian="10pt" style:font-name-complex="Ubuntu Mono1" style:font-size-complex="10pt"/>
    </style:style>
    <style:style style:name="P20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8b300" officeooo:paragraph-rsid="02b5c8e5" style:font-name-asian="Ubuntu Mono1" style:font-size-asian="10pt" style:font-name-complex="Ubuntu Mono1" style:font-size-complex="10pt"/>
    </style:style>
    <style:style style:name="P20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8b300" officeooo:paragraph-rsid="02922a37" style:font-name-asian="Ubuntu Mono1" style:font-size-asian="10pt" style:font-name-complex="Ubuntu Mono1" style:font-size-complex="10pt"/>
    </style:style>
    <style:style style:name="P20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8b300" officeooo:paragraph-rsid="02c1b6f8" style:font-name-asian="Ubuntu Mono1" style:font-size-asian="10pt" style:font-name-complex="Ubuntu Mono1" style:font-size-complex="10pt"/>
    </style:style>
    <style:style style:name="P20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8b300" officeooo:paragraph-rsid="02bde79e" style:font-name-asian="Ubuntu Mono1" style:font-size-asian="10pt" style:font-name-complex="Ubuntu Mono1" style:font-size-complex="10pt"/>
    </style:style>
    <style:style style:name="P20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8b300" officeooo:paragraph-rsid="02bb8650" style:font-name-asian="Ubuntu Mono1" style:font-size-asian="10pt" style:font-name-complex="Ubuntu Mono1" style:font-size-complex="10pt"/>
    </style:style>
    <style:style style:name="P20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8b300" officeooo:paragraph-rsid="02a86675" style:font-name-asian="Ubuntu Mono1" style:font-size-asian="10pt" style:font-name-complex="Ubuntu Mono1" style:font-size-complex="10pt"/>
    </style:style>
    <style:style style:name="P20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c203d1" officeooo:paragraph-rsid="02c203d1" style:font-name-asian="Ubuntu Mono1" style:font-size-asian="10pt" style:font-name-complex="Ubuntu Mono1" style:font-size-complex="10pt"/>
    </style:style>
    <style:style style:name="P208" style:family="paragraph" style:parent-style-name="Standard">
      <style:text-properties style:font-name="Arial1" fo:font-size="10pt" officeooo:rsid="02c203d1" officeooo:paragraph-rsid="02c203d1" style:font-name-asian="Ubuntu Mono1" style:font-size-asian="10pt" style:font-name-complex="Ubuntu Mono1" style:font-size-complex="10pt"/>
    </style:style>
    <style:style style:name="P20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75cb1" officeooo:paragraph-rsid="02a75cb1" style:font-name-asian="Ubuntu Mono1" style:font-size-asian="10pt" style:font-name-complex="Ubuntu Mono1" style:font-size-complex="10pt"/>
    </style:style>
    <style:style style:name="P21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0a5c8e5" officeooo:paragraph-rsid="013d8920" style:font-name-asian="Ubuntu Mono1" style:font-size-asian="10pt" style:font-name-complex="Ubuntu Mono1" style:font-size-complex="10pt"/>
    </style:style>
    <style:style style:name="P21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0a8e618" officeooo:paragraph-rsid="00a8e618" style:font-name-asian="Ubuntu Mono1" style:font-size-asian="10pt" style:font-name-complex="Ubuntu Mono1" style:font-size-complex="10pt"/>
    </style:style>
    <style:style style:name="P21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0a8e618" officeooo:paragraph-rsid="02a8c04e" style:font-name-asian="Ubuntu Mono1" style:font-size-asian="10pt" style:font-name-complex="Ubuntu Mono1" style:font-size-complex="10pt"/>
    </style:style>
    <style:style style:name="P21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0a78db1" officeooo:paragraph-rsid="00a78db1" style:font-name-asian="Ubuntu Mono1" style:font-size-asian="10pt" style:font-name-complex="Ubuntu Mono1" style:font-size-complex="10pt"/>
    </style:style>
    <style:style style:name="P21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8c04e" officeooo:paragraph-rsid="02a8c04e" style:font-name-asian="Ubuntu Mono1" style:font-size-asian="10pt" style:font-name-complex="Ubuntu Mono1" style:font-size-complex="10pt"/>
    </style:style>
    <style:style style:name="P21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07ebc7a" style:font-name-asian="Ubuntu Mono1" style:font-size-asian="10pt" style:font-name-complex="Ubuntu Mono1" style:font-size-complex="10pt"/>
    </style:style>
    <style:style style:name="P21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07ebc7a" officeooo:paragraph-rsid="02a86675" style:font-name-asian="Ubuntu Mono1" style:font-size-asian="10pt" style:font-name-complex="Ubuntu Mono1" style:font-size-complex="10pt"/>
    </style:style>
    <style:style style:name="P21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07ebc7a" officeooo:paragraph-rsid="02a5d37a" style:font-name-asian="Ubuntu Mono1" style:font-size-asian="10pt" style:font-name-complex="Ubuntu Mono1" style:font-size-complex="10pt"/>
    </style:style>
    <style:style style:name="P21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07ebc7a" officeooo:paragraph-rsid="02893d26" style:font-name-asian="Ubuntu Mono1" style:font-size-asian="10pt" style:font-name-complex="Ubuntu Mono1" style:font-size-complex="10pt"/>
    </style:style>
    <style:style style:name="P21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86675" officeooo:paragraph-rsid="02a86675" style:font-name-asian="Ubuntu Mono1" style:font-size-asian="10pt" style:font-name-complex="Ubuntu Mono1" style:font-size-complex="10pt"/>
    </style:style>
    <style:style style:name="P220" style:family="paragraph" style:parent-style-name="Standard">
      <style:paragraph-properties fo:margin-left="0cm" fo:margin-right="0cm" fo:line-height="100%" fo:text-indent="0cm" style:auto-text-indent="false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86675" officeooo:paragraph-rsid="02a86675" style:font-name-asian="Ubuntu Mono1" style:font-size-asian="10pt" style:font-name-complex="Ubuntu Mono1" style:font-size-complex="10pt"/>
    </style:style>
    <style:style style:name="P22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b99b3" officeooo:paragraph-rsid="02ab99b3" style:font-name-asian="Ubuntu Mono1" style:font-size-asian="10pt" style:font-name-complex="Ubuntu Mono1" style:font-size-complex="10pt"/>
    </style:style>
    <style:style style:name="P22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093ac80" officeooo:paragraph-rsid="02ab99b3" style:font-name-asian="Ubuntu Mono1" style:font-size-asian="10pt" style:font-name-complex="Ubuntu Mono1" style:font-size-complex="10pt"/>
    </style:style>
    <style:style style:name="P22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06e736a" officeooo:paragraph-rsid="02ab99b3" style:font-name-asian="Ubuntu Mono1" style:font-size-asian="10pt" style:font-name-complex="Ubuntu Mono1" style:font-size-complex="10pt"/>
    </style:style>
    <style:style style:name="P22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f7c769" officeooo:paragraph-rsid="02f7c769" style:font-name-asian="Ubuntu Mono1" style:font-size-asian="10pt" style:font-name-complex="Ubuntu Mono1" style:font-size-complex="10pt"/>
    </style:style>
    <style:style style:name="P22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30470e5" officeooo:paragraph-rsid="030470e5" style:font-name-asian="Ubuntu Mono1" style:font-size-asian="10pt" style:font-name-complex="Ubuntu Mono1" style:font-size-complex="10pt"/>
    </style:style>
    <style:style style:name="P226" style:family="paragraph" style:parent-style-name="Standard">
      <style:text-properties style:font-name="Arial1" fo:font-size="10pt" style:font-name-asian="Ubuntu Mono1" style:font-size-asian="10pt" style:font-name-complex="Ubuntu Mono1" style:font-size-complex="10pt"/>
    </style:style>
    <style:style style:name="P227" style:family="paragraph" style:parent-style-name="Standard">
      <style:text-properties style:font-name="Arial1" fo:font-size="10pt" officeooo:rsid="02e3e243" officeooo:paragraph-rsid="02e3e243" style:font-name-asian="Ubuntu Mono1" style:font-size-asian="10pt" style:font-name-complex="Ubuntu Mono1" style:font-size-complex="10pt"/>
    </style:style>
    <style:style style:name="P228" style:family="paragraph" style:parent-style-name="Standard">
      <style:text-properties style:font-name="Arial1" fo:font-size="10pt" officeooo:rsid="01662319" style:font-name-asian="Ubuntu Mono1" style:font-size-asian="10pt" style:font-name-complex="Ubuntu Mono1" style:font-size-complex="10pt"/>
    </style:style>
    <style:style style:name="P22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font-weight="normal" officeooo:rsid="02b8b300" officeooo:paragraph-rsid="02b8b300" style:font-name-asian="Ubuntu Mono1" style:font-size-asian="10pt" style:font-weight-asian="normal" style:font-name-complex="Ubuntu Mono1" style:font-size-complex="10pt" style:font-weight-complex="normal"/>
    </style:style>
    <style:style style:name="P23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font-weight="normal" officeooo:rsid="00866767" style:font-name-asian="Ubuntu Mono1" style:font-size-asian="10pt" style:font-weight-asian="normal" style:font-name-complex="Ubuntu Mono1" style:font-size-complex="10pt" style:font-weight-complex="normal"/>
    </style:style>
    <style:style style:name="P23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font-weight="normal" officeooo:rsid="00866767" officeooo:paragraph-rsid="02922a37" style:font-name-asian="Ubuntu Mono1" style:font-size-asian="10pt" style:font-weight-asian="normal" style:font-name-complex="Ubuntu Mono1" style:font-size-complex="10pt" style:font-weight-complex="normal"/>
    </style:style>
    <style:style style:name="P23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font-weight="normal" officeooo:rsid="00866767" officeooo:paragraph-rsid="028cef73" style:font-name-asian="Ubuntu Mono1" style:font-size-asian="10pt" style:font-weight-asian="normal" style:font-name-complex="Ubuntu Mono1" style:font-size-complex="10pt" style:font-weight-complex="normal"/>
    </style:style>
    <style:style style:name="P23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fo:font-weight="normal" officeooo:rsid="02b69551" officeooo:paragraph-rsid="02b69551" style:font-name-asian="Ubuntu Mono1" style:font-size-asian="10pt" style:font-weight-asian="normal" style:font-name-complex="Ubuntu Mono1" style:font-size-complex="10pt" style:font-weight-complex="normal"/>
    </style:style>
    <style:style style:name="P234" style:family="paragraph" style:parent-style-name="Standard">
      <style:text-properties style:font-name="Arial1" fo:font-size="10pt" fo:font-weight="normal" officeooo:rsid="0277d3d7" officeooo:paragraph-rsid="0277d3d7" style:font-name-asian="Ubuntu Mono1" style:font-size-asian="10pt" style:font-weight-asian="normal" style:font-name-complex="Ubuntu Mono1" style:font-size-complex="10pt" style:font-weight-complex="normal"/>
    </style:style>
    <style:style style:name="P235" style:family="paragraph" style:parent-style-name="Standard">
      <style:text-properties style:font-name="Arial1" fo:font-size="10pt" fo:font-weight="normal" officeooo:rsid="02796a1e" officeooo:paragraph-rsid="02796a1e" style:font-name-asian="Ubuntu Mono1" style:font-size-asian="10pt" style:font-weight-asian="normal" style:font-name-complex="Ubuntu Mono1" style:font-size-complex="10pt" style:font-weight-complex="normal"/>
    </style:style>
    <style:style style:name="P236" style:family="paragraph" style:parent-style-name="Standard">
      <style:text-properties style:font-name="Arial1" fo:font-size="10pt" fo:font-weight="normal" style:font-size-asian="10pt" style:font-size-complex="10pt"/>
    </style:style>
    <style:style style:name="P237" style:family="paragraph" style:parent-style-name="Standard">
      <style:paragraph-properties fo:line-height="100%" fo:padding="0cm" fo:border="none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5c35e" officeooo:paragraph-rsid="02b5c35e" style:font-name-asian="Source Code Pro" style:font-size-asian="10pt" style:font-name-complex="Source Code Pro" style:font-size-complex="10pt"/>
    </style:style>
    <style:style style:name="P238" style:family="paragraph" style:parent-style-name="Standard">
      <style:paragraph-properties fo:line-height="100%" fo:padding="0cm" fo:border="none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3014c" officeooo:paragraph-rsid="02b3014c" style:font-name-asian="Source Code Pro" style:font-size-asian="10pt" style:font-name-complex="Source Code Pro" style:font-size-complex="10pt"/>
    </style:style>
    <style:style style:name="P239" style:family="paragraph" style:parent-style-name="Standard">
      <style:paragraph-properties fo:line-height="100%" fo:padding="0cm" fo:border="none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style:font-name-asian="Source Code Pro" style:font-size-asian="10pt" style:font-name-complex="Source Code Pro" style:font-size-complex="10pt"/>
    </style:style>
    <style:style style:name="P240" style:family="paragraph" style:parent-style-name="Standard">
      <style:paragraph-properties fo:line-height="100%" fo:padding="0cm" fo:border="none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435e4" officeooo:paragraph-rsid="02a435e4" style:font-name-asian="Source Code Pro" style:font-size-asian="10pt" style:font-name-complex="Source Code Pro" style:font-size-complex="10pt"/>
    </style:style>
    <style:style style:name="P241" style:family="paragraph" style:parent-style-name="Standard">
      <style:paragraph-properties fo:line-height="100%" fo:padding="0cm" fo:border="none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0b504" officeooo:paragraph-rsid="0270b504" style:font-name-asian="Source Code Pro" style:font-size-asian="10pt" style:font-name-complex="Source Code Pro" style:font-size-complex="10pt"/>
    </style:style>
    <style:style style:name="P242" style:family="paragraph" style:parent-style-name="Standard">
      <style:paragraph-properties fo:line-height="100%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70b504" officeooo:paragraph-rsid="0270b504" style:font-name-asian="Source Code Pro" style:font-size-asian="10pt" style:font-name-complex="Source Code Pro" style:font-size-complex="10pt"/>
    </style:style>
    <style:style style:name="P243" style:family="paragraph" style:parent-style-name="Standard">
      <style:paragraph-properties fo:line-height="100%" fo:padding="0cm" fo:border="none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45281" officeooo:paragraph-rsid="02a45281" style:font-name-asian="Source Code Pro" style:font-size-asian="10pt" style:font-name-complex="Source Code Pro" style:font-size-complex="10pt"/>
    </style:style>
    <style:style style:name="P244" style:family="paragraph" style:parent-style-name="Standard">
      <style:paragraph-properties fo:line-height="100%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a45281" officeooo:paragraph-rsid="02a45281" style:font-name-asian="Source Code Pro" style:font-size-asian="10pt" style:font-name-complex="Source Code Pro" style:font-size-complex="10pt"/>
    </style:style>
    <style:style style:name="P245" style:family="paragraph" style:parent-style-name="Standard">
      <style:paragraph-properties fo:line-height="100%" fo:padding="0cm" fo:border="none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b59c0e" officeooo:paragraph-rsid="02b59c0e" style:font-name-asian="Source Code Pro" style:font-size-asian="10pt" style:font-name-complex="Source Code Pro" style:font-size-complex="10pt"/>
    </style:style>
    <style:style style:name="P246" style:family="paragraph" style:parent-style-name="Standard">
      <style:paragraph-properties fo:line-height="100%" fo:padding="0cm" fo:border="none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95188" officeooo:paragraph-rsid="02995188" style:font-name-asian="Source Code Pro" style:font-size-asian="10pt" style:font-name-complex="Source Code Pro" style:font-size-complex="10pt"/>
    </style:style>
    <style:style style:name="P247" style:family="paragraph" style:parent-style-name="Standard">
      <style:paragraph-properties fo:line-height="100%" fo:padding="0cm" fo:border="none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3a46e" officeooo:paragraph-rsid="0293a46e" style:font-name-asian="Source Code Pro" style:font-size-asian="10pt" style:font-name-complex="Source Code Pro" style:font-size-complex="10pt"/>
    </style:style>
    <style:style style:name="P248" style:family="paragraph" style:parent-style-name="Standard">
      <style:paragraph-properties fo:line-height="100%" fo:keep-with-next="always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0pt" officeooo:rsid="0293a46e" officeooo:paragraph-rsid="0293a46e" style:font-name-asian="Source Code Pro" style:font-size-asian="10pt" style:font-name-complex="Source Code Pro" style:font-size-complex="10pt"/>
    </style:style>
    <style:style style:name="P24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paragraph-rsid="028cef73" style:font-name-asian="Ubuntu Mono1" style:font-size-asian="11pt" style:font-name-complex="Ubuntu Mono1" style:font-size-complex="10pt"/>
    </style:style>
    <style:style style:name="P25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c72fb4" officeooo:paragraph-rsid="02c72fb4" style:font-name-asian="Ubuntu Mono1" style:font-size-asian="11pt" style:font-name-complex="Ubuntu Mono1" style:font-size-complex="11pt"/>
    </style:style>
    <style:style style:name="P25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c72fb4" officeooo:paragraph-rsid="02c91712" style:font-name-asian="Ubuntu Mono1" style:font-size-asian="11pt" style:font-name-complex="Ubuntu Mono1" style:font-size-complex="11pt"/>
    </style:style>
    <style:style style:name="P25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f23066" officeooo:paragraph-rsid="02f23066" style:font-name-asian="Ubuntu Mono1" style:font-size-asian="11pt" style:font-name-complex="Ubuntu Mono1" style:font-size-complex="11pt"/>
    </style:style>
    <style:style style:name="P25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c91712" officeooo:paragraph-rsid="02c91712" style:font-name-asian="Ubuntu Mono1" style:font-size-asian="11pt" style:font-name-complex="Ubuntu Mono1" style:font-size-complex="11pt"/>
    </style:style>
    <style:style style:name="P25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caacfa" officeooo:paragraph-rsid="02caacfa" style:font-name-asian="Ubuntu Mono1" style:font-size-asian="11pt" style:font-name-complex="Ubuntu Mono1" style:font-size-complex="11pt"/>
    </style:style>
    <style:style style:name="P25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caacfa" officeooo:paragraph-rsid="02cd1bb3" style:font-name-asian="Ubuntu Mono1" style:font-size-asian="11pt" style:font-name-complex="Ubuntu Mono1" style:font-size-complex="11pt"/>
    </style:style>
    <style:style style:name="P25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cd1bb3" officeooo:paragraph-rsid="02cd1bb3" style:font-name-asian="Ubuntu Mono1" style:font-size-asian="11pt" style:font-name-complex="Ubuntu Mono1" style:font-size-complex="11pt"/>
    </style:style>
    <style:style style:name="P25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cd52ed" officeooo:paragraph-rsid="02cd1bb3" style:font-name-asian="Ubuntu Mono1" style:font-size-asian="11pt" style:font-name-complex="Ubuntu Mono1" style:font-size-complex="11pt"/>
    </style:style>
    <style:style style:name="P25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cd52ed" officeooo:paragraph-rsid="02cd52ed" style:font-name-asian="Ubuntu Mono1" style:font-size-asian="11pt" style:font-name-complex="Ubuntu Mono1" style:font-size-complex="11pt"/>
    </style:style>
    <style:style style:name="P25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cd52ed" officeooo:paragraph-rsid="02e0dd0e" style:font-name-asian="Ubuntu Mono1" style:font-size-asian="11pt" style:font-name-complex="Ubuntu Mono1" style:font-size-complex="11pt"/>
    </style:style>
    <style:style style:name="P26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00a05" officeooo:paragraph-rsid="02d00a05" style:font-name-asian="Ubuntu Mono1" style:font-size-asian="11pt" style:font-name-complex="Ubuntu Mono1" style:font-size-complex="11pt"/>
    </style:style>
    <style:style style:name="P26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00a05" officeooo:paragraph-rsid="02d04841" style:font-name-asian="Ubuntu Mono1" style:font-size-asian="11pt" style:font-name-complex="Ubuntu Mono1" style:font-size-complex="11pt"/>
    </style:style>
    <style:style style:name="P26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270d8" officeooo:paragraph-rsid="02d270d8" style:font-name-asian="Ubuntu Mono1" style:font-size-asian="11pt" style:font-name-complex="Ubuntu Mono1" style:font-size-complex="11pt"/>
    </style:style>
    <style:style style:name="P26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270d8" officeooo:paragraph-rsid="02d39728" style:font-name-asian="Ubuntu Mono1" style:font-size-asian="11pt" style:font-name-complex="Ubuntu Mono1" style:font-size-complex="11pt"/>
    </style:style>
    <style:style style:name="P26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270d8" officeooo:paragraph-rsid="02d5f37e" style:font-name-asian="Ubuntu Mono1" style:font-size-asian="11pt" style:font-name-complex="Ubuntu Mono1" style:font-size-complex="11pt"/>
    </style:style>
    <style:style style:name="P265" style:family="paragraph" style:parent-style-name="Standard">
      <style:text-properties style:font-name="Arial1" fo:font-size="11pt" fo:language="en" fo:country="GB" officeooo:rsid="02d270d8" style:font-name-asian="Ubuntu Mono1" style:font-size-asian="11pt" style:font-name-complex="Ubuntu Mono1" style:font-size-complex="11pt"/>
    </style:style>
    <style:style style:name="P266" style:family="paragraph" style:parent-style-name="Standard">
      <style:text-properties style:font-name="Arial1" fo:font-size="11pt" fo:language="en" fo:country="GB" officeooo:rsid="02d270d8" officeooo:paragraph-rsid="02d39728" style:font-name-asian="Ubuntu Mono1" style:font-size-asian="11pt" style:font-name-complex="Ubuntu Mono1" style:font-size-complex="11pt"/>
    </style:style>
    <style:style style:name="P267" style:family="paragraph" style:parent-style-name="Standard">
      <style:paragraph-properties fo:margin-left="1.27cm" fo:margin-right="0cm" fo:text-indent="0cm" style:auto-text-indent="false"/>
      <style:text-properties style:font-name="Arial1" fo:font-size="11pt" fo:language="en" fo:country="GB" officeooo:rsid="02d270d8" style:font-name-asian="Ubuntu Mono1" style:font-size-asian="11pt" style:font-name-complex="Ubuntu Mono1" style:font-size-complex="11pt"/>
    </style:style>
    <style:style style:name="P26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39728" officeooo:paragraph-rsid="02d39728" style:font-name-asian="Ubuntu Mono1" style:font-size-asian="11pt" style:font-name-complex="Ubuntu Mono1" style:font-size-complex="11pt"/>
    </style:style>
    <style:style style:name="P26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3b0d6" officeooo:paragraph-rsid="02d3b0d6" style:font-name-asian="Ubuntu Mono1" style:font-size-asian="11pt" style:font-name-complex="Ubuntu Mono1" style:font-size-complex="11pt"/>
    </style:style>
    <style:style style:name="P27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427d3" officeooo:paragraph-rsid="02d427d3" style:font-name-asian="Ubuntu Mono1" style:font-size-asian="11pt" style:font-name-complex="Ubuntu Mono1" style:font-size-complex="11pt"/>
    </style:style>
    <style:style style:name="P27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427d3" officeooo:paragraph-rsid="02d52459" style:font-name-asian="Ubuntu Mono1" style:font-size-asian="11pt" style:font-name-complex="Ubuntu Mono1" style:font-size-complex="11pt"/>
    </style:style>
    <style:style style:name="P27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427d3" officeooo:paragraph-rsid="02d5f37e" style:font-name-asian="Ubuntu Mono1" style:font-size-asian="11pt" style:font-name-complex="Ubuntu Mono1" style:font-size-complex="11pt"/>
    </style:style>
    <style:style style:name="P27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427d3" officeooo:paragraph-rsid="02d75828" style:font-name-asian="Ubuntu Mono1" style:font-size-asian="11pt" style:font-name-complex="Ubuntu Mono1" style:font-size-complex="11pt"/>
    </style:style>
    <style:style style:name="P27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427d3" officeooo:paragraph-rsid="02d91c71" style:font-name-asian="Ubuntu Mono1" style:font-size-asian="11pt" style:font-name-complex="Ubuntu Mono1" style:font-size-complex="11pt"/>
    </style:style>
    <style:style style:name="P27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427d3" officeooo:paragraph-rsid="02db06c8" style:font-name-asian="Ubuntu Mono1" style:font-size-asian="11pt" style:font-name-complex="Ubuntu Mono1" style:font-size-complex="11pt"/>
    </style:style>
    <style:style style:name="P27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75828" officeooo:paragraph-rsid="02d75828" style:font-name-asian="Ubuntu Mono1" style:font-size-asian="11pt" style:font-name-complex="Ubuntu Mono1" style:font-size-complex="11pt"/>
    </style:style>
    <style:style style:name="P27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75828" officeooo:paragraph-rsid="02d91c71" style:font-name-asian="Ubuntu Mono1" style:font-size-asian="11pt" style:font-name-complex="Ubuntu Mono1" style:font-size-complex="11pt"/>
    </style:style>
    <style:style style:name="P27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7f51b" officeooo:paragraph-rsid="02d75828" style:font-name-asian="Ubuntu Mono1" style:font-size-asian="11pt" style:font-name-complex="Ubuntu Mono1" style:font-size-complex="11pt"/>
    </style:style>
    <style:style style:name="P27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7f51b" officeooo:paragraph-rsid="02d7f51b" style:font-name-asian="Ubuntu Mono1" style:font-size-asian="11pt" style:font-name-complex="Ubuntu Mono1" style:font-size-complex="11pt"/>
    </style:style>
    <style:style style:name="P28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7f51b" officeooo:paragraph-rsid="02d91c71" style:font-name-asian="Ubuntu Mono1" style:font-size-asian="11pt" style:font-name-complex="Ubuntu Mono1" style:font-size-complex="11pt"/>
    </style:style>
    <style:style style:name="P28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cec9c8" officeooo:paragraph-rsid="02e0dd0e" style:font-name-asian="Ubuntu Mono1" style:font-size-asian="11pt" style:font-name-complex="Ubuntu Mono1" style:font-size-complex="11pt"/>
    </style:style>
    <style:style style:name="P28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92e01" officeooo:paragraph-rsid="02d92e01" style:font-name-asian="Ubuntu Mono1" style:font-size-asian="11pt" style:font-name-complex="Ubuntu Mono1" style:font-size-complex="11pt"/>
    </style:style>
    <style:style style:name="P28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92e01" officeooo:paragraph-rsid="02db06c8" style:font-name-asian="Ubuntu Mono1" style:font-size-asian="11pt" style:font-name-complex="Ubuntu Mono1" style:font-size-complex="11pt"/>
    </style:style>
    <style:style style:name="P28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b06c8" officeooo:paragraph-rsid="02db06c8" style:font-name-asian="Ubuntu Mono1" style:font-size-asian="11pt" style:font-name-complex="Ubuntu Mono1" style:font-size-complex="11pt"/>
    </style:style>
    <style:style style:name="P28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c2012" officeooo:paragraph-rsid="02db06c8" style:font-name-asian="Ubuntu Mono1" style:font-size-asian="11pt" style:font-name-complex="Ubuntu Mono1" style:font-size-complex="11pt"/>
    </style:style>
    <style:style style:name="P28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c2012" officeooo:paragraph-rsid="02dbb5ee" style:font-name-asian="Ubuntu Mono1" style:font-size-asian="11pt" style:font-name-complex="Ubuntu Mono1" style:font-size-complex="11pt"/>
    </style:style>
    <style:style style:name="P28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c2012" officeooo:paragraph-rsid="02dc2012" style:font-name-asian="Ubuntu Mono1" style:font-size-asian="11pt" style:font-name-complex="Ubuntu Mono1" style:font-size-complex="11pt"/>
    </style:style>
    <style:style style:name="P28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c2012" officeooo:paragraph-rsid="0308b41f" style:font-name-asian="Ubuntu Mono1" style:font-size-asian="11pt" style:font-name-complex="Ubuntu Mono1" style:font-size-complex="11pt"/>
    </style:style>
    <style:style style:name="P28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2dbb5ee" officeooo:paragraph-rsid="02dbb5ee" style:font-name-asian="Ubuntu Mono1" style:font-size-asian="11pt" style:font-name-complex="Ubuntu Mono1" style:font-size-complex="11pt"/>
    </style:style>
    <style:style style:name="P29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3109b5d" officeooo:paragraph-rsid="03109b5d" style:font-name-asian="Ubuntu Mono1" style:font-size-asian="11pt" style:font-name-complex="Ubuntu Mono1" style:font-size-complex="11pt"/>
    </style:style>
    <style:style style:name="P29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fo:language="en" fo:country="GB" officeooo:rsid="0312caea" officeooo:paragraph-rsid="0312caea" style:font-name-asian="Ubuntu Mono1" style:font-size-asian="11pt" style:font-name-complex="Ubuntu Mono1" style:font-size-complex="11pt"/>
    </style:style>
    <style:style style:name="P292" style:family="paragraph" style:parent-style-name="Standard">
      <style:text-properties style:font-name="Arial1" fo:font-size="11pt" fo:language="en" fo:country="GB" fo:font-weight="normal" officeooo:rsid="02cec9c8" officeooo:paragraph-rsid="02e0dd0e" style:font-name-asian="Ubuntu Mono1" style:font-size-asian="11pt" style:font-weight-asian="normal" style:font-name-complex="Ubuntu Mono1" style:font-size-complex="11pt" style:font-weight-complex="normal"/>
    </style:style>
    <style:style style:name="P29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officeooo:rsid="02c72fb4" officeooo:paragraph-rsid="02c72fb4" style:font-name-asian="Ubuntu Mono1" style:font-size-asian="11pt" style:font-name-complex="Ubuntu Mono1" style:font-size-complex="11pt"/>
    </style:style>
    <style:style style:name="P29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officeooo:rsid="02c72fb4" officeooo:paragraph-rsid="02c91712" style:font-name-asian="Ubuntu Mono1" style:font-size-asian="11pt" style:font-name-complex="Ubuntu Mono1" style:font-size-complex="11pt"/>
    </style:style>
    <style:style style:name="P29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officeooo:rsid="02c72fb4" officeooo:paragraph-rsid="02caacfa" style:font-name-asian="Ubuntu Mono1" style:font-size-asian="11pt" style:font-name-complex="Ubuntu Mono1" style:font-size-complex="11pt"/>
    </style:style>
    <style:style style:name="P29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officeooo:rsid="02c91712" officeooo:paragraph-rsid="02c91712" style:font-name-asian="Ubuntu Mono1" style:font-size-asian="11pt" style:font-name-complex="Ubuntu Mono1" style:font-size-complex="11pt"/>
    </style:style>
    <style:style style:name="P29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officeooo:rsid="02caacfa" officeooo:paragraph-rsid="02caacfa" style:font-name-asian="Ubuntu Mono1" style:font-size-asian="11pt" style:font-name-complex="Ubuntu Mono1" style:font-size-complex="11pt"/>
    </style:style>
    <style:style style:name="P29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11pt" officeooo:rsid="02caacfa" officeooo:paragraph-rsid="02cd1bb3" style:font-name-asian="Ubuntu Mono1" style:font-size-asian="11pt" style:font-name-complex="Ubuntu Mono1" style:font-size-complex="11pt"/>
    </style:style>
    <style:style style:name="P29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fo:font-size="9pt" style:font-name-asian="Ubuntu Mono1" style:font-size-asian="9pt" style:font-name-complex="Ubuntu Mono1" style:font-size-complex="9pt"/>
    </style:style>
    <style:style style:name="P300" style:family="paragraph" style:parent-style-name="Standard">
      <style:text-properties style:font-name="Arial1"/>
    </style:style>
    <style:style style:name="P301" style:family="paragraph" style:parent-style-name="Standard">
      <style:text-properties style:font-name="Arial1" officeooo:paragraph-rsid="02e80e06"/>
    </style:style>
    <style:style style:name="P302" style:family="paragraph" style:parent-style-name="Standard">
      <style:text-properties style:font-name="Arial1" officeooo:rsid="02d96d3f" officeooo:paragraph-rsid="02d96d3f"/>
    </style:style>
    <style:style style:name="P303" style:family="paragraph" style:parent-style-name="Standard">
      <style:text-properties style:font-name="Arial1" officeooo:rsid="02e0dd0e" officeooo:paragraph-rsid="02e0dd0e"/>
    </style:style>
    <style:style style:name="P304" style:family="paragraph" style:parent-style-name="Standard">
      <style:text-properties style:font-name="Arial1" officeooo:rsid="02c72fb4" officeooo:paragraph-rsid="02c72fb4"/>
    </style:style>
    <style:style style:name="P305" style:family="paragraph" style:parent-style-name="Standard">
      <style:text-properties style:font-name="Arial1" officeooo:rsid="02d00a05" officeooo:paragraph-rsid="02d00a05"/>
    </style:style>
    <style:style style:name="P306" style:family="paragraph" style:parent-style-name="Standard">
      <style:text-properties style:font-name="Arial1" fo:font-weight="bold" officeooo:paragraph-rsid="02f6428b" style:font-weight-asian="bold" style:font-weight-complex="bold"/>
    </style:style>
    <style:style style:name="P307" style:family="paragraph" style:parent-style-name="Standard">
      <style:text-properties style:font-name="Arial1" fo:font-weight="bold" officeooo:paragraph-rsid="02fcdb5e" style:font-weight-asian="bold" style:font-weight-complex="bold"/>
    </style:style>
    <style:style style:name="P308" style:family="paragraph" style:parent-style-name="Standard">
      <style:text-properties style:font-name="Arial1" officeooo:rsid="02f2ffc7" officeooo:paragraph-rsid="02f2ffc7"/>
    </style:style>
    <style:style style:name="P309" style:family="paragraph" style:parent-style-name="Standard">
      <style:text-properties style:font-name="Arial1" fo:font-size="11.5pt" officeooo:paragraph-rsid="02d75828" style:font-size-asian="11.5pt"/>
    </style:style>
    <style:style style:name="P310" style:family="paragraph" style:parent-style-name="Standard">
      <style:text-properties style:font-name="Arial1" officeooo:rsid="02d92e01" officeooo:paragraph-rsid="02d92e01"/>
    </style:style>
    <style:style style:name="P311" style:family="paragraph" style:parent-style-name="Standard">
      <style:text-properties style:font-name="Arial1" officeooo:paragraph-rsid="02d91c71"/>
    </style:style>
    <style:style style:name="P312" style:family="paragraph" style:parent-style-name="Standard">
      <style:text-properties style:font-name="Arial1" officeooo:paragraph-rsid="02dc2012"/>
    </style:style>
    <style:style style:name="P313" style:family="paragraph" style:parent-style-name="Text_20_body">
      <style:paragraph-properties fo:margin-top="0cm" fo:margin-bottom="0cm" style:contextual-spacing="false" fo:line-height="100%"/>
      <style:text-properties style:font-name="Arial1" officeooo:paragraph-rsid="01bddaee"/>
    </style:style>
    <style:style style:name="P314" style:family="paragraph" style:parent-style-name="Standard">
      <style:paragraph-properties fo:line-height="100%" fo:padding="0.049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 officeooo:paragraph-rsid="01b7f2e7"/>
    </style:style>
    <style:style style:name="P315" style:family="paragraph" style:parent-style-name="Text_20_body">
      <style:paragraph-properties fo:margin-top="0cm" fo:margin-bottom="0cm" style:contextual-spacing="false" fo:line-height="100%"/>
      <style:text-properties style:font-name="Arial1" officeooo:rsid="01c02c3c" officeooo:paragraph-rsid="01bddaee"/>
    </style:style>
    <style:style style:name="P316" style:family="paragraph" style:parent-style-name="Text_20_body">
      <style:text-properties style:font-name="Arial1"/>
    </style:style>
    <style:style style:name="P317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13f7d9b" officeooo:paragraph-rsid="01d71cb5" style:text-blinking="false" fo:background-color="transparent" style:font-name-asian="Source Code Pro" style:font-size-asian="10pt" style:font-style-asian="italic" style:font-name-complex="Source Code Pro" style:font-size-complex="10pt"/>
    </style:style>
    <style:style style:name="P31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13f7d9b" officeooo:paragraph-rsid="02e668b4" style:text-blinking="false" fo:background-color="transparent" style:font-name-asian="Source Code Pro" style:font-size-asian="10pt" style:font-style-asian="italic" style:font-name-complex="Source Code Pro" style:font-size-complex="10pt"/>
    </style:style>
    <style:style style:name="P31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1d71cb5" officeooo:paragraph-rsid="01d71cb5" style:text-blinking="false" fo:background-color="transparent" style:font-name-asian="Source Code Pro" style:font-size-asian="10pt" style:font-style-asian="italic" style:font-name-complex="Source Code Pro" style:font-size-complex="10pt"/>
    </style:style>
    <style:style style:name="P32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1d71cb5" officeooo:paragraph-rsid="02e668b4" style:text-blinking="false" fo:background-color="transparent" style:font-name-asian="Source Code Pro" style:font-size-asian="10pt" style:font-style-asian="italic" style:font-name-complex="Source Code Pro" style:font-size-complex="10pt"/>
    </style:style>
    <style:style style:name="P321" style:family="paragraph" style:parent-style-name="Standard"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rsid="022b4a28" officeooo:paragraph-rsid="022b4a28" style:text-blinking="false" fo:background-color="transparent" style:font-size-asian="10pt" style:font-size-complex="10pt"/>
    </style:style>
    <style:style style:name="P322" style:family="paragraph" style:parent-style-name="Standard"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rsid="013f7d9b" style:text-blinking="false" fo:background-color="transparent" style:font-size-asian="10pt" style:font-size-complex="10pt"/>
    </style:style>
    <style:style style:name="P32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font-variant="normal" fo:text-transform="none" fo:color="#000000" loext:opacity="100%" style:font-name="Arial1" fo:font-size="10pt" fo:letter-spacing="normal" fo:language="en" fo:country="GB" fo:font-style="normal" fo:font-weight="normal" officeooo:rsid="027ed418" officeooo:paragraph-rsid="0281d936" style:font-name-asian="Ubuntu Mono1" style:font-size-asian="10pt" style:font-style-asian="normal" style:font-name-complex="Ubuntu Mono1" style:font-size-complex="10pt" style:font-style-complex="normal"/>
    </style:style>
    <style:style style:name="P32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font-variant="normal" fo:text-transform="none" fo:color="#000000" loext:opacity="100%" style:font-name="Arial1" fo:font-size="10pt" fo:letter-spacing="normal" fo:language="en" fo:country="GB" fo:font-style="normal" fo:font-weight="normal" officeooo:rsid="027ed418" officeooo:paragraph-rsid="02709dc4" style:font-name-asian="Ubuntu Mono1" style:font-size-asian="10pt" style:font-style-asian="normal" style:font-name-complex="Ubuntu Mono1" style:font-size-complex="10pt" style:font-style-complex="normal"/>
    </style:style>
    <style:style style:name="P32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font-variant="normal" fo:text-transform="none" fo:color="#000000" loext:opacity="100%" style:font-name="Arial1" fo:font-size="10pt" fo:letter-spacing="normal" fo:language="en" fo:country="GB" fo:font-style="normal" fo:font-weight="normal" officeooo:rsid="027ed418" officeooo:paragraph-rsid="0281fd44" style:font-name-asian="Ubuntu Mono1" style:font-size-asian="10pt" style:font-style-asian="normal" style:font-name-complex="Ubuntu Mono1" style:font-size-complex="10pt" style:font-style-complex="normal"/>
    </style:style>
    <style:style style:name="P326" style:family="paragraph" style:parent-style-name="Preformatted_20_Text">
      <style:paragraph-properties fo:margin-top="0cm" fo:margin-bottom="0cm" style:contextual-spacing="false" fo:line-height="100%" fo:orphans="2" fo:widows="2" fo:padding="0cm" fo:border="none"/>
      <style:text-properties fo:font-variant="normal" fo:text-transform="none" fo:color="#c9211e" loext:opacity="100%" style:font-name="Arial1" fo:font-size="11pt" fo:letter-spacing="normal" fo:language="en" fo:country="GB" fo:font-style="normal" fo:font-weight="normal" officeooo:rsid="02cec9c8" officeooo:paragraph-rsid="03149d36" style:font-name-asian="Ubuntu Mono1" style:font-size-asian="11pt" style:font-weight-asian="normal" style:font-name-complex="Ubuntu Mono1" style:font-size-complex="11pt" style:font-weight-complex="normal"/>
    </style:style>
    <style:style style:name="P327" style:family="paragraph" style:parent-style-name="Preformatted_20_Text">
      <style:paragraph-properties fo:margin-top="0cm" fo:margin-bottom="0cm" style:contextual-spacing="false" fo:line-height="100%" fo:orphans="2" fo:widows="2" fo:padding="0cm" fo:border="none"/>
      <style:text-properties fo:font-variant="normal" fo:text-transform="none" fo:color="#c9211e" loext:opacity="100%" style:font-name="Arial1" fo:font-size="11pt" fo:letter-spacing="normal" fo:language="en" fo:country="GB" fo:font-weight="normal" officeooo:rsid="02cec9c8" officeooo:paragraph-rsid="03149d36" style:font-name-asian="Ubuntu Mono1" style:font-size-asian="11pt" style:font-weight-asian="normal" style:font-name-complex="Ubuntu Mono1" style:font-size-complex="11pt" style:font-weight-complex="normal"/>
    </style:style>
    <style:style style:name="P32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color="#000000" loext:opacity="100%" style:font-name="Arial1" fo:font-size="10pt" fo:language="en" fo:country="GB" officeooo:rsid="0270b504" style:font-name-asian="Source Code Pro" style:font-size-asian="10pt" style:font-name-complex="Source Code Pro" style:font-size-complex="10pt"/>
    </style:style>
    <style:style style:name="P329" style:family="paragraph" style:parent-style-name="Standard">
      <style:paragraph-properties fo:line-height="100%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color="#000000" loext:opacity="100%" style:font-name="Arial1" fo:font-size="10pt" fo:language="en" fo:country="GB" officeooo:rsid="0270b504" officeooo:paragraph-rsid="02b59c0e" style:font-name-asian="Source Code Pro" style:font-size-asian="10pt" style:font-name-complex="Source Code Pro" style:font-size-complex="10pt"/>
    </style:style>
    <style:style style:name="P33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color="#000000" loext:opacity="100%" style:font-name="Arial1" fo:font-size="10pt" fo:language="en" fo:country="GB" officeooo:rsid="027ed418" officeooo:paragraph-rsid="02709dc4" style:font-name-asian="Ubuntu Mono1" style:font-size-asian="10pt" style:font-name-complex="Ubuntu Mono1" style:font-size-complex="10pt"/>
    </style:style>
    <style:style style:name="P331" style:family="paragraph" style:parent-style-name="Standard">
      <style:text-properties fo:color="#000000" loext:opacity="100%" style:font-name="Arial1" fo:font-size="10pt" fo:language="en" fo:country="GB" officeooo:rsid="030470e5" style:font-name-asian="Ubuntu Mono1" style:font-size-asian="10pt" style:font-name-complex="Ubuntu Mono1" style:font-size-complex="10pt"/>
    </style:style>
    <style:style style:name="P332" style:family="paragraph" style:parent-style-name="Standard">
      <style:text-properties fo:color="#000000" loext:opacity="100%" style:font-name="Arial1" fo:font-size="10pt" fo:language="en" fo:country="GB" officeooo:rsid="030470e5" officeooo:paragraph-rsid="030470e5" style:font-name-asian="Ubuntu Mono1" style:font-size-asian="10pt" style:font-name-complex="Ubuntu Mono1" style:font-size-complex="10pt"/>
    </style:style>
    <style:style style:name="P333" style:family="paragraph" style:parent-style-name="Standard">
      <style:paragraph-properties fo:text-align="start" style:justify-single-word="false"/>
      <style:text-properties fo:color="#000000" loext:opacity="100%" style:font-name="Arial1" fo:font-size="10pt" fo:language="en" fo:country="GB" officeooo:rsid="030470e5" officeooo:paragraph-rsid="0305317e" style:font-name-asian="Ubuntu Mono1" style:font-size-asian="10pt" style:font-name-complex="Ubuntu Mono1" style:font-size-complex="10pt"/>
    </style:style>
    <style:style style:name="P334" style:family="paragraph" style:parent-style-name="Standard">
      <style:paragraph-properties fo:text-align="start" style:justify-single-word="false"/>
      <style:text-properties fo:color="#000000" loext:opacity="100%" style:font-name="Arial1" fo:font-size="10pt" fo:language="en" fo:country="GB" officeooo:rsid="030470e5" officeooo:paragraph-rsid="0306cedf" style:font-name-asian="Ubuntu Mono1" style:font-size-asian="10pt" style:font-name-complex="Ubuntu Mono1" style:font-size-complex="10pt"/>
    </style:style>
    <style:style style:name="P335" style:family="paragraph" style:parent-style-name="Standard">
      <style:text-properties fo:color="#000000" loext:opacity="100%" style:font-name="Arial1" fo:font-size="10pt" fo:language="en" fo:country="GB" officeooo:rsid="030470e5" officeooo:paragraph-rsid="030857b8" style:font-name-asian="Ubuntu Mono1" style:font-size-asian="10pt" style:font-name-complex="Ubuntu Mono1" style:font-size-complex="10pt"/>
    </style:style>
    <style:style style:name="P336" style:family="paragraph" style:parent-style-name="Standard">
      <style:paragraph-properties fo:text-align="start" style:justify-single-word="false"/>
      <style:text-properties fo:color="#000000" loext:opacity="100%" style:font-name="Arial1" fo:font-size="10pt" fo:language="en" fo:country="GB" officeooo:rsid="030857b8" officeooo:paragraph-rsid="030857b8" style:font-name-asian="Ubuntu Mono1" style:font-size-asian="10pt" style:font-name-complex="Ubuntu Mono1" style:font-size-complex="10pt"/>
    </style:style>
    <style:style style:name="P337" style:family="paragraph" style:parent-style-name="Standard">
      <style:text-properties fo:color="#000000" loext:opacity="100%" style:font-name="Arial1" fo:font-size="10pt" fo:language="en" fo:country="GB" style:text-underline-style="solid" style:text-underline-width="auto" style:text-underline-color="font-color" officeooo:rsid="030470e5" style:font-name-asian="Ubuntu Mono1" style:font-size-asian="10pt" style:font-name-complex="Ubuntu Mono1" style:font-size-complex="10pt"/>
    </style:style>
    <style:style style:name="P338" style:family="paragraph" style:parent-style-name="Standard">
      <style:text-properties fo:color="#000000" loext:opacity="100%" style:font-name="Arial1" fo:font-size="10pt" fo:language="en" fo:country="GB" style:text-underline-style="solid" style:text-underline-width="auto" style:text-underline-color="font-color" officeooo:rsid="030470e5" officeooo:paragraph-rsid="030470e5" style:font-name-asian="Ubuntu Mono1" style:font-size-asian="10pt" style:font-name-complex="Ubuntu Mono1" style:font-size-complex="10pt"/>
    </style:style>
    <style:style style:name="P339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color="#000000" loext:opacity="100%" style:font-name="Arial1" fo:font-size="10pt" officeooo:rsid="02adae24" officeooo:paragraph-rsid="02adae24" style:font-name-asian="Ubuntu Mono1" style:font-size-asian="10pt" style:font-name-complex="Ubuntu Mono1" style:font-size-complex="10pt"/>
    </style:style>
    <style:style style:name="P340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color="#000000" loext:opacity="100%" style:font-name="Arial1" fo:font-size="10pt" officeooo:rsid="02b5c35e" officeooo:paragraph-rsid="02b5c35e" style:font-name-asian="Ubuntu Mono1" style:font-size-asian="10pt" style:font-name-complex="Ubuntu Mono1" style:font-size-complex="10pt"/>
    </style:style>
    <style:style style:name="P341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color="#000000" loext:opacity="100%" style:font-name="Arial1" fo:font-size="10pt" officeooo:rsid="027ed418" officeooo:paragraph-rsid="02709dc4" style:font-name-asian="Ubuntu Mono1" style:font-size-asian="10pt" style:font-name-complex="Ubuntu Mono1" style:font-size-complex="10pt"/>
    </style:style>
    <style:style style:name="P342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color="#000000" loext:opacity="100%" style:font-name="Arial1" fo:font-size="10pt" officeooo:rsid="02b5c8e5" officeooo:paragraph-rsid="02b5c8e5" style:font-name-asian="Ubuntu Mono1" style:font-size-asian="10pt" style:font-name-complex="Ubuntu Mono1" style:font-size-complex="10pt"/>
    </style:style>
    <style:style style:name="P343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color="#000000" loext:opacity="100%" style:font-name="Arial1" fo:font-size="10pt" officeooo:rsid="02b469db" officeooo:paragraph-rsid="02b469db" style:font-name-asian="Ubuntu Mono1" style:font-size-asian="10pt" style:font-name-complex="Ubuntu Mono1" style:font-size-complex="10pt"/>
    </style:style>
    <style:style style:name="P344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color="#000000" loext:opacity="100%" style:font-name="Arial1" fo:font-size="10pt" officeooo:rsid="025bcb1e" officeooo:paragraph-rsid="025bcb1e" style:font-name-asian="Ubuntu Mono1" style:font-size-asian="10pt" style:font-name-complex="Ubuntu Mono1" style:font-size-complex="10pt"/>
    </style:style>
    <style:style style:name="P345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color="#000000" loext:opacity="100%" style:font-name="Arial1" fo:font-size="10pt" officeooo:rsid="0309210c" officeooo:paragraph-rsid="0309210c" style:font-name-asian="Ubuntu Mono1" style:font-size-asian="10pt" style:font-name-complex="Ubuntu Mono1" style:font-size-complex="10pt"/>
    </style:style>
    <style:style style:name="P346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color="#000000" loext:opacity="100%" style:font-name="Arial1" fo:font-size="10pt" officeooo:rsid="03126449" officeooo:paragraph-rsid="03126449" style:font-name-asian="Ubuntu Mono1" style:font-size-asian="10pt" style:font-name-complex="Ubuntu Mono1" style:font-size-complex="10pt"/>
    </style:style>
    <style:style style:name="P347" style:family="paragraph" style:parent-style-name="Standard">
      <style:paragraph-properties fo:line-height="100%" fo:padding="0.049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color="#000000" loext:opacity="100%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officeooo:paragraph-rsid="01c02c3c" style:font-name-asian="Ubuntu Mono1" style:font-size-asian="10pt" style:font-style-asian="normal" style:font-weight-asian="normal" style:font-name-complex="Ubuntu Mono1" style:font-size-complex="10pt" style:font-style-complex="normal" style:font-weight-complex="normal" style:text-overline-style="none" style:text-overline-color="font-color"/>
    </style:style>
    <style:style style:name="P348" style:family="paragraph" style:parent-style-name="Standard">
      <style:paragraph-properties fo:line-height="100%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fo:color="#c9211e" loext:opacity="100%" style:font-name="Arial1" fo:font-size="10pt" fo:font-style="normal" officeooo:rsid="02798bec" officeooo:paragraph-rsid="02e0dd0e" style:font-name-asian="Ubuntu Mono1" style:font-size-asian="10pt" style:font-style-asian="normal" style:font-name-complex="Ubuntu Mono1" style:font-size-complex="10pt" style:font-style-complex="normal"/>
    </style:style>
    <style:style style:name="P349" style:family="paragraph" style:parent-style-name="Standard">
      <style:text-properties fo:color="#c9211e" loext:opacity="100%" style:font-name="Arial1" fo:font-size="10pt" fo:language="en" fo:country="GB" officeooo:rsid="030470e5" officeooo:paragraph-rsid="030470e5" style:font-name-asian="Ubuntu Mono1" style:font-size-asian="10pt" style:font-name-complex="Ubuntu Mono1" style:font-size-complex="10pt"/>
    </style:style>
    <style:style style:name="P350" style:family="paragraph" style:parent-style-name="Standard">
      <style:paragraph-properties fo:text-align="start" style:justify-single-word="false"/>
      <style:text-properties fo:color="#c9211e" loext:opacity="100%" style:font-name="Arial1" fo:font-size="10pt" fo:language="en" fo:country="GB" officeooo:rsid="030470e5" officeooo:paragraph-rsid="0305317e" style:font-name-asian="Ubuntu Mono1" style:font-size-asian="10pt" style:font-name-complex="Ubuntu Mono1" style:font-size-complex="10pt"/>
    </style:style>
    <style:style style:name="P351" style:family="paragraph" style:parent-style-name="Standard">
      <style:text-properties fo:color="#c9211e" loext:opacity="100%" style:font-name="Arial1" officeooo:paragraph-rsid="02f2ffc7"/>
    </style:style>
    <style:style style:name="P352" style:family="paragraph" style:parent-style-name="Standard">
      <style:text-properties fo:color="#c9211e" loext:opacity="100%" style:font-name="Arial1" fo:font-size="11pt" fo:language="en" fo:country="GB" officeooo:rsid="02dc2012" style:font-name-asian="Ubuntu Mono1" style:font-size-asian="11pt" style:font-name-complex="Ubuntu Mono1" style:font-size-complex="11pt"/>
    </style:style>
    <style:style style:name="P353" style:family="paragraph" style:parent-style-name="Standard">
      <style:text-properties fo:color="#c9211e" loext:opacity="100%" style:font-name="Arial1" fo:font-size="11pt" fo:language="en" fo:country="GB" officeooo:rsid="02dc2012" officeooo:paragraph-rsid="030eb6f5" style:font-name-asian="Ubuntu Mono1" style:font-size-asian="11pt" style:font-name-complex="Ubuntu Mono1" style:font-size-complex="11pt"/>
    </style:style>
    <style:style style:name="P354" style:family="paragraph" style:parent-style-name="Preformatted_20_Text">
      <style:paragraph-properties fo:margin-top="0cm" fo:margin-bottom="0cm" style:contextual-spacing="false" fo:line-height="100%" fo:orphans="2" fo:widows="2" fo:padding="0cm" fo:border="none"/>
      <style:text-properties fo:color="#c9211e" loext:opacity="100%" style:font-name="Arial1" fo:font-size="11pt" fo:language="en" fo:country="GB" fo:font-weight="normal" officeooo:rsid="02cec9c8" officeooo:paragraph-rsid="03149d36" style:font-name-asian="Ubuntu Mono1" style:font-size-asian="11pt" style:font-weight-asian="normal" style:font-name-complex="Ubuntu Mono1" style:font-size-complex="11pt" style:font-weight-complex="normal"/>
    </style:style>
    <style:style style:name="P35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c9211e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1bddaee" officeooo:paragraph-rsid="01be74f5" style:font-name-asian="Ubuntu Mono1" style:font-size-asian="10pt" style:font-style-asian="normal" style:font-weight-asian="normal" style:font-name-complex="Ubuntu Mono1" style:font-size-complex="10pt" style:font-style-complex="normal" style:font-weight-complex="normal" style:text-overline-style="none" style:text-overline-color="font-color"/>
    </style:style>
    <style:style style:name="P35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c9211e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1bddaee" officeooo:paragraph-rsid="0246a703" style:font-name-asian="Ubuntu Mono1" style:font-size-asian="10pt" style:font-style-asian="normal" style:font-weight-asian="normal" style:font-name-complex="Ubuntu Mono1" style:font-size-complex="10pt" style:font-style-complex="normal" style:font-weight-complex="normal" style:text-overline-style="none" style:text-overline-color="font-color"/>
    </style:style>
    <style:style style:name="P35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c9211e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1bddaee" officeooo:paragraph-rsid="01c02c3c" style:font-name-asian="Ubuntu Mono1" style:font-size-asian="10pt" style:font-style-asian="normal" style:font-weight-asian="normal" style:font-name-complex="Ubuntu Mono1" style:font-size-complex="10pt" style:font-style-complex="normal" style:font-weight-complex="normal" style:text-overline-style="none" style:text-overline-color="font-color"/>
    </style:style>
    <style:style style:name="P358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1c02c3c" officeooo:paragraph-rsid="01c02c3c" style:font-name-asian="Ubuntu Mono1" style:font-size-asian="10pt" style:font-style-asian="normal" style:font-weight-asian="normal" style:font-name-complex="Ubuntu Mono1" style:font-size-complex="10pt" style:font-style-complex="normal" style:font-weight-complex="normal" style:text-overline-style="none" style:text-overline-color="font-color"/>
    </style:style>
    <style:style style:name="P359" style:family="paragraph" style:parent-style-name="Table_20_Contents">
      <style:paragraph-properties fo:line-height="100%"/>
      <style:text-properties fo:color="#c9211e" loext:opacity="100%" officeooo:rsid="03149d36" officeooo:paragraph-rsid="03149d36"/>
    </style:style>
    <style:style style:name="P360" style:family="paragraph" style:parent-style-name="Table_20_Contents">
      <style:paragraph-properties fo:line-height="100%"/>
      <style:text-properties fo:color="#c9211e" loext:opacity="100%"/>
    </style:style>
    <style:style style:name="P361" style:family="paragraph" style:parent-style-name="Table_20_Contents">
      <style:text-properties fo:color="#c9211e" loext:opacity="100%" officeooo:rsid="031a40f9" officeooo:paragraph-rsid="031a40f9"/>
    </style:style>
    <style:style style:name="P362" style:family="paragraph" style:parent-style-name="Standard">
      <style:text-properties officeooo:paragraph-rsid="02fd078b"/>
    </style:style>
    <style:style style:name="P363" style:family="paragraph" style:parent-style-name="Standard">
      <style:text-properties officeooo:paragraph-rsid="03149d36"/>
    </style:style>
    <style:style style:name="P364" style:family="paragraph" style:parent-style-name="Standard">
      <style:paragraph-properties fo:line-height="100%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" fo:font-size="10pt" officeooo:rsid="001f84db" officeooo:paragraph-rsid="001f84db" style:font-name-asian="Ubuntu Mono1" style:font-size-asian="10pt" style:font-name-complex="Ubuntu Mono1" style:font-size-complex="10pt"/>
    </style:style>
    <style:style style:name="P365" style:family="paragraph" style:parent-style-name="Standard">
      <style:paragraph-properties fo:line-height="100%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" fo:font-size="10pt" style:font-name-asian="Ubuntu Mono1" style:font-size-asian="10pt" style:font-name-complex="Ubuntu Mono1" style:font-size-complex="10pt"/>
    </style:style>
    <style:style style:name="P366" style:family="paragraph" style:parent-style-name="Standard">
      <style:paragraph-properties fo:line-height="100%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" fo:font-size="10pt" fo:language="en" fo:country="GB" style:font-name-asian="Ubuntu Mono1" style:font-size-asian="10pt" style:font-name-complex="Ubuntu Mono1" style:font-size-complex="10pt"/>
    </style:style>
    <style:style style:name="P367" style:family="paragraph" style:parent-style-name="Table_20_Contents">
      <style:paragraph-properties fo:line-height="100%"/>
      <style:text-properties officeooo:rsid="03149d36" officeooo:paragraph-rsid="03149d36"/>
    </style:style>
    <style:style style:name="P368" style:family="paragraph" style:parent-style-name="Table_20_Contents">
      <style:paragraph-properties fo:line-height="100%"/>
    </style:style>
    <style:style style:name="P369" style:family="paragraph" style:parent-style-name="Table_20_Contents">
      <style:paragraph-properties fo:line-height="100%"/>
      <style:text-properties officeooo:rsid="031536fe" officeooo:paragraph-rsid="031536fe"/>
    </style:style>
    <style:style style:name="P370" style:family="paragraph" style:parent-style-name="Table_20_Contents">
      <style:text-properties officeooo:rsid="031a40f9" officeooo:paragraph-rsid="031a40f9"/>
    </style:style>
    <style:style style:name="P371" style:family="paragraph" style:parent-style-name="Heading_20_1" style:master-page-name="Standard">
      <style:paragraph-properties fo:text-align="center" style:justify-single-word="false" style:page-number="1" fo:padding="0cm" fo:border="none">
        <style:tab-stops>
          <style:tab-stop style:position="2.54cm"/>
          <style:tab-stop style:position="8.509cm"/>
          <style:tab-stop style:position="9.462cm"/>
        </style:tab-stops>
      </style:paragraph-properties>
      <style:text-properties style:font-name="Arial1"/>
    </style:style>
    <style:style style:name="P372" style:family="paragraph" style:parent-style-name="Heading_20_1">
      <style:text-properties style:font-name="Arial1" officeooo:rsid="026e4942"/>
    </style:style>
    <style:style style:name="P373" style:family="paragraph" style:parent-style-name="Heading_20_1">
      <style:text-properties style:font-name="Arial1" officeooo:paragraph-rsid="0249b284"/>
    </style:style>
    <style:style style:name="P374" style:family="paragraph" style:parent-style-name="Heading_20_1" style:list-style-name="">
      <style:paragraph-properties fo:line-height="100%" fo:text-align="start" style:justify-single-word="false" fo:keep-together="auto" fo:orphans="0" fo:widows="0"/>
      <style:text-properties style:font-name="Arial1" officeooo:rsid="02c72fb4" officeooo:paragraph-rsid="02c72fb4"/>
    </style:style>
    <style:style style:name="P375" style:family="paragraph" style:parent-style-name="Heading_20_1">
      <style:paragraph-properties fo:break-before="page"/>
      <style:text-properties style:font-name="Arial1" officeooo:rsid="02c72fb4" officeooo:paragraph-rsid="02c72fb4"/>
    </style:style>
    <style:style style:name="P376" style:family="paragraph" style:parent-style-name="Heading_20_1">
      <style:text-properties style:font-name="Arial1" officeooo:rsid="01294f57" officeooo:paragraph-rsid="02dc2012"/>
    </style:style>
    <style:style style:name="P377" style:family="paragraph" style:parent-style-name="Heading_20_2">
      <style:text-properties style:font-name="Arial1"/>
    </style:style>
    <style:style style:name="P378" style:family="paragraph" style:parent-style-name="Heading_20_2" style:list-style-name="">
      <style:paragraph-properties fo:line-height="100%" fo:text-align="start" style:justify-single-word="false" fo:keep-together="auto" fo:orphans="0" fo:widows="0"/>
      <style:text-properties style:font-name="Arial1"/>
    </style:style>
    <style:style style:name="P379" style:family="paragraph" style:parent-style-name="Heading_20_2">
      <style:paragraph-properties fo:break-before="page"/>
      <style:text-properties style:font-name="Arial1"/>
    </style:style>
    <style:style style:name="P380" style:family="paragraph" style:parent-style-name="Heading_20_2">
      <style:text-properties style:font-name="Arial1" fo:language="en" fo:country="GB" officeooo:rsid="0281d936" officeooo:paragraph-rsid="0281d936"/>
    </style:style>
    <style:style style:name="P381" style:family="paragraph" style:parent-style-name="Heading_20_2">
      <style:text-properties style:font-name="Arial1" fo:language="en" fo:country="GB" officeooo:rsid="00b36f09" officeooo:paragraph-rsid="0281d936"/>
    </style:style>
    <style:style style:name="P382" style:family="paragraph" style:parent-style-name="Heading_20_2">
      <style:text-properties style:font-name="Arial1" officeooo:rsid="028cef73" officeooo:paragraph-rsid="028cef73"/>
    </style:style>
    <style:style style:name="P383" style:family="paragraph" style:parent-style-name="Heading_20_2">
      <style:text-properties style:font-name="Arial1" officeooo:paragraph-rsid="028cef73"/>
    </style:style>
    <style:style style:name="P384" style:family="paragraph" style:parent-style-name="Heading_20_2">
      <style:text-properties style:font-name="Arial1" officeooo:paragraph-rsid="0249b284"/>
    </style:style>
    <style:style style:name="P385" style:family="paragraph" style:parent-style-name="Heading_20_2">
      <style:text-properties style:font-name="Arial1" officeooo:paragraph-rsid="02a8c04e"/>
    </style:style>
    <style:style style:name="P386" style:family="paragraph" style:parent-style-name="Heading_20_2">
      <style:text-properties style:font-name="Arial1" officeooo:rsid="02a86675" officeooo:paragraph-rsid="02a86675"/>
    </style:style>
    <style:style style:name="P387" style:family="paragraph" style:parent-style-name="Heading_20_2">
      <style:text-properties style:font-name="Arial1" officeooo:rsid="02ab99b3" officeooo:paragraph-rsid="02ab99b3"/>
    </style:style>
    <style:style style:name="P388" style:family="paragraph" style:parent-style-name="Heading_20_2">
      <style:text-properties style:font-name="Arial1" officeooo:paragraph-rsid="02ab99b3"/>
    </style:style>
    <style:style style:name="P389" style:family="paragraph" style:parent-style-name="Heading_20_2">
      <style:text-properties style:font-name="Arial1" officeooo:rsid="02caacfa" officeooo:paragraph-rsid="02caacfa"/>
    </style:style>
    <style:style style:name="P390" style:family="paragraph" style:parent-style-name="Heading_20_2">
      <style:text-properties style:font-name="Arial1" officeooo:paragraph-rsid="02e0dd0e"/>
    </style:style>
    <style:style style:name="T1" style:family="text">
      <style:text-properties officeooo:rsid="03126449"/>
    </style:style>
    <style:style style:name="T2" style:family="text">
      <style:text-properties officeooo:rsid="02796a1e"/>
    </style:style>
    <style:style style:name="T3" style:family="text">
      <style:text-properties officeooo:rsid="001def59"/>
    </style:style>
    <style:style style:name="T4" style:family="text">
      <style:text-properties fo:language="en" fo:country="GB"/>
    </style:style>
    <style:style style:name="T5" style:family="text">
      <style:text-properties fo:language="en" fo:country="GB" style:font-name-asian="Source Code Pro" style:font-name-complex="Source Code Pro"/>
    </style:style>
    <style:style style:name="T6" style:family="text">
      <style:text-properties officeooo:rsid="007d0352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13f7d9b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177368d" style:text-blinking="false" fo:background-color="transparent" loext:char-shading-value="0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2b59c0e"/>
    </style:style>
    <style:style style:name="T12" style:family="text">
      <style:text-properties fo:font-variant="normal" fo:text-transform="none" fo:letter-spacing="normal" fo:font-style="normal" officeooo:rsid="02fd078b"/>
    </style:style>
    <style:style style:name="T13" style:family="text">
      <style:text-properties fo:font-variant="normal" fo:text-transform="none" fo:font-size="9.5pt" fo:letter-spacing="normal" fo:font-weight="normal" style:font-size-asian="9.5pt"/>
    </style:style>
    <style:style style:name="T14" style:family="text">
      <style:text-properties fo:font-variant="normal" fo:text-transform="none" fo:font-size="9.5pt" fo:letter-spacing="normal" fo:font-weight="normal" officeooo:rsid="02e0dd0e" style:font-size-asian="9.5pt"/>
    </style:style>
    <style:style style:name="T15" style:family="text">
      <style:text-properties officeooo:rsid="01192ee3"/>
    </style:style>
    <style:style style:name="T16" style:family="text">
      <style:text-properties officeooo:rsid="016eb24c"/>
    </style:style>
    <style:style style:name="T17" style:family="text">
      <style:text-properties officeooo:rsid="017722a1"/>
    </style:style>
    <style:style style:name="T18" style:family="text">
      <style:text-properties officeooo:rsid="01a67784"/>
    </style:style>
    <style:style style:name="T19" style:family="text">
      <style:text-properties officeooo:rsid="01bddaee"/>
    </style:style>
    <style:style style:name="T20" style:family="text">
      <style:text-properties officeooo:rsid="01c519ef"/>
    </style:style>
    <style:style style:name="T21" style:family="text">
      <style:text-properties officeooo:rsid="01c6cd47"/>
    </style:style>
    <style:style style:name="T22" style:family="text">
      <style:text-properties officeooo:rsid="01d71cb5"/>
    </style:style>
    <style:style style:name="T23" style:family="text">
      <style:text-properties officeooo:rsid="01d93b7a"/>
    </style:style>
    <style:style style:name="T24" style:family="text">
      <style:text-properties officeooo:rsid="01e713ee"/>
    </style:style>
    <style:style style:name="T25" style:family="text">
      <style:text-properties officeooo:rsid="0246a703"/>
    </style:style>
    <style:style style:name="T26" style:family="text">
      <style:text-properties officeooo:rsid="024caf4b"/>
    </style:style>
    <style:style style:name="T27" style:family="text">
      <style:text-properties officeooo:rsid="0267f88d"/>
    </style:style>
    <style:style style:name="T28" style:family="text">
      <style:text-properties officeooo:rsid="026d8b69"/>
    </style:style>
    <style:style style:name="T29" style:family="text">
      <style:text-properties officeooo:rsid="026e4942"/>
    </style:style>
    <style:style style:name="T30" style:family="text">
      <style:text-properties officeooo:rsid="0270b504"/>
    </style:style>
    <style:style style:name="T31" style:family="text">
      <style:text-properties officeooo:rsid="0277d3d7"/>
    </style:style>
    <style:style style:name="T32" style:family="text">
      <style:text-properties officeooo:rsid="02809ea9"/>
    </style:style>
    <style:style style:name="T33" style:family="text">
      <style:text-properties officeooo:rsid="0285cc9c"/>
    </style:style>
    <style:style style:name="T34" style:family="text">
      <style:text-properties officeooo:rsid="0296a805"/>
    </style:style>
    <style:style style:name="T35" style:family="text">
      <style:text-properties officeooo:rsid="029ff12e"/>
    </style:style>
    <style:style style:name="T36" style:family="text">
      <style:text-properties officeooo:rsid="02a23487"/>
    </style:style>
    <style:style style:name="T37" style:family="text">
      <style:text-properties officeooo:rsid="02a435e4"/>
    </style:style>
    <style:style style:name="T38" style:family="text">
      <style:text-properties officeooo:rsid="02a4ad47"/>
    </style:style>
    <style:style style:name="T39" style:family="text">
      <style:text-properties officeooo:rsid="02a75cb1"/>
    </style:style>
    <style:style style:name="T40" style:family="text">
      <style:text-properties officeooo:rsid="02a8c04e"/>
    </style:style>
    <style:style style:name="T41" style:family="text">
      <style:text-properties officeooo:rsid="02adae24"/>
    </style:style>
    <style:style style:name="T42" style:family="text">
      <style:text-properties officeooo:rsid="02b054b5"/>
    </style:style>
    <style:style style:name="T43" style:family="text">
      <style:text-properties officeooo:rsid="02b3014c"/>
    </style:style>
    <style:style style:name="T44" style:family="text">
      <style:text-properties officeooo:rsid="02b7afd8"/>
    </style:style>
    <style:style style:name="T45" style:family="text">
      <style:text-properties officeooo:rsid="02b8b300"/>
    </style:style>
    <style:style style:name="T46" style:family="text">
      <style:text-properties officeooo:rsid="02bb8650"/>
    </style:style>
    <style:style style:name="T47" style:family="text">
      <style:text-properties officeooo:rsid="02cd1bb3"/>
    </style:style>
    <style:style style:name="T48" style:family="text">
      <style:text-properties officeooo:rsid="02d270d8"/>
    </style:style>
    <style:style style:name="T49" style:family="text">
      <style:text-properties officeooo:rsid="02d39728"/>
    </style:style>
    <style:style style:name="T50" style:family="text">
      <style:text-properties officeooo:rsid="02d427d3"/>
    </style:style>
    <style:style style:name="T51" style:family="text">
      <style:text-properties officeooo:rsid="02d5f37e"/>
    </style:style>
    <style:style style:name="T52" style:family="text">
      <style:text-properties officeooo:rsid="02d92e01"/>
    </style:style>
    <style:style style:name="T53" style:family="text">
      <style:text-properties officeooo:rsid="02dc2012"/>
    </style:style>
    <style:style style:name="T54" style:family="text">
      <style:text-properties officeooo:rsid="02e0c3d1"/>
    </style:style>
    <style:style style:name="T55" style:family="text">
      <style:text-properties fo:font-size="9.5pt" style:font-size-asian="9.5pt"/>
    </style:style>
    <style:style style:name="T56" style:family="text">
      <style:text-properties style:text-line-through-style="none" style:text-line-through-type="none" fo:font-size="9.5pt" style:text-underline-style="none" style:font-size-asian="9.5pt"/>
    </style:style>
    <style:style style:name="T57" style:family="text">
      <style:text-properties style:text-line-through-style="none" style:text-line-through-type="none" fo:font-size="9.5pt" style:text-underline-style="none" officeooo:rsid="02e0dd0e" style:font-size-asian="9.5pt"/>
    </style:style>
    <style:style style:name="T58" style:family="text">
      <style:text-properties officeooo:rsid="02e0dd0e"/>
    </style:style>
    <style:style style:name="T59" style:family="text">
      <style:text-properties fo:color="#ff0000" loext:opacity="100%" fo:font-size="10pt" style:font-name-asian="Ubuntu Mono1" style:font-size-asian="10pt" style:font-name-complex="Ubuntu Mono1" style:font-size-complex="10pt"/>
    </style:style>
    <style:style style:name="T60" style:family="text">
      <style:text-properties officeooo:rsid="02e621b7"/>
    </style:style>
    <style:style style:name="T61" style:family="text">
      <style:text-properties officeooo:rsid="02e9920f"/>
    </style:style>
    <style:style style:name="T62" style:family="text">
      <style:text-properties officeooo:rsid="02eb8398"/>
    </style:style>
    <style:style style:name="T63" style:family="text">
      <style:text-properties officeooo:rsid="02ee4c09"/>
    </style:style>
    <style:style style:name="T64" style:family="text">
      <style:text-properties officeooo:rsid="02f0428f"/>
    </style:style>
    <style:style style:name="T65" style:family="text">
      <style:text-properties officeooo:rsid="02f3d25c"/>
    </style:style>
    <style:style style:name="T66" style:family="text">
      <style:text-properties fo:font-size="10pt" fo:language="en" fo:country="GB" officeooo:rsid="01b7f2e7" style:font-name-asian="Ubuntu Mono1" style:font-size-asian="10pt" style:font-name-complex="Ubuntu Mono1" style:font-size-complex="10pt"/>
    </style:style>
    <style:style style:name="T67" style:family="text">
      <style:text-properties fo:font-size="10pt" fo:language="en" fo:country="GB" officeooo:rsid="01c24495" style:font-name-asian="Ubuntu Mono1" style:font-size-asian="10pt" style:font-name-complex="Ubuntu Mono1" style:font-size-complex="10pt"/>
    </style:style>
    <style:style style:name="T68" style:family="text">
      <style:text-properties fo:font-size="10pt" style:font-name-asian="Ubuntu Mono1" style:font-size-asian="10pt" style:font-name-complex="Ubuntu Mono1" style:font-size-complex="10pt"/>
    </style:style>
    <style:style style:name="T69" style:family="text">
      <style:text-properties officeooo:rsid="02f922d7"/>
    </style:style>
    <style:style style:name="T70" style:family="text">
      <style:text-properties officeooo:rsid="02fcdb5e"/>
    </style:style>
    <style:style style:name="T71" style:family="text">
      <style:text-properties officeooo:rsid="02fd078b"/>
    </style:style>
    <style:style style:name="T72" style:family="text">
      <style:text-properties fo:font-style="normal"/>
    </style:style>
    <style:style style:name="T73" style:family="text">
      <style:text-properties officeooo:rsid="02fe88a2"/>
    </style:style>
    <style:style style:name="T74" style:family="text">
      <style:text-properties officeooo:rsid="0300e733"/>
    </style:style>
    <style:style style:name="T75" style:family="text">
      <style:text-properties officeooo:rsid="0302604d"/>
    </style:style>
    <style:style style:name="T76" style:family="text">
      <style:text-properties officeooo:rsid="03030847"/>
    </style:style>
    <style:style style:name="T77" style:family="text">
      <style:text-properties fo:color="#c9211e" loext:opacity="100%"/>
    </style:style>
    <style:style style:name="T78" style:family="text">
      <style:text-properties fo:color="#c9211e" loext:opacity="100%" officeooo:rsid="02fe88a2"/>
    </style:style>
    <style:style style:name="T79" style:family="text">
      <style:text-properties fo:color="#c9211e" loext:opacity="100%" officeooo:rsid="02fcdb5e"/>
    </style:style>
    <style:style style:name="T80" style:family="text">
      <style:text-properties officeooo:rsid="030470e5"/>
    </style:style>
    <style:style style:name="T81" style:family="text">
      <style:text-properties officeooo:rsid="0306cedf"/>
    </style:style>
    <style:style style:name="T82" style:family="text">
      <style:text-properties officeooo:rsid="030857b8"/>
    </style:style>
    <style:style style:name="T83" style:family="text">
      <style:text-properties officeooo:rsid="0308b41f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officeooo:rsid="030d195c"/>
    </style:style>
    <style:style style:name="T86" style:family="text">
      <style:text-properties officeooo:rsid="030eb6f5"/>
    </style:style>
    <style:style style:name="T87" style:family="text">
      <style:text-properties officeooo:rsid="03109b5d"/>
    </style:style>
    <style:style style:name="T88" style:family="text">
      <style:text-properties officeooo:rsid="03149d36"/>
    </style:style>
    <style:style style:name="T89" style:family="text">
      <style:text-properties officeooo:rsid="031536fe"/>
    </style:style>
    <style:style style:name="T90" style:family="text">
      <style:text-properties officeooo:rsid="0316c2de"/>
    </style:style>
    <style:style style:name="T91" style:family="text">
      <style:text-properties officeooo:rsid="0317f321"/>
    </style:style>
    <style:style style:name="T92" style:family="text">
      <style:text-properties officeooo:rsid="0319a992"/>
    </style:style>
    <style:style style:name="T93" style:family="text">
      <style:text-properties officeooo:rsid="031bee34"/>
    </style:style>
    <style:style style:name="T94" style:family="text">
      <style:text-properties officeooo:rsid="031d932b"/>
    </style:style>
    <style:style style:name="T95" style:family="text">
      <style:text-properties officeooo:rsid="03200c8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HidePrivateWord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1" text:outline-level="1"><text:bookmark-start text:name="__RefHeading___Toc15054_3727030152"/><text:span text:style-name="T28">PUNYFORTH v0.5 </text:span>GLOSSARY<text:span text:style-name="T29"> ------ for the ESP8266 Wifi module</text:span><text:bookmark-end text:name="__RefHeading___Toc15054_3727030152"/></text:h>
      <text:p text:style-name="P95">The purpose of this glossary is to provide a sorted list of words, their <text:span text:style-name="T15">stack </text:span>effects, and a short description <text:span text:style-name="T95">for </text:span><text:a xlink:type="simple" xlink:href="https://github.com/zeroflag/punyforth" text:style-name="Internet_20_link" text:visited-style-name="Visited_20_Internet_20_Link"><text:span text:style-name="T95">Punyforth</text:span></text:a><text:span text:style-name="T95"> for the ESP8266 hardware</text:span>. It is recommended to go to the relev<text:span text:style-name="T17">a</text:span>nt source code to glean more information if necessary.</text:p>
      <text:p text:style-name="P95"/>
      <text:p text:style-name="P96">Stack notation shows input parameters with the rightmost being the top of the stack<text:span text:style-name="T16">, input parameters on the left, output on the right, separated by --</text:span></text:p>
      <text:p text:style-name="P97">Where a word has a compile time and a run time behaviour, the two stack effects are shown as &lt;compile effect&gt; ; &lt;runtime effect&gt;</text:p>
      <text:p text:style-name="P97"/>
      <text:p text:style-name="P98">e.g. ( a b -- c )<text:tab/>A word removes the top two stack items<text:span text:style-name="T20"> as input parameters</text:span>, b is top of stack (tos). The word places c on the stack as the result</text:p>
      <text:p text:style-name="P99">e.g. ( n -- ; -- adr ) During compilation this word removes n from the stack. During execution the word leaves an address on the stack</text:p>
      <text:p text:style-name="P100">e.g <text:s/>( &lt;text&gt; n -- ) This word expects another word it will consume from the input stream and n<text:span text:style-name="T26"> that</text:span> it will pop off the stack as inputs </text:p>
      <text:p text:style-name="P95"/>
      <text:p text:style-name="P101"><text:span text:style-name="T18">The Code </text:span>Type<text:span text:style-name="T18"> column is coded as follows</text:span> - C - <text:span text:style-name="T24">Assembly language</text:span> word<text:span text:style-name="T47"> or</text:span> H - <text:span text:style-name="T24">H</text:span>igh level word</text:p>
      <text:p text:style-name="P102">Located in File indicates in which source file the definition can be found</text:p>
      <text:p text:style-name="P101"/>
      <text:p text:style-name="P236"><text:bookmark text:name="docs-internal-guid-0868b03d-7fff-44c6-ecc8-8fa1b985d7ac"/><text:span text:style-name="T7">Data is referred to as bytes (8 bits), words (16 bits), longs (32 bits) and doubles (64 bits). The Punyforth stacks are 32 bit</text:span><text:span text:style-name="T8"> wide, so types other than longs are padded or split when placed on the stack</text:span></text:p>
      <text:h text:style-name="P372" text:outline-level="1">CORE WORDS</text:h>
      <text:p text:style-name="P321">This section lists all the <text:span text:style-name="T29">core</text:span> words in <text:span text:style-name="T29">Punyforth</text:span>. These are words that are always available in the dictionary to write programs with.</text:p>
      <text:p text:style-name="P322"/>
      <text:p text:style-name="P317">NAME<text:tab/>STACK<text:span text:style-name="T22"> <text:s text:c="35"/>CODE <text:s text:c="2"/>LOCATED <text:s text:c="2"/><text:tab/><text:tab/> </text:span><text:tab/>DESCRIPTION</text:p>
      <text:p text:style-name="P319"><text:tab/> <text:s text:c="47"/>TYPE <text:s text:c="3"/><text:span text:style-name="T30">IN FILE</text:span></text:p>
      <text:h text:style-name="P377" text:outline-level="2"><text:bookmark-start text:name="__RefHeading___Toc15056_3727030152"/><text:span text:style-name="T21">DATA S</text:span>TACK<text:bookmark-end text:name="__RefHeading___Toc15056_372703015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1738488671904">
          <table:table-cell table:style-name="Table1.A1" office:value-type="string">
            <text:p text:style-name="P237">_s0</text:p>
          </table:table-cell>
          <table:table-cell table:style-name="Table1.A1" office:value-type="string">
            <text:p text:style-name="P237">( -- adr )</text:p>
          </table:table-cell>
          <table:table-cell table:style-name="Table1.A1" office:value-type="string">
            <text:p text:style-name="P237">C</text:p>
          </table:table-cell>
          <table:table-cell table:style-name="Table1.A1" office:value-type="string">
            <text:p text:style-name="P237">words.s</text:p>
          </table:table-cell>
          <table:table-cell table:style-name="Table1.A1" office:value-type="string">
            <text:p text:style-name="P237">Address of stack pointer</text:p>
          </table:table-cell>
        </table:table-row>
        <table:table-row table:style-name="TableLine1738488656944">
          <table:table-cell table:style-name="Table1.A1" office:value-type="string">
            <text:p text:style-name="P238">-rot</text:p>
          </table:table-cell>
          <table:table-cell table:style-name="Table1.A1" office:value-type="string">
            <text:p text:style-name="P239"><text:s/>( <text:span text:style-name="T43">n1 n2 n3</text:span> -- <text:span text:style-name="T43">n3</text:span> <text:span text:style-name="T43">n1</text:span> <text:span text:style-name="T43">n2</text:span> ) </text:p>
          </table:table-cell>
          <table:table-cell table:style-name="Table1.A1" office:value-type="string">
            <text:p text:style-name="P238">C</text:p>
          </table:table-cell>
          <table:table-cell table:style-name="Table1.A1" office:value-type="string">
            <text:p text:style-name="P238">ext.s</text:p>
          </table:table-cell>
          <table:table-cell table:style-name="Table1.A1" office:value-type="string">
            <text:p text:style-name="P238">tos moved to 3rd entry</text:p>
          </table:table-cell>
        </table:table-row>
        <table:table-row table:style-name="TableLine1738488657216">
          <table:table-cell table:style-name="Table1.A1" office:value-type="string">
            <text:p text:style-name="P91">?dup</text:p>
          </table:table-cell>
          <table:table-cell table:style-name="Table1.A1" office:value-type="string">
            <text:p text:style-name="P91">( n -- n<text:span text:style-name="T62"> </text:span>n )<text:span text:style-name="T62"> if n&lt;&gt;0</text:span> else ( n -- n ) </text:p>
          </table:table-cell>
          <table:table-cell table:style-name="Table1.A1" office:value-type="string">
            <text:p text:style-name="P90">H</text:p>
          </table:table-cell>
          <table:table-cell table:style-name="Table1.A1" office:value-type="string">
            <text:p text:style-name="P89">core.forth</text:p>
          </table:table-cell>
          <table:table-cell table:style-name="Table1.A1" office:value-type="string">
            <text:p text:style-name="P91">if n &lt;&gt; 0, then duplicate n</text:p>
          </table:table-cell>
        </table:table-row>
        <table:table-row table:style-name="TableLine1738488657760">
          <table:table-cell table:style-name="Table1.A1" office:value-type="string">
            <text:p text:style-name="P238">2drop</text:p>
          </table:table-cell>
          <table:table-cell table:style-name="Table1.A1" office:value-type="string">
            <text:p text:style-name="P238">( n1 n2 -- )</text:p>
          </table:table-cell>
          <table:table-cell table:style-name="Table1.A1" office:value-type="string">
            <text:p text:style-name="P238">C</text:p>
          </table:table-cell>
          <table:table-cell table:style-name="Table1.A1" office:value-type="string">
            <text:p text:style-name="P238">ext.s</text:p>
          </table:table-cell>
          <table:table-cell table:style-name="Table1.A1" office:value-type="string">
            <text:p text:style-name="P238">drop top 2 entries from stack</text:p>
          </table:table-cell>
        </table:table-row>
        <table:table-row table:style-name="TableLine1738488659392">
          <table:table-cell table:style-name="Table1.A1" office:value-type="string">
            <text:p text:style-name="P92">2dup</text:p>
          </table:table-cell>
          <table:table-cell table:style-name="Table1.A1" office:value-type="string">
            <text:p text:style-name="P92">( n1 n2 -- n1 n2 n1 n2 )</text:p>
          </table:table-cell>
          <table:table-cell table:style-name="Table1.A1" office:value-type="string">
            <text:p text:style-name="P238">C</text:p>
          </table:table-cell>
          <table:table-cell table:style-name="Table1.A1" office:value-type="string">
            <text:p text:style-name="P238">ext.s</text:p>
          </table:table-cell>
          <table:table-cell table:style-name="Table1.A1" office:value-type="string">
            <text:p text:style-name="P238">duplicate top 2 entries from stack</text:p>
          </table:table-cell>
        </table:table-row>
        <table:table-row table:style-name="TableLine1738488677616">
          <table:table-cell table:style-name="Table1.A1" office:value-type="string">
            <text:p text:style-name="P93">2over</text:p>
          </table:table-cell>
          <table:table-cell table:style-name="Table1.A1" office:value-type="string">
            <text:p text:style-name="P93">( n1 n2 n3 n4 -- n1 n2 n3 n4 n1 n2 )</text:p>
          </table:table-cell>
          <table:table-cell table:style-name="Table1.A1" office:value-type="string">
            <text:p text:style-name="P103">C</text:p>
          </table:table-cell>
          <table:table-cell table:style-name="Table1.A1" office:value-type="string">
            <text:p text:style-name="P103">primitives.s</text:p>
          </table:table-cell>
          <table:table-cell table:style-name="Table1.A1" office:value-type="string">
            <text:p text:style-name="P93">copy 3rd and 4th entry to tos</text:p>
          </table:table-cell>
        </table:table-row>
        <table:table-row table:style-name="TableLine1738488678704">
          <table:table-cell table:style-name="Table1.A1" office:value-type="string">
            <text:p text:style-name="P240">2swap</text:p>
          </table:table-cell>
          <table:table-cell table:style-name="Table1.A1" office:value-type="string">
            <text:p text:style-name="P240">( n1 n2 n3 n4 -- n3 n4 n1 n2 )</text:p>
          </table:table-cell>
          <table:table-cell table:style-name="Table1.A1" office:value-type="string">
            <text:p text:style-name="P103">C</text:p>
          </table:table-cell>
          <table:table-cell table:style-name="Table1.A1" office:value-type="string">
            <text:p text:style-name="P103">primitives.s</text:p>
          </table:table-cell>
          <table:table-cell table:style-name="Table1.A1" office:value-type="string">
            <text:p text:style-name="P240">swap top two pairs</text:p>
          </table:table-cell>
        </table:table-row>
        <table:table-row table:style-name="TableLine1738488677888">
          <table:table-cell table:style-name="Table1.A1" office:value-type="string">
            <text:p text:style-name="P241">3drop</text:p>
          </table:table-cell>
          <table:table-cell table:style-name="Table1.A1" office:value-type="string">
            <text:p text:style-name="P328"><text:span text:style-name="T10">( </text:span><text:span text:style-name="T11">n1 n2 n3 </text:span><text:span text:style-name="T10"><text:s/>-- )</text:span> </text:p>
          </table:table-cell>
          <table:table-cell table:style-name="Table1.A1" office:value-type="string">
            <text:p text:style-name="P90">H</text:p>
          </table:table-cell>
          <table:table-cell table:style-name="Table1.A1" office:value-type="string">
            <text:p text:style-name="P89">core.forth</text:p>
          </table:table-cell>
          <table:table-cell table:style-name="Table1.A1" office:value-type="string">
            <text:p text:style-name="P90">Remove the top 3 items on the stack</text:p>
          </table:table-cell>
        </table:table-row>
        <table:table-row table:style-name="TableLine1738488680880">
          <table:table-cell table:style-name="Table1.A1" office:value-type="string">
            <text:p text:style-name="P242">3dup</text:p>
          </table:table-cell>
          <table:table-cell table:style-name="Table1.A1" office:value-type="string">
            <text:p text:style-name="P329"><text:span text:style-name="T10">( </text:span><text:span text:style-name="T11">n1 n2 n3 </text:span><text:span text:style-name="T10">-- </text:span><text:span text:style-name="T11">n1 n2 n3 n1 n2 n3 </text:span><text:span text:style-name="T10">)</text:span> </text:p>
          </table:table-cell>
          <table:table-cell table:style-name="Table1.A1" office:value-type="string">
            <text:p text:style-name="P90">H</text:p>
          </table:table-cell>
          <table:table-cell table:style-name="Table1.A1" office:value-type="string">
            <text:p text:style-name="P89">core.forth</text:p>
          </table:table-cell>
          <table:table-cell table:style-name="Table1.A1" office:value-type="string">
            <text:p text:style-name="P90">Duplicate the top 3 items on the stack</text:p>
          </table:table-cell>
        </table:table-row>
        <table:table-row table:style-name="TableLine1738488678160">
          <table:table-cell table:style-name="Table1.A1" office:value-type="string">
            <text:p text:style-name="P238">4drop</text:p>
          </table:table-cell>
          <table:table-cell table:style-name="Table1.A1" office:value-type="string">
            <text:p text:style-name="P238">( n1 n2 n3 n4 -- )</text:p>
          </table:table-cell>
          <table:table-cell table:style-name="Table1.A1" office:value-type="string">
            <text:p text:style-name="P238">C</text:p>
          </table:table-cell>
          <table:table-cell table:style-name="Table1.A1" office:value-type="string">
            <text:p text:style-name="P238">ext.s</text:p>
          </table:table-cell>
          <table:table-cell table:style-name="Table1.A1" office:value-type="string">
            <text:p text:style-name="P238">drop top 4 entries from stack</text:p>
          </table:table-cell>
        </table:table-row>
        <table:table-row table:style-name="TableLine1738488678976">
          <table:table-cell table:style-name="Table1.A1" office:value-type="string">
            <text:p text:style-name="P94">depth</text:p>
          </table:table-cell>
          <table:table-cell table:style-name="Table1.A1" office:value-type="string">
            <text:p text:style-name="P94">( -- n )</text:p>
          </table:table-cell>
          <table:table-cell table:style-name="Table1.A1" office:value-type="string">
            <text:p text:style-name="P90">H</text:p>
          </table:table-cell>
          <table:table-cell table:style-name="Table1.A1" office:value-type="string">
            <text:p text:style-name="P89">core.forth</text:p>
          </table:table-cell>
          <table:table-cell table:style-name="Table1.A1" office:value-type="string">
            <text:p text:style-name="P94">returns the present depth of the statck</text:p>
          </table:table-cell>
        </table:table-row>
        <table:table-row table:style-name="TableLine1738488679248">
          <table:table-cell table:style-name="Table1.A1" office:value-type="string">
            <text:p text:style-name="P243">drop</text:p>
          </table:table-cell>
          <table:table-cell table:style-name="Table1.A1" office:value-type="string">
            <text:p text:style-name="P243">(n -- )</text:p>
          </table:table-cell>
          <table:table-cell table:style-name="Table1.A1" office:value-type="string">
            <text:p text:style-name="P103">C</text:p>
          </table:table-cell>
          <table:table-cell table:style-name="Table1.A1" office:value-type="string">
            <text:p text:style-name="P103">primitives.s</text:p>
          </table:table-cell>
          <table:table-cell table:style-name="Table1.A1" office:value-type="string">
            <text:p text:style-name="P243">remove tos</text:p>
          </table:table-cell>
        </table:table-row>
        <table:table-row table:style-name="TableLine1738488675440">
          <table:table-cell table:style-name="Table1.A1" office:value-type="string">
            <text:p text:style-name="P244">dup</text:p>
          </table:table-cell>
          <table:table-cell table:style-name="Table1.A1" office:value-type="string">
            <text:p text:style-name="P244">(n -- n n )</text:p>
          </table:table-cell>
          <table:table-cell table:style-name="Table1.A1" office:value-type="string">
            <text:p text:style-name="P103">C</text:p>
          </table:table-cell>
          <table:table-cell table:style-name="Table1.A1" office:value-type="string">
            <text:p text:style-name="P103">primitives.s</text:p>
          </table:table-cell>
          <table:table-cell table:style-name="Table1.A1" office:value-type="string">
            <text:p text:style-name="P244">copy tos</text:p>
          </table:table-cell>
        </table:table-row>
        <table:table-row table:style-name="TableLine1738488678432">
          <table:table-cell table:style-name="Table1.A1" office:value-type="string">
            <text:p text:style-name="P245">nip</text:p>
          </table:table-cell>
          <table:table-cell table:style-name="Table1.A1" office:value-type="string">
            <text:p text:style-name="P245">( n1 n2 -- n2 )</text:p>
          </table:table-cell>
          <table:table-cell table:style-name="Table1.A1" office:value-type="string">
            <text:p text:style-name="P245">C</text:p>
          </table:table-cell>
          <table:table-cell table:style-name="Table1.A1" office:value-type="string">
            <text:p text:style-name="P245">words.s</text:p>
          </table:table-cell>
          <table:table-cell table:style-name="Table1.A1" office:value-type="string">
            <text:p text:style-name="P245">Drop 2nd entry from stack</text:p>
          </table:table-cell>
        </table:table-row>
        <table:table-row table:style-name="TableLine1738488674624">
          <table:table-cell table:style-name="Table1.A1" office:value-type="string">
            <text:p text:style-name="P238">over</text:p>
          </table:table-cell>
          <table:table-cell table:style-name="Table1.A1" office:value-type="string">
            <text:p text:style-name="P238">( n1 n2 -- n1 n2 n1 )</text:p>
          </table:table-cell>
          <table:table-cell table:style-name="Table1.A1" office:value-type="string">
            <text:p text:style-name="P238">C</text:p>
          </table:table-cell>
          <table:table-cell table:style-name="Table1.A1" office:value-type="string">
            <text:p text:style-name="P238">ext.s</text:p>
          </table:table-cell>
          <table:table-cell table:style-name="Table1.A1" office:value-type="string">
            <text:p text:style-name="P238">copy 2nd entry to tos</text:p>
          </table:table-cell>
        </table:table-row>
        <table:table-row table:style-name="TableLine1738488679520">
          <table:table-cell table:style-name="Table1.A1" office:value-type="string">
            <text:p text:style-name="P240">rot</text:p>
          </table:table-cell>
          <table:table-cell table:style-name="Table1.A1" office:value-type="string">
            <text:p text:style-name="P239"><text:s/>( <text:span text:style-name="T37">n1</text:span> <text:span text:style-name="T37">n2</text:span> <text:span text:style-name="T37">n3 </text:span>-- <text:span text:style-name="T37">n2</text:span> <text:span text:style-name="T37">n3</text:span> <text:span text:style-name="T37">n1</text:span> )</text:p>
          </table:table-cell>
          <table:table-cell table:style-name="Table1.A1" office:value-type="string">
            <text:p text:style-name="P103">C</text:p>
          </table:table-cell>
          <table:table-cell table:style-name="Table1.A1" office:value-type="string">
            <text:p text:style-name="P103">primitives.s</text:p>
          </table:table-cell>
          <table:table-cell table:style-name="Table1.A1" office:value-type="string">
            <text:p text:style-name="P240">rotate 3rd entry to tos</text:p>
          </table:table-cell>
        </table:table-row>
        <table:table-row table:style-name="TableLine1738488680608">
          <table:table-cell table:style-name="Table1.A1" office:value-type="string">
            <text:p text:style-name="P248">s0</text:p>
          </table:table-cell>
          <table:table-cell table:style-name="Table1.A1" office:value-type="string">
            <text:p text:style-name="P248">( -- adr )</text:p>
          </table:table-cell>
          <table:table-cell table:style-name="Table1.A1" office:value-type="string">
            <text:p text:style-name="P90">H</text:p>
          </table:table-cell>
          <table:table-cell table:style-name="Table1.A1" office:value-type="string">
            <text:p text:style-name="P89">core.forth</text:p>
          </table:table-cell>
          <table:table-cell table:style-name="Table1.A1" office:value-type="string">
            <text:p text:style-name="P248">returns the address of the bottom of the stack</text:p>
          </table:table-cell>
        </table:table-row>
        <table:table-row table:style-name="TableLine1738488677072">
          <table:table-cell table:style-name="Table1.A1" office:value-type="string">
            <text:p text:style-name="P246">sp!</text:p>
          </table:table-cell>
          <table:table-cell table:style-name="Table1.A1" office:value-type="string">
            <text:p text:style-name="P246">( adr -- )</text:p>
          </table:table-cell>
          <table:table-cell table:style-name="Table1.A1" office:value-type="string">
            <text:p text:style-name="P103">C</text:p>
          </table:table-cell>
          <table:table-cell table:style-name="Table1.A1" office:value-type="string">
            <text:p text:style-name="P103">primitives.s</text:p>
          </table:table-cell>
          <table:table-cell table:style-name="Table1.A1" office:value-type="string">
            <text:p text:style-name="P103">set stack pointer to adr</text:p>
          </table:table-cell>
        </table:table-row>
        <table:table-row table:style-name="TableLine1738488675984">
          <table:table-cell table:style-name="Table1.A1" office:value-type="string">
            <text:p text:style-name="P246">sp@</text:p>
          </table:table-cell>
          <table:table-cell table:style-name="Table1.A1" office:value-type="string">
            <text:p text:style-name="P246">( -- adr )</text:p>
          </table:table-cell>
          <table:table-cell table:style-name="Table1.A1" office:value-type="string">
            <text:p text:style-name="P103">C</text:p>
          </table:table-cell>
          <table:table-cell table:style-name="Table1.A1" office:value-type="string">
            <text:p text:style-name="P103">primitives.s</text:p>
          </table:table-cell>
          <table:table-cell table:style-name="Table1.A1" office:value-type="string">
            <text:p text:style-name="P103">read stack ptr adr</text:p>
          </table:table-cell>
        </table:table-row>
        <table:table-row table:style-name="TableLine1738488675712">
          <table:table-cell table:style-name="Table1.A1" office:value-type="string">
            <text:p text:style-name="P243">swap</text:p>
          </table:table-cell>
          <table:table-cell table:style-name="Table1.A1" office:value-type="string">
            <text:p text:style-name="P243">(n1 n2 -- n2 n1 )</text:p>
          </table:table-cell>
          <table:table-cell table:style-name="Table1.A1" office:value-type="string">
            <text:p text:style-name="P103">C</text:p>
          </table:table-cell>
          <table:table-cell table:style-name="Table1.A1" office:value-type="string">
            <text:p text:style-name="P103">primitives.s</text:p>
          </table:table-cell>
          <table:table-cell table:style-name="Table1.A1" office:value-type="string">
            <text:p text:style-name="P243">swap top two entries</text:p>
          </table:table-cell>
        </table:table-row>
        <table:table-row table:style-name="TableLine1738488680064">
          <table:table-cell table:style-name="Table1.A1" office:value-type="string">
            <text:p text:style-name="P245">tuck</text:p>
          </table:table-cell>
          <table:table-cell table:style-name="Table1.A1" office:value-type="string">
            <text:p text:style-name="P245">( n1 n2 -- n2 n1 n2 )</text:p>
          </table:table-cell>
          <table:table-cell table:style-name="Table1.A1" office:value-type="string">
            <text:p text:style-name="P245">C</text:p>
          </table:table-cell>
          <table:table-cell table:style-name="Table1.A1" office:value-type="string">
            <text:p text:style-name="P245">words.s</text:p>
          </table:table-cell>
          <table:table-cell table:style-name="Table1.A1" office:value-type="string">
            <text:p text:style-name="P245">Copy tos under 2nd entry</text:p>
          </table:table-cell>
        </table:table-row>
      </table:table>
      <text:h text:style-name="P377" text:outline-level="2"><text:bookmark-start text:name="__RefHeading___Toc15058_3727030152"/><text:span text:style-name="T3">R</text:span>ETURN STACK<text:bookmark-end text:name="__RefHeading___Toc15058_3727030152"/></text:h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row table:style-name="TableLine1738488673808">
          <table:table-cell table:style-name="Table29.A1" office:value-type="string">
            <text:p text:style-name="P104">_r0</text:p>
          </table:table-cell>
          <table:table-cell table:style-name="Table29.A1" office:value-type="string">
            <text:p text:style-name="P104">( -- adr )</text:p>
          </table:table-cell>
          <table:table-cell table:style-name="Table29.A1" office:value-type="string">
            <text:p text:style-name="P104">C</text:p>
          </table:table-cell>
          <table:table-cell table:style-name="Table29.A1" office:value-type="string">
            <text:p text:style-name="P104">words.s</text:p>
          </table:table-cell>
          <table:table-cell table:style-name="Table29.A1" office:value-type="string">
            <text:p text:style-name="P104">returns address of return stack pointer</text:p>
          </table:table-cell>
        </table:table-row>
        <table:table-row table:style-name="TableLine1738488677344">
          <table:table-cell table:style-name="Table29.A1" office:value-type="string">
            <text:p text:style-name="P106">&gt;r</text:p>
          </table:table-cell>
          <table:table-cell table:style-name="Table29.A1" office:value-type="string">
            <text:p text:style-name="P106">( n -- )</text:p>
          </table:table-cell>
          <table:table-cell table:style-name="Table29.A1" office:value-type="string">
            <text:p text:style-name="P103">C</text:p>
          </table:table-cell>
          <table:table-cell table:style-name="Table29.A1" office:value-type="string">
            <text:p text:style-name="P103">primitives.s</text:p>
          </table:table-cell>
          <table:table-cell table:style-name="Table29.A1" office:value-type="string">
            <text:p text:style-name="P106">pop tos and place on return stack</text:p>
          </table:table-cell>
        </table:table-row>
        <table:table-row table:style-name="TableLine1738488681424">
          <table:table-cell table:style-name="Table29.A1" office:value-type="string">
            <text:p text:style-name="P107">r@</text:p>
          </table:table-cell>
          <table:table-cell table:style-name="Table29.A1" office:value-type="string">
            <text:p text:style-name="P107">( -- n )</text:p>
          </table:table-cell>
          <table:table-cell table:style-name="Table29.A1" office:value-type="string">
            <text:p text:style-name="P107">C</text:p>
          </table:table-cell>
          <table:table-cell table:style-name="Table29.A1" office:value-type="string">
            <text:p text:style-name="P107">ext.s</text:p>
          </table:table-cell>
          <table:table-cell table:style-name="Table29.A1" office:value-type="string">
            <text:p text:style-name="P107">copy top of rstack to tos</text:p>
          </table:table-cell>
        </table:table-row>
        <table:table-row table:style-name="TableLine1738488681696">
          <table:table-cell table:style-name="Table29.A1" office:value-type="string">
            <text:p text:style-name="P106">r&gt;</text:p>
          </table:table-cell>
          <table:table-cell table:style-name="Table29.A1" office:value-type="string">
            <text:p text:style-name="P106">( -- n )</text:p>
          </table:table-cell>
          <table:table-cell table:style-name="Table29.A1" office:value-type="string">
            <text:p text:style-name="P103">C</text:p>
          </table:table-cell>
          <table:table-cell table:style-name="Table29.A1" office:value-type="string">
            <text:p text:style-name="P103">primitives.s</text:p>
          </table:table-cell>
          <table:table-cell table:style-name="Table29.A1" office:value-type="string">
            <text:p text:style-name="P106">pop n from return stack and place tos</text:p>
          </table:table-cell>
        </table:table-row>
        <table:table-row table:style-name="Table29.5">
          <table:table-cell table:style-name="Table29.A1" office:value-type="string">
            <text:p text:style-name="P109">r0</text:p>
          </table:table-cell>
          <table:table-cell table:style-name="Table29.A1" office:value-type="string">
            <text:p text:style-name="P109">( -- adr )</text:p>
          </table:table-cell>
          <table:table-cell table:style-name="Table29.A1" office:value-type="string">
            <text:p text:style-name="P5">H</text:p>
          </table:table-cell>
          <table:table-cell table:style-name="Table29.A1" office:value-type="string">
            <text:p text:style-name="P5">core.forth</text:p>
          </table:table-cell>
          <table:table-cell table:style-name="Table29.A1" office:value-type="string">
            <text:p text:style-name="P247">returns the address of the bottom of the return stack</text:p>
          </table:table-cell>
        </table:table-row>
        <table:table-row table:style-name="Table29.5">
          <table:table-cell table:style-name="Table29.A1" office:value-type="string">
            <text:p text:style-name="P109">rdepth</text:p>
          </table:table-cell>
          <table:table-cell table:style-name="Table29.A1" office:value-type="string">
            <text:p text:style-name="P109">( -- n )</text:p>
          </table:table-cell>
          <table:table-cell table:style-name="Table29.A1" office:value-type="string">
            <text:p text:style-name="P5">H</text:p>
          </table:table-cell>
          <table:table-cell table:style-name="Table29.A1" office:value-type="string">
            <text:p text:style-name="P5">core.forth</text:p>
          </table:table-cell>
          <table:table-cell table:style-name="Table29.A1" office:value-type="string">
            <text:p text:style-name="P109">r<text:span text:style-name="T5">eturns the present depth of the stack</text:span></text:p>
          </table:table-cell>
        </table:table-row>
        <table:table-row table:style-name="Table29.5">
          <table:table-cell table:style-name="Table29.A1" office:value-type="string">
            <text:p text:style-name="P103">rp!</text:p>
          </table:table-cell>
          <table:table-cell table:style-name="Table29.A1" office:value-type="string">
            <text:p text:style-name="P103">( adr -- )</text:p>
          </table:table-cell>
          <table:table-cell table:style-name="Table29.A1" office:value-type="string">
            <text:p text:style-name="P103">C</text:p>
          </table:table-cell>
          <table:table-cell table:style-name="Table29.A1" office:value-type="string">
            <text:p text:style-name="P103">primitives.s</text:p>
          </table:table-cell>
          <table:table-cell table:style-name="Table29.A1" office:value-type="string">
            <text:p text:style-name="P103">set return stack pointer to adr</text:p>
          </table:table-cell>
        </table:table-row>
        <table:table-row table:style-name="Table29.5">
          <table:table-cell table:style-name="Table29.A1" office:value-type="string">
            <text:p text:style-name="P103">rp@</text:p>
          </table:table-cell>
          <table:table-cell table:style-name="Table29.A1" office:value-type="string">
            <text:p text:style-name="P103">( -- adr )</text:p>
          </table:table-cell>
          <table:table-cell table:style-name="Table29.A1" office:value-type="string">
            <text:p text:style-name="P103">C</text:p>
          </table:table-cell>
          <table:table-cell table:style-name="Table29.A1" office:value-type="string">
            <text:p text:style-name="P103">primitives.s</text:p>
          </table:table-cell>
          <table:table-cell table:style-name="Table29.A1" office:value-type="string">
            <text:p text:style-name="P103">read return stack ptr adr</text:p>
          </table:table-cell>
        </table:table-row>
      </table:table>
      <text:h text:style-name="P377" text:outline-level="2"><text:bookmark-start text:name="__RefHeading___Toc15060_3727030152"/>LOGICAL<text:bookmark-end text:name="__RefHeading___Toc15060_3727030152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Line1738488682784">
          <table:table-cell table:style-name="Table8.A1" office:value-type="string">
            <text:p text:style-name="P110">and</text:p>
          </table:table-cell>
          <table:table-cell table:style-name="Table8.A1" office:value-type="string">
            <text:p text:style-name="P112">( n1 n2 -- n3 )</text:p>
          </table:table-cell>
          <table:table-cell table:style-name="Table8.A1" office:value-type="string">
            <text:p text:style-name="P111">C</text:p>
          </table:table-cell>
          <table:table-cell table:style-name="Table8.A1" office:value-type="string">
            <text:p text:style-name="P111">primitives.s</text:p>
          </table:table-cell>
          <table:table-cell table:style-name="Table8.A1" office:value-type="string">
            <text:p text:style-name="P112">n3 = n1 <text:span text:style-name="T37">and</text:span> n2</text:p>
          </table:table-cell>
        </table:table-row>
        <table:table-row table:style-name="TableLine1738488552496">
          <table:table-cell table:style-name="Table8.A1" office:value-type="string">
            <text:p text:style-name="P111">invert</text:p>
          </table:table-cell>
          <table:table-cell table:style-name="Table8.A1" office:value-type="string">
            <text:p text:style-name="P111">( n1 -- n2 ) </text:p>
          </table:table-cell>
          <table:table-cell table:style-name="Table8.A1" office:value-type="string">
            <text:p text:style-name="P111">C</text:p>
          </table:table-cell>
          <table:table-cell table:style-name="Table8.A1" office:value-type="string">
            <text:p text:style-name="P111">primitives.s</text:p>
          </table:table-cell>
          <table:table-cell table:style-name="Table8.A1" office:value-type="string">
            <text:p text:style-name="P111">n2 = not n1 - all bits inverted</text:p>
          </table:table-cell>
        </table:table-row>
        <table:table-row table:style-name="TableLine1738488566096">
          <table:table-cell table:style-name="Table8.A1" office:value-type="string">
            <text:p text:style-name="P113">nop</text:p>
          </table:table-cell>
          <table:table-cell table:style-name="Table8.A1" office:value-type="string">
            <text:p text:style-name="P113">( -- )</text:p>
          </table:table-cell>
          <table:table-cell table:style-name="Table8.A1" office:value-type="string">
            <text:p text:style-name="P113">H</text:p>
          </table:table-cell>
          <table:table-cell table:style-name="Table8.A1" office:value-type="string">
            <text:p text:style-name="P113">core.forth</text:p>
          </table:table-cell>
          <table:table-cell table:style-name="Table8.A1" office:value-type="string">
            <text:p text:style-name="P113">Do nothing</text:p>
          </table:table-cell>
        </table:table-row>
        <table:table-row table:style-name="TableLine1738488559296">
          <table:table-cell table:style-name="Table8.A1" office:value-type="string">
            <text:p text:style-name="P110">or</text:p>
          </table:table-cell>
          <table:table-cell table:style-name="Table8.A1" office:value-type="string">
            <text:p text:style-name="P112">( n1 n2 -- n3 )</text:p>
          </table:table-cell>
          <table:table-cell table:style-name="Table8.A1" office:value-type="string">
            <text:p text:style-name="P111">C</text:p>
          </table:table-cell>
          <table:table-cell table:style-name="Table8.A1" office:value-type="string">
            <text:p text:style-name="P111">primitives.s</text:p>
          </table:table-cell>
          <table:table-cell table:style-name="Table8.A1" office:value-type="string">
            <text:p text:style-name="P112">n3 = n1 <text:span text:style-name="T37">or</text:span> n2</text:p>
          </table:table-cell>
        </table:table-row>
        <table:table-row table:style-name="TableLine1738488554672">
          <table:table-cell table:style-name="Table8.A1" office:value-type="string">
            <text:p text:style-name="P111">rshift</text:p>
          </table:table-cell>
          <table:table-cell table:style-name="Table8.A1" office:value-type="string">
            <text:p text:style-name="P111">( n shift -- )</text:p>
          </table:table-cell>
          <table:table-cell table:style-name="Table8.A1" office:value-type="string">
            <text:p text:style-name="P111">C</text:p>
          </table:table-cell>
          <table:table-cell table:style-name="Table8.A1" office:value-type="string">
            <text:p text:style-name="P111">primitives.s</text:p>
          </table:table-cell>
          <table:table-cell table:style-name="Table8.A1" office:value-type="string">
            <text:p text:style-name="P111">Shift n 'shift' places right</text:p>
          </table:table-cell>
        </table:table-row>
        <table:table-row table:style-name="TableLine1738488569360">
          <table:table-cell table:style-name="Table8.A1" office:value-type="string">
            <text:p text:style-name="P112">xor</text:p>
          </table:table-cell>
          <table:table-cell table:style-name="Table8.A1" office:value-type="string">
            <text:p text:style-name="P112">( n1 n2 -- n3 )</text:p>
          </table:table-cell>
          <table:table-cell table:style-name="Table8.A1" office:value-type="string">
            <text:p text:style-name="P111">C</text:p>
          </table:table-cell>
          <table:table-cell table:style-name="Table8.A1" office:value-type="string">
            <text:p text:style-name="P111">primitives.s</text:p>
          </table:table-cell>
          <table:table-cell table:style-name="Table8.A1" office:value-type="string">
            <text:p text:style-name="P112">n3 = n1 xor n2</text:p>
          </table:table-cell>
        </table:table-row>
      </table:table>
      <text:h text:style-name="P377" text:outline-level="2"><text:bookmark-start text:name="__RefHeading___Toc15062_3727030152"/>COMPARISON<text:bookmark-end text:name="__RefHeading___Toc15062_3727030152"/>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Line1738488675168">
          <table:table-cell table:style-name="Table16.A1" office:value-type="string">
            <text:p text:style-name="P106">&lt;</text:p>
          </table:table-cell>
          <table:table-cell table:style-name="Table16.A1" office:value-type="string">
            <text:p text:style-name="P106">( n1 n2 -- flg )</text:p>
          </table:table-cell>
          <table:table-cell table:style-name="Table16.A1" office:value-type="string">
            <text:p text:style-name="P106">C</text:p>
          </table:table-cell>
          <table:table-cell table:style-name="Table16.A1" office:value-type="string">
            <text:p text:style-name="P106">primitives.s</text:p>
          </table:table-cell>
          <table:table-cell table:style-name="Table16.A1" office:value-type="string">
            <text:p text:style-name="P106">flg = true if n1 &lt; n2</text:p>
          </table:table-cell>
        </table:table-row>
        <table:table-row table:style-name="TableLine1738488560384">
          <table:table-cell table:style-name="Table16.A1" office:value-type="string">
            <text:p text:style-name="P114">&lt;=</text:p>
          </table:table-cell>
          <table:table-cell table:style-name="Table16.A1" office:value-type="string">
            <text:p text:style-name="P106">( n1 <text:span text:style-name="T41">n2 </text:span>-- flg )</text:p>
          </table:table-cell>
          <table:table-cell table:style-name="Table16.A1" office:value-type="string">
            <text:p text:style-name="P106">C</text:p>
          </table:table-cell>
          <table:table-cell table:style-name="Table16.A1" office:value-type="string">
            <text:p text:style-name="P106">primitives.s</text:p>
          </table:table-cell>
          <table:table-cell table:style-name="Table16.A1" office:value-type="string">
            <text:p text:style-name="P339">flg = true if n2 less than or equal n1</text:p>
          </table:table-cell>
        </table:table-row>
        <table:table-row table:style-name="TableLine1738488564192">
          <table:table-cell table:style-name="Table16.A1" office:value-type="string">
            <text:p text:style-name="P114">&lt;&gt;</text:p>
          </table:table-cell>
          <table:table-cell table:style-name="Table16.A1" office:value-type="string">
            <text:p text:style-name="P106">( n1 <text:span text:style-name="T41">n2 </text:span>-- flg )</text:p>
          </table:table-cell>
          <table:table-cell table:style-name="Table16.A1" office:value-type="string">
            <text:p text:style-name="P106">C</text:p>
          </table:table-cell>
          <table:table-cell table:style-name="Table16.A1" office:value-type="string">
            <text:p text:style-name="P106">primitives.s</text:p>
          </table:table-cell>
          <table:table-cell table:style-name="Table16.A1" office:value-type="string">
            <text:p text:style-name="P339">flg = true if n2 not equal n1 </text:p>
          </table:table-cell>
        </table:table-row>
        <table:table-row table:style-name="TableLine1738488564736">
          <table:table-cell table:style-name="Table16.A1" office:value-type="string">
            <text:p text:style-name="P116">=</text:p>
          </table:table-cell>
          <table:table-cell table:style-name="Table16.A1" office:value-type="string">
            <text:p text:style-name="P106">( n1 <text:span text:style-name="T41">n2 </text:span>-- flg )</text:p>
          </table:table-cell>
          <table:table-cell table:style-name="Table16.A1" office:value-type="string">
            <text:p text:style-name="P106">C</text:p>
          </table:table-cell>
          <table:table-cell table:style-name="Table16.A1" office:value-type="string">
            <text:p text:style-name="P106">primitives.s</text:p>
          </table:table-cell>
          <table:table-cell table:style-name="Table16.A1" office:value-type="string">
            <text:p text:style-name="P339">flg = true if n2 equal n1 </text:p>
          </table:table-cell>
        </table:table-row>
        <table:table-row table:style-name="TableLine1738488562016">
          <table:table-cell table:style-name="Table16.A1" office:value-type="string">
            <text:p text:style-name="P116">&gt;</text:p>
          </table:table-cell>
          <table:table-cell table:style-name="Table16.A1" office:value-type="string">
            <text:p text:style-name="P106">( n1 n2 -- flg )</text:p>
          </table:table-cell>
          <table:table-cell table:style-name="Table16.A1" office:value-type="string">
            <text:p text:style-name="P106">C</text:p>
          </table:table-cell>
          <table:table-cell table:style-name="Table16.A1" office:value-type="string">
            <text:p text:style-name="P106">primitives.s</text:p>
          </table:table-cell>
          <table:table-cell table:style-name="Table16.A1" office:value-type="string">
            <text:p text:style-name="P106">flg = true if n1 <text:span text:style-name="T42">&gt;</text:span> n2</text:p>
          </table:table-cell>
        </table:table-row>
        <table:table-row table:style-name="TableLine1738488561472">
          <table:table-cell table:style-name="Table16.A1" office:value-type="string">
            <text:p text:style-name="P114">&gt;=</text:p>
          </table:table-cell>
          <table:table-cell table:style-name="Table16.A1" office:value-type="string">
            <text:p text:style-name="P106">( n1<text:span text:style-name="T41"> n2</text:span> -- flg )</text:p>
          </table:table-cell>
          <table:table-cell table:style-name="Table16.A1" office:value-type="string">
            <text:p text:style-name="P106">C</text:p>
          </table:table-cell>
          <table:table-cell table:style-name="Table16.A1" office:value-type="string">
            <text:p text:style-name="P106">primitives.s</text:p>
          </table:table-cell>
          <table:table-cell table:style-name="Table16.A1" office:value-type="string">
            <text:p text:style-name="P339">flg = true if n2 greater than or equal n1</text:p>
          </table:table-cell>
        </table:table-row>
        <table:table-row table:style-name="TableLine1738488561200">
          <table:table-cell table:style-name="Table16.A1" office:value-type="string">
            <text:p text:style-name="P114">0&lt;</text:p>
          </table:table-cell>
          <table:table-cell table:style-name="Table16.A1" office:value-type="string">
            <text:p text:style-name="P106">( n1 -- flg )</text:p>
          </table:table-cell>
          <table:table-cell table:style-name="Table16.A1" office:value-type="string">
            <text:p text:style-name="P106">C</text:p>
          </table:table-cell>
          <table:table-cell table:style-name="Table16.A1" office:value-type="string">
            <text:p text:style-name="P106">primitives.s</text:p>
          </table:table-cell>
          <table:table-cell table:style-name="Table16.A1" office:value-type="string">
            <text:p text:style-name="P339">flg = true if n1 less than 0</text:p>
          </table:table-cell>
        </table:table-row>
        <table:table-row table:style-name="TableLine1738488561744">
          <table:table-cell table:style-name="Table16.A1" office:value-type="string">
            <text:p text:style-name="P114">0&lt;&gt;</text:p>
          </table:table-cell>
          <table:table-cell table:style-name="Table16.A1" office:value-type="string">
            <text:p text:style-name="P106">( n1 -- flg )</text:p>
          </table:table-cell>
          <table:table-cell table:style-name="Table16.A1" office:value-type="string">
            <text:p text:style-name="P106">C</text:p>
          </table:table-cell>
          <table:table-cell table:style-name="Table16.A1" office:value-type="string">
            <text:p text:style-name="P106">primitives.s</text:p>
          </table:table-cell>
          <table:table-cell table:style-name="Table16.A1" office:value-type="string">
            <text:p text:style-name="P339">flg = true if n1 not equal 0</text:p>
          </table:table-cell>
        </table:table-row>
        <table:table-row table:style-name="TableLine1738488559840">
          <table:table-cell table:style-name="Table16.A1" office:value-type="string">
            <text:p text:style-name="P339">0=</text:p>
          </table:table-cell>
          <table:table-cell table:style-name="Table16.A1" office:value-type="string">
            <text:p text:style-name="P106">( n1 -- flg )</text:p>
          </table:table-cell>
          <table:table-cell table:style-name="Table16.A1" office:value-type="string">
            <text:p text:style-name="P106">C</text:p>
          </table:table-cell>
          <table:table-cell table:style-name="Table16.A1" office:value-type="string">
            <text:p text:style-name="P106">primitives.s</text:p>
          </table:table-cell>
          <table:table-cell table:style-name="Table16.A1" office:value-type="string">
            <text:p text:style-name="P339">flg = true if n1 equal 0</text:p>
          </table:table-cell>
        </table:table-row>
        <table:table-row table:style-name="TableLine1738488556576">
          <table:table-cell table:style-name="Table16.A1" office:value-type="string">
            <text:p text:style-name="P114">0&gt;</text:p>
          </table:table-cell>
          <table:table-cell table:style-name="Table16.A1" office:value-type="string">
            <text:p text:style-name="P106">( n1 -- flg )</text:p>
          </table:table-cell>
          <table:table-cell table:style-name="Table16.A1" office:value-type="string">
            <text:p text:style-name="P106">C</text:p>
          </table:table-cell>
          <table:table-cell table:style-name="Table16.A1" office:value-type="string">
            <text:p text:style-name="P106">primitives.s</text:p>
          </table:table-cell>
          <table:table-cell table:style-name="Table16.A1" office:value-type="string">
            <text:p text:style-name="P339">flg = true if n1 greater than 0</text:p>
          </table:table-cell>
        </table:table-row>
        <table:table-row table:style-name="TableLine1738488554400">
          <table:table-cell table:style-name="Table16.A1" office:value-type="string">
            <text:p text:style-name="P340">1=</text:p>
          </table:table-cell>
          <table:table-cell table:style-name="Table16.A1" office:value-type="string">
            <text:p text:style-name="P340">( n -- flg )</text:p>
          </table:table-cell>
          <table:table-cell table:style-name="Table16.A1" office:value-type="string">
            <text:p text:style-name="P340">C</text:p>
          </table:table-cell>
          <table:table-cell table:style-name="Table16.A1" office:value-type="string">
            <text:p text:style-name="P104">words.s</text:p>
          </table:table-cell>
          <table:table-cell table:style-name="Table16.A1" office:value-type="string">
            <text:p text:style-name="P340">flg = true of n=1</text:p>
          </table:table-cell>
        </table:table-row>
      </table:table>
      <text:h text:style-name="P378" text:outline-level="2"/>
      <text:h text:style-name="P379" text:outline-level="2"><text:bookmark-start text:name="__RefHeading___Toc15064_3727030152"/>MEMORY<text:bookmark-end text:name="__RefHeading___Toc15064_3727030152"/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Line1738488564464">
          <table:table-cell table:style-name="Table17.A1" office:value-type="string">
            <text:p text:style-name="P117">-!</text:p>
          </table:table-cell>
          <table:table-cell table:style-name="Table17.A1" office:value-type="string">
            <text:p text:style-name="P22">( n addr -- ) </text:p>
          </table:table-cell>
          <table:table-cell table:style-name="Table17.A1" office:value-type="string">
            <text:p text:style-name="P118">H</text:p>
          </table:table-cell>
          <table:table-cell table:style-name="Table17.A1" office:value-type="string">
            <text:p text:style-name="P118">core.forth</text:p>
          </table:table-cell>
          <table:table-cell table:style-name="Table17.A1" office:value-type="string">
            <text:p text:style-name="P118">decrement long at addr</text:p>
          </table:table-cell>
        </table:table-row>
        <table:table-row table:style-name="TableLine1738488562560">
          <table:table-cell table:style-name="Table17.A1" office:value-type="string">
            <text:p text:style-name="P123">!</text:p>
          </table:table-cell>
          <table:table-cell table:style-name="Table17.A1" office:value-type="string">
            <text:p text:style-name="P123">(n adr -- )</text:p>
          </table:table-cell>
          <table:table-cell table:style-name="Table17.A1" office:value-type="string">
            <text:p text:style-name="P124">C</text:p>
          </table:table-cell>
          <table:table-cell table:style-name="Table17.A1" office:value-type="string">
            <text:p text:style-name="P124">primitives.s</text:p>
          </table:table-cell>
          <table:table-cell table:style-name="Table17.A1" office:value-type="string">
            <text:p text:style-name="P124">store <text:span text:style-name="T35">long</text:span> b at adr</text:p>
          </table:table-cell>
        </table:table-row>
        <table:table-row table:style-name="TableLine1738488565552">
          <table:table-cell table:style-name="Table17.A1" office:value-type="string">
            <text:p text:style-name="P125">@</text:p>
          </table:table-cell>
          <table:table-cell table:style-name="Table17.A1" office:value-type="string">
            <text:p text:style-name="P125">( adr -- n )</text:p>
          </table:table-cell>
          <table:table-cell table:style-name="Table17.A1" office:value-type="string">
            <text:p text:style-name="P124">C</text:p>
          </table:table-cell>
          <table:table-cell table:style-name="Table17.A1" office:value-type="string">
            <text:p text:style-name="P124">primitives.s</text:p>
          </table:table-cell>
          <table:table-cell table:style-name="Table17.A1" office:value-type="string">
            <text:p text:style-name="P125">read long n from address adr</text:p>
          </table:table-cell>
        </table:table-row>
        <table:table-row table:style-name="TableLine1738488559024">
          <table:table-cell table:style-name="Table17.A1" office:value-type="string">
            <text:p text:style-name="P117">+!</text:p>
          </table:table-cell>
          <table:table-cell table:style-name="Table17.A1" office:value-type="string">
            <text:p text:style-name="P22">( n addr -- ) </text:p>
          </table:table-cell>
          <table:table-cell table:style-name="Table17.A1" office:value-type="string">
            <text:p text:style-name="P118">H</text:p>
          </table:table-cell>
          <table:table-cell table:style-name="Table17.A1" office:value-type="string">
            <text:p text:style-name="P118">core.forth</text:p>
          </table:table-cell>
          <table:table-cell table:style-name="Table17.A1" office:value-type="string">
            <text:p text:style-name="P118">increment long at addr</text:p>
          </table:table-cell>
        </table:table-row>
        <table:table-row table:style-name="TableLine1738488566368">
          <table:table-cell table:style-name="Table17.A1" office:value-type="string">
            <text:p text:style-name="P124">c!</text:p>
          </table:table-cell>
          <table:table-cell table:style-name="Table17.A1" office:value-type="string">
            <text:p text:style-name="P124">( b adr -- )</text:p>
          </table:table-cell>
          <table:table-cell table:style-name="Table17.A1" office:value-type="string">
            <text:p text:style-name="P124">C</text:p>
          </table:table-cell>
          <table:table-cell table:style-name="Table17.A1" office:value-type="string">
            <text:p text:style-name="P124">primitives.s</text:p>
          </table:table-cell>
          <table:table-cell table:style-name="Table17.A1" office:value-type="string">
            <text:p text:style-name="P124">store byte b at adr</text:p>
          </table:table-cell>
        </table:table-row>
        <table:table-row table:style-name="TableLine1738488562288">
          <table:table-cell table:style-name="Table17.A1" office:value-type="string">
            <text:p text:style-name="P125">c@</text:p>
          </table:table-cell>
          <table:table-cell table:style-name="Table17.A1" office:value-type="string">
            <text:p text:style-name="P125">( adr -- b )</text:p>
          </table:table-cell>
          <table:table-cell table:style-name="Table17.A1" office:value-type="string">
            <text:p text:style-name="P124">C</text:p>
          </table:table-cell>
          <table:table-cell table:style-name="Table17.A1" office:value-type="string">
            <text:p text:style-name="P124">primitives.s</text:p>
          </table:table-cell>
          <table:table-cell table:style-name="Table17.A1" office:value-type="string">
            <text:p text:style-name="P125">read byte b from address adr</text:p>
          </table:table-cell>
        </table:table-row>
        <table:table-row table:style-name="TableLine1738488562832">
          <table:table-cell table:style-name="Table17.A1" office:value-type="string">
            <text:p text:style-name="P118">c+!</text:p>
          </table:table-cell>
          <table:table-cell table:style-name="Table17.A1" office:value-type="string">
            <text:p text:style-name="P22">( n addr -- ) </text:p>
          </table:table-cell>
          <table:table-cell table:style-name="Table17.A1" office:value-type="string">
            <text:p text:style-name="P118">H</text:p>
          </table:table-cell>
          <table:table-cell table:style-name="Table17.A1" office:value-type="string">
            <text:p text:style-name="P118">core.forth</text:p>
          </table:table-cell>
          <table:table-cell table:style-name="Table17.A1" office:value-type="string">
            <text:p text:style-name="P118">increment byte or char at addr</text:p>
          </table:table-cell>
        </table:table-row>
        <table:table-row table:style-name="TableLine1738488560656">
          <table:table-cell table:style-name="Table17.A1" office:value-type="string">
            <text:p text:style-name="P105">cell</text:p>
          </table:table-cell>
          <table:table-cell table:style-name="Table17.A1" office:value-type="string">
            <text:p text:style-name="P105">( -- 4 )</text:p>
          </table:table-cell>
          <table:table-cell table:style-name="Table17.A1" office:value-type="string">
            <text:p text:style-name="P105">C</text:p>
          </table:table-cell>
          <table:table-cell table:style-name="Table17.A1" office:value-type="string">
            <text:p text:style-name="P105">words.s</text:p>
          </table:table-cell>
          <table:table-cell table:style-name="Table17.A1" office:value-type="string">
            <text:p text:style-name="P105">returns constant 4</text:p>
          </table:table-cell>
        </table:table-row>
        <table:table-row table:style-name="TableLine1738488554944">
          <table:table-cell table:style-name="Table17.A1" office:value-type="string">
            <text:p text:style-name="P126">cells</text:p>
          </table:table-cell>
          <table:table-cell table:style-name="Table17.A1" office:value-type="string">
            <text:p text:style-name="P126">( n1 -- n2 )</text:p>
          </table:table-cell>
          <table:table-cell table:style-name="Table17.A1" office:value-type="string">
            <text:p text:style-name="P127">C</text:p>
          </table:table-cell>
          <table:table-cell table:style-name="Table17.A1" office:value-type="string">
            <text:p text:style-name="P127">ext.s</text:p>
          </table:table-cell>
          <table:table-cell table:style-name="Table17.A1" office:value-type="string">
            <text:p text:style-name="P127">n2 = n1 x 4</text:p>
          </table:table-cell>
        </table:table-row>
        <table:table-row table:style-name="TableLine1738488555760">
          <table:table-cell table:style-name="Table17.A1" office:value-type="string">
            <text:p text:style-name="P121">cmove</text:p>
          </table:table-cell>
          <table:table-cell table:style-name="Table17.A1" office:value-type="string">
            <text:p text:style-name="P24">( src-addr dst-addr count -- )</text:p>
          </table:table-cell>
          <table:table-cell table:style-name="Table17.A1" office:value-type="string">
            <text:p text:style-name="P118">H</text:p>
          </table:table-cell>
          <table:table-cell table:style-name="Table17.A1" office:value-type="string">
            <text:p text:style-name="P118">core.forth</text:p>
          </table:table-cell>
          <table:table-cell table:style-name="Table17.A1" office:value-type="string">
            <text:p text:style-name="P121">Move count bytes from source to destination</text:p>
          </table:table-cell>
        </table:table-row>
        <table:table-row table:style-name="TableLine1738488569088">
          <table:table-cell table:style-name="Table17.A1" office:value-type="string">
            <text:p text:style-name="P120">freemem</text:p>
          </table:table-cell>
          <table:table-cell table:style-name="Table17.A1" office:value-type="string">
            <text:p text:style-name="P120">( -- n )</text:p>
          </table:table-cell>
          <table:table-cell table:style-name="Table17.A1" office:value-type="string">
            <text:p text:style-name="P23">H</text:p>
          </table:table-cell>
          <table:table-cell table:style-name="Table17.A1" office:value-type="string">
            <text:p text:style-name="P23">core.forth</text:p>
          </table:table-cell>
          <table:table-cell table:style-name="Table17.A1" office:value-type="string">
            <text:p text:style-name="P120">return free memory in bytes</text:p>
          </table:table-cell>
        </table:table-row>
        <table:table-row table:style-name="TableLine1738488566640">
          <table:table-cell table:style-name="Table17.A1" office:value-type="string">
            <text:p text:style-name="P229">heap-end</text:p>
          </table:table-cell>
          <table:table-cell table:style-name="Table17.A1" office:value-type="string">
            <text:p text:style-name="P229">( -- )</text:p>
          </table:table-cell>
          <table:table-cell table:style-name="Table17.A1" office:value-type="string">
            <text:p text:style-name="P105">C</text:p>
          </table:table-cell>
          <table:table-cell table:style-name="Table17.A1" office:value-type="string">
            <text:p text:style-name="P105">words.s</text:p>
          </table:table-cell>
          <table:table-cell table:style-name="Table17.A1" office:value-type="string">
            <text:p text:style-name="P120"/>
          </table:table-cell>
        </table:table-row>
        <table:table-row table:style-name="TableLine1738488556032">
          <table:table-cell table:style-name="Table17.A1" office:value-type="string">
            <text:p text:style-name="P229">heap-start</text:p>
          </table:table-cell>
          <table:table-cell table:style-name="Table17.A1" office:value-type="string">
            <text:p text:style-name="P229">( -- )</text:p>
          </table:table-cell>
          <table:table-cell table:style-name="Table17.A1" office:value-type="string">
            <text:p text:style-name="P105">C</text:p>
          </table:table-cell>
          <table:table-cell table:style-name="Table17.A1" office:value-type="string">
            <text:p text:style-name="P105">words.s</text:p>
          </table:table-cell>
          <table:table-cell table:style-name="Table17.A1" office:value-type="string">
            <text:p text:style-name="P120"/>
          </table:table-cell>
        </table:table-row>
        <table:table-row table:style-name="TableLine1738488565824">
          <table:table-cell table:style-name="Table17.A1" office:value-type="string">
            <text:p text:style-name="P119">heap?</text:p>
          </table:table-cell>
          <table:table-cell table:style-name="Table17.A1" office:value-type="string">
            <text:p text:style-name="P119">( a -- flg )</text:p>
          </table:table-cell>
          <table:table-cell table:style-name="Table17.A1" office:value-type="string">
            <text:p text:style-name="P23">H</text:p>
          </table:table-cell>
          <table:table-cell table:style-name="Table17.A1" office:value-type="string">
            <text:p text:style-name="P23">core.forth</text:p>
          </table:table-cell>
          <table:table-cell table:style-name="Table17.A1" office:value-type="string">
            <text:p text:style-name="P122"/>
          </table:table-cell>
        </table:table-row>
        <table:table-row table:style-name="TableLine1738488560928">
          <table:table-cell table:style-name="Table17.A1" office:value-type="string">
            <text:p text:style-name="P220">osfreemem</text:p>
          </table:table-cell>
          <table:table-cell table:style-name="Table17.A1" office:value-type="string">
            <text:p text:style-name="P220">( -- n )</text:p>
          </table:table-cell>
          <table:table-cell table:style-name="Table17.A1" office:value-type="string">
            <text:p text:style-name="P124">C</text:p>
          </table:table-cell>
          <table:table-cell table:style-name="Table17.A1" office:value-type="string">
            <text:p text:style-name="P124">primitives.s</text:p>
          </table:table-cell>
          <table:table-cell table:style-name="Table17.A1" office:value-type="string">
            <text:p text:style-name="P220">n = memory free for punyforth progam and data in bytes</text:p>
          </table:table-cell>
        </table:table-row>
        <table:table-row table:style-name="TableLine1738488553040">
          <table:table-cell table:style-name="Table17.A1" office:value-type="string">
            <text:p text:style-name="P119">usedmem</text:p>
          </table:table-cell>
          <table:table-cell table:style-name="Table17.A1" office:value-type="string">
            <text:p text:style-name="P120">( -- n )</text:p>
          </table:table-cell>
          <table:table-cell table:style-name="Table17.A1" office:value-type="string">
            <text:p text:style-name="P23">H</text:p>
          </table:table-cell>
          <table:table-cell table:style-name="Table17.A1" office:value-type="string">
            <text:p text:style-name="P23">core.forth</text:p>
          </table:table-cell>
          <table:table-cell table:style-name="Table17.A1" office:value-type="string">
            <text:p text:style-name="P120">return used memory in bytes</text:p>
          </table:table-cell>
        </table:table-row>
      </table:table>
      <text:h text:style-name="P377" text:outline-level="2"><text:bookmark-start text:name="__RefHeading___Toc15066_3727030152"/><text:span text:style-name="T3">M</text:span>ATHS<text:bookmark-end text:name="__RefHeading___Toc15066_3727030152"/>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 table:style-name="TableLine1738488553312">
          <table:table-cell table:style-name="Table18.A1" office:value-type="string">
            <text:p text:style-name="P110">-</text:p>
          </table:table-cell>
          <table:table-cell table:style-name="Table18.A1" office:value-type="string">
            <text:p text:style-name="P110">(n1 n2 -- n3 )</text:p>
          </table:table-cell>
          <table:table-cell table:style-name="Table18.A1" office:value-type="string">
            <text:p text:style-name="P110">C</text:p>
          </table:table-cell>
          <table:table-cell table:style-name="Table18.A1" office:value-type="string">
            <text:p text:style-name="P110">primitives.s</text:p>
          </table:table-cell>
          <table:table-cell table:style-name="Table18.A1" office:value-type="string">
            <text:p text:style-name="P110">n3 = n1 - n2</text:p>
          </table:table-cell>
        </table:table-row>
        <table:table-row table:style-name="TableLine1738488563648">
          <table:table-cell table:style-name="Table18.A1" office:value-type="string">
            <text:p text:style-name="P110">*</text:p>
          </table:table-cell>
          <table:table-cell table:style-name="Table18.A1" office:value-type="string">
            <text:p text:style-name="P110">(n1 n2 -- n3 )</text:p>
          </table:table-cell>
          <table:table-cell table:style-name="Table18.A1" office:value-type="string">
            <text:p text:style-name="P110">C</text:p>
          </table:table-cell>
          <table:table-cell table:style-name="Table18.A1" office:value-type="string">
            <text:p text:style-name="P110">primitives.s</text:p>
          </table:table-cell>
          <table:table-cell table:style-name="Table18.A1" office:value-type="string">
            <text:p text:style-name="P110">n3 = n1 x n2</text:p>
          </table:table-cell>
        </table:table-row>
        <table:table-row table:style-name="TableLine1738488568544">
          <table:table-cell table:style-name="Table18.A1" office:value-type="string">
            <text:p text:style-name="P128">/</text:p>
          </table:table-cell>
          <table:table-cell table:style-name="Table18.A1" office:value-type="string">
            <text:p text:style-name="P128">( n1 n2 -- quotient)</text:p>
          </table:table-cell>
          <table:table-cell table:style-name="Table18.A1" office:value-type="string">
            <text:p text:style-name="P128">H</text:p>
          </table:table-cell>
          <table:table-cell table:style-name="Table18.A1" office:value-type="string">
            <text:p text:style-name="P128">core.forth</text:p>
          </table:table-cell>
          <table:table-cell table:style-name="Table18.A1" office:value-type="string">
            <text:p text:style-name="P128">n1 divided by n2, leaves quotient on stack</text:p>
          </table:table-cell>
        </table:table-row>
        <table:table-row table:style-name="TableLine1738488557120">
          <table:table-cell table:style-name="Table18.A1" office:value-type="string">
            <text:p text:style-name="P110">/mod</text:p>
          </table:table-cell>
          <table:table-cell table:style-name="Table18.A1" office:value-type="string">
            <text:p text:style-name="P110">( n1 n2 -- rem quot )</text:p>
          </table:table-cell>
          <table:table-cell table:style-name="Table18.A1" office:value-type="string">
            <text:p text:style-name="P110">C</text:p>
          </table:table-cell>
          <table:table-cell table:style-name="Table18.A1" office:value-type="string">
            <text:p text:style-name="P110">primitives.s</text:p>
          </table:table-cell>
          <table:table-cell table:style-name="Table18.A1" office:value-type="string">
            <text:p text:style-name="P110">quot = n1 / n2, remainder is rem</text:p>
          </table:table-cell>
        </table:table-row>
        <table:table-row table:style-name="TableLine1738488557392">
          <table:table-cell table:style-name="Table18.A1" office:value-type="string">
            <text:p text:style-name="P128">%</text:p>
          </table:table-cell>
          <table:table-cell table:style-name="Table18.A1" office:value-type="string">
            <text:p text:style-name="P128">( n1 n2 -- remainder )</text:p>
          </table:table-cell>
          <table:table-cell table:style-name="Table18.A1" office:value-type="string">
            <text:p text:style-name="P128">H</text:p>
          </table:table-cell>
          <table:table-cell table:style-name="Table18.A1" office:value-type="string">
            <text:p text:style-name="P128">core.forth</text:p>
          </table:table-cell>
          <table:table-cell table:style-name="Table18.A1" office:value-type="string">
            <text:p text:style-name="P128">n1 divided by n2, leaves remainder on stack</text:p>
          </table:table-cell>
        </table:table-row>
        <table:table-row table:style-name="TableLine1738488557664">
          <table:table-cell table:style-name="Table18.A1" office:value-type="string">
            <text:p text:style-name="P110">+</text:p>
          </table:table-cell>
          <table:table-cell table:style-name="Table18.A1" office:value-type="string">
            <text:p text:style-name="P110">(n1 n2 -- n3 )</text:p>
          </table:table-cell>
          <table:table-cell table:style-name="Table18.A1" office:value-type="string">
            <text:p text:style-name="P110">C</text:p>
          </table:table-cell>
          <table:table-cell table:style-name="Table18.A1" office:value-type="string">
            <text:p text:style-name="P110">primitives.s</text:p>
          </table:table-cell>
          <table:table-cell table:style-name="Table18.A1" office:value-type="string">
            <text:p text:style-name="P110">n3 = n1 + n2</text:p>
          </table:table-cell>
        </table:table-row>
        <table:table-row table:style-name="TableLine1738488557936">
          <table:table-cell table:style-name="Table18.A1" office:value-type="string">
            <text:p text:style-name="P114">1-</text:p>
          </table:table-cell>
          <table:table-cell table:style-name="Table18.A1" office:value-type="string">
            <text:p text:style-name="P114">( n1 -- n2 )</text:p>
          </table:table-cell>
          <table:table-cell table:style-name="Table18.A1" office:value-type="string">
            <text:p text:style-name="P133">C</text:p>
          </table:table-cell>
          <table:table-cell table:style-name="Table18.A1" office:value-type="string">
            <text:p text:style-name="P133">ext.s</text:p>
          </table:table-cell>
          <table:table-cell table:style-name="Table18.A1" office:value-type="string">
            <text:p text:style-name="P114">n2 = n1-1</text:p>
          </table:table-cell>
        </table:table-row>
        <table:table-row table:style-name="TableLine1738488558208">
          <table:table-cell table:style-name="Table18.A1" office:value-type="string">
            <text:p text:style-name="P114">1+</text:p>
          </table:table-cell>
          <table:table-cell table:style-name="Table18.A1" office:value-type="string">
            <text:p text:style-name="P114">( n1 -- n2 )</text:p>
          </table:table-cell>
          <table:table-cell table:style-name="Table18.A1" office:value-type="string">
            <text:p text:style-name="P133">C</text:p>
          </table:table-cell>
          <table:table-cell table:style-name="Table18.A1" office:value-type="string">
            <text:p text:style-name="P133">ext.s</text:p>
          </table:table-cell>
          <table:table-cell table:style-name="Table18.A1" office:value-type="string">
            <text:p text:style-name="P114">n2 = n1+1</text:p>
          </table:table-cell>
        </table:table-row>
        <table:table-row table:style-name="TableLine1738488558480">
          <table:table-cell table:style-name="Table18.A1" office:value-type="string">
            <text:p text:style-name="P134">abs</text:p>
          </table:table-cell>
          <table:table-cell table:style-name="Table18.A1" office:value-type="string">
            <text:p text:style-name="P134">( n1 -- n2 )</text:p>
          </table:table-cell>
          <table:table-cell table:style-name="Table18.A1" office:value-type="string">
            <text:p text:style-name="P128">H</text:p>
          </table:table-cell>
          <table:table-cell table:style-name="Table18.A1" office:value-type="string">
            <text:p text:style-name="P128">core.forth</text:p>
          </table:table-cell>
          <table:table-cell table:style-name="Table18.A1" office:value-type="string">
            <text:p text:style-name="P134">n2 = |n1|</text:p>
          </table:table-cell>
        </table:table-row>
        <table:table-row table:style-name="TableLine1738488558752">
          <table:table-cell table:style-name="Table18.A1" office:value-type="string">
            <text:p text:style-name="P134">between?</text:p>
          </table:table-cell>
          <table:table-cell table:style-name="Table18.A1" office:value-type="string">
            <text:p text:style-name="P134">( min n2 max -- flg )</text:p>
          </table:table-cell>
          <table:table-cell table:style-name="Table18.A1" office:value-type="string">
            <text:p text:style-name="P5">H</text:p>
          </table:table-cell>
          <table:table-cell table:style-name="Table18.A1" office:value-type="string">
            <text:p text:style-name="P5">core.forth</text:p>
          </table:table-cell>
          <table:table-cell table:style-name="Table18.A1" office:value-type="string">
            <text:p text:style-name="P134">flg=true if inclusively between max, min</text:p>
          </table:table-cell>
        </table:table-row>
        <table:table-row table:style-name="TableLine1738488634640">
          <table:table-cell table:style-name="Table18.A1" office:value-type="string">
            <text:p text:style-name="P134">max</text:p>
          </table:table-cell>
          <table:table-cell table:style-name="Table18.A1" office:value-type="string">
            <text:p text:style-name="P134">( n1 n2 -- n3 )</text:p>
          </table:table-cell>
          <table:table-cell table:style-name="Table18.A1" office:value-type="string">
            <text:p text:style-name="P128">H</text:p>
          </table:table-cell>
          <table:table-cell table:style-name="Table18.A1" office:value-type="string">
            <text:p text:style-name="P128">core.forth</text:p>
          </table:table-cell>
          <table:table-cell table:style-name="Table18.A1" office:value-type="string">
            <text:p text:style-name="P134">n3 = unsigned largest of n1, n2</text:p>
          </table:table-cell>
        </table:table-row>
        <table:table-row table:style-name="TableLine1738572940128">
          <table:table-cell table:style-name="Table18.A1" office:value-type="string">
            <text:p text:style-name="P134">min</text:p>
          </table:table-cell>
          <table:table-cell table:style-name="Table18.A1" office:value-type="string">
            <text:p text:style-name="P134">( n1 n2 -- n3 )</text:p>
          </table:table-cell>
          <table:table-cell table:style-name="Table18.A1" office:value-type="string">
            <text:p text:style-name="P128">H</text:p>
          </table:table-cell>
          <table:table-cell table:style-name="Table18.A1" office:value-type="string">
            <text:p text:style-name="P128">core.forth</text:p>
          </table:table-cell>
          <table:table-cell table:style-name="Table18.A1" office:value-type="string">
            <text:p text:style-name="P134">n3 = unsigned smallest of n1, n2</text:p>
          </table:table-cell>
        </table:table-row>
        <table:table-row table:style-name="TableLine1738572943392">
          <table:table-cell table:style-name="Table18.A1" office:value-type="string">
            <text:p text:style-name="P133">random</text:p>
          </table:table-cell>
          <table:table-cell table:style-name="Table18.A1" office:value-type="string">
            <text:p text:style-name="P133">( -- n )</text:p>
          </table:table-cell>
          <table:table-cell table:style-name="Table18.A1" office:value-type="string">
            <text:p text:style-name="P133">C</text:p>
          </table:table-cell>
          <table:table-cell table:style-name="Table18.A1" office:value-type="string">
            <text:p text:style-name="P133">ext.s</text:p>
          </table:table-cell>
          <table:table-cell table:style-name="Table18.A1" office:value-type="string">
            <text:p text:style-name="P133">n = random number long</text:p>
          </table:table-cell>
        </table:table-row>
      </table:table>
      <text:h text:style-name="P377" text:outline-level="2"><text:bookmark-start text:name="__RefHeading___Toc15068_3727030152"/>CONVERSION<text:bookmark-end text:name="__RefHeading___Toc15068_3727030152"/>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 table:style-name="TableLine1738572948560">
          <table:table-cell table:style-name="Table20.A1" office:value-type="string">
            <text:p text:style-name="P135">&gt;number</text:p>
          </table:table-cell>
          <table:table-cell table:style-name="Table20.A1" office:value-type="string">
            <text:p text:style-name="P135">( str len -- number flg )</text:p>
          </table:table-cell>
          <table:table-cell table:style-name="Table20.A1" office:value-type="string">
            <text:p text:style-name="P135">C</text:p>
          </table:table-cell>
          <table:table-cell table:style-name="Table20.A1" office:value-type="string">
            <text:p text:style-name="P135">words.s</text:p>
          </table:table-cell>
          <table:table-cell table:style-name="Table20.A1" office:value-type="string">
            <text:p text:style-name="P135">convert string to <text:span text:style-name="T64">decimal </text:span>number and flg=true if successful</text:p>
          </table:table-cell>
        </table:table-row>
        <table:table-row table:style-name="TableLine1738572941216">
          <table:table-cell table:style-name="Table20.A1" office:value-type="string">
            <text:p text:style-name="P231">hex&gt;int</text:p>
          </table:table-cell>
          <table:table-cell table:style-name="Table20.A1" office:value-type="string">
            <text:p text:style-name="P83">( str -- n | throws:ECONVERT ) </text:p>
          </table:table-cell>
          <table:table-cell table:style-name="Table20.A1" office:value-type="string">
            <text:p text:style-name="P84">H</text:p>
          </table:table-cell>
          <table:table-cell table:style-name="Table20.A1" office:value-type="string">
            <text:p text:style-name="P84">core.forth</text:p>
          </table:table-cell>
          <table:table-cell table:style-name="Table20.A1" office:value-type="string">
            <text:p text:style-name="P231">hex string str is converted to a long, else throws an ECONVERT exception</text:p>
          </table:table-cell>
        </table:table-row>
        <table:table-row table:style-name="TableLine1738572943664">
          <table:table-cell table:style-name="Table20.A1" office:value-type="string">
            <text:p text:style-name="P232">hex&gt;int'</text:p>
          </table:table-cell>
          <table:table-cell table:style-name="Table20.A1" office:value-type="string">
            <text:p text:style-name="P85">( str len -- n | throws:ECONVERT )</text:p>
          </table:table-cell>
          <table:table-cell table:style-name="Table20.A1" office:value-type="string">
            <text:p text:style-name="P84">H</text:p>
          </table:table-cell>
          <table:table-cell table:style-name="Table20.A1" office:value-type="string">
            <text:p text:style-name="P84">core.forth</text:p>
          </table:table-cell>
          <table:table-cell table:style-name="Table20.A1" office:value-type="string">
            <text:p text:style-name="P231">part of hex&gt;int</text:p>
          </table:table-cell>
        </table:table-row>
        <table:table-row table:style-name="TableLine1738572943936">
          <table:table-cell table:style-name="Table20.A1" office:value-type="string">
            <text:p text:style-name="P232">hexchar&gt;int</text:p>
          </table:table-cell>
          <table:table-cell table:style-name="Table20.A1" office:value-type="string">
            <text:p text:style-name="P86">( char -- n | throws:ECONVERT )</text:p>
          </table:table-cell>
          <table:table-cell table:style-name="Table20.A1" office:value-type="string">
            <text:p text:style-name="P84">H</text:p>
          </table:table-cell>
          <table:table-cell table:style-name="Table20.A1" office:value-type="string">
            <text:p text:style-name="P84">core.forth</text:p>
          </table:table-cell>
          <table:table-cell table:style-name="Table20.A1" office:value-type="string">
            <text:p text:style-name="P230"/>
          </table:table-cell>
        </table:table-row>
      </table:table>
      <text:h text:style-name="P377" text:outline-level="2"><text:bookmark-start text:name="__RefHeading___Toc15070_3727030152"/>LOOPING<text:bookmark-end text:name="__RefHeading___Toc15070_3727030152"/>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 table:style-name="TableLine1738572953184">
          <table:table-cell table:style-name="Table21.A1" office:value-type="string">
            <text:p text:style-name="P138">?do</text:p>
          </table:table-cell>
          <table:table-cell table:style-name="Table21.A1" office:value-type="string">
            <text:p text:style-name="P138">( count start -- ) immediate</text:p>
          </table:table-cell>
          <table:table-cell table:style-name="Table21.A1" office:value-type="string">
            <text:p text:style-name="P138">H</text:p>
          </table:table-cell>
          <table:table-cell table:style-name="Table21.A1" office:value-type="string">
            <text:p text:style-name="P138">core.forth</text:p>
          </table:table-cell>
          <table:table-cell table:style-name="Table21.A1" office:value-type="string">
            <text:p text:style-name="P138">start a counted loop, if count &lt;&gt; start, else don't do the loop contents </text:p>
          </table:table-cell>
        </table:table-row>
        <table:table-row table:style-name="TableLine1738572948832">
          <table:table-cell table:style-name="Table21.A1" office:value-type="string">
            <text:p text:style-name="P140">+loop</text:p>
          </table:table-cell>
          <table:table-cell table:style-name="Table21.A1" office:value-type="string">
            <text:p text:style-name="P140">( -- )</text:p>
          </table:table-cell>
          <table:table-cell table:style-name="Table21.A1" office:value-type="string">
            <text:p text:style-name="P5">H</text:p>
          </table:table-cell>
          <table:table-cell table:style-name="Table21.A1" office:value-type="string">
            <text:p text:style-name="P5">core.forth</text:p>
          </table:table-cell>
          <table:table-cell table:style-name="Table21.A1" office:value-type="string">
            <text:p text:style-name="P142"/>
          </table:table-cell>
        </table:table-row>
        <table:table-row table:style-name="TableLine1738572949104">
          <table:table-cell table:style-name="Table21.A1" office:value-type="string">
            <text:p text:style-name="P140">bounds</text:p>
          </table:table-cell>
          <table:table-cell table:style-name="Table21.A1" office:value-type="string">
            <text:p text:style-name="P25">( start len -- limit start )</text:p>
          </table:table-cell>
          <table:table-cell table:style-name="Table21.A1" office:value-type="string">
            <text:p text:style-name="P138">H</text:p>
          </table:table-cell>
          <table:table-cell table:style-name="Table21.A1" office:value-type="string">
            <text:p text:style-name="P138">core.forth</text:p>
          </table:table-cell>
          <table:table-cell table:style-name="Table21.A1" office:value-type="string">
            <text:p text:style-name="P140">converts start len parameters to limit start for the use by 'do'</text:p>
          </table:table-cell>
        </table:table-row>
        <table:table-row table:style-name="TableLine1738572941760">
          <table:table-cell table:style-name="Table21.A1" office:value-type="string">
            <text:p text:style-name="P138">do</text:p>
          </table:table-cell>
          <table:table-cell table:style-name="Table21.A1" office:value-type="string">
            <text:p text:style-name="P138">( count start -- ) immediate</text:p>
          </table:table-cell>
          <table:table-cell table:style-name="Table21.A1" office:value-type="string">
            <text:p text:style-name="P138">H</text:p>
          </table:table-cell>
          <table:table-cell table:style-name="Table21.A1" office:value-type="string">
            <text:p text:style-name="P138">core.forth</text:p>
          </table:table-cell>
          <table:table-cell table:style-name="Table21.A1" office:value-type="string">
            <text:p text:style-name="P138">start a counted loop<text:span text:style-name="T2"> structure</text:span></text:p>
          </table:table-cell>
        </table:table-row>
        <table:table-row table:style-name="TableLine1738572949376">
          <table:table-cell table:style-name="Table21.A1" office:value-type="string">
            <text:p text:style-name="P140">end?</text:p>
          </table:table-cell>
          <table:table-cell table:style-name="Table21.A1" office:value-type="string">
            <text:p text:style-name="P140">( incr -- flg )</text:p>
          </table:table-cell>
          <table:table-cell table:style-name="Table21.A1" office:value-type="string">
            <text:p text:style-name="P138">H</text:p>
          </table:table-cell>
          <table:table-cell table:style-name="Table21.A1" office:value-type="string">
            <text:p text:style-name="P139">core.forth</text:p>
          </table:table-cell>
          <table:table-cell table:style-name="Table21.A1" office:value-type="string">
            <text:p text:style-name="P142"/>
          </table:table-cell>
        </table:table-row>
        <table:table-row table:style-name="TableLine1738572949648">
          <table:table-cell table:style-name="Table21.A1" office:value-type="string">
            <text:p text:style-name="P106">i</text:p>
          </table:table-cell>
          <table:table-cell table:style-name="Table21.A1" office:value-type="string">
            <text:p text:style-name="P106">( -- n )</text:p>
          </table:table-cell>
          <table:table-cell table:style-name="Table21.A1" office:value-type="string">
            <text:p text:style-name="P106">C</text:p>
          </table:table-cell>
          <table:table-cell table:style-name="Table21.A1" office:value-type="string">
            <text:p text:style-name="P106">primitives.s</text:p>
          </table:table-cell>
          <table:table-cell table:style-name="Table21.A1" office:value-type="string">
            <text:p text:style-name="P106">n = do loop count</text:p>
          </table:table-cell>
        </table:table-row>
        <table:table-row table:style-name="TableLine1738572945568">
          <table:table-cell table:style-name="Table21.A1" office:value-type="string">
            <text:p text:style-name="P106">j</text:p>
          </table:table-cell>
          <table:table-cell table:style-name="Table21.A1" office:value-type="string">
            <text:p text:style-name="P106">( -- n )</text:p>
          </table:table-cell>
          <table:table-cell table:style-name="Table21.A1" office:value-type="string">
            <text:p text:style-name="P106">C</text:p>
          </table:table-cell>
          <table:table-cell table:style-name="Table21.A1" office:value-type="string">
            <text:p text:style-name="P106">primitives.s</text:p>
          </table:table-cell>
          <table:table-cell table:style-name="Table21.A1" office:value-type="string">
            <text:p text:style-name="P106">n = next outer loop count</text:p>
          </table:table-cell>
        </table:table-row>
        <table:table-row table:style-name="TableLine1738572946656">
          <table:table-cell table:style-name="Table21.A1" office:value-type="string">
            <text:p text:style-name="P140">loop</text:p>
          </table:table-cell>
          <table:table-cell table:style-name="Table21.A1" office:value-type="string">
            <text:p text:style-name="P140">( -- ) immediate</text:p>
          </table:table-cell>
          <table:table-cell table:style-name="Table21.A1" office:value-type="string">
            <text:p text:style-name="P138">H</text:p>
          </table:table-cell>
          <table:table-cell table:style-name="Table21.A1" office:value-type="string">
            <text:p text:style-name="P139">core.forth</text:p>
          </table:table-cell>
          <table:table-cell table:style-name="Table21.A1" office:value-type="string">
            <text:p text:style-name="P140">ends a counted loop structure</text:p>
          </table:table-cell>
        </table:table-row>
        <table:table-row table:style-name="TableLine1738572950736">
          <table:table-cell table:style-name="Table21.A1" office:value-type="string">
            <text:p text:style-name="P143">unloop</text:p>
          </table:table-cell>
          <table:table-cell table:style-name="Table21.A1" office:value-type="string">
            <text:p text:style-name="P138">( -- )</text:p>
          </table:table-cell>
          <table:table-cell table:style-name="Table21.A1" office:value-type="string">
            <text:p text:style-name="P138">H</text:p>
          </table:table-cell>
          <table:table-cell table:style-name="Table21.A1" office:value-type="string">
            <text:p text:style-name="P141">core.forth</text:p>
          </table:table-cell>
          <table:table-cell table:style-name="Table21.A1" office:value-type="string">
            <text:p text:style-name="P81">does the following:- <text:s text:c="5"/>r&gt; r&gt; r&gt; 2drop &gt;r </text:p>
          </table:table-cell>
        </table:table-row>
      </table:table>
      <text:p text:style-name="P316"/>
      <text:p text:style-name="P316">Examples:-</text:p>
      <text:p text:style-name="P234">: test 10 0 do i . loop ; <text:s/>running test we display 0123456789</text:p>
      <text:p text:style-name="P235">: test 10 0 do i . 2 +loop ; running<text:span text:style-name="T38"> test</text:span> we display 02468</text:p>
      <text:h text:style-name="P377" text:outline-level="2"><text:bookmark-start text:name="__RefHeading___Toc15072_3727030152"/>CONDITIONAL BRANCH &amp; LOOPING<text:bookmark-end text:name="__RefHeading___Toc15072_3727030152"/>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 table:style-name="TableLine1738572945024">
          <table:table-cell table:style-name="Table22.A1" office:value-type="string">
            <text:p text:style-name="P144">again</text:p>
          </table:table-cell>
          <table:table-cell table:style-name="Table22.A1" office:value-type="string">
            <text:p text:style-name="P144">immediate</text:p>
          </table:table-cell>
          <table:table-cell table:style-name="Table22.A1" office:value-type="string">
            <text:p text:style-name="P145">H</text:p>
          </table:table-cell>
          <table:table-cell table:style-name="Table22.A1" office:value-type="string">
            <text:p text:style-name="P145">forth.core</text:p>
          </table:table-cell>
          <table:table-cell table:style-name="Table22.A1" office:value-type="string">
            <text:p text:style-name="P147"/>
          </table:table-cell>
        </table:table-row>
        <table:table-row table:style-name="TableLine1738572955360">
          <table:table-cell table:style-name="Table22.A1" office:value-type="string">
            <text:p text:style-name="P144">begin</text:p>
          </table:table-cell>
          <table:table-cell table:style-name="Table22.A1" office:value-type="string">
            <text:p text:style-name="P144">immediate</text:p>
          </table:table-cell>
          <table:table-cell table:style-name="Table22.A1" office:value-type="string">
            <text:p text:style-name="P145">H</text:p>
          </table:table-cell>
          <table:table-cell table:style-name="Table22.A1" office:value-type="string">
            <text:p text:style-name="P145">forth.core</text:p>
          </table:table-cell>
          <table:table-cell table:style-name="Table22.A1" office:value-type="string">
            <text:p text:style-name="P146"/>
          </table:table-cell>
        </table:table-row>
        <table:table-row table:style-name="TableLine1738572956176">
          <table:table-cell table:style-name="Table22.A1" office:value-type="string">
            <text:p text:style-name="P106">branch</text:p>
          </table:table-cell>
          <table:table-cell table:style-name="Table22.A1" office:value-type="string">
            <text:p text:style-name="P106">( -- )</text:p>
          </table:table-cell>
          <table:table-cell table:style-name="Table22.A1" office:value-type="string">
            <text:p text:style-name="P106">C</text:p>
          </table:table-cell>
          <table:table-cell table:style-name="Table22.A1" office:value-type="string">
            <text:p text:style-name="P106">primitives.s</text:p>
          </table:table-cell>
          <table:table-cell table:style-name="Table22.A1" office:value-type="string">
            <text:p text:style-name="P146"/>
          </table:table-cell>
        </table:table-row>
        <table:table-row table:style-name="TableLine1738572953456">
          <table:table-cell table:style-name="Table22.A1" office:value-type="string">
            <text:p text:style-name="P106">branch0</text:p>
          </table:table-cell>
          <table:table-cell table:style-name="Table22.A1" office:value-type="string">
            <text:p text:style-name="P106">( n -- )</text:p>
          </table:table-cell>
          <table:table-cell table:style-name="Table22.A1" office:value-type="string">
            <text:p text:style-name="P106">C</text:p>
          </table:table-cell>
          <table:table-cell table:style-name="Table22.A1" office:value-type="string">
            <text:p text:style-name="P106">primitives.s</text:p>
          </table:table-cell>
          <table:table-cell table:style-name="Table22.A1" office:value-type="string">
            <text:p text:style-name="P146"/>
          </table:table-cell>
        </table:table-row>
        <table:table-row table:style-name="TableLine1738572951824">
          <table:table-cell table:style-name="Table22.A1" office:value-type="string">
            <text:p text:style-name="P145">else</text:p>
          </table:table-cell>
          <table:table-cell table:style-name="Table22.A1" office:value-type="string">
            <text:p text:style-name="P145">( -- ) immediate</text:p>
          </table:table-cell>
          <table:table-cell table:style-name="Table22.A1" office:value-type="string">
            <text:p text:style-name="P145">H</text:p>
          </table:table-cell>
          <table:table-cell table:style-name="Table22.A1" office:value-type="string">
            <text:p text:style-name="P145">forth.core</text:p>
          </table:table-cell>
          <table:table-cell table:style-name="Table22.A1" office:value-type="string">
            <text:p text:style-name="P147"/>
          </table:table-cell>
        </table:table-row>
        <table:table-row table:style-name="TableLine1738572954816">
          <table:table-cell table:style-name="Table22.A1" office:value-type="string">
            <text:p text:style-name="P145">if</text:p>
          </table:table-cell>
          <table:table-cell table:style-name="Table22.A1" office:value-type="string">
            <text:p text:style-name="P145">( flg -- ) immediate</text:p>
          </table:table-cell>
          <table:table-cell table:style-name="Table22.A1" office:value-type="string">
            <text:p text:style-name="P145">H</text:p>
          </table:table-cell>
          <table:table-cell table:style-name="Table22.A1" office:value-type="string">
            <text:p text:style-name="P145">forth.core</text:p>
          </table:table-cell>
          <table:table-cell table:style-name="Table22.A1" office:value-type="string">
            <text:p text:style-name="P146"/>
          </table:table-cell>
        </table:table-row>
        <table:table-row table:style-name="TableLine1738572953728">
          <table:table-cell table:style-name="Table22.A1" office:value-type="string">
            <text:p text:style-name="P149">repeat</text:p>
          </table:table-cell>
          <table:table-cell table:style-name="Table22.A1" office:value-type="string">
            <text:p text:style-name="P149">( -- ) immediate</text:p>
          </table:table-cell>
          <table:table-cell table:style-name="Table22.A1" office:value-type="string">
            <text:p text:style-name="P145">H</text:p>
          </table:table-cell>
          <table:table-cell table:style-name="Table22.A1" office:value-type="string">
            <text:p text:style-name="P145">forth.core</text:p>
          </table:table-cell>
          <table:table-cell table:style-name="Table22.A1" office:value-type="string">
            <text:p text:style-name="P147"/>
          </table:table-cell>
        </table:table-row>
        <table:table-row table:style-name="TableLine1738572955904">
          <table:table-cell table:style-name="Table22.A1" office:value-type="string">
            <text:p text:style-name="P145">then</text:p>
          </table:table-cell>
          <table:table-cell table:style-name="Table22.A1" office:value-type="string">
            <text:p text:style-name="P145">( -- ) immediate</text:p>
          </table:table-cell>
          <table:table-cell table:style-name="Table22.A1" office:value-type="string">
            <text:p text:style-name="P145">H</text:p>
          </table:table-cell>
          <table:table-cell table:style-name="Table22.A1" office:value-type="string">
            <text:p text:style-name="P145">forth.core</text:p>
          </table:table-cell>
          <table:table-cell table:style-name="Table22.A1" office:value-type="string">
            <text:p text:style-name="P147"/>
          </table:table-cell>
        </table:table-row>
        <table:table-row table:style-name="TableLine1738572945840">
          <table:table-cell table:style-name="Table22.A1" office:value-type="string">
            <text:p text:style-name="P144">until</text:p>
          </table:table-cell>
          <table:table-cell table:style-name="Table22.A1" office:value-type="string">
            <text:p text:style-name="P144">( flg -- ) immediate</text:p>
          </table:table-cell>
          <table:table-cell table:style-name="Table22.A1" office:value-type="string">
            <text:p text:style-name="P145">H</text:p>
          </table:table-cell>
          <table:table-cell table:style-name="Table22.A1" office:value-type="string">
            <text:p text:style-name="P145">forth.core</text:p>
          </table:table-cell>
          <table:table-cell table:style-name="Table22.A1" office:value-type="string">
            <text:p text:style-name="P146"/>
          </table:table-cell>
        </table:table-row>
        <table:table-row table:style-name="TableLine1738572942032">
          <table:table-cell table:style-name="Table22.A1" office:value-type="string">
            <text:p text:style-name="P149">while</text:p>
          </table:table-cell>
          <table:table-cell table:style-name="Table22.A1" office:value-type="string">
            <text:p text:style-name="P150">( flg -- ) immediate</text:p>
          </table:table-cell>
          <table:table-cell table:style-name="Table22.A1" office:value-type="string">
            <text:p text:style-name="P145">H</text:p>
          </table:table-cell>
          <table:table-cell table:style-name="Table22.A1" office:value-type="string">
            <text:p text:style-name="P145">forth.core</text:p>
          </table:table-cell>
          <table:table-cell table:style-name="Table22.A1" office:value-type="string">
            <text:p text:style-name="P148"/>
          </table:table-cell>
        </table:table-row>
      </table:table>
      <text:p text:style-name="P313"/>
      <text:p text:style-name="P315">Examples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55"><text:span text:style-name="T34">if</text:span> &lt;words<text:span text:style-name="T25"> to execute if condition true</text:span>&gt; <text:span text:style-name="T34">then</text:span></text:p>
          </table:table-cell>
          <table:table-cell table:style-name="Table2.A1" office:value-type="string">
            <text:p text:style-name="P358"><text:span text:style-name="T34">begin</text:span> <text:span text:style-name="T19">&lt;more words&gt; while</text:span> <text:span text:style-name="T19">&lt;more words&gt;</text:span> <text:span text:style-name="T34">repeat</text:span></text:p>
          </table:table-cell>
        </table:table-row>
        <table:table-row table:style-name="Table2.1">
          <table:table-cell table:style-name="Table2.A1" office:value-type="string">
            <text:p text:style-name="P356"><text:span text:style-name="T34">if</text:span> &lt;words<text:span text:style-name="T25"> if condition true</text:span>&gt;<text:span text:style-name="T25"> else</text:span> <text:span text:style-name="T25">&lt;</text:span>words<text:span text:style-name="T25"> if condition false</text:span>&gt;<text:span text:style-name="T25"> then</text:span></text:p>
          </table:table-cell>
          <table:table-cell table:style-name="Table2.A1" office:value-type="string">
            <text:p text:style-name="P358"><text:span text:style-name="T34">begin</text:span> <text:span text:style-name="T19">&lt;more words&gt;</text:span> <text:span text:style-name="T34">until</text:span></text:p>
          </table:table-cell>
        </table:table-row>
        <table:table-row table:style-name="Table2.1">
          <table:table-cell table:style-name="Table2.A1" office:value-type="string">
            <text:p text:style-name="P357"/>
          </table:table-cell>
          <table:table-cell table:style-name="Table2.A1" office:value-type="string">
            <text:p text:style-name="P358"><text:span text:style-name="T34">begin</text:span> <text:span text:style-name="T19">&lt;more words&gt;</text:span> <text:span text:style-name="T34">again</text:span> - <text:span text:style-name="T27">an endless loop</text:span></text:p>
          </table:table-cell>
        </table:table-row>
      </table:table>
      <text:p text:style-name="P300"/>
      <text:h text:style-name="P378" text:outline-level="2"/>
      <text:h text:style-name="P379" text:outline-level="2"><text:bookmark-start text:name="__RefHeading___Toc15076_3727030152"/>CASE STATEMENTS<text:bookmark-end text:name="__RefHeading___Toc15076_3727030152"/></text:h>
      <text:p text:style-name="P152">CASE statements are constructed in a manner similar to C using SWITCH, CASE, and BREAK.</text:p>
      <text:p text:style-name="P152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 table:style-name="TableLine1738572945296">
          <table:table-cell table:style-name="Table25.A1" office:value-type="string">
            <text:p text:style-name="P149">case</text:p>
          </table:table-cell>
          <table:table-cell table:style-name="Table25.A1" office:value-type="string">
            <text:p text:style-name="P149">( -- branch-counter ) immediate</text:p>
          </table:table-cell>
          <table:table-cell table:style-name="Table25.A1" office:value-type="string">
            <text:p text:style-name="P149">H</text:p>
          </table:table-cell>
          <table:table-cell table:style-name="Table25.A1" office:value-type="string">
            <text:p text:style-name="P149">core.forth</text:p>
          </table:table-cell>
          <table:table-cell table:style-name="Table25.A1" office:value-type="string">
            <text:p text:style-name="P152"/>
          </table:table-cell>
        </table:table-row>
        <table:table-row table:style-name="TableLine1738572940944">
          <table:table-cell table:style-name="Table25.A1" office:value-type="string">
            <text:p text:style-name="P149">endcase</text:p>
          </table:table-cell>
          <table:table-cell table:style-name="Table25.A1" office:value-type="string">
            <text:p text:style-name="P26">( #branches #branchesi*a -- ) immediate</text:p>
          </table:table-cell>
          <table:table-cell table:style-name="Table25.A1" office:value-type="string">
            <text:p text:style-name="P149">H</text:p>
          </table:table-cell>
          <table:table-cell table:style-name="Table25.A1" office:value-type="string">
            <text:p text:style-name="P149">core.forth</text:p>
          </table:table-cell>
          <table:table-cell table:style-name="Table25.A1" office:value-type="string">
            <text:p text:style-name="P157"/>
          </table:table-cell>
        </table:table-row>
        <table:table-row table:style-name="TableLine1738572947472">
          <table:table-cell table:style-name="Table25.A1" office:value-type="string">
            <text:p text:style-name="P149">endof</text:p>
          </table:table-cell>
          <table:table-cell table:style-name="Table25.A1" office:value-type="string">
            <text:p text:style-name="P149">( -- ) immediate</text:p>
          </table:table-cell>
          <table:table-cell table:style-name="Table25.A1" office:value-type="string">
            <text:p text:style-name="P149">H</text:p>
          </table:table-cell>
          <table:table-cell table:style-name="Table25.A1" office:value-type="string">
            <text:p text:style-name="P149">core.forth</text:p>
          </table:table-cell>
          <table:table-cell table:style-name="Table25.A1" office:value-type="string">
            <text:p text:style-name="P27"/>
          </table:table-cell>
        </table:table-row>
        <table:table-row table:style-name="TableLine1738572942304">
          <table:table-cell table:style-name="Table25.A1" office:value-type="string">
            <text:p text:style-name="P149">of</text:p>
          </table:table-cell>
          <table:table-cell table:style-name="Table25.A1" office:value-type="string">
            <text:p text:style-name="P149">( n -- ) immediate</text:p>
          </table:table-cell>
          <table:table-cell table:style-name="Table25.A1" office:value-type="string">
            <text:p text:style-name="P149">H</text:p>
          </table:table-cell>
          <table:table-cell table:style-name="Table25.A1" office:value-type="string">
            <text:p text:style-name="P149">core.forth</text:p>
          </table:table-cell>
          <table:table-cell table:style-name="Table25.A1" office:value-type="string">
            <text:p text:style-name="P152"/>
          </table:table-cell>
        </table:table-row>
      </table:table>
      <text:p text:style-name="P82"/>
      <text:p text:style-name="P314"><text:span text:style-name="T66">CASE</text:span><text:span text:style-name="T67"> </text:span><text:span text:style-name="T66">example:-</text:span></text:p>
      <table:table table:name="Table74" table:style-name="Table74">
        <table:table-column table:style-name="Table74.A"/>
        <table:table-column table:style-name="Table74.B"/>
        <table:table-row table:style-name="TableLine1738572948016">
          <table:table-cell table:style-name="Table74.A1" office:value-type="string">
            <text:p text:style-name="P348"><text:span text:style-name="T13">: day</text:span><text:span text:style-name="T14"> <text:s/></text:span><text:span text:style-name="T55">( n -- ) </text:span></text:p>
            <text:p text:style-name="P348"><text:span text:style-name="T57"><text:s text:c="4"/></text:span><text:span text:style-name="T56">case </text:span></text:p>
            <text:p text:style-name="P348"><text:span text:style-name="T57"><text:s text:c="8"/></text:span><text:span text:style-name="T56">1 of print: "Monday" endof</text:span></text:p>
            <text:p text:style-name="P348"><text:span text:style-name="T57"><text:s text:c="8"/></text:span><text:span text:style-name="T56">2 of print: "Tuesday" endof</text:span></text:p>
            <text:p text:style-name="P348"><text:span text:style-name="T57"><text:s text:c="8"/></text:span><text:span text:style-name="T56">3 of print: "Wednesday"</text:span><text:span text:style-name="T57"> </text:span><text:span text:style-name="T56">endof</text:span></text:p>
            <text:p text:style-name="P348"><text:span text:style-name="T57"><text:s text:c="8"/></text:span><text:span text:style-name="T56">4 of print: "Thursday" endof</text:span></text:p>
            <text:p text:style-name="P348"><text:span text:style-name="T57"><text:s text:c="8"/></text:span><text:span text:style-name="T56">5 of print: "Friday" endof</text:span></text:p>
            <text:p text:style-name="P348"><text:span text:style-name="T57"><text:s text:c="8"/></text:span><text:span text:style-name="T56">6 of print: "Saturday" endof</text:span></text:p>
            <text:p text:style-name="P348"><text:span text:style-name="T57"><text:s text:c="8"/></text:span><text:span text:style-name="T56">7 of print: "Sunday" endof</text:span></text:p>
            <text:p text:style-name="P348"><text:span text:style-name="T57"><text:s text:c="8"/></text:span><text:span text:style-name="T56">print: "Unknown day: " .</text:span></text:p>
            <text:p text:style-name="P348"><text:span text:style-name="T57"><text:s text:c="4"/></text:span><text:span text:style-name="T56">endcase ;</text:span></text:p>
          </table:table-cell>
          <table:table-cell table:style-name="Table74.A1" office:value-type="string">
            <text:p text:style-name="P347"/>
          </table:table-cell>
        </table:table-row>
      </table:table>
      <text:p text:style-name="P82"/>
      <text:h text:style-name="P377" text:outline-level="2">VECTORED<text:span text:style-name="T58"> </text:span>EXECUTION<text:span text:style-name="T65">, COMBINATORS and QUOTATIONS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 table:style-name="TableLine1738572943120">
          <table:table-cell table:style-name="Table26.A1" office:value-type="string">
            <text:p text:style-name="P158">bi</text:p>
          </table:table-cell>
          <table:table-cell table:style-name="Table26.A1" office:value-type="string">
            <text:p text:style-name="P341"><text:span text:style-name="T10">( a xt1 xt2 -- xt1.a xt2.a )</text:span> </text:p>
          </table:table-cell>
          <table:table-cell table:style-name="Table26.A1" office:value-type="string">
            <text:p text:style-name="P158">H</text:p>
          </table:table-cell>
          <table:table-cell table:style-name="Table26.A1" office:value-type="string">
            <text:p text:style-name="P7">core.forth</text:p>
          </table:table-cell>
          <table:table-cell table:style-name="Table26.A1" office:value-type="string">
            <text:p text:style-name="P8">Applies quotation p to x, then applies quotation q to x. </text:p>
          </table:table-cell>
        </table:table-row>
        <table:table-row table:style-name="TableLine1738572963792">
          <table:table-cell table:style-name="Table26.A1" office:value-type="string">
            <text:p text:style-name="P159">bi@</text:p>
          </table:table-cell>
          <table:table-cell table:style-name="Table26.A1" office:value-type="string">
            <text:p text:style-name="P330"><text:span text:style-name="T10">( a b xt -- xt.a xt.b )</text:span> </text:p>
          </table:table-cell>
          <table:table-cell table:style-name="Table26.A1" office:value-type="string">
            <text:p text:style-name="P7">H</text:p>
          </table:table-cell>
          <table:table-cell table:style-name="Table26.A1" office:value-type="string">
            <text:p text:style-name="P7">core.forth</text:p>
          </table:table-cell>
          <table:table-cell table:style-name="Table26.A1" office:value-type="string">
            <text:p text:style-name="P9">Applies the quotation to x, then to y. </text:p>
          </table:table-cell>
        </table:table-row>
        <table:table-row table:style-name="TableLine1738572965696">
          <table:table-cell table:style-name="Table26.A1" office:value-type="string">
            <text:p text:style-name="P158">bi*</text:p>
          </table:table-cell>
          <table:table-cell table:style-name="Table26.A1" office:value-type="string">
            <text:p text:style-name="P330"><text:span text:style-name="T10">( a b xt1 xt2 -- xt1.a xt2.b )</text:span> </text:p>
          </table:table-cell>
          <table:table-cell table:style-name="Table26.A1" office:value-type="string">
            <text:p text:style-name="P7">H</text:p>
          </table:table-cell>
          <table:table-cell table:style-name="Table26.A1" office:value-type="string">
            <text:p text:style-name="P7">core.forth</text:p>
          </table:table-cell>
          <table:table-cell table:style-name="Table26.A1" office:value-type="string">
            <text:p text:style-name="P9">Applies the quotation to x, then to y. </text:p>
          </table:table-cell>
        </table:table-row>
        <table:table-row table:style-name="TableLine1738572958624">
          <table:table-cell table:style-name="Table26.A1" office:value-type="string">
            <text:p text:style-name="P158">dip</text:p>
          </table:table-cell>
          <table:table-cell table:style-name="Table26.A1" office:value-type="string">
            <text:p text:style-name="P7">( a xt -- a )</text:p>
          </table:table-cell>
          <table:table-cell table:style-name="Table26.A1" office:value-type="string">
            <text:p text:style-name="P7">H</text:p>
          </table:table-cell>
          <table:table-cell table:style-name="Table26.A1" office:value-type="string">
            <text:p text:style-name="P7">core.forth</text:p>
          </table:table-cell>
          <table:table-cell table:style-name="Table26.A1" office:value-type="string">
            <text:p text:style-name="P10">calls a quotation while temporarily hiding the tos</text:p>
          </table:table-cell>
        </table:table-row>
        <table:table-row table:style-name="TableLine1738572957808">
          <table:table-cell table:style-name="Table26.A1" office:value-type="string">
            <text:p text:style-name="P11">execute</text:p>
          </table:table-cell>
          <table:table-cell table:style-name="Table26.A1" office:value-type="string">
            <text:p text:style-name="P11">( adr -- )</text:p>
          </table:table-cell>
          <table:table-cell table:style-name="Table26.A1" office:value-type="string">
            <text:p text:style-name="P11">C</text:p>
          </table:table-cell>
          <table:table-cell table:style-name="Table26.A1" office:value-type="string">
            <text:p text:style-name="P11">primitives.s</text:p>
          </table:table-cell>
          <table:table-cell table:style-name="Table26.A1" office:value-type="string">
            <text:p text:style-name="P11">Execute word at adr</text:p>
          </table:table-cell>
        </table:table-row>
        <table:table-row table:style-name="TableLine1738572968416">
          <table:table-cell table:style-name="Table26.A1" office:value-type="string">
            <text:p text:style-name="P7">keep</text:p>
          </table:table-cell>
          <table:table-cell table:style-name="Table26.A1" office:value-type="string">
            <text:p text:style-name="P7">(a xt -- xt.a a )</text:p>
          </table:table-cell>
          <table:table-cell table:style-name="Table26.A1" office:value-type="string">
            <text:p text:style-name="P7">H</text:p>
          </table:table-cell>
          <table:table-cell table:style-name="Table26.A1" office:value-type="string">
            <text:p text:style-name="P7">core.forth</text:p>
          </table:table-cell>
          <table:table-cell table:style-name="Table26.A1" office:value-type="string">
            <text:p text:style-name="P8">calls a quotation with an item on the stack, restoring that item after the quotation returns. </text:p>
          </table:table-cell>
        </table:table-row>
        <table:table-row table:style-name="TableLine1738572959440">
          <table:table-cell table:style-name="Table26.A1" office:value-type="string">
            <text:p text:style-name="P6">{</text:p>
          </table:table-cell>
          <table:table-cell table:style-name="Table26.A1" office:value-type="string">
            <text:p text:style-name="P6">immediate</text:p>
          </table:table-cell>
          <table:table-cell table:style-name="Table26.A1" office:value-type="string">
            <text:p text:style-name="P5">H</text:p>
          </table:table-cell>
          <table:table-cell table:style-name="Table26.A1" office:value-type="string">
            <text:p text:style-name="P5">core.forth</text:p>
          </table:table-cell>
          <table:table-cell table:style-name="Table26.A1" office:value-type="string">
            <text:p text:style-name="P21">start a quotation - a headless Punyforth word-within-a-word</text:p>
          </table:table-cell>
        </table:table-row>
        <table:table-row table:style-name="TableLine1738572965424">
          <table:table-cell table:style-name="Table26.A1" office:value-type="string">
            <text:p text:style-name="P6">}</text:p>
          </table:table-cell>
          <table:table-cell table:style-name="Table26.A1" office:value-type="string">
            <text:p text:style-name="P6">immediate</text:p>
          </table:table-cell>
          <table:table-cell table:style-name="Table26.A1" office:value-type="string">
            <text:p text:style-name="P5">H</text:p>
          </table:table-cell>
          <table:table-cell table:style-name="Table26.A1" office:value-type="string">
            <text:p text:style-name="P5">core.forth</text:p>
          </table:table-cell>
          <table:table-cell table:style-name="Table26.A1" office:value-type="string">
            <text:p text:style-name="P21">end a quotation</text:p>
          </table:table-cell>
        </table:table-row>
      </table:table>
      <text:h text:style-name="P380" text:outline-level="2">ERROR MANAGEMENT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1738572971136">
          <table:table-cell table:style-name="Table3.A1" office:value-type="string">
            <text:p text:style-name="P323">catch</text:p>
          </table:table-cell>
          <table:table-cell table:style-name="Table3.A1" office:value-type="string">
            <text:p text:style-name="P323">( xt -- exception | 0 )</text:p>
          </table:table-cell>
          <table:table-cell table:style-name="Table3.A1" office:value-type="string">
            <text:p text:style-name="P324">H</text:p>
          </table:table-cell>
          <table:table-cell table:style-name="Table3.A1" office:value-type="string">
            <text:p text:style-name="P324">core.forth</text:p>
          </table:table-cell>
          <table:table-cell table:style-name="Table3.A1" office:value-type="string">
            <text:p text:style-name="P323"/>
          </table:table-cell>
        </table:table-row>
        <table:table-row table:style-name="TableLine1738572970592">
          <table:table-cell table:style-name="Table3.A1" office:value-type="string">
            <text:p text:style-name="P160">EASSERT</text:p>
          </table:table-cell>
          <table:table-cell table:style-name="Table3.A1" office:value-type="string">
            <text:p text:style-name="P161"/>
          </table:table-cell>
          <table:table-cell table:style-name="Table3.A1" office:value-type="string">
            <text:p text:style-name="P162">H</text:p>
          </table:table-cell>
          <table:table-cell table:style-name="Table3.A1" office:value-type="string">
            <text:p text:style-name="P162">core.forth</text:p>
          </table:table-cell>
          <table:table-cell table:style-name="Table3.A1" office:value-type="string">
            <text:p text:style-name="P160">exception<text:span text:style-name="T32"> type</text:span></text:p>
          </table:table-cell>
        </table:table-row>
        <table:table-row table:style-name="TableLine1738572965152">
          <table:table-cell table:style-name="Table3.A1" office:value-type="string">
            <text:p text:style-name="P12">ECONVERT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H</text:p>
          </table:table-cell>
          <table:table-cell table:style-name="Table3.A1" office:value-type="string">
            <text:p text:style-name="P5">core.forth</text:p>
          </table:table-cell>
          <table:table-cell table:style-name="Table3.A1" office:value-type="string">
            <text:p text:style-name="P12">exception type</text:p>
          </table:table-cell>
        </table:table-row>
        <table:table-row table:style-name="TableLine1738572960800">
          <table:table-cell table:style-name="Table3.A1" office:value-type="string">
            <text:p text:style-name="P12">EESCAPE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H</text:p>
          </table:table-cell>
          <table:table-cell table:style-name="Table3.A1" office:value-type="string">
            <text:p text:style-name="P5">core.forth</text:p>
          </table:table-cell>
          <table:table-cell table:style-name="Table3.A1" office:value-type="string">
            <text:p text:style-name="P12">exception type</text:p>
          </table:table-cell>
        </table:table-row>
        <table:table-row table:style-name="TableLine1738572958080">
          <table:table-cell table:style-name="Table3.A1" office:value-type="string">
            <text:p text:style-name="P12">ENOTFOUND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H</text:p>
          </table:table-cell>
          <table:table-cell table:style-name="Table3.A1" office:value-type="string">
            <text:p text:style-name="P5">core.forth</text:p>
          </table:table-cell>
          <table:table-cell table:style-name="Table3.A1" office:value-type="string">
            <text:p text:style-name="P12">exception type</text:p>
          </table:table-cell>
        </table:table-row>
        <table:table-row table:style-name="TableLine1738572969232">
          <table:table-cell table:style-name="Table3.A1" office:value-type="string">
            <text:p text:style-name="P160">EOVERFLOW</text:p>
          </table:table-cell>
          <table:table-cell table:style-name="Table3.A1" office:value-type="string">
            <text:p text:style-name="P161"/>
          </table:table-cell>
          <table:table-cell table:style-name="Table3.A1" office:value-type="string">
            <text:p text:style-name="P162">H</text:p>
          </table:table-cell>
          <table:table-cell table:style-name="Table3.A1" office:value-type="string">
            <text:p text:style-name="P162">core.forth</text:p>
          </table:table-cell>
          <table:table-cell table:style-name="Table3.A1" office:value-type="string">
            <text:p text:style-name="P160">exception<text:span text:style-name="T32"> type</text:span></text:p>
          </table:table-cell>
        </table:table-row>
        <table:table-row table:style-name="TableLine1738572961344">
          <table:table-cell table:style-name="Table3.A1" office:value-type="string">
            <text:p text:style-name="P167">eundef</text:p>
          </table:table-cell>
          <table:table-cell table:style-name="Table3.A1" office:value-type="string">
            <text:p text:style-name="P167">( -- )</text:p>
          </table:table-cell>
          <table:table-cell table:style-name="Table3.A1" office:value-type="string">
            <text:p text:style-name="P28">C</text:p>
          </table:table-cell>
          <table:table-cell table:style-name="Table3.A1" office:value-type="string">
            <text:p text:style-name="P28">words.s</text:p>
          </table:table-cell>
          <table:table-cell table:style-name="Table3.A1" office:value-type="string">
            <text:p text:style-name="P28">error word undefined ??</text:p>
          </table:table-cell>
        </table:table-row>
        <table:table-row table:style-name="TableLine1738572956992">
          <table:table-cell table:style-name="Table3.A1" office:value-type="string">
            <text:p text:style-name="P167">eundefc</text:p>
          </table:table-cell>
          <table:table-cell table:style-name="Table3.A1" office:value-type="string">
            <text:p text:style-name="P167">( -- )</text:p>
          </table:table-cell>
          <table:table-cell table:style-name="Table3.A1" office:value-type="string">
            <text:p text:style-name="P28">C</text:p>
          </table:table-cell>
          <table:table-cell table:style-name="Table3.A1" office:value-type="string">
            <text:p text:style-name="P28">words.s</text:p>
          </table:table-cell>
          <table:table-cell table:style-name="Table3.A1" office:value-type="string">
            <text:p text:style-name="P28"/>
          </table:table-cell>
        </table:table-row>
        <table:table-row table:style-name="TableLine1738572962704">
          <table:table-cell table:style-name="Table3.A1" office:value-type="string">
            <text:p text:style-name="P167">eundefi</text:p>
          </table:table-cell>
          <table:table-cell table:style-name="Table3.A1" office:value-type="string">
            <text:p text:style-name="P167">( -- )</text:p>
          </table:table-cell>
          <table:table-cell table:style-name="Table3.A1" office:value-type="string">
            <text:p text:style-name="P28">C</text:p>
          </table:table-cell>
          <table:table-cell table:style-name="Table3.A1" office:value-type="string">
            <text:p text:style-name="P28">words.s</text:p>
          </table:table-cell>
          <table:table-cell table:style-name="Table3.A1" office:value-type="string">
            <text:p text:style-name="P28"/>
          </table:table-cell>
        </table:table-row>
        <table:table-row table:style-name="TableLine1738572971952">
          <table:table-cell table:style-name="Table3.A1" office:value-type="string">
            <text:p text:style-name="P160">EUNDERFLOW</text:p>
          </table:table-cell>
          <table:table-cell table:style-name="Table3.A1" office:value-type="string">
            <text:p text:style-name="P163"/>
          </table:table-cell>
          <table:table-cell table:style-name="Table3.A1" office:value-type="string">
            <text:p text:style-name="P162">H</text:p>
          </table:table-cell>
          <table:table-cell table:style-name="Table3.A1" office:value-type="string">
            <text:p text:style-name="P162">core.forth</text:p>
          </table:table-cell>
          <table:table-cell table:style-name="Table3.A1" office:value-type="string">
            <text:p text:style-name="P160">exception<text:span text:style-name="T32"> type</text:span></text:p>
          </table:table-cell>
        </table:table-row>
        <table:table-row table:style-name="TableLine1738572972224">
          <table:table-cell table:style-name="Table3.A1" office:value-type="string">
            <text:p text:style-name="P14">ex-type</text:p>
          </table:table-cell>
          <table:table-cell table:style-name="Table3.A1" office:value-type="string">
            <text:p text:style-name="P14">( exception -- )</text:p>
          </table:table-cell>
          <table:table-cell table:style-name="Table3.A1" office:value-type="string">
            <text:p text:style-name="P5">H</text:p>
          </table:table-cell>
          <table:table-cell table:style-name="Table3.A1" office:value-type="string">
            <text:p text:style-name="P5">core.forth</text:p>
          </table:table-cell>
          <table:table-cell table:style-name="Table3.A1" office:value-type="string">
            <text:p text:style-name="P323"/>
          </table:table-cell>
        </table:table-row>
        <table:table-row table:style-name="TableLine1738572967328">
          <table:table-cell table:style-name="Table3.A1" office:value-type="string">
            <text:p text:style-name="P12">exception:</text:p>
          </table:table-cell>
          <table:table-cell table:style-name="Table3.A1" office:value-type="string">
            <text:p text:style-name="P12">( &lt;name&gt; -- )</text:p>
          </table:table-cell>
          <table:table-cell table:style-name="Table3.A1" office:value-type="string">
            <text:p text:style-name="P5">H</text:p>
          </table:table-cell>
          <table:table-cell table:style-name="Table3.A1" office:value-type="string">
            <text:p text:style-name="P5">core.forth</text:p>
          </table:table-cell>
          <table:table-cell table:style-name="Table3.A1" office:value-type="string">
            <text:p text:style-name="P15"/>
          </table:table-cell>
        </table:table-row>
        <table:table-row table:style-name="TableLine1738572966240">
          <table:table-cell table:style-name="Table3.A1" office:value-type="string">
            <text:p text:style-name="P325">throw</text:p>
          </table:table-cell>
          <table:table-cell table:style-name="Table3.A1" office:value-type="string">
            <text:p text:style-name="P323">( i*x exception -- i*x exception | 0 )</text:p>
          </table:table-cell>
          <table:table-cell table:style-name="Table3.A1" office:value-type="string">
            <text:p text:style-name="P324">H</text:p>
          </table:table-cell>
          <table:table-cell table:style-name="Table3.A1" office:value-type="string">
            <text:p text:style-name="P324">core.forth</text:p>
          </table:table-cell>
          <table:table-cell table:style-name="Table3.A1" office:value-type="string">
            <text:p text:style-name="P323"/>
          </table:table-cell>
        </table:table-row>
        <table:table-row table:style-name="TableLine1738572973040">
          <table:table-cell table:style-name="Table3.A1" office:value-type="string">
            <text:p text:style-name="P29">traceback</text:p>
          </table:table-cell>
          <table:table-cell table:style-name="Table3.A1" office:value-type="string">
            <text:p text:style-name="P29">( code -- )</text:p>
          </table:table-cell>
          <table:table-cell table:style-name="Table3.A1" office:value-type="string">
            <text:p text:style-name="P5">H</text:p>
          </table:table-cell>
          <table:table-cell table:style-name="Table3.A1" office:value-type="string">
            <text:p text:style-name="P5">core.forth</text:p>
          </table:table-cell>
          <table:table-cell table:style-name="Table3.A1" office:value-type="string">
            <text:p text:style-name="P12"/>
          </table:table-cell>
        </table:table-row>
      </table:table>
      <text:h text:style-name="P381" text:outline-level="2">START-UP<text:span text:style-name="T36"> / SHUT DOWN / SYSTEM STATE</text:span></text:h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 table:style-name="TableLine1738572971408">
          <table:table-cell table:style-name="Table27.A1" office:value-type="string">
            <text:p text:style-name="P30">abort</text:p>
          </table:table-cell>
          <table:table-cell table:style-name="Table27.A1" office:value-type="string">
            <text:p text:style-name="P30">( -- )</text:p>
          </table:table-cell>
          <table:table-cell table:style-name="Table27.A1" office:value-type="string">
            <text:p text:style-name="P30">C</text:p>
          </table:table-cell>
          <table:table-cell table:style-name="Table27.A1" office:value-type="string">
            <text:p text:style-name="P30">primitives.s</text:p>
          </table:table-cell>
          <table:table-cell table:style-name="Table27.A1" office:value-type="string">
            <text:p text:style-name="P30">call forth abort</text:p>
          </table:table-cell>
        </table:table-row>
        <table:table-row table:style-name="TableLine1738572962976">
          <table:table-cell table:style-name="Table27.A1" office:value-type="string">
            <text:p text:style-name="P31">deep-sleep</text:p>
          </table:table-cell>
          <table:table-cell table:style-name="Table27.A1" office:value-type="string">
            <text:p text:style-name="P31">( a2 -- )</text:p>
          </table:table-cell>
          <table:table-cell table:style-name="Table27.A1" office:value-type="string">
            <text:p text:style-name="P30">C</text:p>
          </table:table-cell>
          <table:table-cell table:style-name="Table27.A1" office:value-type="string">
            <text:p text:style-name="P30">primitives.s</text:p>
          </table:table-cell>
          <table:table-cell table:style-name="Table27.A1" office:value-type="string">
            <text:p text:style-name="P31">place cpu in deep-sleep</text:p>
          </table:table-cell>
        </table:table-row>
        <table:table-row table:style-name="TableLine1738572972496">
          <table:table-cell table:style-name="Table27.A1" office:value-type="string">
            <text:p text:style-name="P32">os-enter-critical</text:p>
          </table:table-cell>
          <table:table-cell table:style-name="Table27.A1" office:value-type="string">
            <text:p text:style-name="P32">( -- )</text:p>
          </table:table-cell>
          <table:table-cell table:style-name="Table27.A1" office:value-type="string">
            <text:p text:style-name="P30">C</text:p>
          </table:table-cell>
          <table:table-cell table:style-name="Table27.A1" office:value-type="string">
            <text:p text:style-name="P30">primitives.s</text:p>
          </table:table-cell>
          <table:table-cell table:style-name="Table27.A1" office:value-type="string">
            <text:p text:style-name="P33"/>
          </table:table-cell>
        </table:table-row>
        <table:table-row table:style-name="TableLine1738572967600">
          <table:table-cell table:style-name="Table27.A1" office:value-type="string">
            <text:p text:style-name="P32">os-exit-critical</text:p>
          </table:table-cell>
          <table:table-cell table:style-name="Table27.A1" office:value-type="string">
            <text:p text:style-name="P32">( -- )</text:p>
          </table:table-cell>
          <table:table-cell table:style-name="Table27.A1" office:value-type="string">
            <text:p text:style-name="P30">C</text:p>
          </table:table-cell>
          <table:table-cell table:style-name="Table27.A1" office:value-type="string">
            <text:p text:style-name="P30">primitives.s</text:p>
          </table:table-cell>
          <table:table-cell table:style-name="Table27.A1" office:value-type="string">
            <text:p text:style-name="P34"/>
          </table:table-cell>
        </table:table-row>
        <table:table-row table:style-name="TableLine1738572957264">
          <table:table-cell table:style-name="Table27.A1" office:value-type="string">
            <text:p text:style-name="P342">state</text:p>
          </table:table-cell>
          <table:table-cell table:style-name="Table27.A1" office:value-type="string">
            <text:p text:style-name="P186">( -- adr ) </text:p>
          </table:table-cell>
          <table:table-cell table:style-name="Table27.A1" office:value-type="string">
            <text:p text:style-name="P186">C</text:p>
          </table:table-cell>
          <table:table-cell table:style-name="Table27.A1" office:value-type="string">
            <text:p text:style-name="P186">words.s</text:p>
          </table:table-cell>
          <table:table-cell table:style-name="Table27.A1" office:value-type="string">
            <text:p text:style-name="P186">address of compiler state flag, state @ returns true if compiling</text:p>
          </table:table-cell>
        </table:table-row>
        <table:table-row table:style-name="TableLine1738572969504">
          <table:table-cell table:style-name="Table27.A1" office:value-type="string">
            <text:p text:style-name="P35">task-yield</text:p>
          </table:table-cell>
          <table:table-cell table:style-name="Table27.A1" office:value-type="string">
            <text:p text:style-name="P35">( -- )</text:p>
          </table:table-cell>
          <table:table-cell table:style-name="Table27.A1" office:value-type="string">
            <text:p text:style-name="P30">C</text:p>
          </table:table-cell>
          <table:table-cell table:style-name="Table27.A1" office:value-type="string">
            <text:p text:style-name="P30">primitives.s</text:p>
          </table:table-cell>
          <table:table-cell table:style-name="Table27.A1" office:value-type="string">
            <text:p text:style-name="P34"/>
          </table:table-cell>
        </table:table-row>
        <table:table-row table:style-name="TableLine1738572969776">
          <table:table-cell table:style-name="Table27.A1" office:value-type="string">
            <text:p text:style-name="P343">xpause</text:p>
          </table:table-cell>
          <table:table-cell table:style-name="Table27.A1" office:value-type="string">
            <text:p text:style-name="P190">( -- )</text:p>
          </table:table-cell>
          <table:table-cell table:style-name="Table27.A1" office:value-type="string">
            <text:p text:style-name="P227">C</text:p>
          </table:table-cell>
          <table:table-cell table:style-name="Table27.A1" office:value-type="string">
            <text:p text:style-name="P227">ext.s</text:p>
          </table:table-cell>
          <table:table-cell table:style-name="Table27.A1" office:value-type="string">
            <text:p text:style-name="P228"/>
          </table:table-cell>
        </table:table-row>
      </table:table>
      <text:h text:style-name="P377" text:outline-level="2"><text:bookmark-start text:name="__RefHeading___Toc15078_3727030152"/>I/O PORTS<text:bookmark-end text:name="__RefHeading___Toc15078_3727030152"/>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 table:style-name="TableLine1738572970048">
          <table:table-cell table:style-name="Table28.A1" office:value-type="string">
            <text:p text:style-name="P36">adcread</text:p>
          </table:table-cell>
          <table:table-cell table:style-name="Table28.A1" office:value-type="string">
            <text:p text:style-name="P36">( -- n )</text:p>
          </table:table-cell>
          <table:table-cell table:style-name="Table28.A1" office:value-type="string">
            <text:p text:style-name="P36">C</text:p>
          </table:table-cell>
          <table:table-cell table:style-name="Table28.A1" office:value-type="string">
            <text:p text:style-name="P36">ext.s</text:p>
          </table:table-cell>
          <table:table-cell table:style-name="Table28.A1" office:value-type="string">
            <text:p text:style-name="P36">read the analogue input</text:p>
          </table:table-cell>
        </table:table-row>
        <table:table-row table:style-name="TableLine1738572962160">
          <table:table-cell table:style-name="Table28.A1" office:value-type="string">
            <text:p text:style-name="P36">gpio-mode</text:p>
          </table:table-cell>
          <table:table-cell table:style-name="Table28.A1" office:value-type="string">
            <text:p text:style-name="P36">( direction num -- )</text:p>
          </table:table-cell>
          <table:table-cell table:style-name="Table28.A1" office:value-type="string">
            <text:p text:style-name="P36">C</text:p>
          </table:table-cell>
          <table:table-cell table:style-name="Table28.A1" office:value-type="string">
            <text:p text:style-name="P36">ext.s</text:p>
          </table:table-cell>
          <table:table-cell table:style-name="Table28.A1" office:value-type="string">
            <text:p text:style-name="P37"/>
          </table:table-cell>
        </table:table-row>
        <table:table-row table:style-name="TableLine1738572958352">
          <table:table-cell table:style-name="Table28.A1" office:value-type="string">
            <text:p text:style-name="P169">gpio-read</text:p>
          </table:table-cell>
          <table:table-cell table:style-name="Table28.A1" office:value-type="string">
            <text:p text:style-name="P169">( gpionum - n )</text:p>
          </table:table-cell>
          <table:table-cell table:style-name="Table28.A1" office:value-type="string">
            <text:p text:style-name="P36">C</text:p>
          </table:table-cell>
          <table:table-cell table:style-name="Table28.A1" office:value-type="string">
            <text:p text:style-name="P36">ext.s</text:p>
          </table:table-cell>
          <table:table-cell table:style-name="Table28.A1" office:value-type="string">
            <text:p text:style-name="P38"/>
          </table:table-cell>
        </table:table-row>
        <table:table-row table:style-name="TableLine1738572958896">
          <table:table-cell table:style-name="Table28.A1" office:value-type="string">
            <text:p text:style-name="P36">gpio-set-interrupt</text:p>
          </table:table-cell>
          <table:table-cell table:style-name="Table28.A1" office:value-type="string">
            <text:p text:style-name="P36">( inttype gpionum -- )</text:p>
          </table:table-cell>
          <table:table-cell table:style-name="Table28.A1" office:value-type="string">
            <text:p text:style-name="P36">C</text:p>
          </table:table-cell>
          <table:table-cell table:style-name="Table28.A1" office:value-type="string">
            <text:p text:style-name="P36">ext.s</text:p>
          </table:table-cell>
          <table:table-cell table:style-name="Table28.A1" office:value-type="string">
            <text:p text:style-name="P39"/>
          </table:table-cell>
        </table:table-row>
        <table:table-row table:style-name="TableLine1738572959168">
          <table:table-cell table:style-name="Table28.A1" office:value-type="string">
            <text:p text:style-name="P36">gpio-write</text:p>
          </table:table-cell>
          <table:table-cell table:style-name="Table28.A1" office:value-type="string">
            <text:p text:style-name="P36">( bool <text:s/>gpionum -- )</text:p>
          </table:table-cell>
          <table:table-cell table:style-name="Table28.A1" office:value-type="string">
            <text:p text:style-name="P36">C</text:p>
          </table:table-cell>
          <table:table-cell table:style-name="Table28.A1" office:value-type="string">
            <text:p text:style-name="P36">ext.s</text:p>
          </table:table-cell>
          <table:table-cell table:style-name="Table28.A1" office:value-type="string">
            <text:p text:style-name="P40"/>
          </table:table-cell>
        </table:table-row>
        <table:table-row table:style-name="TableLine1738572959712">
          <table:table-cell table:style-name="Table28.A1" office:value-type="string">
            <text:p text:style-name="P31">pulse-in</text:p>
          </table:table-cell>
          <table:table-cell table:style-name="Table28.A1" office:value-type="string">
            <text:p text:style-name="P31">( pin state timeout -- pulselen )</text:p>
          </table:table-cell>
          <table:table-cell table:style-name="Table28.A1" office:value-type="string">
            <text:p text:style-name="P36">C</text:p>
          </table:table-cell>
          <table:table-cell table:style-name="Table28.A1" office:value-type="string">
            <text:p text:style-name="P36">ext.s</text:p>
          </table:table-cell>
          <table:table-cell table:style-name="Table28.A1" office:value-type="string">
            <text:p text:style-name="P31">returns pulse input length in uS</text:p>
          </table:table-cell>
        </table:table-row>
        <table:table-row table:style-name="TableLine1738572962432">
          <table:table-cell table:style-name="Table28.A1" office:value-type="string">
            <text:p text:style-name="P36">pwm-duty</text:p>
          </table:table-cell>
          <table:table-cell table:style-name="Table28.A1" office:value-type="string">
            <text:p text:style-name="P36">( duty -- )</text:p>
          </table:table-cell>
          <table:table-cell table:style-name="Table28.A1" office:value-type="string">
            <text:p text:style-name="P36">C</text:p>
          </table:table-cell>
          <table:table-cell table:style-name="Table28.A1" office:value-type="string">
            <text:p text:style-name="P36">ext.s</text:p>
          </table:table-cell>
          <table:table-cell table:style-name="Table28.A1" office:value-type="string">
            <text:p text:style-name="P36">duty is 16 bits</text:p>
          </table:table-cell>
        </table:table-row>
        <table:table-row table:style-name="TableLine1738572963248">
          <table:table-cell table:style-name="Table28.A1" office:value-type="string">
            <text:p text:style-name="P36">pwm-freq</text:p>
          </table:table-cell>
          <table:table-cell table:style-name="Table28.A1" office:value-type="string">
            <text:p text:style-name="P36">( freq -- )</text:p>
          </table:table-cell>
          <table:table-cell table:style-name="Table28.A1" office:value-type="string">
            <text:p text:style-name="P36">C</text:p>
          </table:table-cell>
          <table:table-cell table:style-name="Table28.A1" office:value-type="string">
            <text:p text:style-name="P36">ext.s</text:p>
          </table:table-cell>
          <table:table-cell table:style-name="Table28.A1" office:value-type="string">
            <text:p text:style-name="P36">freq is 16 bits</text:p>
          </table:table-cell>
        </table:table-row>
        <table:table-row table:style-name="TableLine1738572964336">
          <table:table-cell table:style-name="Table28.A1" office:value-type="string">
            <text:p text:style-name="P36">pwm-init</text:p>
          </table:table-cell>
          <table:table-cell table:style-name="Table28.A1" office:value-type="string">
            <text:p text:style-name="P36">( pinsarray numberofpins -- )</text:p>
          </table:table-cell>
          <table:table-cell table:style-name="Table28.A1" office:value-type="string">
            <text:p text:style-name="P36">C</text:p>
          </table:table-cell>
          <table:table-cell table:style-name="Table28.A1" office:value-type="string">
            <text:p text:style-name="P36">ext.s</text:p>
          </table:table-cell>
          <table:table-cell table:style-name="Table28.A1" office:value-type="string">
            <text:p text:style-name="P41"/>
          </table:table-cell>
        </table:table-row>
        <table:table-row table:style-name="TableLine1738572964608">
          <table:table-cell table:style-name="Table28.A1" office:value-type="string">
            <text:p text:style-name="P36">pwm-start</text:p>
          </table:table-cell>
          <table:table-cell table:style-name="Table28.A1" office:value-type="string">
            <text:p text:style-name="P36">( -- )</text:p>
          </table:table-cell>
          <table:table-cell table:style-name="Table28.A1" office:value-type="string">
            <text:p text:style-name="P36">C</text:p>
          </table:table-cell>
          <table:table-cell table:style-name="Table28.A1" office:value-type="string">
            <text:p text:style-name="P36">ext.s</text:p>
          </table:table-cell>
          <table:table-cell table:style-name="Table28.A1" office:value-type="string">
            <text:p text:style-name="P40"/>
          </table:table-cell>
        </table:table-row>
        <table:table-row table:style-name="TableLine1738572964880">
          <table:table-cell table:style-name="Table28.A1" office:value-type="string">
            <text:p text:style-name="P36">pwm-stop</text:p>
          </table:table-cell>
          <table:table-cell table:style-name="Table28.A1" office:value-type="string">
            <text:p text:style-name="P36">( -- )</text:p>
          </table:table-cell>
          <table:table-cell table:style-name="Table28.A1" office:value-type="string">
            <text:p text:style-name="P36">C</text:p>
          </table:table-cell>
          <table:table-cell table:style-name="Table28.A1" office:value-type="string">
            <text:p text:style-name="P36">ext.s</text:p>
          </table:table-cell>
          <table:table-cell table:style-name="Table28.A1" office:value-type="string">
            <text:p text:style-name="P40"/>
          </table:table-cell>
        </table:table-row>
        <table:table-row table:style-name="TableLine1738572984464">
          <table:table-cell table:style-name="Table28.A1" office:value-type="string">
            <text:p text:style-name="P42">uart-set-bps</text:p>
          </table:table-cell>
          <table:table-cell table:style-name="Table28.A1" office:value-type="string">
            <text:p text:style-name="P42">(uartnum bps -- )</text:p>
          </table:table-cell>
          <table:table-cell table:style-name="Table28.A1" office:value-type="string">
            <text:p text:style-name="P36">C</text:p>
          </table:table-cell>
          <table:table-cell table:style-name="Table28.A1" office:value-type="string">
            <text:p text:style-name="P36">ext.s</text:p>
          </table:table-cell>
          <table:table-cell table:style-name="Table28.A1" office:value-type="string">
            <text:p text:style-name="P37"/>
          </table:table-cell>
        </table:table-row>
      </table:table>
      <text:h text:style-name="P377" text:outline-level="2"><text:bookmark-start text:name="__RefHeading___Toc15090_3727030152"/><text:span text:style-name="T23">T</text:span>IMING<text:span text:style-name="T6"> and FREQUENCY</text:span><text:bookmark-end text:name="__RefHeading___Toc15090_3727030152"/></text:h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row table:style-name="Table33.1">
          <table:table-cell table:style-name="Table33.A1" office:value-type="string">
            <text:p text:style-name="P170">cpufreq!</text:p>
          </table:table-cell>
          <table:table-cell table:style-name="Table33.A1" office:value-type="string">
            <text:p text:style-name="P170">( freq -- )</text:p>
          </table:table-cell>
          <table:table-cell table:style-name="Table33.A1" office:value-type="string">
            <text:p text:style-name="P170">C</text:p>
          </table:table-cell>
          <table:table-cell table:style-name="Table33.A1" office:value-type="string">
            <text:p text:style-name="P170">ext.s</text:p>
          </table:table-cell>
          <table:table-cell table:style-name="Table33.A1" office:value-type="string">
            <text:p text:style-name="P170">set cpu frequency (MHz)</text:p>
          </table:table-cell>
        </table:table-row>
        <table:table-row table:style-name="TableLine1738572987184">
          <table:table-cell table:style-name="Table33.A1" office:value-type="string">
            <text:p text:style-name="P170">cpufreq@</text:p>
          </table:table-cell>
          <table:table-cell table:style-name="Table33.A1" office:value-type="string">
            <text:p text:style-name="P170">( -- freq )</text:p>
          </table:table-cell>
          <table:table-cell table:style-name="Table33.A1" office:value-type="string">
            <text:p text:style-name="P170">C</text:p>
          </table:table-cell>
          <table:table-cell table:style-name="Table33.A1" office:value-type="string">
            <text:p text:style-name="P170">ext.s</text:p>
          </table:table-cell>
          <table:table-cell table:style-name="Table33.A1" office:value-type="string">
            <text:p text:style-name="P170">read cpu frequency (MHz)</text:p>
          </table:table-cell>
        </table:table-row>
        <table:table-row table:style-name="TableLine1738572979568">
          <table:table-cell table:style-name="Table33.A1" office:value-type="string">
            <text:p text:style-name="P169">ms</text:p>
          </table:table-cell>
          <table:table-cell table:style-name="Table33.A1" office:value-type="string">
            <text:p text:style-name="P169">( n -- )</text:p>
          </table:table-cell>
          <table:table-cell table:style-name="Table33.A1" office:value-type="string">
            <text:p text:style-name="P170">C</text:p>
          </table:table-cell>
          <table:table-cell table:style-name="Table33.A1" office:value-type="string">
            <text:p text:style-name="P170">ext.s</text:p>
          </table:table-cell>
          <table:table-cell table:style-name="Table33.A1" office:value-type="string">
            <text:p text:style-name="P169">wait n milliseconds</text:p>
          </table:table-cell>
        </table:table-row>
        <table:table-row table:style-name="TableLine1738572975216">
          <table:table-cell table:style-name="Table33.A1" office:value-type="string">
            <text:p text:style-name="P114">ms@</text:p>
          </table:table-cell>
          <table:table-cell table:style-name="Table33.A1" office:value-type="string">
            <text:p text:style-name="P114">( -- n )</text:p>
          </table:table-cell>
          <table:table-cell table:style-name="Table33.A1" office:value-type="string">
            <text:p text:style-name="P170">C</text:p>
          </table:table-cell>
          <table:table-cell table:style-name="Table33.A1" office:value-type="string">
            <text:p text:style-name="P170">ext.s</text:p>
          </table:table-cell>
          <table:table-cell table:style-name="Table33.A1" office:value-type="string">
            <text:p text:style-name="P115">get system time in milliseconds</text:p>
          </table:table-cell>
        </table:table-row>
        <table:table-row table:style-name="TableLine1738572991264">
          <table:table-cell table:style-name="Table33.A1" office:value-type="string">
            <text:p text:style-name="P107">us</text:p>
          </table:table-cell>
          <table:table-cell table:style-name="Table33.A1" office:value-type="string">
            <text:p text:style-name="P107">( n -- )</text:p>
          </table:table-cell>
          <table:table-cell table:style-name="Table33.A1" office:value-type="string">
            <text:p text:style-name="P170">C</text:p>
          </table:table-cell>
          <table:table-cell table:style-name="Table33.A1" office:value-type="string">
            <text:p text:style-name="P170">ext.s</text:p>
          </table:table-cell>
          <table:table-cell table:style-name="Table33.A1" office:value-type="string">
            <text:p text:style-name="P107">wait n uS</text:p>
          </table:table-cell>
        </table:table-row>
        <table:table-row table:style-name="TableLine1738572975488">
          <table:table-cell table:style-name="Table33.A1" office:value-type="string">
            <text:p text:style-name="P107">us@</text:p>
          </table:table-cell>
          <table:table-cell table:style-name="Table33.A1" office:value-type="string">
            <text:p text:style-name="P107">( -- n )</text:p>
          </table:table-cell>
          <table:table-cell table:style-name="Table33.A1" office:value-type="string">
            <text:p text:style-name="P170">C</text:p>
          </table:table-cell>
          <table:table-cell table:style-name="Table33.A1" office:value-type="string">
            <text:p text:style-name="P170">ext.s</text:p>
          </table:table-cell>
          <table:table-cell table:style-name="Table33.A1" office:value-type="string">
            <text:p text:style-name="P108">get system time in uS</text:p>
          </table:table-cell>
        </table:table-row>
        <table:table-row table:style-name="TableLine1738572990720">
          <table:table-cell table:style-name="Table33.A1" office:value-type="string">
            <text:p text:style-name="P133">wait-event</text:p>
          </table:table-cell>
          <table:table-cell table:style-name="Table33.A1" office:value-type="string">
            <text:p text:style-name="P133">( delayms eventbuffer -- n )</text:p>
          </table:table-cell>
          <table:table-cell table:style-name="Table33.A1" office:value-type="string">
            <text:p text:style-name="P170">C</text:p>
          </table:table-cell>
          <table:table-cell table:style-name="Table33.A1" office:value-type="string">
            <text:p text:style-name="P170">ext.s</text:p>
          </table:table-cell>
          <table:table-cell table:style-name="Table33.A1" office:value-type="string">
            <text:p text:style-name="P171"/>
          </table:table-cell>
        </table:table-row>
      </table:table>
      <text:p text:style-name="Standard"/>
      <text:p text:style-name="Standard"/>
      <text:h text:style-name="P379" text:outline-level="2"><text:bookmark-start text:name="__RefHeading___Toc15092_3727030152"/>DEFINITIONS<text:bookmark-end text:name="__RefHeading___Toc15092_3727030152"/></text:h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row table:style-name="TableLine1738572980656">
          <table:table-cell table:style-name="Table35.A1" office:value-type="string">
            <text:p text:style-name="P135">:</text:p>
          </table:table-cell>
          <table:table-cell table:style-name="Table35.A1" office:value-type="string">
            <text:p text:style-name="P135">( &lt;word&gt; -- )</text:p>
          </table:table-cell>
          <table:table-cell table:style-name="Table35.A1" office:value-type="string">
            <text:p text:style-name="P135">C</text:p>
          </table:table-cell>
          <table:table-cell table:style-name="Table35.A1" office:value-type="string">
            <text:p text:style-name="P135">words.s</text:p>
          </table:table-cell>
          <table:table-cell table:style-name="Table35.A1" office:value-type="string">
            <text:p text:style-name="P43">start forth definition</text:p>
          </table:table-cell>
        </table:table-row>
        <table:table-row table:style-name="TableLine1738572989360">
          <table:table-cell table:style-name="Table35.A1" office:value-type="string">
            <text:p text:style-name="P6">'</text:p>
          </table:table-cell>
          <table:table-cell table:style-name="Table35.A1" office:value-type="string">
            <text:p text:style-name="P16">( -- xt | throws:ENOTFOUND )</text:p>
          </table:table-cell>
          <table:table-cell table:style-name="Table35.A1" office:value-type="string">
            <text:p text:style-name="P5">H</text:p>
          </table:table-cell>
          <table:table-cell table:style-name="Table35.A1" office:value-type="string">
            <text:p text:style-name="P5">core.forth</text:p>
          </table:table-cell>
          <table:table-cell table:style-name="Table35.A1" office:value-type="string">
            <text:p text:style-name="P16">find the xt of the next word in the inputstream</text:p>
          </table:table-cell>
        </table:table-row>
        <table:table-row table:style-name="TableLine1738572976032">
          <table:table-cell table:style-name="Table35.A1" office:value-type="string">
            <text:p text:style-name="P44">[']</text:p>
          </table:table-cell>
          <table:table-cell table:style-name="Table35.A1" office:value-type="string">
            <text:p text:style-name="P44">( -- )</text:p>
          </table:table-cell>
          <table:table-cell table:style-name="Table35.A1" office:value-type="string">
            <text:p text:style-name="P45">C</text:p>
          </table:table-cell>
          <table:table-cell table:style-name="Table35.A1" office:value-type="string">
            <text:p text:style-name="P45">primitives.s</text:p>
          </table:table-cell>
          <table:table-cell table:style-name="Table35.A1" office:value-type="string">
            <text:p text:style-name="P44">compile only</text:p>
          </table:table-cell>
        </table:table-row>
        <table:table-row table:style-name="TableLine1738572976304">
          <table:table-cell table:style-name="Table35.A1" office:value-type="string">
            <text:p text:style-name="P6">['],</text:p>
          </table:table-cell>
          <table:table-cell table:style-name="Table35.A1" office:value-type="string">
            <text:p text:style-name="P16"/>
          </table:table-cell>
          <table:table-cell table:style-name="Table35.A1" office:value-type="string">
            <text:p text:style-name="P5">H</text:p>
          </table:table-cell>
          <table:table-cell table:style-name="Table35.A1" office:value-type="string">
            <text:p text:style-name="P5">core.forth</text:p>
          </table:table-cell>
          <table:table-cell table:style-name="Table35.A1" office:value-type="string">
            <text:p text:style-name="P16"/>
          </table:table-cell>
        </table:table-row>
        <table:table-row table:style-name="TableLine1738572988000">
          <table:table-cell table:style-name="Table35.A1" office:value-type="string">
            <text:p text:style-name="P167">]</text:p>
          </table:table-cell>
          <table:table-cell table:style-name="Table35.A1" office:value-type="string">
            <text:p text:style-name="P167">( -- )</text:p>
          </table:table-cell>
          <table:table-cell table:style-name="Table35.A1" office:value-type="string">
            <text:p text:style-name="P167">C</text:p>
          </table:table-cell>
          <table:table-cell table:style-name="Table35.A1" office:value-type="string">
            <text:p text:style-name="P167">words.s</text:p>
          </table:table-cell>
          <table:table-cell table:style-name="Table35.A1" office:value-type="string">
            <text:p text:style-name="P167">resume compilation mode</text:p>
          </table:table-cell>
        </table:table-row>
        <table:table-row table:style-name="TableLine1738572988272">
          <table:table-cell table:style-name="Table35.A1" office:value-type="string">
            <text:p text:style-name="P43">allot</text:p>
          </table:table-cell>
          <table:table-cell table:style-name="Table35.A1" office:value-type="string">
            <text:p text:style-name="P43">( n -- )</text:p>
          </table:table-cell>
          <table:table-cell table:style-name="Table35.A1" office:value-type="string">
            <text:p text:style-name="P43">C</text:p>
          </table:table-cell>
          <table:table-cell table:style-name="Table35.A1" office:value-type="string">
            <text:p text:style-name="P43">words.s</text:p>
          </table:table-cell>
          <table:table-cell table:style-name="Table35.A1" office:value-type="string">
            <text:p text:style-name="P43">allot n bytes of memory as part of a definition</text:p>
          </table:table-cell>
        </table:table-row>
        <table:table-row table:style-name="TableLine1738572976848">
          <table:table-cell table:style-name="Table35.A1" office:value-type="string">
            <text:p text:style-name="P46">backref,</text:p>
          </table:table-cell>
          <table:table-cell table:style-name="Table35.A1" office:value-type="string">
            <text:p text:style-name="P46">( n -- )</text:p>
          </table:table-cell>
          <table:table-cell table:style-name="Table35.A1" office:value-type="string">
            <text:p text:style-name="P5">H</text:p>
          </table:table-cell>
          <table:table-cell table:style-name="Table35.A1" office:value-type="string">
            <text:p text:style-name="P5">core.forth</text:p>
          </table:table-cell>
          <table:table-cell table:style-name="Table35.A1" office:value-type="string">
            <text:p text:style-name="P46">n is stored at here-1, here is unchanged</text:p>
          </table:table-cell>
        </table:table-row>
        <table:table-row table:style-name="TableLine1738572977120">
          <table:table-cell table:style-name="Table35.A1" office:value-type="string">
            <text:p text:style-name="P164">create:</text:p>
          </table:table-cell>
          <table:table-cell table:style-name="Table35.A1" office:value-type="string">
            <text:p text:style-name="P165"/>
          </table:table-cell>
          <table:table-cell table:style-name="Table35.A1" office:value-type="string">
            <text:p text:style-name="P162">H</text:p>
          </table:table-cell>
          <table:table-cell table:style-name="Table35.A1" office:value-type="string">
            <text:p text:style-name="P162">core.forth</text:p>
          </table:table-cell>
          <table:table-cell table:style-name="Table35.A1" office:value-type="string">
            <text:p text:style-name="P165"/>
          </table:table-cell>
        </table:table-row>
        <table:table-row table:style-name="TableLine1738572977392">
          <table:table-cell table:style-name="Table35.A1" office:value-type="string">
            <text:p text:style-name="P43">createheader</text:p>
          </table:table-cell>
          <table:table-cell table:style-name="Table35.A1" office:value-type="string">
            <text:p text:style-name="P43">( &lt;name&gt; -- )</text:p>
          </table:table-cell>
          <table:table-cell table:style-name="Table35.A1" office:value-type="string">
            <text:p text:style-name="P43">C</text:p>
          </table:table-cell>
          <table:table-cell table:style-name="Table35.A1" office:value-type="string">
            <text:p text:style-name="P43">words.s</text:p>
          </table:table-cell>
          <table:table-cell table:style-name="Table35.A1" office:value-type="string">
            <text:p text:style-name="P43"/>
          </table:table-cell>
        </table:table-row>
        <table:table-row table:style-name="TableLine1738572977936">
          <table:table-cell table:style-name="Table35.A1" office:value-type="string">
            <text:p text:style-name="P17">defer:</text:p>
          </table:table-cell>
          <table:table-cell table:style-name="Table35.A1" office:value-type="string">
            <text:p text:style-name="P17">( &lt;name&gt; -- )</text:p>
          </table:table-cell>
          <table:table-cell table:style-name="Table35.A1" office:value-type="string">
            <text:p text:style-name="P5">H</text:p>
          </table:table-cell>
          <table:table-cell table:style-name="Table35.A1" office:value-type="string">
            <text:p text:style-name="P5">core.forth</text:p>
          </table:table-cell>
          <table:table-cell table:style-name="Table35.A1" office:value-type="string">
            <text:p text:style-name="P12"/>
          </table:table-cell>
        </table:table-row>
        <table:table-row table:style-name="TableLine1738572977664">
          <table:table-cell table:style-name="Table35.A1" office:value-type="string">
            <text:p text:style-name="P17">defer!</text:p>
          </table:table-cell>
          <table:table-cell table:style-name="Table35.A1" office:value-type="string">
            <text:p text:style-name="P17">( dst-xt src-xt -- )</text:p>
          </table:table-cell>
          <table:table-cell table:style-name="Table35.A1" office:value-type="string">
            <text:p text:style-name="P5">H</text:p>
          </table:table-cell>
          <table:table-cell table:style-name="Table35.A1" office:value-type="string">
            <text:p text:style-name="P5">core.forth</text:p>
          </table:table-cell>
          <table:table-cell table:style-name="Table35.A1" office:value-type="string">
            <text:p text:style-name="P12"/>
          </table:table-cell>
        </table:table-row>
        <table:table-row table:style-name="TableLine1738572985280">
          <table:table-cell table:style-name="Table35.A1" office:value-type="string">
            <text:p text:style-name="P164">does&gt;</text:p>
          </table:table-cell>
          <table:table-cell table:style-name="Table35.A1" office:value-type="string">
            <text:p text:style-name="P165"/>
          </table:table-cell>
          <table:table-cell table:style-name="Table35.A1" office:value-type="string">
            <text:p text:style-name="P162">H</text:p>
          </table:table-cell>
          <table:table-cell table:style-name="Table35.A1" office:value-type="string">
            <text:p text:style-name="P162">core.forth</text:p>
          </table:table-cell>
          <table:table-cell table:style-name="Table35.A1" office:value-type="string">
            <text:p text:style-name="P165"/>
          </table:table-cell>
        </table:table-row>
        <table:table-row table:style-name="TableLine1738572988544">
          <table:table-cell table:style-name="Table35.A1" office:value-type="string">
            <text:p text:style-name="P45">exit</text:p>
          </table:table-cell>
          <table:table-cell table:style-name="Table35.A1" office:value-type="string">
            <text:p text:style-name="P45">( -- )</text:p>
          </table:table-cell>
          <table:table-cell table:style-name="Table35.A1" office:value-type="string">
            <text:p text:style-name="P45">C</text:p>
          </table:table-cell>
          <table:table-cell table:style-name="Table35.A1" office:value-type="string">
            <text:p text:style-name="P45">primitives.s</text:p>
          </table:table-cell>
          <table:table-cell table:style-name="Table35.A1" office:value-type="string">
            <text:p text:style-name="P45">pop the forth PC from the return stack</text:p>
          </table:table-cell>
        </table:table-row>
        <table:table-row table:style-name="TableLine1738572984192">
          <table:table-cell table:style-name="Table35.A1" office:value-type="string">
            <text:p text:style-name="P18">handler</text:p>
          </table:table-cell>
          <table:table-cell table:style-name="Table35.A1" office:value-type="string">
            <text:p text:style-name="P17"/>
          </table:table-cell>
          <table:table-cell table:style-name="Table35.A1" office:value-type="string">
            <text:p text:style-name="P5">H</text:p>
          </table:table-cell>
          <table:table-cell table:style-name="Table35.A1" office:value-type="string">
            <text:p text:style-name="P5">core.forth</text:p>
          </table:table-cell>
          <table:table-cell table:style-name="Table35.A1" office:value-type="string">
            <text:p text:style-name="P18">defer type</text:p>
          </table:table-cell>
        </table:table-row>
        <table:table-row table:style-name="TableLine1738572981472">
          <table:table-cell table:style-name="Table35.A1" office:value-type="string">
            <text:p text:style-name="P46">interpret?</text:p>
          </table:table-cell>
          <table:table-cell table:style-name="Table35.A1" office:value-type="string">
            <text:p text:style-name="P46">( -- flg )</text:p>
          </table:table-cell>
          <table:table-cell table:style-name="Table35.A1" office:value-type="string">
            <text:p text:style-name="P5">H</text:p>
          </table:table-cell>
          <table:table-cell table:style-name="Table35.A1" office:value-type="string">
            <text:p text:style-name="P5">core.forth</text:p>
          </table:table-cell>
          <table:table-cell table:style-name="Table35.A1" office:value-type="string">
            <text:p text:style-name="P46">flg = true if currently interpreting</text:p>
          </table:table-cell>
        </table:table-row>
        <table:table-row table:style-name="TableLine1738572985824">
          <table:table-cell table:style-name="Table35.A1" office:value-type="string">
            <text:p text:style-name="P6">is:</text:p>
          </table:table-cell>
          <table:table-cell table:style-name="Table35.A1" office:value-type="string">
            <text:p text:style-name="P6">immediate</text:p>
          </table:table-cell>
          <table:table-cell table:style-name="Table35.A1" office:value-type="string">
            <text:p text:style-name="P5">H</text:p>
          </table:table-cell>
          <table:table-cell table:style-name="Table35.A1" office:value-type="string">
            <text:p text:style-name="P5">core.forth</text:p>
          </table:table-cell>
          <table:table-cell table:style-name="Table35.A1" office:value-type="string">
            <text:p text:style-name="P16"/>
          </table:table-cell>
        </table:table-row>
        <table:table-row table:style-name="TableLine1738572978208">
          <table:table-cell table:style-name="Table35.A1" office:value-type="string">
            <text:p text:style-name="P172">lastword</text:p>
          </table:table-cell>
          <table:table-cell table:style-name="Table35.A1" office:value-type="string">
            <text:p text:style-name="P172">( -- adr )</text:p>
          </table:table-cell>
          <table:table-cell table:style-name="Table35.A1" office:value-type="string">
            <text:p text:style-name="P43">C</text:p>
          </table:table-cell>
          <table:table-cell table:style-name="Table35.A1" office:value-type="string">
            <text:p text:style-name="P43">words.s</text:p>
          </table:table-cell>
          <table:table-cell table:style-name="Table35.A1" office:value-type="string">
            <text:p text:style-name="P43"/>
          </table:table-cell>
        </table:table-row>
        <table:table-row table:style-name="TableLine1738572989088">
          <table:table-cell table:style-name="Table35.A1" office:value-type="string">
            <text:p text:style-name="P166">override</text:p>
          </table:table-cell>
          <table:table-cell table:style-name="Table35.A1" office:value-type="string">
            <text:p text:style-name="P166">( &lt;word&gt; -- ) immediate</text:p>
          </table:table-cell>
          <table:table-cell table:style-name="Table35.A1" office:value-type="string">
            <text:p text:style-name="P162">H</text:p>
          </table:table-cell>
          <table:table-cell table:style-name="Table35.A1" office:value-type="string">
            <text:p text:style-name="P162">core.forth</text:p>
          </table:table-cell>
          <table:table-cell table:style-name="Table35.A1" office:value-type="string">
            <text:p text:style-name="P166">used to refer to the previous word of the same name. Punyforth otherwise defaults to recursion</text:p>
          </table:table-cell>
        </table:table-row>
        <table:table-row table:style-name="TableLine1738572987456">
          <table:table-cell table:style-name="Table35.A1" office:value-type="string">
            <text:p text:style-name="P6">postpone:</text:p>
          </table:table-cell>
          <table:table-cell table:style-name="Table35.A1" office:value-type="string">
            <text:p text:style-name="P16">( -- | throws:ENOTFOUND )</text:p>
          </table:table-cell>
          <table:table-cell table:style-name="Table35.A1" office:value-type="string">
            <text:p text:style-name="P5">H</text:p>
          </table:table-cell>
          <table:table-cell table:style-name="Table35.A1" office:value-type="string">
            <text:p text:style-name="P5">core.forth</text:p>
          </table:table-cell>
          <table:table-cell table:style-name="Table35.A1" office:value-type="string">
            <text:p text:style-name="P16">force compile semantics of an immediate word</text:p>
          </table:table-cell>
        </table:table-row>
        <table:table-row table:style-name="TableLine1738572981744">
          <table:table-cell table:style-name="Table35.A1" office:value-type="string">
            <text:p text:style-name="P19">prepare-forward-ref</text:p>
          </table:table-cell>
          <table:table-cell table:style-name="Table35.A1" office:value-type="string">
            <text:p text:style-name="P19">( -- a )</text:p>
          </table:table-cell>
          <table:table-cell table:style-name="Table35.A1" office:value-type="string">
            <text:p text:style-name="P162">H</text:p>
          </table:table-cell>
          <table:table-cell table:style-name="Table35.A1" office:value-type="string">
            <text:p text:style-name="P162">core.forth</text:p>
          </table:table-cell>
          <table:table-cell table:style-name="Table35.A1" office:value-type="string">
            <text:p text:style-name="P162"><text:span text:style-name="T76">performs:- <text:s text:c="6"/></text:span>here 0 ,</text:p>
          </table:table-cell>
        </table:table-row>
        <table:table-row table:style-name="TableLine1738572980928">
          <table:table-cell table:style-name="Table35.A1" office:value-type="string">
            <text:p text:style-name="P4">resolve-forward-ref</text:p>
          </table:table-cell>
          <table:table-cell table:style-name="Table35.A1" office:value-type="string">
            <text:p text:style-name="P19">( a -- )</text:p>
          </table:table-cell>
          <table:table-cell table:style-name="Table35.A1" office:value-type="string">
            <text:p text:style-name="P162">H</text:p>
          </table:table-cell>
          <table:table-cell table:style-name="Table35.A1" office:value-type="string">
            <text:p text:style-name="P162">core.forth</text:p>
          </table:table-cell>
          <table:table-cell table:style-name="Table35.A1" office:value-type="string">
            <text:p text:style-name="P4"><text:span text:style-name="T76">performs:- <text:s text:c="6"/></text:span>here over - swap !</text:p>
          </table:table-cell>
        </table:table-row>
        <table:table-row table:style-name="TableLine1738572978752">
          <table:table-cell table:style-name="Table35.A1" office:value-type="string">
            <text:p text:style-name="P18">unhandled</text:p>
          </table:table-cell>
          <table:table-cell table:style-name="Table35.A1" office:value-type="string">
            <text:p text:style-name="P17"/>
          </table:table-cell>
          <table:table-cell table:style-name="Table35.A1" office:value-type="string">
            <text:p text:style-name="P5">H</text:p>
          </table:table-cell>
          <table:table-cell table:style-name="Table35.A1" office:value-type="string">
            <text:p text:style-name="P5">core.forth</text:p>
          </table:table-cell>
          <table:table-cell table:style-name="Table35.A1" office:value-type="string">
            <text:p text:style-name="P18">defer type</text:p>
          </table:table-cell>
        </table:table-row>
        <table:table-row table:style-name="TableLine1738572979024">
          <table:table-cell table:style-name="Table35.A1" office:value-type="string">
            <text:p text:style-name="P172">var-lastword</text:p>
          </table:table-cell>
          <table:table-cell table:style-name="Table35.A1" office:value-type="string">
            <text:p text:style-name="P172">( -- adr )</text:p>
          </table:table-cell>
          <table:table-cell table:style-name="Table35.A1" office:value-type="string">
            <text:p text:style-name="P43">C</text:p>
          </table:table-cell>
          <table:table-cell table:style-name="Table35.A1" office:value-type="string">
            <text:p text:style-name="P43">words.s</text:p>
          </table:table-cell>
          <table:table-cell table:style-name="Table35.A1" office:value-type="string">
            <text:p text:style-name="P43"/>
          </table:table-cell>
        </table:table-row>
      </table:table>
      <text:h text:style-name="P382" text:outline-level="2">RECOGNISER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1738572985552">
          <table:table-cell table:style-name="Table5.A1" office:value-type="string">
            <text:p text:style-name="P173">_</text:p>
          </table:table-cell>
          <table:table-cell table:style-name="Table5.A1" office:value-type="string">
            <text:p text:style-name="P249">( addr len -- ? )</text:p>
          </table:table-cell>
          <table:table-cell table:style-name="Table5.A1" office:value-type="string">
            <text:p text:style-name="P5">H</text:p>
          </table:table-cell>
          <table:table-cell table:style-name="Table5.A1" office:value-type="string">
            <text:p text:style-name="P5">core.forth</text:p>
          </table:table-cell>
          <table:table-cell table:style-name="Table5.A1" office:value-type="string">
            <text:p text:style-name="P153"/>
          </table:table-cell>
        </table:table-row>
        <table:table-row table:style-name="TableLine1738572974128">
          <table:table-cell table:style-name="Table5.A1" office:value-type="string">
            <text:p text:style-name="P173">chr?</text:p>
          </table:table-cell>
          <table:table-cell table:style-name="Table5.A1" office:value-type="string">
            <text:p text:style-name="P174"/>
          </table:table-cell>
          <table:table-cell table:style-name="Table5.A1" office:value-type="string">
            <text:p text:style-name="P5">H</text:p>
          </table:table-cell>
          <table:table-cell table:style-name="Table5.A1" office:value-type="string">
            <text:p text:style-name="P5">core.forth</text:p>
          </table:table-cell>
          <table:table-cell table:style-name="Table5.A1" office:value-type="string">
            <text:p text:style-name="P174"/>
          </table:table-cell>
        </table:table-row>
        <table:table-row table:style-name="TableLine1738572982016">
          <table:table-cell table:style-name="Table5.A1" office:value-type="string">
            <text:p text:style-name="P173">hex?</text:p>
          </table:table-cell>
          <table:table-cell table:style-name="Table5.A1" office:value-type="string">
            <text:p text:style-name="P153"/>
          </table:table-cell>
          <table:table-cell table:style-name="Table5.A1" office:value-type="string">
            <text:p text:style-name="P5">H</text:p>
          </table:table-cell>
          <table:table-cell table:style-name="Table5.A1" office:value-type="string">
            <text:p text:style-name="P5">core.forth</text:p>
          </table:table-cell>
          <table:table-cell table:style-name="Table5.A1" office:value-type="string">
            <text:p text:style-name="P153"/>
          </table:table-cell>
        </table:table-row>
        <table:table-row table:style-name="TableLine1738572990176">
          <table:table-cell table:style-name="Table5.A1" office:value-type="string">
            <text:p text:style-name="P249">str,</text:p>
          </table:table-cell>
          <table:table-cell table:style-name="Table5.A1" office:value-type="string">
            <text:p text:style-name="P249">( len -- )</text:p>
          </table:table-cell>
          <table:table-cell table:style-name="Table5.A1" office:value-type="string">
            <text:p text:style-name="P5">H</text:p>
          </table:table-cell>
          <table:table-cell table:style-name="Table5.A1" office:value-type="string">
            <text:p text:style-name="P5">core.forth</text:p>
          </table:table-cell>
          <table:table-cell table:style-name="Table5.A1" office:value-type="string">
            <text:p text:style-name="P153"/>
          </table:table-cell>
        </table:table-row>
        <table:table-row table:style-name="TableLine1738572982288">
          <table:table-cell table:style-name="Table5.A1" office:value-type="string">
            <text:p text:style-name="P173">str?</text:p>
          </table:table-cell>
          <table:table-cell table:style-name="Table5.A1" office:value-type="string">
            <text:p text:style-name="P153"/>
          </table:table-cell>
          <table:table-cell table:style-name="Table5.A1" office:value-type="string">
            <text:p text:style-name="P5">H</text:p>
          </table:table-cell>
          <table:table-cell table:style-name="Table5.A1" office:value-type="string">
            <text:p text:style-name="P5">core.forth</text:p>
          </table:table-cell>
          <table:table-cell table:style-name="Table5.A1" office:value-type="string">
            <text:p text:style-name="P153"/>
          </table:table-cell>
        </table:table-row>
      </table:table>
      <text:h text:style-name="P383" text:outline-level="2"><text:bookmark-start text:name="__RefHeading___Toc15094_3727030152"/>COMMENTS<text:bookmark-end text:name="__RefHeading___Toc15094_3727030152"/></text:h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row table:style-name="TableLine1738572979296">
          <table:table-cell table:style-name="Table36.A1" office:value-type="string">
            <text:p text:style-name="P175">(</text:p>
          </table:table-cell>
          <table:table-cell table:style-name="Table36.A1" office:value-type="string">
            <text:p text:style-name="P175">( -- )</text:p>
          </table:table-cell>
          <table:table-cell table:style-name="Table36.A1" office:value-type="string">
            <text:p text:style-name="P5">H</text:p>
          </table:table-cell>
          <table:table-cell table:style-name="Table36.A1" office:value-type="string">
            <text:p text:style-name="P5">core.forth</text:p>
          </table:table-cell>
          <table:table-cell table:style-name="Table36.A1" office:value-type="string">
            <text:p text:style-name="P175">Start <text:s/>a comment, must finish with ) on same line</text:p>
          </table:table-cell>
        </table:table-row>
        <table:table-row table:style-name="TableLine1738572989904">
          <table:table-cell table:style-name="Table36.A1" office:value-type="string">
            <text:p text:style-name="P224">\</text:p>
          </table:table-cell>
          <table:table-cell table:style-name="Table36.A1" office:value-type="string">
            <text:p text:style-name="P175">( -- )</text:p>
          </table:table-cell>
          <table:table-cell table:style-name="Table36.A1" office:value-type="string">
            <text:p text:style-name="P5">H</text:p>
          </table:table-cell>
          <table:table-cell table:style-name="Table36.A1" office:value-type="string">
            <text:p text:style-name="P5">core.forth</text:p>
          </table:table-cell>
          <table:table-cell table:style-name="Table36.A1" office:value-type="string">
            <text:p text:style-name="P175">The rest of the line is ignored as a comment</text:p>
          </table:table-cell>
        </table:table-row>
      </table:table>
      <text:h text:style-name="P377" text:outline-level="2"><text:bookmark-start text:name="__RefHeading___Toc15098_3727030152"/>COMPILE LITERALS<text:bookmark-end text:name="__RefHeading___Toc15098_3727030152"/></text:h>
      <text:p text:style-name="P151">Bytes, words, and longs may be compiled directly into code memory usually for building fixed tables.</text:p>
      <text:p text:style-name="P151">These cannot be used inside a definition as any preceding literal would have already been compiled as a literal.</text:p>
      <text:p text:style-name="P15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row table:style-name="TableLine1738572982832">
          <table:table-cell table:style-name="Table38.A1" office:value-type="string">
            <text:p text:style-name="P104">,</text:p>
          </table:table-cell>
          <table:table-cell table:style-name="Table38.A1" office:value-type="string">
            <text:p text:style-name="P104">( n -- )</text:p>
          </table:table-cell>
          <table:table-cell table:style-name="Table38.A1" office:value-type="string">
            <text:p text:style-name="P104">C</text:p>
          </table:table-cell>
          <table:table-cell table:style-name="Table38.A1" office:value-type="string">
            <text:p text:style-name="P104">words.s</text:p>
          </table:table-cell>
          <table:table-cell table:style-name="Table38.A1" office:value-type="string">
            <text:p text:style-name="P104">compile a long as used in building tables e.g. <text:s/>1 , 2 , 3 ,</text:p>
          </table:table-cell>
        </table:table-row>
        <table:table-row table:style-name="TableLine1738573001328">
          <table:table-cell table:style-name="Table38.A1" office:value-type="string">
            <text:p text:style-name="P104">c,</text:p>
          </table:table-cell>
          <table:table-cell table:style-name="Table38.A1" office:value-type="string">
            <text:p text:style-name="P104">( b -- )</text:p>
          </table:table-cell>
          <table:table-cell table:style-name="Table38.A1" office:value-type="string">
            <text:p text:style-name="P104">C</text:p>
          </table:table-cell>
          <table:table-cell table:style-name="Table38.A1" office:value-type="string">
            <text:p text:style-name="P104">words.s</text:p>
          </table:table-cell>
          <table:table-cell table:style-name="Table38.A1" office:value-type="string">
            <text:p text:style-name="P104">compile a byte or char as used in building tables e.g. <text:s/>1 c, 2 c, 3 c,</text:p>
          </table:table-cell>
        </table:table-row>
        <table:table-row table:style-name="TableLine1738573000512">
          <table:table-cell table:style-name="Table38.A1" office:value-type="string">
            <text:p text:style-name="P173">c,-until</text:p>
          </table:table-cell>
          <table:table-cell table:style-name="Table38.A1" office:value-type="string">
            <text:p text:style-name="P173">(separator -- )</text:p>
          </table:table-cell>
          <table:table-cell table:style-name="Table38.A1" office:value-type="string">
            <text:p text:style-name="P128">H</text:p>
          </table:table-cell>
          <table:table-cell table:style-name="Table38.A1" office:value-type="string">
            <text:p text:style-name="P128">core.forth</text:p>
          </table:table-cell>
          <table:table-cell table:style-name="Table38.A1" office:value-type="string">
            <text:p text:style-name="P66"/>
          </table:table-cell>
        </table:table-row>
        <table:table-row table:style-name="TableLine1738572995072">
          <table:table-cell table:style-name="Table38.A1" office:value-type="string">
            <text:p text:style-name="P177">literal</text:p>
          </table:table-cell>
          <table:table-cell table:style-name="Table38.A1" office:value-type="string">
            <text:p text:style-name="P177">( n -- )</text:p>
          </table:table-cell>
          <table:table-cell table:style-name="Table38.A1" office:value-type="string">
            <text:p text:style-name="P177">C</text:p>
          </table:table-cell>
          <table:table-cell table:style-name="Table38.A1" office:value-type="string">
            <text:p text:style-name="P233">words.s</text:p>
          </table:table-cell>
          <table:table-cell table:style-name="Table38.A1" office:value-type="string">
            <text:p text:style-name="P177">compile tos into the word e.g. <text:span text:style-name="T77">[ 4 5 + ] literal</text:span></text:p>
          </table:table-cell>
        </table:table-row>
      </table:table>
      <text:h text:style-name="P377" text:outline-level="2">DEBUG</text:h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row table:style-name="TableLine1738573000240">
          <table:table-cell table:style-name="Table34.A1" office:value-type="string">
            <text:p text:style-name="P119">help</text:p>
          </table:table-cell>
          <table:table-cell table:style-name="Table34.A1" office:value-type="string">
            <text:p text:style-name="P119">( -- )</text:p>
          </table:table-cell>
          <table:table-cell table:style-name="Table34.A1" office:value-type="string">
            <text:p text:style-name="P5">H</text:p>
          </table:table-cell>
          <table:table-cell table:style-name="Table34.A1" office:value-type="string">
            <text:p text:style-name="P5">core.forth</text:p>
          </table:table-cell>
          <table:table-cell table:style-name="Table34.A1" office:value-type="string">
            <text:p text:style-name="P119">List all words in the dictionary</text:p>
          </table:table-cell>
        </table:table-row>
        <table:table-row table:style-name="TableLine1738573000784">
          <table:table-cell table:style-name="Table34.A1" office:value-type="string">
            <text:p text:style-name="P119">stack-hide</text:p>
          </table:table-cell>
          <table:table-cell table:style-name="Table34.A1" office:value-type="string">
            <text:p text:style-name="P119">( -- )</text:p>
          </table:table-cell>
          <table:table-cell table:style-name="Table34.A1" office:value-type="string">
            <text:p text:style-name="P5">H</text:p>
          </table:table-cell>
          <table:table-cell table:style-name="Table34.A1" office:value-type="string">
            <text:p text:style-name="P5">core.forth</text:p>
          </table:table-cell>
          <table:table-cell table:style-name="Table34.A1" office:value-type="string">
            <text:p text:style-name="P119">Set the user prompt to nothing, no stack display</text:p>
          </table:table-cell>
        </table:table-row>
        <table:table-row table:style-name="TableLine1738572993712">
          <table:table-cell table:style-name="Table34.A1" office:value-type="string">
            <text:p text:style-name="P119">stack-print</text:p>
          </table:table-cell>
          <table:table-cell table:style-name="Table34.A1" office:value-type="string">
            <text:p text:style-name="P119">( -- )</text:p>
          </table:table-cell>
          <table:table-cell table:style-name="Table34.A1" office:value-type="string">
            <text:p text:style-name="P5">H</text:p>
          </table:table-cell>
          <table:table-cell table:style-name="Table34.A1" office:value-type="string">
            <text:p text:style-name="P5">core.forth</text:p>
          </table:table-cell>
          <table:table-cell table:style-name="Table34.A1" office:value-type="string">
            <text:p text:style-name="P119">Print the data stack contents</text:p>
          </table:table-cell>
        </table:table-row>
        <table:table-row table:style-name="TableLine1738572998336">
          <table:table-cell table:style-name="Table34.A1" office:value-type="string">
            <text:p text:style-name="P119">stack-show</text:p>
          </table:table-cell>
          <table:table-cell table:style-name="Table34.A1" office:value-type="string">
            <text:p text:style-name="P119">( -- )</text:p>
          </table:table-cell>
          <table:table-cell table:style-name="Table34.A1" office:value-type="string">
            <text:p text:style-name="P5">H</text:p>
          </table:table-cell>
          <table:table-cell table:style-name="Table34.A1" office:value-type="string">
            <text:p text:style-name="P5">core.forth</text:p>
          </table:table-cell>
          <table:table-cell table:style-name="Table34.A1" office:value-type="string">
            <text:p text:style-name="P119">Set the user prompt ot show the stack contents</text:p>
          </table:table-cell>
        </table:table-row>
      </table:table>
      <text:h text:style-name="P384" text:outline-level="2">CONSTANTS and VARIABLES</text:h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row table:style-name="TableLine1738572991808">
          <table:table-cell table:style-name="Table42.A1" office:value-type="string">
            <text:p text:style-name="P47">array:</text:p>
          </table:table-cell>
          <table:table-cell table:style-name="Table42.A1" office:value-type="string">
            <text:p text:style-name="P47">( size <text:span text:style-name="T33">&lt;</text:span>name<text:span text:style-name="T33">&gt;</text:span> -- ; index -- addr )</text:p>
          </table:table-cell>
          <table:table-cell table:style-name="Table42.A1" office:value-type="string">
            <text:p text:style-name="P48">H</text:p>
          </table:table-cell>
          <table:table-cell table:style-name="Table42.A1" office:value-type="string">
            <text:p text:style-name="P48">core.forth</text:p>
          </table:table-cell>
          <table:table-cell table:style-name="Table42.A1" office:value-type="string">
            <text:p text:style-name="P47">define an array of longs e.g. <text:span text:style-name="T77">10 array: myname</text:span></text:p>
          </table:table-cell>
        </table:table-row>
        <table:table-row table:style-name="TableLine1738573002960">
          <table:table-cell table:style-name="Table42.A1" office:value-type="string">
            <text:p text:style-name="P49">buffer:</text:p>
          </table:table-cell>
          <table:table-cell table:style-name="Table42.A1" office:value-type="string">
            <text:p text:style-name="P49">( size <text:span text:style-name="T33">&lt;</text:span>name<text:span text:style-name="T33">&gt;</text:span> -- ; -- addr )</text:p>
          </table:table-cell>
          <table:table-cell table:style-name="Table42.A1" office:value-type="string">
            <text:p text:style-name="P48">H</text:p>
          </table:table-cell>
          <table:table-cell table:style-name="Table42.A1" office:value-type="string">
            <text:p text:style-name="P48">core.forth</text:p>
          </table:table-cell>
          <table:table-cell table:style-name="Table42.A1" office:value-type="string">
            <text:p text:style-name="P56">define a block of memory as a buffer</text:p>
          </table:table-cell>
        </table:table-row>
        <table:table-row table:style-name="TableLine1738572992624">
          <table:table-cell table:style-name="Table42.A1" office:value-type="string">
            <text:p text:style-name="P50">byte-array:</text:p>
          </table:table-cell>
          <table:table-cell table:style-name="Table42.A1" office:value-type="string">
            <text:p text:style-name="P49">( size <text:span text:style-name="T33">&lt;</text:span>name<text:span text:style-name="T33">&gt;</text:span> -- ; index -- addr )</text:p>
          </table:table-cell>
          <table:table-cell table:style-name="Table42.A1" office:value-type="string">
            <text:p text:style-name="P48">H</text:p>
          </table:table-cell>
          <table:table-cell table:style-name="Table42.A1" office:value-type="string">
            <text:p text:style-name="P48">core.forth</text:p>
          </table:table-cell>
          <table:table-cell table:style-name="Table42.A1" office:value-type="string">
            <text:p text:style-name="P47">define an array of bytes e.g. <text:span text:style-name="T77">10 array: myname</text:span></text:p>
          </table:table-cell>
        </table:table-row>
        <table:table-row table:style-name="TableLine1738572992352">
          <table:table-cell table:style-name="Table42.A1" office:value-type="string">
            <text:p text:style-name="P57">constant:</text:p>
          </table:table-cell>
          <table:table-cell table:style-name="Table42.A1" office:value-type="string">
            <text:p text:style-name="P57">( &lt;name&gt; n -- ; -- n ) ) </text:p>
          </table:table-cell>
          <table:table-cell table:style-name="Table42.A1" office:value-type="string">
            <text:p text:style-name="P57">C</text:p>
          </table:table-cell>
          <table:table-cell table:style-name="Table42.A1" office:value-type="string">
            <text:p text:style-name="P57">words.s</text:p>
          </table:table-cell>
          <table:table-cell table:style-name="Table42.A1" office:value-type="string">
            <text:p text:style-name="P57">define a constant value or string e.g. <text:span text:style-name="T77">3 constant: mynumber</text:span> e.g. <text:span text:style-name="T77">"Hello" constant: mystring</text:span></text:p>
          </table:table-cell>
        </table:table-row>
        <table:table-row table:style-name="TableLine1738572998608">
          <table:table-cell table:style-name="Table42.A1" office:value-type="string">
            <text:p text:style-name="P51">FALSE</text:p>
          </table:table-cell>
          <table:table-cell table:style-name="Table42.A1" office:value-type="string">
            <text:p text:style-name="P51">( -- 0 )</text:p>
          </table:table-cell>
          <table:table-cell table:style-name="Table42.A1" office:value-type="string">
            <text:p text:style-name="P52">H</text:p>
          </table:table-cell>
          <table:table-cell table:style-name="Table42.A1" office:value-type="string">
            <text:p text:style-name="P52">core.forth</text:p>
          </table:table-cell>
          <table:table-cell table:style-name="Table42.A1" office:value-type="string">
            <text:p text:style-name="P53"/>
          </table:table-cell>
        </table:table-row>
        <table:table-row table:style-name="TableLine1738572993440">
          <table:table-cell table:style-name="Table42.A1" office:value-type="string">
            <text:p text:style-name="P178">field:</text:p>
          </table:table-cell>
          <table:table-cell table:style-name="Table42.A1" office:value-type="string">
            <text:p text:style-name="P179">( &lt;name&gt;<text:span text:style-name="T80"> count n</text:span> --<text:span text:style-name="T80"> count+n ; </text:span></text:p>
            <text:p text:style-name="P179"><text:span text:style-name="T80">adr1 -- adr2 </text:span><text:s/>)</text:p>
          </table:table-cell>
          <table:table-cell table:style-name="Table42.A1" office:value-type="string">
            <text:p text:style-name="P48">H</text:p>
          </table:table-cell>
          <table:table-cell table:style-name="Table42.A1" office:value-type="string">
            <text:p text:style-name="P48">core.forth</text:p>
          </table:table-cell>
          <table:table-cell table:style-name="Table42.A1" office:value-type="string">
            <text:p text:style-name="P178"><text:span text:style-name="T80">at compile: </text:span>add a variable to a data structure<text:span text:style-name="T80">, keeping count of total bytes storage</text:span></text:p>
            <text:p text:style-name="P225">when run: adds the field name offset to the start address ofa <text:s/>record</text:p>
          </table:table-cell>
        </table:table-row>
        <table:table-row table:style-name="TableLine1738573001872">
          <table:table-cell table:style-name="Table42.A1" office:value-type="string">
            <text:p text:style-name="P58">init-variable:</text:p>
          </table:table-cell>
          <table:table-cell table:style-name="Table42.A1" office:value-type="string">
            <text:p text:style-name="P58">( &lt;name&gt; n -- ; -- adr )</text:p>
          </table:table-cell>
          <table:table-cell table:style-name="Table42.A1" office:value-type="string">
            <text:p text:style-name="P57">C</text:p>
          </table:table-cell>
          <table:table-cell table:style-name="Table42.A1" office:value-type="string">
            <text:p text:style-name="P57">words.s</text:p>
          </table:table-cell>
          <table:table-cell table:style-name="Table42.A1" office:value-type="string">
            <text:p text:style-name="P58">defines a variable with a preset value <text:s/>e.g. <text:span text:style-name="T77">23 init-variable: myinitvar</text:span></text:p>
          </table:table-cell>
        </table:table-row>
        <table:table-row table:style-name="TableLine1738573002144">
          <table:table-cell table:style-name="Table42.A1" office:value-type="string">
            <text:p text:style-name="P54">single-handler</text:p>
          </table:table-cell>
          <table:table-cell table:style-name="Table42.A1" office:value-type="string">
            <text:p text:style-name="P55">( -- adr )</text:p>
          </table:table-cell>
          <table:table-cell table:style-name="Table42.A1" office:value-type="string">
            <text:p text:style-name="P52">H</text:p>
          </table:table-cell>
          <table:table-cell table:style-name="Table42.A1" office:value-type="string">
            <text:p text:style-name="P52">core.forth</text:p>
          </table:table-cell>
          <table:table-cell table:style-name="Table42.A1" office:value-type="string">
            <text:p text:style-name="P53">single threaded global handler</text:p>
          </table:table-cell>
        </table:table-row>
        <table:table-row table:style-name="TableLine1738572994800">
          <table:table-cell table:style-name="Table42.A1" office:value-type="string">
            <text:p text:style-name="P178">struct</text:p>
          </table:table-cell>
          <table:table-cell table:style-name="Table42.A1" office:value-type="string">
            <text:p text:style-name="P178">( -- 0 )</text:p>
          </table:table-cell>
          <table:table-cell table:style-name="Table42.A1" office:value-type="string">
            <text:p text:style-name="P48">H</text:p>
          </table:table-cell>
          <table:table-cell table:style-name="Table42.A1" office:value-type="string">
            <text:p text:style-name="P48">core.forth</text:p>
          </table:table-cell>
          <table:table-cell table:style-name="Table42.A1" office:value-type="string">
            <text:p text:style-name="P178">begin definition of a data structure</text:p>
          </table:table-cell>
        </table:table-row>
        <table:table-row table:style-name="TableLine1738573003232">
          <table:table-cell table:style-name="Table42.A1" office:value-type="string">
            <text:p text:style-name="P180">TRUE</text:p>
          </table:table-cell>
          <table:table-cell table:style-name="Table42.A1" office:value-type="string">
            <text:p text:style-name="P180">( -- -1 )</text:p>
          </table:table-cell>
          <table:table-cell table:style-name="Table42.A1" office:value-type="string">
            <text:p text:style-name="P52">H</text:p>
          </table:table-cell>
          <table:table-cell table:style-name="Table42.A1" office:value-type="string">
            <text:p text:style-name="P52">core.forth</text:p>
          </table:table-cell>
          <table:table-cell table:style-name="Table42.A1" office:value-type="string">
            <text:p text:style-name="P154"/>
          </table:table-cell>
        </table:table-row>
        <table:table-row table:style-name="TableLine1738572997520">
          <table:table-cell table:style-name="Table42.A1" office:value-type="string">
            <text:p text:style-name="P55">var-handler</text:p>
          </table:table-cell>
          <table:table-cell table:style-name="Table42.A1" office:value-type="string">
            <text:p text:style-name="P55">( -- adr )</text:p>
          </table:table-cell>
          <table:table-cell table:style-name="Table42.A1" office:value-type="string">
            <text:p text:style-name="P52">H</text:p>
          </table:table-cell>
          <table:table-cell table:style-name="Table42.A1" office:value-type="string">
            <text:p text:style-name="P52">core.forth</text:p>
          </table:table-cell>
          <table:table-cell table:style-name="Table42.A1" office:value-type="string">
            <text:p text:style-name="P53">stores the address of the nearest exception handler</text:p>
          </table:table-cell>
        </table:table-row>
        <table:table-row table:style-name="TableLine1738573002416">
          <table:table-cell table:style-name="Table42.A1" office:value-type="string">
            <text:p text:style-name="P52">variable:</text:p>
          </table:table-cell>
          <table:table-cell table:style-name="Table42.A1" office:value-type="string">
            <text:p text:style-name="P52">( &lt;name&gt; -- )</text:p>
          </table:table-cell>
          <table:table-cell table:style-name="Table42.A1" office:value-type="string">
            <text:p text:style-name="P52">H</text:p>
          </table:table-cell>
          <table:table-cell table:style-name="Table42.A1" office:value-type="string">
            <text:p text:style-name="P52">core.forth</text:p>
          </table:table-cell>
          <table:table-cell table:style-name="Table42.A1" office:value-type="string">
            <text:p text:style-name="P52">Create a new long, initialised to 0</text:p>
          </table:table-cell>
        </table:table-row>
      </table:table>
      <text:section text:style-name="Sect1" text:name="Section8" text:condition="ooow:HidePrivate Words==&quot;not shown&quot;" text:is-hidden="true" text:display="condition">
        <text:h text:style-name="P384" text:outline-level="2">Private Words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column table:style-name="Table67.D"/>
          <table:table-column table:style-name="Table67.E"/>
          <table:table-row table:style-name="TableLine1738573007584">
            <table:table-cell table:style-name="Table67.A1" office:value-type="string">
              <text:p text:style-name="P59">CALIGN</text:p>
            </table:table-cell>
            <table:table-cell table:style-name="Table67.A1" office:value-type="string">
              <text:p text:style-name="P59">( -- )</text:p>
            </table:table-cell>
            <table:table-cell table:style-name="Table67.A1" office:value-type="string">
              <text:p text:style-name="P60">X</text:p>
            </table:table-cell>
            <table:table-cell table:style-name="Table67.A1" office:value-type="string">
              <text:p text:style-name="P61">PRI</text:p>
            </table:table-cell>
            <table:table-cell table:style-name="Table67.A1" office:value-type="string">
              <text:p text:style-name="P59">long align code memory</text:p>
            </table:table-cell>
          </table:table-row>
        </table:table>
        <text:h text:style-name="P373" text:outline-level="1"/>
      </text:section>
      <text:p text:style-name="Standard"/>
      <text:p text:style-name="P331"/>
      <table:table table:name="Table47" table:style-name="Table47">
        <table:table-column table:style-name="Table47.A"/>
        <table:table-column table:style-name="Table47.B"/>
        <table:table-row table:style-name="TableLine1738572995344">
          <table:table-cell table:style-name="Table47.A1" office:value-type="string">
            <text:p text:style-name="P338">Structure definition:-</text:p>
            <text:p text:style-name="P349">struct</text:p>
            <text:p text:style-name="P349"><text:s text:c="4"/>cell<text:tab/>field:<text:tab/><text:span text:style-name="T82">.</text:span>client</text:p>
            <text:p text:style-name="P349"><text:s text:c="4"/><text:span text:style-name="T82">cell</text:span><text:tab/>field:<text:tab/><text:span text:style-name="T82">.</text:span>line</text:p>
            <text:p text:style-name="P349">constant:<text:tab/>WorkerSpace</text:p>
            <text:p text:style-name="P332">The 'struct' word places a byte count = 0, top of stack</text:p>
            <text:p text:style-name="P335">Each 'field:" word labels the <text:span text:style-name="T82">structure </text:span>member + adds to the bytes count on tos. The 'constant' word creates the constant named WorkerSpace. When WorkerSpace is called, it returns the total number of bytes in the structure. <text:span text:style-name="T84">N.B. All the above has done is create a set of labels, no actual variable has been created yet</text:span> .<text:span text:style-name="T82">By convention, the fields are prefixed with '.' as a reminder of their role</text:span></text:p>
          </table:table-cell>
          <table:table-cell table:style-name="Table47.B1" office:value-type="string">
            <text:p text:style-name="P337">Now we <text:span text:style-name="T82">can </text:span>create a<text:span text:style-name="T82">n actual</text:span> variable with that structure:-</text:p>
            <text:p text:style-name="P333"/>
            <text:p text:style-name="P350">here <text:span text:style-name="T82">WorkerSpace</text:span> allot constant: <text:span text:style-name="T82">Worker1</text:span></text:p>
            <text:p text:style-name="P333"/>
            <text:p text:style-name="P333">This actually creates a<text:span text:style-name="T82">n</text:span> <text:span text:style-name="T82">8</text:span> byte variable named <text:span text:style-name="T82">Worker1</text:span></text:p>
            <text:p text:style-name="P333">We can store values in <text:span text:style-name="T82">Worker1</text:span>, using the field names to place the data properly:-</text:p>
            <text:p text:style-name="P333"/>
            <text:p text:style-name="P334">value <text:s text:c="4"/>base addr <text:s text:c="3"/><text:span text:style-name="T85"><text:s text:c="3"/>+</text:span> offset<text:span text:style-name="T85"> <text:s text:c="2"/></text:span><text:s text:c="6"/>store<text:span text:style-name="T81"> value</text:span></text:p>
            <text:p text:style-name="P350"><text:span text:style-name="T82">12</text:span> <text:s text:c="10"/><text:span text:style-name="T82">Worker1</text:span> <text:s text:c="9"/>.<text:span text:style-name="T82">client</text:span> <text:s text:c="17"/>!</text:p>
            <text:p text:style-name="P350"><text:span text:style-name="T82">34</text:span> <text:s text:c="10"/><text:span text:style-name="T82"><text:s/>Worker1</text:span> <text:s text:c="8"/>.<text:span text:style-name="T82">line</text:span> <text:s text:c="16"/><text:span text:style-name="T82"><text:s text:c="3"/></text:span><text:s/>!</text:p>
            <text:p text:style-name="P336"/>
          </table:table-cell>
        </table:table-row>
      </table:table>
      <text:h text:style-name="P377" text:outline-level="2"><text:soft-page-break/>STRINGS</text:h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row table:style-name="TableLine1738573004048">
          <table:table-cell table:style-name="Table43.A1" office:value-type="string">
            <text:p text:style-name="P181">=str</text:p>
          </table:table-cell>
          <table:table-cell table:style-name="Table43.A1" office:value-type="string">
            <text:p text:style-name="P181">( str1 str 2 -- flg )</text:p>
          </table:table-cell>
          <table:table-cell table:style-name="Table43.A1" office:value-type="string">
            <text:p text:style-name="P63">H</text:p>
          </table:table-cell>
          <table:table-cell table:style-name="Table43.A1" office:value-type="string">
            <text:p text:style-name="P63">core.forth</text:p>
          </table:table-cell>
          <table:table-cell table:style-name="Table43.A1" office:value-type="string">
            <text:p text:style-name="P181">flg=true if str1 = str2</text:p>
          </table:table-cell>
        </table:table-row>
        <table:table-row table:style-name="TableLine1738572996704">
          <table:table-cell table:style-name="Table43.A1" office:value-type="string">
            <text:p text:style-name="P183">compare</text:p>
          </table:table-cell>
          <table:table-cell table:style-name="Table43.A1" office:value-type="string">
            <text:p text:style-name="P183">( str1 <text:span text:style-name="T44">len1 str2 len 2</text:span> -- flg )</text:p>
          </table:table-cell>
          <table:table-cell table:style-name="Table43.A1" office:value-type="string">
            <text:p text:style-name="P183">C</text:p>
          </table:table-cell>
          <table:table-cell table:style-name="Table43.A1" office:value-type="string">
            <text:p text:style-name="P183">words.s</text:p>
          </table:table-cell>
          <table:table-cell table:style-name="Table43.A1" office:value-type="string">
            <text:p text:style-name="P184">flg = true id str1 = str2</text:p>
          </table:table-cell>
        </table:table-row>
        <table:table-row table:style-name="TableLine1738573004864">
          <table:table-cell table:style-name="Table43.A1" office:value-type="string">
            <text:p text:style-name="P181">str-in?</text:p>
          </table:table-cell>
          <table:table-cell table:style-name="Table43.A1" office:value-type="string">
            <text:p text:style-name="P64">( str substr -- flg )</text:p>
          </table:table-cell>
          <table:table-cell table:style-name="Table43.A1" office:value-type="string">
            <text:p text:style-name="P63">H</text:p>
          </table:table-cell>
          <table:table-cell table:style-name="Table43.A1" office:value-type="string">
            <text:p text:style-name="P63">core.forth</text:p>
          </table:table-cell>
          <table:table-cell table:style-name="Table43.A1" office:value-type="string">
            <text:p text:style-name="P181">flg=true if substr is found within str</text:p>
          </table:table-cell>
        </table:table-row>
        <table:table-row table:style-name="TableLine1738572996976">
          <table:table-cell table:style-name="Table43.A1" office:value-type="string">
            <text:p text:style-name="P181">str-starts?</text:p>
          </table:table-cell>
          <table:table-cell table:style-name="Table43.A1" office:value-type="string">
            <text:p text:style-name="P65">( str substr -- flg )</text:p>
          </table:table-cell>
          <table:table-cell table:style-name="Table43.A1" office:value-type="string">
            <text:p text:style-name="P63">H</text:p>
          </table:table-cell>
          <table:table-cell table:style-name="Table43.A1" office:value-type="string">
            <text:p text:style-name="P63">core.forth</text:p>
          </table:table-cell>
          <table:table-cell table:style-name="Table43.A1" office:value-type="string">
            <text:p text:style-name="P181">flg=true if str starts with substr</text:p>
          </table:table-cell>
        </table:table-row>
        <table:table-row table:style-name="TableLine1738573006224">
          <table:table-cell table:style-name="Table43.A1" office:value-type="string">
            <text:p text:style-name="P182">strlen</text:p>
          </table:table-cell>
          <table:table-cell table:style-name="Table43.A1" office:value-type="string">
            <text:p text:style-name="P182">( str -- len )</text:p>
          </table:table-cell>
          <table:table-cell table:style-name="Table43.A1" office:value-type="string">
            <text:p text:style-name="P63">H</text:p>
          </table:table-cell>
          <table:table-cell table:style-name="Table43.A1" office:value-type="string">
            <text:p text:style-name="P63">core.forth</text:p>
          </table:table-cell>
          <table:table-cell table:style-name="Table43.A1" office:value-type="string">
            <text:p text:style-name="P182">len is the length of string str</text:p>
          </table:table-cell>
        </table:table-row>
        <table:table-row table:style-name="TableLine1738573007040">
          <table:table-cell table:style-name="Table43.A1" office:value-type="string">
            <text:p text:style-name="P135">word</text:p>
          </table:table-cell>
          <table:table-cell table:style-name="Table43.A1" office:value-type="string">
            <text:p text:style-name="P135">( &lt;word&gt; -- str len )</text:p>
          </table:table-cell>
          <table:table-cell table:style-name="Table43.A1" office:value-type="string">
            <text:p text:style-name="P135">C</text:p>
          </table:table-cell>
          <table:table-cell table:style-name="Table43.A1" office:value-type="string">
            <text:p text:style-name="P135">words.s</text:p>
          </table:table-cell>
          <table:table-cell table:style-name="Table43.A1" office:value-type="string">
            <text:p text:style-name="P135">convert<text:span text:style-name="T63">s</text:span> next word in input stream to string</text:p>
          </table:table-cell>
        </table:table-row>
      </table:table>
      <text:p text:style-name="P301"/>
      <text:p text:style-name="P136">Punyforth strings are null terminated and are defined without leading space e.g. "Hello world".</text:p>
      <text:p text:style-name="P137">Thus a string constant is "This is a fine day" constant: mystring</text:p>
      <text:h text:style-name="Heading_20_2" text:outline-level="2"><text:span text:style-name="T61">S</text:span>TREAMING I/O</text:h>
      <text:p text:style-name="P302">From start-up Punyforth is set 115200 baud 8 bit, no parity, 1 stop bit. N.B. The line terminator is cr-lf<text:span text:style-name="T54"> and a local echo is necessary</text:span></text:p>
      <text:p text:style-name="P300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Line1738573007856">
          <table:table-cell table:style-name="Table15.A1" office:value-type="string">
            <text:p text:style-name="P111">_emit</text:p>
          </table:table-cell>
          <table:table-cell table:style-name="Table15.A1" office:value-type="string">
            <text:p text:style-name="P111">( b -- )</text:p>
          </table:table-cell>
          <table:table-cell table:style-name="Table15.A1" office:value-type="string">
            <text:p text:style-name="P111">C</text:p>
          </table:table-cell>
          <table:table-cell table:style-name="Table15.A1" office:value-type="string">
            <text:p text:style-name="P111">primitives.s</text:p>
          </table:table-cell>
          <table:table-cell table:style-name="Table15.A1" office:value-type="string">
            <text:p text:style-name="P111">part of emit</text:p>
          </table:table-cell>
        </table:table-row>
        <table:table-row table:style-name="TableLine1738573018464">
          <table:table-cell table:style-name="Table15.A1" office:value-type="string">
            <text:p text:style-name="P129">?</text:p>
          </table:table-cell>
          <table:table-cell table:style-name="Table15.A1" office:value-type="string">
            <text:p text:style-name="P129">( adr -- )</text:p>
          </table:table-cell>
          <table:table-cell table:style-name="Table15.A1" office:value-type="string">
            <text:p text:style-name="P128">H</text:p>
          </table:table-cell>
          <table:table-cell table:style-name="Table15.A1" office:value-type="string">
            <text:p text:style-name="P128">core.forth</text:p>
          </table:table-cell>
          <table:table-cell table:style-name="Table15.A1" office:value-type="string">
            <text:p text:style-name="P129">Display long at adr with no formatting</text:p>
          </table:table-cell>
        </table:table-row>
        <table:table-row table:style-name="TableLine1738573012752">
          <table:table-cell table:style-name="Table15.A1" office:value-type="string">
            <text:p text:style-name="P130">.</text:p>
          </table:table-cell>
          <table:table-cell table:style-name="Table15.A1" office:value-type="string">
            <text:p text:style-name="P130">( n -- )</text:p>
          </table:table-cell>
          <table:table-cell table:style-name="Table15.A1" office:value-type="string">
            <text:p text:style-name="P128">H</text:p>
          </table:table-cell>
          <table:table-cell table:style-name="Table15.A1" office:value-type="string">
            <text:p text:style-name="P128">core.forth</text:p>
          </table:table-cell>
          <table:table-cell table:style-name="Table15.A1" office:value-type="string">
            <text:p text:style-name="P130">Display n with no formatting</text:p>
          </table:table-cell>
        </table:table-row>
        <table:table-row table:style-name="TableLine1738573022000">
          <table:table-cell table:style-name="Table15.A1" office:value-type="string">
            <text:p text:style-name="P185">#tib</text:p>
          </table:table-cell>
          <table:table-cell table:style-name="Table15.A1" office:value-type="string">
            <text:p text:style-name="P185">( -- adr )</text:p>
          </table:table-cell>
          <table:table-cell table:style-name="Table15.A1" office:value-type="string">
            <text:p text:style-name="P185">C</text:p>
          </table:table-cell>
          <table:table-cell table:style-name="Table15.A1" office:value-type="string">
            <text:p text:style-name="P185">words.s</text:p>
          </table:table-cell>
          <table:table-cell table:style-name="Table15.A1" office:value-type="string">
            <text:p text:style-name="P185">returns addr of the input stream char counter. so #tib @ returns the number of chars</text:p>
          </table:table-cell>
        </table:table-row>
        <table:table-row table:style-name="TableLine1738573018192">
          <table:table-cell table:style-name="Table15.A1" office:value-type="string">
            <text:p text:style-name="P187">chr&gt;in</text:p>
          </table:table-cell>
          <table:table-cell table:style-name="Table15.A1" office:value-type="string">
            <text:p text:style-name="P187">( chr -- )</text:p>
          </table:table-cell>
          <table:table-cell table:style-name="Table15.A1" office:value-type="string">
            <text:p text:style-name="P167">C</text:p>
          </table:table-cell>
          <table:table-cell table:style-name="Table15.A1" office:value-type="string">
            <text:p text:style-name="P167">words.s</text:p>
          </table:table-cell>
          <table:table-cell table:style-name="Table15.A1" office:value-type="string">
            <text:p text:style-name="P187">inject chr into input stream</text:p>
          </table:table-cell>
        </table:table-row>
        <table:table-row table:style-name="TableLine1738573022272">
          <table:table-cell table:style-name="Table15.A1" office:value-type="string">
            <text:p text:style-name="P128">cr</text:p>
          </table:table-cell>
          <table:table-cell table:style-name="Table15.A1" office:value-type="string">
            <text:p text:style-name="P128">( -- )</text:p>
          </table:table-cell>
          <table:table-cell table:style-name="Table15.A1" office:value-type="string">
            <text:p text:style-name="P128">H</text:p>
          </table:table-cell>
          <table:table-cell table:style-name="Table15.A1" office:value-type="string">
            <text:p text:style-name="P128">core.forth</text:p>
          </table:table-cell>
          <table:table-cell table:style-name="Table15.A1" office:value-type="string">
            <text:p text:style-name="P128">Emit a carriage return character</text:p>
          </table:table-cell>
        </table:table-row>
        <table:table-row table:style-name="TableLine1738573017920">
          <table:table-cell table:style-name="Table15.A1" office:value-type="string">
            <text:p text:style-name="P175">crlf?</text:p>
          </table:table-cell>
          <table:table-cell table:style-name="Table15.A1" office:value-type="string">
            <text:p text:style-name="P176">( chr1 chr2 -- flg )</text:p>
          </table:table-cell>
          <table:table-cell table:style-name="Table15.A1" office:value-type="string">
            <text:p text:style-name="P90">H</text:p>
          </table:table-cell>
          <table:table-cell table:style-name="Table15.A1" office:value-type="string">
            <text:p text:style-name="P89">core.forth</text:p>
          </table:table-cell>
          <table:table-cell table:style-name="Table15.A1" office:value-type="string">
            <text:p text:style-name="P176">flg=true if chr2=10 and chr1=13</text:p>
          </table:table-cell>
        </table:table-row>
        <table:table-row table:style-name="TableLine1738573019552">
          <table:table-cell table:style-name="Table15.A1" office:value-type="string">
            <text:p text:style-name="P167">emit</text:p>
          </table:table-cell>
          <table:table-cell table:style-name="Table15.A1" office:value-type="string">
            <text:p text:style-name="P167">( chr -- )</text:p>
          </table:table-cell>
          <table:table-cell table:style-name="Table15.A1" office:value-type="string">
            <text:p text:style-name="P167">C</text:p>
          </table:table-cell>
          <table:table-cell table:style-name="Table15.A1" office:value-type="string">
            <text:p text:style-name="P167">words.s</text:p>
          </table:table-cell>
          <table:table-cell table:style-name="Table15.A1" office:value-type="string">
            <text:p text:style-name="P167">display <text:span text:style-name="T73">a </text:span>chr <text:span text:style-name="T73">e.g. </text:span><text:span text:style-name="T78">$A emit</text:span><text:span text:style-name="T73"> or </text:span><text:span text:style-name="T78">20 emit</text:span></text:p>
          </table:table-cell>
        </table:table-row>
        <table:table-row table:style-name="TableLine1738573015200">
          <table:table-cell table:style-name="Table15.A1" office:value-type="string">
            <text:p text:style-name="P131">eschr</text:p>
          </table:table-cell>
          <table:table-cell table:style-name="Table15.A1" office:value-type="string">
            <text:p text:style-name="P66">( char -- char )</text:p>
          </table:table-cell>
          <table:table-cell table:style-name="Table15.A1" office:value-type="string">
            <text:p text:style-name="P128">H</text:p>
          </table:table-cell>
          <table:table-cell table:style-name="Table15.A1" office:value-type="string">
            <text:p text:style-name="P128">core.forth</text:p>
          </table:table-cell>
          <table:table-cell table:style-name="Table15.A1" office:value-type="string">
            <text:p text:style-name="P66">read next char from stdin</text:p>
            <text:p text:style-name="P132"/>
          </table:table-cell>
        </table:table-row>
        <table:table-row table:style-name="TableLine1738573015744">
          <table:table-cell table:style-name="Table15.A1" office:value-type="string">
            <text:p text:style-name="P187">key</text:p>
          </table:table-cell>
          <table:table-cell table:style-name="Table15.A1" office:value-type="string">
            <text:p text:style-name="P187">( -- ch | false )</text:p>
          </table:table-cell>
          <table:table-cell table:style-name="Table15.A1" office:value-type="string">
            <text:p text:style-name="P167">C</text:p>
          </table:table-cell>
          <table:table-cell table:style-name="Table15.A1" office:value-type="string">
            <text:p text:style-name="P167">words.s</text:p>
          </table:table-cell>
          <table:table-cell table:style-name="Table15.A1" office:value-type="string">
            <text:p text:style-name="P187">read chr from input stream, waits if none available</text:p>
          </table:table-cell>
        </table:table-row>
        <table:table-row table:style-name="TableLine1738573026080">
          <table:table-cell table:style-name="Table15.A1" office:value-type="string">
            <text:p text:style-name="P365">link-type</text:p>
          </table:table-cell>
          <table:table-cell table:style-name="Table15.A1" office:value-type="string">
            <text:p text:style-name="P365">( link -- )</text:p>
          </table:table-cell>
          <table:table-cell table:style-name="Table15.A1" office:value-type="string">
            <text:p text:style-name="P366">H</text:p>
          </table:table-cell>
          <table:table-cell table:style-name="Table15.A1" office:value-type="string">
            <text:p text:style-name="P366">core.forth</text:p>
          </table:table-cell>
          <table:table-cell table:style-name="Table15.A1" office:value-type="string">
            <text:p text:style-name="P364">display the word name of the link on tos - used in help, tasks-print </text:p>
          </table:table-cell>
        </table:table-row>
        <table:table-row table:style-name="TableLine1738573018736">
          <table:table-cell table:style-name="Table15.A1" office:value-type="string">
            <text:p text:style-name="P188">print:</text:p>
          </table:table-cell>
          <table:table-cell table:style-name="Table15.A1" office:value-type="string">
            <text:p text:style-name="P188">( &lt;words within ""&gt; -- )</text:p>
          </table:table-cell>
          <table:table-cell table:style-name="Table15.A1" office:value-type="string">
            <text:p text:style-name="P128">H</text:p>
          </table:table-cell>
          <table:table-cell table:style-name="Table15.A1" office:value-type="string">
            <text:p text:style-name="P128">core.forth</text:p>
          </table:table-cell>
          <table:table-cell table:style-name="Table15.A1" office:value-type="string">
            <text:p text:style-name="P188">Print an inline string e.g. <text:span text:style-name="T77">print: "hello world"</text:span></text:p>
          </table:table-cell>
        </table:table-row>
        <table:table-row table:style-name="TableLine1738573013296">
          <table:table-cell table:style-name="Table15.A1" office:value-type="string">
            <text:p text:style-name="P188">println:</text:p>
          </table:table-cell>
          <table:table-cell table:style-name="Table15.A1" office:value-type="string">
            <text:p text:style-name="P188">( &lt;words within ""&gt; -- )</text:p>
          </table:table-cell>
          <table:table-cell table:style-name="Table15.A1" office:value-type="string">
            <text:p text:style-name="P128">H</text:p>
          </table:table-cell>
          <table:table-cell table:style-name="Table15.A1" office:value-type="string">
            <text:p text:style-name="P128">core.forth</text:p>
          </table:table-cell>
          <table:table-cell table:style-name="Table15.A1" office:value-type="string">
            <text:p text:style-name="P188">Like print: but adds a cr</text:p>
          </table:table-cell>
        </table:table-row>
        <table:table-row table:style-name="TableLine1738573020368">
          <table:table-cell table:style-name="Table15.A1" office:value-type="string">
            <text:p text:style-name="P67">prompt</text:p>
          </table:table-cell>
          <table:table-cell table:style-name="Table15.A1" office:value-type="string">
            <text:p text:style-name="P67">( -- adr )</text:p>
          </table:table-cell>
          <table:table-cell table:style-name="Table15.A1" office:value-type="string">
            <text:p text:style-name="P68"/>
          </table:table-cell>
          <table:table-cell table:style-name="Table15.A1" office:value-type="string">
            <text:p text:style-name="P62"/>
          </table:table-cell>
          <table:table-cell table:style-name="Table15.A1" office:value-type="string">
            <text:p text:style-name="P67">return address of user prompt string</text:p>
          </table:table-cell>
        </table:table-row>
        <table:table-row table:style-name="TableLine1738573024176">
          <table:table-cell table:style-name="Table15.A1" office:value-type="string">
            <text:p text:style-name="P189">readchar</text:p>
          </table:table-cell>
          <table:table-cell table:style-name="Table15.A1" office:value-type="string">
            <text:p text:style-name="P132"/>
          </table:table-cell>
          <table:table-cell table:style-name="Table15.A1" office:value-type="string">
            <text:p text:style-name="P185">C</text:p>
          </table:table-cell>
          <table:table-cell table:style-name="Table15.A1" office:value-type="string">
            <text:p text:style-name="P185">ext.s</text:p>
          </table:table-cell>
          <table:table-cell table:style-name="Table15.A1" office:value-type="string">
            <text:p text:style-name="P66"/>
          </table:table-cell>
        </table:table-row>
        <table:table-row table:style-name="TableLine1738573019008">
          <table:table-cell table:style-name="Table15.A1" office:value-type="string">
            <text:p text:style-name="P69">readchar-nowait</text:p>
          </table:table-cell>
          <table:table-cell table:style-name="Table15.A1" office:value-type="string">
            <text:p text:style-name="P69">( -- chr | false )</text:p>
          </table:table-cell>
          <table:table-cell table:style-name="Table15.A1" office:value-type="string">
            <text:p text:style-name="P69">C</text:p>
          </table:table-cell>
          <table:table-cell table:style-name="Table15.A1" office:value-type="string">
            <text:p text:style-name="P189">ext.s</text:p>
          </table:table-cell>
          <table:table-cell table:style-name="Table15.A1" office:value-type="string">
            <text:p text:style-name="P69">read next char in input stream. If none available returns false</text:p>
          </table:table-cell>
        </table:table-row>
        <table:table-row table:style-name="TableLine1738573022816">
          <table:table-cell table:style-name="Table15.A1" office:value-type="string">
            <text:p text:style-name="P189">readchar-wait</text:p>
          </table:table-cell>
          <table:table-cell table:style-name="Table15.A1" office:value-type="string">
            <text:p text:style-name="P189">( -- chr )</text:p>
          </table:table-cell>
          <table:table-cell table:style-name="Table15.A1" office:value-type="string">
            <text:p text:style-name="P69">C</text:p>
          </table:table-cell>
          <table:table-cell table:style-name="Table15.A1" office:value-type="string">
            <text:p text:style-name="P189">ext.s</text:p>
          </table:table-cell>
          <table:table-cell table:style-name="Table15.A1" office:value-type="string">
            <text:p text:style-name="P189">wait indefinitely for next char on input stream</text:p>
          </table:table-cell>
        </table:table-row>
        <table:table-row table:style-name="TableLine1738573010032">
          <table:table-cell table:style-name="Table15.A1" office:value-type="string">
            <text:p text:style-name="P173">separator</text:p>
          </table:table-cell>
          <table:table-cell table:style-name="Table15.A1" office:value-type="string">
            <text:p text:style-name="P173">( -- chr )</text:p>
          </table:table-cell>
          <table:table-cell table:style-name="Table15.A1" office:value-type="string">
            <text:p text:style-name="P128">H</text:p>
          </table:table-cell>
          <table:table-cell table:style-name="Table15.A1" office:value-type="string">
            <text:p text:style-name="P128">core.forth</text:p>
          </table:table-cell>
          <table:table-cell table:style-name="Table15.A1" office:value-type="string">
            <text:p text:style-name="P173">Consume input stream until non-whitespace character chr</text:p>
          </table:table-cell>
        </table:table-row>
        <table:table-row table:style-name="TableLine1738573009216">
          <table:table-cell table:style-name="Table15.A1" office:value-type="string">
            <text:p text:style-name="P187">show_prompt</text:p>
          </table:table-cell>
          <table:table-cell table:style-name="Table15.A1" office:value-type="string">
            <text:p text:style-name="P187">( -- )</text:p>
          </table:table-cell>
          <table:table-cell table:style-name="Table15.A1" office:value-type="string">
            <text:p text:style-name="P191"/>
          </table:table-cell>
          <table:table-cell table:style-name="Table15.A1" office:value-type="string">
            <text:p text:style-name="P192"/>
          </table:table-cell>
          <table:table-cell table:style-name="Table15.A1" office:value-type="string">
            <text:p text:style-name="P67">enable the user prompt</text:p>
          </table:table-cell>
        </table:table-row>
        <table:table-row table:style-name="TableLine1738573017376">
          <table:table-cell table:style-name="Table15.A1" office:value-type="string">
            <text:p text:style-name="P128">space</text:p>
          </table:table-cell>
          <table:table-cell table:style-name="Table15.A1" office:value-type="string">
            <text:p text:style-name="P128">( -- )</text:p>
          </table:table-cell>
          <table:table-cell table:style-name="Table15.A1" office:value-type="string">
            <text:p text:style-name="P128">H</text:p>
          </table:table-cell>
          <table:table-cell table:style-name="Table15.A1" office:value-type="string">
            <text:p text:style-name="P128">core.forth</text:p>
          </table:table-cell>
          <table:table-cell table:style-name="Table15.A1" office:value-type="string">
            <text:p text:style-name="P128">Emit a space return character</text:p>
          </table:table-cell>
        </table:table-row>
        <table:table-row table:style-name="TableLine1738573019824">
          <table:table-cell table:style-name="Table15.A1" office:value-type="string">
            <text:p text:style-name="P185">tib</text:p>
          </table:table-cell>
          <table:table-cell table:style-name="Table15.A1" office:value-type="string">
            <text:p text:style-name="P185">( -- adr )</text:p>
          </table:table-cell>
          <table:table-cell table:style-name="Table15.A1" office:value-type="string">
            <text:p text:style-name="P185">C</text:p>
          </table:table-cell>
          <table:table-cell table:style-name="Table15.A1" office:value-type="string">
            <text:p text:style-name="P185">words.s</text:p>
          </table:table-cell>
          <table:table-cell table:style-name="Table15.A1" office:value-type="string">
            <text:p text:style-name="P185">return<text:span text:style-name="T46">s</text:span> addr of input stream char buffer</text:p>
          </table:table-cell>
        </table:table-row>
        <table:table-row table:style-name="TableLine1738573017648">
          <table:table-cell table:style-name="Table15.A1" office:value-type="string">
            <text:p text:style-name="P167">type</text:p>
          </table:table-cell>
          <table:table-cell table:style-name="Table15.A1" office:value-type="string">
            <text:p text:style-name="P167">( asciiz -- )</text:p>
          </table:table-cell>
          <table:table-cell table:style-name="Table15.A1" office:value-type="string">
            <text:p text:style-name="P167">C</text:p>
          </table:table-cell>
          <table:table-cell table:style-name="Table15.A1" office:value-type="string">
            <text:p text:style-name="P167">words.s</text:p>
          </table:table-cell>
          <table:table-cell table:style-name="Table15.A1" office:value-type="string">
            <text:p text:style-name="P167">display 0 terminated string</text:p>
          </table:table-cell>
        </table:table-row>
        <table:table-row table:style-name="TableLine1738573016832">
          <table:table-cell table:style-name="Table15.A1" office:value-type="string">
            <text:p text:style-name="P167">type-counted</text:p>
          </table:table-cell>
          <table:table-cell table:style-name="Table15.A1" office:value-type="string">
            <text:p text:style-name="P167">( addr len -- )</text:p>
          </table:table-cell>
          <table:table-cell table:style-name="Table15.A1" office:value-type="string">
            <text:p text:style-name="P167">C</text:p>
          </table:table-cell>
          <table:table-cell table:style-name="Table15.A1" office:value-type="string">
            <text:p text:style-name="P167">words.s</text:p>
          </table:table-cell>
          <table:table-cell table:style-name="Table15.A1" office:value-type="string">
            <text:p text:style-name="P168">display counted string</text:p>
          </table:table-cell>
        </table:table-row>
        <table:table-row table:style-name="TableLine1738573016016">
          <table:table-cell table:style-name="Table15.A1" office:value-type="string">
            <text:p text:style-name="P193">whitespace?</text:p>
          </table:table-cell>
          <table:table-cell table:style-name="Table15.A1" office:value-type="string">
            <text:p text:style-name="P193">(chr -- flg )</text:p>
          </table:table-cell>
          <table:table-cell table:style-name="Table15.A1" office:value-type="string">
            <text:p text:style-name="P128">H</text:p>
          </table:table-cell>
          <table:table-cell table:style-name="Table15.A1" office:value-type="string">
            <text:p text:style-name="P128">core.forth</text:p>
          </table:table-cell>
          <table:table-cell table:style-name="Table15.A1" office:value-type="string">
            <text:p text:style-name="P193">Is chr any of the whitespace characters?</text:p>
          </table:table-cell>
        </table:table-row>
        <table:table-row table:style-name="TableLine1738573015472">
          <table:table-cell table:style-name="Table15.A1" office:value-type="string">
            <text:p text:style-name="P28">xemit</text:p>
          </table:table-cell>
          <table:table-cell table:style-name="Table15.A1" office:value-type="string">
            <text:p text:style-name="P28">( <text:span text:style-name="T69">addr </text:span>-- )</text:p>
          </table:table-cell>
          <table:table-cell table:style-name="Table15.A1" office:value-type="string">
            <text:p text:style-name="P28">C</text:p>
          </table:table-cell>
          <table:table-cell table:style-name="Table15.A1" office:value-type="string">
            <text:p text:style-name="P28">words.s</text:p>
          </table:table-cell>
          <table:table-cell table:style-name="Table15.A1" office:value-type="string">
            <text:p text:style-name="P80">pointer to current 'emit' word, so that<text:span text:style-name="T83"> the output stream can be diverted</text:span></text:p>
          </table:table-cell>
        </table:table-row>
        <table:table-row table:style-name="TableLine1738573011664">
          <table:table-cell table:style-name="Table15.A1" office:value-type="string">
            <text:p text:style-name="P167">xtype</text:p>
          </table:table-cell>
          <table:table-cell table:style-name="Table15.A1" office:value-type="string">
            <text:p text:style-name="P167">( <text:span text:style-name="T69">addr </text:span>-- )</text:p>
          </table:table-cell>
          <table:table-cell table:style-name="Table15.A1" office:value-type="string">
            <text:p text:style-name="P167">C</text:p>
          </table:table-cell>
          <table:table-cell table:style-name="Table15.A1" office:value-type="string">
            <text:p text:style-name="P167">words.s</text:p>
          </table:table-cell>
          <table:table-cell table:style-name="Table15.A1" office:value-type="string">
            <text:p text:style-name="P167">p<text:span text:style-name="T69">ointer to current 'type' word, so that the input stream can be diverted</text:span></text:p>
          </table:table-cell>
        </table:table-row>
      </table:table>
      <text:h text:style-name="P377" text:outline-level="2"><text:span text:style-name="T28">D</text:span>ICTIONARY<text:span text:style-name="T68"><text:tab/> <text:tab/> <text:tab/> <text:tab/> <text:tab/> <text:tab/> <text:tab/></text:span></text:h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row table:style-name="TableLine1738572995616">
          <table:table-cell table:style-name="Table46.A1" office:value-type="string">
            <text:p text:style-name="P194">compile-time</text:p>
          </table:table-cell>
          <table:table-cell table:style-name="Table46.A1" office:value-type="string">
            <text:p text:style-name="P196"/>
          </table:table-cell>
          <table:table-cell table:style-name="Table46.A1" office:value-type="string">
            <text:p text:style-name="P195">C</text:p>
          </table:table-cell>
          <table:table-cell table:style-name="Table46.A1" office:value-type="string">
            <text:p text:style-name="P195">words.s</text:p>
          </table:table-cell>
          <table:table-cell table:style-name="Table46.A1" office:value-type="string">
            <text:p text:style-name="P226"/>
          </table:table-cell>
        </table:table-row>
        <table:table-row table:style-name="Table46.2">
          <table:table-cell table:style-name="Table46.A2" office:value-type="string">
            <text:p text:style-name="P184">find</text:p>
          </table:table-cell>
          <table:table-cell table:style-name="Table46.A2" office:value-type="string">
            <text:p text:style-name="P184">( str len -- link<text:span text:style-name="T45"> | false</text:span> )</text:p>
          </table:table-cell>
          <table:table-cell table:style-name="Table46.A2" office:value-type="string">
            <text:p text:style-name="P198">C</text:p>
          </table:table-cell>
          <table:table-cell table:style-name="Table46.A2" office:value-type="string">
            <text:p text:style-name="P198">words.s</text:p>
          </table:table-cell>
          <table:table-cell table:style-name="Table46.A2" office:value-type="string">
            <text:p text:style-name="P198">Find str in dictionary and return link else false </text:p>
          </table:table-cell>
        </table:table-row>
        <table:table-row table:style-name="Table46.2">
          <table:table-cell table:style-name="Table46.A2" office:value-type="string">
            <text:p text:style-name="P198">here</text:p>
          </table:table-cell>
          <table:table-cell table:style-name="Table46.A2" office:value-type="string">
            <text:p text:style-name="P198">( -- adr )</text:p>
          </table:table-cell>
          <table:table-cell table:style-name="Table46.A2" office:value-type="string">
            <text:p text:style-name="P198">C</text:p>
          </table:table-cell>
          <table:table-cell table:style-name="Table46.A2" office:value-type="string">
            <text:p text:style-name="P198">words.s</text:p>
          </table:table-cell>
          <table:table-cell table:style-name="Table46.A2" office:value-type="string">
            <text:p text:style-name="P198">returns address of end of dictionary space</text:p>
          </table:table-cell>
        </table:table-row>
        <table:table-row table:style-name="Table46.2">
          <table:table-cell table:style-name="Table46.A2" office:value-type="string">
            <text:p text:style-name="P70">hidden?</text:p>
          </table:table-cell>
          <table:table-cell table:style-name="Table46.A2" office:value-type="string">
            <text:p text:style-name="P208">( link -- flg )</text:p>
          </table:table-cell>
          <table:table-cell table:style-name="Table46.A2" office:value-type="string">
            <text:p text:style-name="P167">C</text:p>
          </table:table-cell>
          <table:table-cell table:style-name="Table46.A2" office:value-type="string">
            <text:p text:style-name="P167">words.s</text:p>
          </table:table-cell>
          <table:table-cell table:style-name="Table46.A2" office:value-type="string">
            <text:p text:style-name="P226"/>
          </table:table-cell>
        </table:table-row>
        <table:table-row table:style-name="Table46.2">
          <table:table-cell table:style-name="Table46.A2" office:value-type="string">
            <text:p text:style-name="P207">hide</text:p>
          </table:table-cell>
          <table:table-cell table:style-name="Table46.A2" office:value-type="string">
            <text:p text:style-name="P207">( link -- )</text:p>
          </table:table-cell>
          <table:table-cell table:style-name="Table46.A2" office:value-type="string">
            <text:p text:style-name="P167">C</text:p>
          </table:table-cell>
          <table:table-cell table:style-name="Table46.A2" office:value-type="string">
            <text:p text:style-name="P167">words.s</text:p>
          </table:table-cell>
          <table:table-cell table:style-name="Table46.A2" office:value-type="string">
            <text:p text:style-name="P151"/>
          </table:table-cell>
        </table:table-row>
        <table:table-row table:style-name="Table46.2">
          <table:table-cell table:style-name="Table46.A2" office:value-type="string">
            <text:p text:style-name="P207">immediate</text:p>
          </table:table-cell>
          <table:table-cell table:style-name="Table46.A2" office:value-type="string">
            <text:p text:style-name="P208">( -- )</text:p>
          </table:table-cell>
          <table:table-cell table:style-name="Table46.A2" office:value-type="string">
            <text:p text:style-name="P167">C</text:p>
          </table:table-cell>
          <table:table-cell table:style-name="Table46.A2" office:value-type="string">
            <text:p text:style-name="P167">words.s</text:p>
          </table:table-cell>
          <table:table-cell table:style-name="Table46.A2" office:value-type="string">
            <text:p text:style-name="P208">Mark the last word defined as executing at compile time</text:p>
          </table:table-cell>
        </table:table-row>
        <table:table-row table:style-name="Table46.2">
          <table:table-cell table:style-name="Table46.A2" office:value-type="string">
            <text:p text:style-name="P207">immediate?</text:p>
          </table:table-cell>
          <table:table-cell table:style-name="Table46.A2" office:value-type="string">
            <text:p text:style-name="P207">( link -- flg )</text:p>
          </table:table-cell>
          <table:table-cell table:style-name="Table46.A2" office:value-type="string">
            <text:p text:style-name="P167">C</text:p>
          </table:table-cell>
          <table:table-cell table:style-name="Table46.A2" office:value-type="string">
            <text:p text:style-name="P167">words.s</text:p>
          </table:table-cell>
          <table:table-cell table:style-name="Table46.A2" office:value-type="string">
            <text:p text:style-name="P71"/>
          </table:table-cell>
        </table:table-row>
        <table:table-row table:style-name="Table46.2">
          <table:table-cell table:style-name="Table46.A2" office:value-type="string">
            <text:p text:style-name="P207">link&gt;body</text:p>
          </table:table-cell>
          <table:table-cell table:style-name="Table46.A2" office:value-type="string">
            <text:p text:style-name="P207">( adr1 -- adr2 )</text:p>
          </table:table-cell>
          <table:table-cell table:style-name="Table46.A2" office:value-type="string">
            <text:p text:style-name="P167">C</text:p>
          </table:table-cell>
          <table:table-cell table:style-name="Table46.A2" office:value-type="string">
            <text:p text:style-name="P167">words.s</text:p>
          </table:table-cell>
          <table:table-cell table:style-name="Table46.A2" office:value-type="string">
            <text:p text:style-name="P151"/>
          </table:table-cell>
        </table:table-row>
        <table:table-row table:style-name="Table46.2">
          <table:table-cell table:style-name="Table46.A2" office:value-type="string">
            <text:p text:style-name="P207">link&gt;flags</text:p>
          </table:table-cell>
          <table:table-cell table:style-name="Table46.A2" office:value-type="string">
            <text:p text:style-name="P208">( adr -- flags )</text:p>
          </table:table-cell>
          <table:table-cell table:style-name="Table46.A2" office:value-type="string">
            <text:p text:style-name="P167">C</text:p>
          </table:table-cell>
          <table:table-cell table:style-name="Table46.A2" office:value-type="string">
            <text:p text:style-name="P167">words.s</text:p>
          </table:table-cell>
          <table:table-cell table:style-name="Table46.A2" office:value-type="string">
            <text:p text:style-name="P226"/>
          </table:table-cell>
        </table:table-row>
        <table:table-row table:style-name="Table46.2">
          <table:table-cell table:style-name="Table46.A2" office:value-type="string">
            <text:p text:style-name="P207">link&gt;flb</text:p>
          </table:table-cell>
          <table:table-cell table:style-name="Table46.A2" office:value-type="string">
            <text:p text:style-name="P207">( adr1 -- adr2 )</text:p>
          </table:table-cell>
          <table:table-cell table:style-name="Table46.A2" office:value-type="string">
            <text:p text:style-name="P167">C</text:p>
          </table:table-cell>
          <table:table-cell table:style-name="Table46.A2" office:value-type="string">
            <text:p text:style-name="P167">words.s</text:p>
          </table:table-cell>
          <table:table-cell table:style-name="Table46.A2" office:value-type="string">
            <text:p text:style-name="P151"/>
          </table:table-cell>
        </table:table-row>
        <table:table-row table:style-name="Table46.2">
          <table:table-cell table:style-name="Table46.A2" office:value-type="string">
            <text:p text:style-name="P70">link&gt;len</text:p>
          </table:table-cell>
          <table:table-cell table:style-name="Table46.A2" office:value-type="string">
            <text:p text:style-name="P208">( adr -- n )</text:p>
          </table:table-cell>
          <table:table-cell table:style-name="Table46.A2" office:value-type="string">
            <text:p text:style-name="P167">C</text:p>
          </table:table-cell>
          <table:table-cell table:style-name="Table46.A2" office:value-type="string">
            <text:p text:style-name="P167">words.s</text:p>
          </table:table-cell>
          <table:table-cell table:style-name="Table46.A2" office:value-type="string">
            <text:p text:style-name="P226"/>
          </table:table-cell>
        </table:table-row>
        <table:table-row table:style-name="Table46.2">
          <table:table-cell table:style-name="Table46.A2" office:value-type="string">
            <text:p text:style-name="P207">link&gt;name</text:p>
          </table:table-cell>
          <table:table-cell table:style-name="Table46.A2" office:value-type="string">
            <text:p text:style-name="P208">( adr1 -- adr2 )</text:p>
          </table:table-cell>
          <table:table-cell table:style-name="Table46.A2" office:value-type="string">
            <text:p text:style-name="P167">C</text:p>
          </table:table-cell>
          <table:table-cell table:style-name="Table46.A2" office:value-type="string">
            <text:p text:style-name="P167">words.s</text:p>
          </table:table-cell>
          <table:table-cell table:style-name="Table46.A2" office:value-type="string">
            <text:p text:style-name="P226"/>
          </table:table-cell>
        </table:table-row>
        <table:table-row table:style-name="Table46.2">
          <table:table-cell table:style-name="Table46.A2" office:value-type="string">
            <text:p text:style-name="P207">link&gt;xt</text:p>
          </table:table-cell>
          <table:table-cell table:style-name="Table46.A2" office:value-type="string">
            <text:p text:style-name="P207">( adr1 -- adr2 )</text:p>
          </table:table-cell>
          <table:table-cell table:style-name="Table46.A2" office:value-type="string">
            <text:p text:style-name="P167">C</text:p>
          </table:table-cell>
          <table:table-cell table:style-name="Table46.A2" office:value-type="string">
            <text:p text:style-name="P167">words.s</text:p>
          </table:table-cell>
          <table:table-cell table:style-name="Table46.A2" office:value-type="string">
            <text:p text:style-name="P226"/>
          </table:table-cell>
        </table:table-row>
        <table:table-row table:style-name="Table46.2">
          <table:table-cell table:style-name="Table46.A2" office:value-type="string">
            <text:p text:style-name="P20">marker:</text:p>
          </table:table-cell>
          <table:table-cell table:style-name="Table46.A2" office:value-type="string">
            <text:p text:style-name="P20">( &lt;name&gt; -- )</text:p>
          </table:table-cell>
          <table:table-cell table:style-name="Table46.A2" office:value-type="string">
            <text:p text:style-name="P5">H</text:p>
          </table:table-cell>
          <table:table-cell table:style-name="Table46.A2" office:value-type="string">
            <text:p text:style-name="P5">core.forth</text:p>
          </table:table-cell>
          <table:table-cell table:style-name="Table46.A2" office:value-type="string">
            <text:p text:style-name="P20">Defines a module start marker. When this word is executed, all words defined after this marker are forgotten</text:p>
          </table:table-cell>
        </table:table-row>
        <table:table-row table:style-name="Table46.2">
          <table:table-cell table:style-name="Table46.A2" office:value-type="string">
            <text:p text:style-name="P70">reveal</text:p>
          </table:table-cell>
          <table:table-cell table:style-name="Table46.A2" office:value-type="string">
            <text:p text:style-name="P208">( link -- )</text:p>
          </table:table-cell>
          <table:table-cell table:style-name="Table46.A2" office:value-type="string">
            <text:p text:style-name="P167">C</text:p>
          </table:table-cell>
          <table:table-cell table:style-name="Table46.A2" office:value-type="string">
            <text:p text:style-name="P167">words.s</text:p>
          </table:table-cell>
          <table:table-cell table:style-name="Table46.A2" office:value-type="string">
            <text:p text:style-name="P226"/>
          </table:table-cell>
        </table:table-row>
      </table:table>
      <text:p text:style-name="P197"/>
      <text:h text:style-name="P377" text:outline-level="2">I2C BUS</text:h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E"/>
        <table:table-row table:style-name="TableLine1738573025264">
          <table:table-cell table:style-name="Table52.A1" office:value-type="string">
            <text:p text:style-name="P209">i2c-init</text:p>
          </table:table-cell>
          <table:table-cell table:style-name="Table52.A1" office:value-type="string">
            <text:p text:style-name="P209">( bus sclpin sdapin freq -- result )</text:p>
          </table:table-cell>
          <table:table-cell table:style-name="Table52.A1" office:value-type="string">
            <text:p text:style-name="P209">C</text:p>
          </table:table-cell>
          <table:table-cell table:style-name="Table52.A1" office:value-type="string">
            <text:p text:style-name="P209">ext.s</text:p>
          </table:table-cell>
          <table:table-cell table:style-name="Table52.A1" office:value-type="string">
            <text:p text:style-name="P210"/>
          </table:table-cell>
        </table:table-row>
        <table:table-row table:style-name="TableLine1738573014384">
          <table:table-cell table:style-name="Table52.A1" office:value-type="string">
            <text:p text:style-name="P209">i2c-read</text:p>
          </table:table-cell>
          <table:table-cell table:style-name="Table52.A1" office:value-type="string">
            <text:p text:style-name="P209">( bus ack -- data )</text:p>
          </table:table-cell>
          <table:table-cell table:style-name="Table52.A1" office:value-type="string">
            <text:p text:style-name="P209">C</text:p>
          </table:table-cell>
          <table:table-cell table:style-name="Table52.A1" office:value-type="string">
            <text:p text:style-name="P209">ext.s</text:p>
          </table:table-cell>
          <table:table-cell table:style-name="Table52.A1" office:value-type="string">
            <text:p text:style-name="P211"/>
          </table:table-cell>
        </table:table-row>
        <table:table-row table:style-name="TableLine1738573014656">
          <table:table-cell table:style-name="Table52.A1" office:value-type="string">
            <text:p text:style-name="P209">i2c-read-slave</text:p>
          </table:table-cell>
          <table:table-cell table:style-name="Table52.A1" office:value-type="string">
            <text:p text:style-name="P170">( <text:span text:style-name="T39">bus slaveaddr data buffer len -- result</text:span> )</text:p>
          </table:table-cell>
          <table:table-cell table:style-name="Table52.A1" office:value-type="string">
            <text:p text:style-name="P209">C</text:p>
          </table:table-cell>
          <table:table-cell table:style-name="Table52.A1" office:value-type="string">
            <text:p text:style-name="P209">ext.s</text:p>
          </table:table-cell>
          <table:table-cell table:style-name="Table52.A1" office:value-type="string">
            <text:p text:style-name="P72"/>
          </table:table-cell>
        </table:table-row>
        <table:table-row table:style-name="TableLine1738573016288">
          <table:table-cell table:style-name="Table52.A1" office:value-type="string">
            <text:p text:style-name="P209">i2c-start</text:p>
          </table:table-cell>
          <table:table-cell table:style-name="Table52.A1" office:value-type="string">
            <text:p text:style-name="P209">( bus -- )</text:p>
          </table:table-cell>
          <table:table-cell table:style-name="Table52.A1" office:value-type="string">
            <text:p text:style-name="P209">C</text:p>
          </table:table-cell>
          <table:table-cell table:style-name="Table52.A1" office:value-type="string">
            <text:p text:style-name="P209">ext.s</text:p>
          </table:table-cell>
          <table:table-cell table:style-name="Table52.A1" office:value-type="string">
            <text:p text:style-name="P151"/>
          </table:table-cell>
        </table:table-row>
        <table:table-row table:style-name="TableLine1738573041856">
          <table:table-cell table:style-name="Table52.A1" office:value-type="string">
            <text:p text:style-name="P209">i2c-stop</text:p>
          </table:table-cell>
          <table:table-cell table:style-name="Table52.A1" office:value-type="string">
            <text:p text:style-name="P209">( bus -- flg )</text:p>
          </table:table-cell>
          <table:table-cell table:style-name="Table52.A1" office:value-type="string">
            <text:p text:style-name="P209">C</text:p>
          </table:table-cell>
          <table:table-cell table:style-name="Table52.A1" office:value-type="string">
            <text:p text:style-name="P209">ext.s</text:p>
          </table:table-cell>
          <table:table-cell table:style-name="Table52.A1" office:value-type="string">
            <text:p text:style-name="P213"/>
          </table:table-cell>
        </table:table-row>
        <table:table-row table:style-name="TableLine1738573028800">
          <table:table-cell table:style-name="Table52.A1" office:value-type="string">
            <text:p text:style-name="P209">i2c-write</text:p>
          </table:table-cell>
          <table:table-cell table:style-name="Table52.A1" office:value-type="string">
            <text:p text:style-name="P209">( bus byte -- flg )</text:p>
          </table:table-cell>
          <table:table-cell table:style-name="Table52.A1" office:value-type="string">
            <text:p text:style-name="P209">C</text:p>
          </table:table-cell>
          <table:table-cell table:style-name="Table52.A1" office:value-type="string">
            <text:p text:style-name="P209">ext.s</text:p>
          </table:table-cell>
          <table:table-cell table:style-name="Table52.A1" office:value-type="string">
            <text:p text:style-name="P211"/>
          </table:table-cell>
        </table:table-row>
        <table:table-row table:style-name="TableLine1738573036416">
          <table:table-cell table:style-name="Table52.A1" office:value-type="string">
            <text:p text:style-name="P170"><text:span text:style-name="T39">i</text:span>2c-write-slave</text:p>
          </table:table-cell>
          <table:table-cell table:style-name="Table52.A1" office:value-type="string">
            <text:p text:style-name="P170">( <text:span text:style-name="T39">bus slaveaddr data buffer len -- result</text:span> )</text:p>
          </table:table-cell>
          <table:table-cell table:style-name="Table52.A1" office:value-type="string">
            <text:p text:style-name="P209">C</text:p>
          </table:table-cell>
          <table:table-cell table:style-name="Table52.A1" office:value-type="string">
            <text:p text:style-name="P209">ext.s</text:p>
          </table:table-cell>
          <table:table-cell table:style-name="Table52.A1" office:value-type="string">
            <text:p text:style-name="P155"/>
          </table:table-cell>
        </table:table-row>
      </table:table>
      <text:h text:style-name="P385" text:outline-level="2">SPI 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1738573013568">
          <table:table-cell table:style-name="Table9.A1" office:value-type="string">
            <text:p text:style-name="P214">spi-init</text:p>
          </table:table-cell>
          <table:table-cell table:style-name="Table9.A1" office:value-type="string">
            <text:p text:style-name="P214">( bus mode freqdiv msb endyness minimalpins -- n )</text:p>
          </table:table-cell>
          <table:table-cell table:style-name="Table9.A1" office:value-type="string">
            <text:p text:style-name="P209">C</text:p>
          </table:table-cell>
          <table:table-cell table:style-name="Table9.A1" office:value-type="string">
            <text:p text:style-name="P209">ext.s</text:p>
          </table:table-cell>
          <table:table-cell table:style-name="Table9.A1" office:value-type="string">
            <text:p text:style-name="P212"/>
          </table:table-cell>
        </table:table-row>
        <table:table-row table:style-name="TableLine1738573029344">
          <table:table-cell table:style-name="Table9.A1" office:value-type="string">
            <text:p text:style-name="P214">spi-send</text:p>
          </table:table-cell>
          <table:table-cell table:style-name="Table9.A1" office:value-type="string">
            <text:p text:style-name="P214">( bus outdata indata datasize wordsize -- n )</text:p>
          </table:table-cell>
          <table:table-cell table:style-name="Table9.A1" office:value-type="string">
            <text:p text:style-name="P209">C</text:p>
          </table:table-cell>
          <table:table-cell table:style-name="Table9.A1" office:value-type="string">
            <text:p text:style-name="P209">ext.s</text:p>
          </table:table-cell>
          <table:table-cell table:style-name="Table9.A1" office:value-type="string">
            <text:p text:style-name="P212"/>
          </table:table-cell>
        </table:table-row>
        <table:table-row table:style-name="TableLine1738573039136">
          <table:table-cell table:style-name="Table9.A1" office:value-type="string">
            <text:p text:style-name="P214">spi-send8</text:p>
          </table:table-cell>
          <table:table-cell table:style-name="Table9.A1" office:value-type="string">
            <text:p text:style-name="P214">( bus data -- n )</text:p>
          </table:table-cell>
          <table:table-cell table:style-name="Table9.A1" office:value-type="string">
            <text:p text:style-name="P209">C</text:p>
          </table:table-cell>
          <table:table-cell table:style-name="Table9.A1" office:value-type="string">
            <text:p text:style-name="P209">ext.s</text:p>
          </table:table-cell>
          <table:table-cell table:style-name="Table9.A1" office:value-type="string">
            <text:p text:style-name="P212"/>
          </table:table-cell>
        </table:table-row>
      </table:table>
      <text:h text:style-name="P378" text:outline-level="2"/>
      <text:h text:style-name="P379" text:outline-level="2">EEPROM<text:span text:style-name="T59"><text:tab/> <text:tab/> <text:tab/></text:span></text:h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column table:style-name="Table54.E"/>
        <table:table-row table:style-name="TableLine1738573037776">
          <table:table-cell table:style-name="Table54.A1" office:value-type="string">
            <text:p text:style-name="P73">/end</text:p>
          </table:table-cell>
          <table:table-cell table:style-name="Table54.A1" office:value-type="string">
            <text:p text:style-name="P73">( -- )</text:p>
          </table:table-cell>
          <table:table-cell table:style-name="Table54.A1" office:value-type="string">
            <text:p text:style-name="P73">C</text:p>
          </table:table-cell>
          <table:table-cell table:style-name="Table54.A1" office:value-type="string">
            <text:p text:style-name="P73">ext.s</text:p>
          </table:table-cell>
          <table:table-cell table:style-name="Table54.A1" office:value-type="string">
            <text:p text:style-name="P73">Used in EEPROM resident source to signal end of file - stop reading from the file</text:p>
          </table:table-cell>
        </table:table-row>
        <table:table-row table:style-name="TableLine1738573040496">
          <table:table-cell table:style-name="Table54.A1" office:value-type="string">
            <text:p text:style-name="P74">erase-flash</text:p>
          </table:table-cell>
          <table:table-cell table:style-name="Table54.A1" office:value-type="string">
            <text:p text:style-name="P74">( sector -- n )</text:p>
          </table:table-cell>
          <table:table-cell table:style-name="Table54.A1" office:value-type="string">
            <text:p text:style-name="P209">C</text:p>
          </table:table-cell>
          <table:table-cell table:style-name="Table54.A1" office:value-type="string">
            <text:p text:style-name="P209">ext.s</text:p>
          </table:table-cell>
          <table:table-cell table:style-name="Table54.A1" office:value-type="string">
            <text:p text:style-name="P75"/>
          </table:table-cell>
        </table:table-row>
        <table:table-row table:style-name="TableLine1738573026896">
          <table:table-cell table:style-name="Table54.A1" office:value-type="string">
            <text:p text:style-name="P69">load</text:p>
          </table:table-cell>
          <table:table-cell table:style-name="Table54.A1" office:value-type="string">
            <text:p text:style-name="P69">( blocknum -- )</text:p>
          </table:table-cell>
          <table:table-cell table:style-name="Table54.A1" office:value-type="string">
            <text:p text:style-name="P73">C</text:p>
          </table:table-cell>
          <table:table-cell table:style-name="Table54.A1" office:value-type="string">
            <text:p text:style-name="P73">ext.s</text:p>
          </table:table-cell>
          <table:table-cell table:style-name="Table54.A1" office:value-type="string">
            <text:p text:style-name="P75"/>
          </table:table-cell>
        </table:table-row>
        <table:table-row table:style-name="TableLine1738573042128">
          <table:table-cell table:style-name="Table54.A1" office:value-type="string">
            <text:p text:style-name="P69">loading?</text:p>
          </table:table-cell>
          <table:table-cell table:style-name="Table54.A1" office:value-type="string">
            <text:p text:style-name="P69">( -- flg )</text:p>
          </table:table-cell>
          <table:table-cell table:style-name="Table54.A1" office:value-type="string">
            <text:p text:style-name="P73">C</text:p>
          </table:table-cell>
          <table:table-cell table:style-name="Table54.A1" office:value-type="string">
            <text:p text:style-name="P73">ext.s</text:p>
          </table:table-cell>
          <table:table-cell table:style-name="Table54.A1" office:value-type="string">
            <text:p text:style-name="P75"/>
          </table:table-cell>
        </table:table-row>
        <table:table-row table:style-name="TableLine1738573031248">
          <table:table-cell table:style-name="Table54.A1" office:value-type="string">
            <text:p text:style-name="P214">read-flash</text:p>
          </table:table-cell>
          <table:table-cell table:style-name="Table54.A1" office:value-type="string">
            <text:p text:style-name="P214">( addr buffer size -- n )</text:p>
          </table:table-cell>
          <table:table-cell table:style-name="Table54.A1" office:value-type="string">
            <text:p text:style-name="P209">C</text:p>
          </table:table-cell>
          <table:table-cell table:style-name="Table54.A1" office:value-type="string">
            <text:p text:style-name="P209">ext.s</text:p>
          </table:table-cell>
          <table:table-cell table:style-name="Table54.A1" office:value-type="string">
            <text:p text:style-name="P215"/>
          </table:table-cell>
        </table:table-row>
        <table:table-row table:style-name="TableLine1738573035056">
          <table:table-cell table:style-name="Table54.A1" office:value-type="string">
            <text:p text:style-name="P214">write-flash</text:p>
          </table:table-cell>
          <table:table-cell table:style-name="Table54.A1" office:value-type="string">
            <text:p text:style-name="P214">( addr buffer size -- n )</text:p>
          </table:table-cell>
          <table:table-cell table:style-name="Table54.A1" office:value-type="string">
            <text:p text:style-name="P209">C</text:p>
          </table:table-cell>
          <table:table-cell table:style-name="Table54.A1" office:value-type="string">
            <text:p text:style-name="P209">ext.s</text:p>
          </table:table-cell>
          <table:table-cell table:style-name="Table54.A1" office:value-type="string">
            <text:p text:style-name="P215"/>
          </table:table-cell>
        </table:table-row>
      </table:table>
      <text:p text:style-name="P299"/>
      <text:h text:style-name="P386" text:outline-level="2">WIF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1738573035600">
          <table:table-cell table:style-name="Table7.A1" office:value-type="string">
            <text:p text:style-name="P219">dhcpd-start</text:p>
          </table:table-cell>
          <table:table-cell table:style-name="Table7.A1" office:value-type="string">
            <text:p text:style-name="P219">(1stclientip maxleases -- )</text:p>
          </table:table-cell>
          <table:table-cell table:style-name="Table7.A1" office:value-type="string">
            <text:p text:style-name="P170">C</text:p>
          </table:table-cell>
          <table:table-cell table:style-name="Table7.A1" office:value-type="string">
            <text:p text:style-name="P170">ext.s</text:p>
          </table:table-cell>
          <table:table-cell table:style-name="Table7.A1" office:value-type="string">
            <text:p text:style-name="P216"/>
          </table:table-cell>
        </table:table-row>
        <table:table-row table:style-name="TableLine1738573040768">
          <table:table-cell table:style-name="Table7.A1" office:value-type="string">
            <text:p text:style-name="P219">dhcpd-stop</text:p>
          </table:table-cell>
          <table:table-cell table:style-name="Table7.A1" office:value-type="string">
            <text:p text:style-name="P219">( -- )</text:p>
          </table:table-cell>
          <table:table-cell table:style-name="Table7.A1" office:value-type="string">
            <text:p text:style-name="P170">C</text:p>
          </table:table-cell>
          <table:table-cell table:style-name="Table7.A1" office:value-type="string">
            <text:p text:style-name="P170">ext.s</text:p>
          </table:table-cell>
          <table:table-cell table:style-name="Table7.A1" office:value-type="string">
            <text:p text:style-name="P216"/>
          </table:table-cell>
        </table:table-row>
        <table:table-row table:style-name="TableLine1738573042400">
          <table:table-cell table:style-name="Table7.A1" office:value-type="string">
            <text:p text:style-name="P219">wifi-ip-str</text:p>
          </table:table-cell>
          <table:table-cell table:style-name="Table7.A1" office:value-type="string">
            <text:p text:style-name="P219">( interface buffer buffsize -- )</text:p>
          </table:table-cell>
          <table:table-cell table:style-name="Table7.A1" office:value-type="string">
            <text:p text:style-name="P170">C</text:p>
          </table:table-cell>
          <table:table-cell table:style-name="Table7.A1" office:value-type="string">
            <text:p text:style-name="P170">ext.s</text:p>
          </table:table-cell>
          <table:table-cell table:style-name="Table7.A1" office:value-type="string">
            <text:p text:style-name="P219">interface 0=station 1=softap</text:p>
          </table:table-cell>
        </table:table-row>
        <table:table-row table:style-name="TableLine1738573038048">
          <table:table-cell table:style-name="Table7.A1" office:value-type="string">
            <text:p text:style-name="P219">wifi-set-mode</text:p>
          </table:table-cell>
          <table:table-cell table:style-name="Table7.A1" office:value-type="string">
            <text:p text:style-name="P219">( mode -- flg )</text:p>
          </table:table-cell>
          <table:table-cell table:style-name="Table7.A1" office:value-type="string">
            <text:p text:style-name="P170">C</text:p>
          </table:table-cell>
          <table:table-cell table:style-name="Table7.A1" office:value-type="string">
            <text:p text:style-name="P170">ext.s</text:p>
          </table:table-cell>
          <table:table-cell table:style-name="Table7.A1" office:value-type="string">
            <text:p text:style-name="P216"/>
          </table:table-cell>
        </table:table-row>
        <table:table-row table:style-name="TableLine1738573031520">
          <table:table-cell table:style-name="Table7.A1" office:value-type="string">
            <text:p text:style-name="P219">wifi-set-softap-config</text:p>
          </table:table-cell>
          <table:table-cell table:style-name="Table7.A1" office:value-type="string">
            <text:p text:style-name="P219">( ssid password authmode hidden channels maxconnections -- flg )</text:p>
          </table:table-cell>
          <table:table-cell table:style-name="Table7.A1" office:value-type="string">
            <text:p text:style-name="P170">C</text:p>
          </table:table-cell>
          <table:table-cell table:style-name="Table7.A1" office:value-type="string">
            <text:p text:style-name="P170">ext.s</text:p>
          </table:table-cell>
          <table:table-cell table:style-name="Table7.A1" office:value-type="string">
            <text:p text:style-name="P216"/>
          </table:table-cell>
        </table:table-row>
        <table:table-row table:style-name="TableLine1738573043216">
          <table:table-cell table:style-name="Table7.A1" office:value-type="string">
            <text:p text:style-name="P219">wifi-set-station-config</text:p>
          </table:table-cell>
          <table:table-cell table:style-name="Table7.A1" office:value-type="string">
            <text:p text:style-name="P219">(ssid password -- flg )</text:p>
          </table:table-cell>
          <table:table-cell table:style-name="Table7.A1" office:value-type="string">
            <text:p text:style-name="P170">C</text:p>
          </table:table-cell>
          <table:table-cell table:style-name="Table7.A1" office:value-type="string">
            <text:p text:style-name="P170">ext.s</text:p>
          </table:table-cell>
          <table:table-cell table:style-name="Table7.A1" office:value-type="string">
            <text:p text:style-name="P216"/>
          </table:table-cell>
        </table:table-row>
        <table:table-row table:style-name="TableLine1738573027168">
          <table:table-cell table:style-name="Table7.A1" office:value-type="string">
            <text:p text:style-name="P214">wifi-softap-start</text:p>
          </table:table-cell>
          <table:table-cell table:style-name="Table7.A1" office:value-type="string">
            <text:p text:style-name="P214">( -- flg )</text:p>
          </table:table-cell>
          <table:table-cell table:style-name="Table7.A1" office:value-type="string">
            <text:p text:style-name="P170">C</text:p>
          </table:table-cell>
          <table:table-cell table:style-name="Table7.A1" office:value-type="string">
            <text:p text:style-name="P170">ext.s</text:p>
          </table:table-cell>
          <table:table-cell table:style-name="Table7.A1" office:value-type="string">
            <text:p text:style-name="P216"/>
          </table:table-cell>
        </table:table-row>
        <table:table-row table:style-name="TableLine1738573039680">
          <table:table-cell table:style-name="Table7.A1" office:value-type="string">
            <text:p text:style-name="P219">wifi-station-connect</text:p>
          </table:table-cell>
          <table:table-cell table:style-name="Table7.A1" office:value-type="string">
            <text:p text:style-name="P219">( -- flg )</text:p>
          </table:table-cell>
          <table:table-cell table:style-name="Table7.A1" office:value-type="string">
            <text:p text:style-name="P170">C</text:p>
          </table:table-cell>
          <table:table-cell table:style-name="Table7.A1" office:value-type="string">
            <text:p text:style-name="P170">ext.s</text:p>
          </table:table-cell>
          <table:table-cell table:style-name="Table7.A1" office:value-type="string">
            <text:p text:style-name="P216"/>
          </table:table-cell>
        </table:table-row>
        <table:table-row table:style-name="TableLine1738573038592">
          <table:table-cell table:style-name="Table7.A1" office:value-type="string">
            <text:p text:style-name="P219">wifi-station-disconnect</text:p>
          </table:table-cell>
          <table:table-cell table:style-name="Table7.A1" office:value-type="string">
            <text:p text:style-name="P219">( -- flg )</text:p>
          </table:table-cell>
          <table:table-cell table:style-name="Table7.A1" office:value-type="string">
            <text:p text:style-name="P170">C</text:p>
          </table:table-cell>
          <table:table-cell table:style-name="Table7.A1" office:value-type="string">
            <text:p text:style-name="P170">ext.s</text:p>
          </table:table-cell>
          <table:table-cell table:style-name="Table7.A1" office:value-type="string">
            <text:p text:style-name="P216"/>
          </table:table-cell>
        </table:table-row>
        <table:table-row table:style-name="TableLine1738573027440">
          <table:table-cell table:style-name="Table7.A1" office:value-type="string">
            <text:p text:style-name="P219">wifi-station-start</text:p>
          </table:table-cell>
          <table:table-cell table:style-name="Table7.A1" office:value-type="string">
            <text:p text:style-name="P219">( -- <text:span text:style-name="T40">flg </text:span>)</text:p>
          </table:table-cell>
          <table:table-cell table:style-name="Table7.A1" office:value-type="string">
            <text:p text:style-name="P170">C</text:p>
          </table:table-cell>
          <table:table-cell table:style-name="Table7.A1" office:value-type="string">
            <text:p text:style-name="P170">ext.s</text:p>
          </table:table-cell>
          <table:table-cell table:style-name="Table7.A1" office:value-type="string">
            <text:p text:style-name="P216"/>
          </table:table-cell>
        </table:table-row>
        <table:table-row table:style-name="TableLine1738573031792">
          <table:table-cell table:style-name="Table7.A1" office:value-type="string">
            <text:p text:style-name="P214">wifi-stop</text:p>
          </table:table-cell>
          <table:table-cell table:style-name="Table7.A1" office:value-type="string">
            <text:p text:style-name="P214">( -- )</text:p>
          </table:table-cell>
          <table:table-cell table:style-name="Table7.A1" office:value-type="string">
            <text:p text:style-name="P170">C</text:p>
          </table:table-cell>
          <table:table-cell table:style-name="Table7.A1" office:value-type="string">
            <text:p text:style-name="P170">ext.s</text:p>
          </table:table-cell>
          <table:table-cell table:style-name="Table7.A1" office:value-type="string">
            <text:p text:style-name="P216"/>
          </table:table-cell>
        </table:table-row>
      </table:table>
      <text:h text:style-name="P387" text:outline-level="2">NETCON</text:h>
      <text:p text:style-name="P303">HTTP <text:s/>and UDP co<text:span text:style-name="T60">m</text:span>munication:-</text:p>
      <text:p text:style-name="P30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Line1738573043488">
          <table:table-cell table:style-name="Table10.A1" office:value-type="string">
            <text:p text:style-name="P87">netbuf-data</text:p>
          </table:table-cell>
          <table:table-cell table:style-name="Table10.A1" office:value-type="string">
            <text:p text:style-name="P87">( netbuf -- buffer size )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88"/>
          </table:table-cell>
        </table:table-row>
        <table:table-row table:style-name="TableLine1738573035872">
          <table:table-cell table:style-name="Table10.A1" office:value-type="string">
            <text:p text:style-name="P221">netbuf-del</text:p>
          </table:table-cell>
          <table:table-cell table:style-name="Table10.A1" office:value-type="string">
            <text:p text:style-name="P221">( netbuf -- )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222"/>
          </table:table-cell>
        </table:table-row>
        <table:table-row table:style-name="TableLine1738573038864">
          <table:table-cell table:style-name="Table10.A1" office:value-type="string">
            <text:p text:style-name="P221">netbuf-next</text:p>
          </table:table-cell>
          <table:table-cell table:style-name="Table10.A1" office:value-type="string">
            <text:p text:style-name="P221">( netbuf -- n )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156"/>
          </table:table-cell>
        </table:table-row>
        <table:table-row table:style-name="TableLine1738573041040">
          <table:table-cell table:style-name="Table10.A1" office:value-type="string">
            <text:p text:style-name="P221">netcon-accept</text:p>
          </table:table-cell>
          <table:table-cell table:style-name="Table10.A1" office:value-type="string">
            <text:p text:style-name="P221">( netcon -- netcon err_t )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77"/>
          </table:table-cell>
        </table:table-row>
        <table:table-row table:style-name="TableLine1738573036688">
          <table:table-cell table:style-name="Table10.A1" office:value-type="string">
            <text:p text:style-name="P221">netcon-bind</text:p>
          </table:table-cell>
          <table:table-cell table:style-name="Table10.A1" office:value-type="string">
            <text:p text:style-name="P221">( conn host port -- n )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88"/>
          </table:table-cell>
        </table:table-row>
        <table:table-row table:style-name="TableLine1738573036960">
          <table:table-cell table:style-name="Table10.A1" office:value-type="string">
            <text:p text:style-name="P221">netcon-close</text:p>
          </table:table-cell>
          <table:table-cell table:style-name="Table10.A1" office:value-type="string">
            <text:p text:style-name="P221">( conn -- )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156"/>
          </table:table-cell>
        </table:table-row>
        <table:table-row table:style-name="TableLine1738573037232">
          <table:table-cell table:style-name="Table10.A1" office:value-type="string">
            <text:p text:style-name="P221">netcon-connect</text:p>
          </table:table-cell>
          <table:table-cell table:style-name="Table10.A1" office:value-type="string">
            <text:p text:style-name="P221">( conn host port -- n )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88"/>
          </table:table-cell>
        </table:table-row>
        <table:table-row table:style-name="TableLine1738573041312">
          <table:table-cell table:style-name="Table10.A1" office:value-type="string">
            <text:p text:style-name="P221">netcon-delete</text:p>
          </table:table-cell>
          <table:table-cell table:style-name="Table10.A1" office:value-type="string">
            <text:p text:style-name="P221">( conn -- )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223"/>
          </table:table-cell>
        </table:table-row>
        <table:table-row table:style-name="TableLine1738573041584">
          <table:table-cell table:style-name="Table10.A1" office:value-type="string">
            <text:p text:style-name="P221">netcon-listen</text:p>
          </table:table-cell>
          <table:table-cell table:style-name="Table10.A1" office:value-type="string">
            <text:p text:style-name="P221">( netcon -- n )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88"/>
          </table:table-cell>
        </table:table-row>
        <table:table-row table:style-name="TableLine1738573033424">
          <table:table-cell table:style-name="Table10.A1" office:value-type="string">
            <text:p text:style-name="P221">netcon-new</text:p>
          </table:table-cell>
          <table:table-cell table:style-name="Table10.A1" office:value-type="string">
            <text:p text:style-name="P221">( contype -- n )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88"/>
          </table:table-cell>
        </table:table-row>
        <table:table-row table:style-name="TableLine1738573033696">
          <table:table-cell table:style-name="Table10.A1" office:value-type="string">
            <text:p text:style-name="P221">netcon-read-timeout</text:p>
          </table:table-cell>
          <table:table-cell table:style-name="Table10.A1" office:value-type="string">
            <text:p text:style-name="P221">( netcon timeoutsec -- ) 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88"/>
          </table:table-cell>
        </table:table-row>
        <table:table-row table:style-name="TableLine1738573033968">
          <table:table-cell table:style-name="Table10.A1" office:value-type="string">
            <text:p text:style-name="P221">netcon-read-timeout@</text:p>
          </table:table-cell>
          <table:table-cell table:style-name="Table10.A1" office:value-type="string">
            <text:p text:style-name="P221">( netcon - timeoutsec )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88"/>
          </table:table-cell>
        </table:table-row>
        <table:table-row table:style-name="TableLine1738573034240">
          <table:table-cell table:style-name="Table10.A1" office:value-type="string">
            <text:p text:style-name="P221">netcon-recv</text:p>
          </table:table-cell>
          <table:table-cell table:style-name="Table10.A1" office:value-type="string">
            <text:p text:style-name="P221">( netcon -- netbuf err_t )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88"/>
          </table:table-cell>
        </table:table-row>
        <table:table-row table:style-name="TableLine1738573034512">
          <table:table-cell table:style-name="Table10.A1" office:value-type="string">
            <text:p text:style-name="P87">netcon-recvinto</text:p>
          </table:table-cell>
          <table:table-cell table:style-name="Table10.A1" office:value-type="string">
            <text:p text:style-name="P87">( conn buffer size -- countread err_t )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88"/>
          </table:table-cell>
        </table:table-row>
        <table:table-row table:style-name="TableLine1738573034784">
          <table:table-cell table:style-name="Table10.A1" office:value-type="string">
            <text:p text:style-name="P221">netcon-send</text:p>
          </table:table-cell>
          <table:table-cell table:style-name="Table10.A1" office:value-type="string">
            <text:p text:style-name="P221">( conn data len -- n )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88"/>
          </table:table-cell>
        </table:table-row>
        <table:table-row table:style-name="TableLine1738573035328">
          <table:table-cell table:style-name="Table10.A1" office:value-type="string">
            <text:p text:style-name="P221">netcon-set recvtimeout</text:p>
          </table:table-cell>
          <table:table-cell table:style-name="Table10.A1" office:value-type="string">
            <text:p text:style-name="P221">( conn recvtimeoutms -- )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88"/>
          </table:table-cell>
        </table:table-row>
        <table:table-row table:style-name="TableLine1738573038320">
          <table:table-cell table:style-name="Table10.A1" office:value-type="string">
            <text:p text:style-name="P87">netcon-write</text:p>
          </table:table-cell>
          <table:table-cell table:style-name="Table10.A1" office:value-type="string">
            <text:p text:style-name="P87">( conn data size -- n )</text:p>
          </table:table-cell>
          <table:table-cell table:style-name="Table10.A1" office:value-type="string">
            <text:p text:style-name="P170">C</text:p>
          </table:table-cell>
          <table:table-cell table:style-name="Table10.A1" office:value-type="string">
            <text:p text:style-name="P170">ext.s</text:p>
          </table:table-cell>
          <table:table-cell table:style-name="Table10.A1" office:value-type="string">
            <text:p text:style-name="P88"/>
          </table:table-cell>
        </table:table-row>
      </table:table>
      <text:p text:style-name="P306"/>
      <text:p text:style-name="P306">N.B port is type long, host is type string<text:span text:style-name="T70"> </text:span><text:span text:style-name="T79">"192.168.1.8"</text:span><text:span text:style-name="T70"> or the name e.g. </text:span><text:span text:style-name="T79">"Bob-PC"</text:span></text:p>
      <text:h text:style-name="P388" text:outline-level="2">APPLICATION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Line1738573029888">
          <table:table-cell table:style-name="Table6.A1" office:value-type="string">
            <text:p text:style-name="P170">ws2612set</text:p>
          </table:table-cell>
          <table:table-cell table:style-name="Table6.A1" office:value-type="string">
            <text:p text:style-name="P170">( gpionum rgb -- )</text:p>
          </table:table-cell>
          <table:table-cell table:style-name="Table6.A1" office:value-type="string">
            <text:p text:style-name="P170">C</text:p>
          </table:table-cell>
          <table:table-cell table:style-name="Table6.A1" office:value-type="string">
            <text:p text:style-name="P170">ext.s</text:p>
          </table:table-cell>
          <table:table-cell table:style-name="Table6.A1" office:value-type="string">
            <text:p text:style-name="P217"/>
          </table:table-cell>
        </table:table-row>
        <table:table-row table:style-name="TableLine1738573048384">
          <table:table-cell table:style-name="Table6.A1" office:value-type="string">
            <text:p text:style-name="P170">ws2812rgb</text:p>
          </table:table-cell>
          <table:table-cell table:style-name="Table6.A1" office:value-type="string">
            <text:p text:style-name="P170">( gpionum rgb -- )</text:p>
          </table:table-cell>
          <table:table-cell table:style-name="Table6.A1" office:value-type="string">
            <text:p text:style-name="P170">C</text:p>
          </table:table-cell>
          <table:table-cell table:style-name="Table6.A1" office:value-type="string">
            <text:p text:style-name="P170">ext.s</text:p>
          </table:table-cell>
          <table:table-cell table:style-name="Table6.A1" office:value-type="string">
            <text:p text:style-name="P217"/>
          </table:table-cell>
        </table:table-row>
      </table:table>
      <text:h text:style-name="P377" text:outline-level="2">Unsorted word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1738573053008">
          <table:table-cell table:style-name="Table4.A1" office:value-type="string">
            <text:p text:style-name="P199">_type</text:p>
          </table:table-cell>
          <table:table-cell table:style-name="Table4.A1" office:value-type="string">
            <text:p text:style-name="P199">( string -- )</text:p>
          </table:table-cell>
          <table:table-cell table:style-name="Table4.A1" office:value-type="string">
            <text:p text:style-name="P219">C</text:p>
          </table:table-cell>
          <table:table-cell table:style-name="Table4.A1" office:value-type="string">
            <text:p text:style-name="P219">ext.s</text:p>
          </table:table-cell>
          <table:table-cell table:style-name="Table4.A1" office:value-type="string">
            <text:p text:style-name="P218"/>
          </table:table-cell>
        </table:table-row>
        <table:table-row table:style-name="TableLine1738573056000">
          <table:table-cell table:style-name="Table4.A1" office:value-type="string">
            <text:p text:style-name="P200">[str</text:p>
          </table:table-cell>
          <table:table-cell table:style-name="Table4.A1" office:value-type="string">
            <text:p text:style-name="P78">( -- forward-ref )</text:p>
          </table:table-cell>
          <table:table-cell table:style-name="Table4.A1" office:value-type="string">
            <text:p text:style-name="P5">H</text:p>
          </table:table-cell>
          <table:table-cell table:style-name="Table4.A1" office:value-type="string">
            <text:p text:style-name="P5">core.forth</text:p>
          </table:table-cell>
          <table:table-cell table:style-name="Table4.A1" office:value-type="string">
            <text:p text:style-name="P218"/>
          </table:table-cell>
        </table:table-row>
        <table:table-row table:style-name="TableLine1738573049472">
          <table:table-cell table:style-name="Table4.A1" office:value-type="string">
            <text:p text:style-name="P201">&gt;in</text:p>
          </table:table-cell>
          <table:table-cell table:style-name="Table4.A1" office:value-type="string">
            <text:p text:style-name="P201">( -- adr )</text:p>
          </table:table-cell>
          <table:table-cell table:style-name="Table4.A1" office:value-type="string">
            <text:p text:style-name="P185">C</text:p>
          </table:table-cell>
          <table:table-cell table:style-name="Table4.A1" office:value-type="string">
            <text:p text:style-name="P185">words.s</text:p>
          </table:table-cell>
          <table:table-cell table:style-name="Table4.A1" office:value-type="string">
            <text:p text:style-name="P218"/>
          </table:table-cell>
        </table:table-row>
        <table:table-row table:style-name="TableLine1738573047024">
          <table:table-cell table:style-name="Table4.A1" office:value-type="string">
            <text:p text:style-name="P79">&gt;s'</text:p>
          </table:table-cell>
          <table:table-cell table:style-name="Table4.A1" office:value-type="string">
            <text:p text:style-name="P78">( ? addr n -- addr2 ? )</text:p>
          </table:table-cell>
          <table:table-cell table:style-name="Table4.A1" office:value-type="string">
            <text:p text:style-name="P5">H</text:p>
          </table:table-cell>
          <table:table-cell table:style-name="Table4.A1" office:value-type="string">
            <text:p text:style-name="P5">core.forth</text:p>
          </table:table-cell>
          <table:table-cell table:style-name="Table4.A1" office:value-type="string">
            <text:p text:style-name="P76"/>
          </table:table-cell>
        </table:table-row>
        <table:table-row table:style-name="TableLine1738573057904">
          <table:table-cell table:style-name="Table4.A1" office:value-type="string">
            <text:p text:style-name="P202">&gt;str</text:p>
          </table:table-cell>
          <table:table-cell table:style-name="Table4.A1" office:value-type="string">
            <text:p text:style-name="P78">( addr n -- )</text:p>
          </table:table-cell>
          <table:table-cell table:style-name="Table4.A1" office:value-type="string">
            <text:p text:style-name="P5">H</text:p>
          </table:table-cell>
          <table:table-cell table:style-name="Table4.A1" office:value-type="string">
            <text:p text:style-name="P5">core.forth</text:p>
          </table:table-cell>
          <table:table-cell table:style-name="Table4.A1" office:value-type="string">
            <text:p text:style-name="P218"/>
          </table:table-cell>
        </table:table-row>
        <table:table-row table:style-name="TableLine1738573055184">
          <table:table-cell table:style-name="Table4.A1" office:value-type="string">
            <text:p text:style-name="P198">align</text:p>
          </table:table-cell>
          <table:table-cell table:style-name="Table4.A1" office:value-type="string">
            <text:p text:style-name="P198">( -- )</text:p>
          </table:table-cell>
          <table:table-cell table:style-name="Table4.A1" office:value-type="string">
            <text:p text:style-name="P198">C</text:p>
          </table:table-cell>
          <table:table-cell table:style-name="Table4.A1" office:value-type="string">
            <text:p text:style-name="P198">words.s</text:p>
          </table:table-cell>
          <table:table-cell table:style-name="Table4.A1" office:value-type="string">
            <text:p text:style-name="P218"/>
          </table:table-cell>
        </table:table-row>
        <table:table-row table:style-name="TableLine1738573055456">
          <table:table-cell table:style-name="Table4.A1" office:value-type="string">
            <text:p text:style-name="P198">align!</text:p>
          </table:table-cell>
          <table:table-cell table:style-name="Table4.A1" office:value-type="string">
            <text:p text:style-name="P198">( -- )</text:p>
          </table:table-cell>
          <table:table-cell table:style-name="Table4.A1" office:value-type="string">
            <text:p text:style-name="P198">C</text:p>
          </table:table-cell>
          <table:table-cell table:style-name="Table4.A1" office:value-type="string">
            <text:p text:style-name="P198">words.s</text:p>
          </table:table-cell>
          <table:table-cell table:style-name="Table4.A1" office:value-type="string">
            <text:p text:style-name="P218"/>
          </table:table-cell>
        </table:table-row>
        <table:table-row table:style-name="TableLine1738573058992">
          <table:table-cell table:style-name="Table4.A1" office:value-type="string">
            <text:p text:style-name="P198">dp</text:p>
          </table:table-cell>
          <table:table-cell table:style-name="Table4.A1" office:value-type="string">
            <text:p text:style-name="P198">( -- )</text:p>
          </table:table-cell>
          <table:table-cell table:style-name="Table4.A1" office:value-type="string">
            <text:p text:style-name="P198">C</text:p>
          </table:table-cell>
          <table:table-cell table:style-name="Table4.A1" office:value-type="string">
            <text:p text:style-name="P198">words.s</text:p>
          </table:table-cell>
          <table:table-cell table:style-name="Table4.A1" office:value-type="string">
            <text:p text:style-name="P218"/>
          </table:table-cell>
        </table:table-row>
        <table:table-row table:style-name="TableLine1738573046208">
          <table:table-cell table:style-name="Table4.A1" office:value-type="string">
            <text:p text:style-name="P203">entercol</text:p>
          </table:table-cell>
          <table:table-cell table:style-name="Table4.A1" office:value-type="string">
            <text:p text:style-name="P204"/>
          </table:table-cell>
          <table:table-cell table:style-name="Table4.A1" office:value-type="string">
            <text:p text:style-name="P198">C</text:p>
          </table:table-cell>
          <table:table-cell table:style-name="Table4.A1" office:value-type="string">
            <text:p text:style-name="P198">words.s</text:p>
          </table:table-cell>
          <table:table-cell table:style-name="Table4.A1" office:value-type="string">
            <text:p text:style-name="P218"/>
          </table:table-cell>
        </table:table-row>
        <table:table-row table:style-name="TableLine1738573052192">
          <table:table-cell table:style-name="Table4.A1" office:value-type="string">
            <text:p text:style-name="P203">enterdoes</text:p>
          </table:table-cell>
          <table:table-cell table:style-name="Table4.A1" office:value-type="string">
            <text:p text:style-name="P204"/>
          </table:table-cell>
          <table:table-cell table:style-name="Table4.A1" office:value-type="string">
            <text:p text:style-name="P198">C</text:p>
          </table:table-cell>
          <table:table-cell table:style-name="Table4.A1" office:value-type="string">
            <text:p text:style-name="P198">words.s</text:p>
          </table:table-cell>
          <table:table-cell table:style-name="Table4.A1" office:value-type="string">
            <text:p text:style-name="P218"/>
          </table:table-cell>
        </table:table-row>
        <table:table-row table:style-name="TableLine1738573050832">
          <table:table-cell table:style-name="Table4.A1" office:value-type="string">
            <text:p text:style-name="P205">eundef</text:p>
          </table:table-cell>
          <table:table-cell table:style-name="Table4.A1" office:value-type="string">
            <text:p text:style-name="P205">( -- )</text:p>
          </table:table-cell>
          <table:table-cell table:style-name="Table4.A1" office:value-type="string">
            <text:p text:style-name="P198">C</text:p>
          </table:table-cell>
          <table:table-cell table:style-name="Table4.A1" office:value-type="string">
            <text:p text:style-name="P198">words.s</text:p>
          </table:table-cell>
          <table:table-cell table:style-name="Table4.A1" office:value-type="string">
            <text:p text:style-name="P218"/>
          </table:table-cell>
        </table:table-row>
        <table:table-row table:style-name="TableLine1738573044032">
          <table:table-cell table:style-name="Table4.A1" office:value-type="string">
            <text:p text:style-name="P206">push-enter</text:p>
          </table:table-cell>
          <table:table-cell table:style-name="Table4.A1" office:value-type="string">
            <text:p text:style-name="P206">( -- )</text:p>
          </table:table-cell>
          <table:table-cell table:style-name="Table4.A1" office:value-type="string">
            <text:p text:style-name="P219">C</text:p>
          </table:table-cell>
          <table:table-cell table:style-name="Table4.A1" office:value-type="string">
            <text:p text:style-name="P219">ext.s</text:p>
          </table:table-cell>
          <table:table-cell table:style-name="Table4.A1" office:value-type="string">
            <text:p text:style-name="P218"/>
          </table:table-cell>
        </table:table-row>
        <table:table-row table:style-name="TableLine1738573051104">
          <table:table-cell table:style-name="Table4.A1" office:value-type="string">
            <text:p text:style-name="P200">str]</text:p>
          </table:table-cell>
          <table:table-cell table:style-name="Table4.A1" office:value-type="string">
            <text:p text:style-name="P78">( forward-ref -- )</text:p>
          </table:table-cell>
          <table:table-cell table:style-name="Table4.A1" office:value-type="string">
            <text:p text:style-name="P5">H</text:p>
          </table:table-cell>
          <table:table-cell table:style-name="Table4.A1" office:value-type="string">
            <text:p text:style-name="P5">core.forth</text:p>
          </table:table-cell>
          <table:table-cell table:style-name="Table4.A1" office:value-type="string">
            <text:p text:style-name="P218"/>
          </table:table-cell>
        </table:table-row>
        <table:table-row table:style-name="TableLine1738573053552">
          <table:table-cell table:style-name="Table4.A1" office:value-type="string">
            <text:p text:style-name="P198">var-dp</text:p>
          </table:table-cell>
          <table:table-cell table:style-name="Table4.A1" office:value-type="string">
            <text:p text:style-name="P198">( -- )</text:p>
          </table:table-cell>
          <table:table-cell table:style-name="Table4.A1" office:value-type="string">
            <text:p text:style-name="P198">C</text:p>
          </table:table-cell>
          <table:table-cell table:style-name="Table4.A1" office:value-type="string">
            <text:p text:style-name="P198">words.s</text:p>
          </table:table-cell>
          <table:table-cell table:style-name="Table4.A1" office:value-type="string">
            <text:p text:style-name="P218"/>
          </table:table-cell>
        </table:table-row>
      </table:table>
      <text:h text:style-name="P374" text:outline-level="1"/>
      <text:h text:style-name="P375" text:outline-level="1">SOURCE CODE LIBRARIES on EEPROM</text:h>
      <text:p text:style-name="P304">The following words are located in source files stored on the EEPROM. This is to economise on<text:span text:style-name="T60"> space in a</text:span> user application<text:span text:style-name="T60">, in that libraries of words that aren't used don't take up precious space in the ram</text:span>. A library can be loaded into the dictionary by:-</text:p>
      <text:p text:style-name="P304"/>
      <text:p text:style-name="P304"><text:s/>&lt;library name&gt; load e.g. WIFI load</text:p>
      <text:p text:style-name="P304"/>
      <text:p text:style-name="P305">Some libraries are dependant on others, in which case the<text:span text:style-name="T60"> dependancies</text:span> are automatically loaded.</text:p>
      <text:p text:style-name="P318"/>
      <text:p text:style-name="P318">NAME<text:tab/>STACK<text:span text:style-name="T22"> <text:s text:c="35"/>CODE <text:s text:c="2"/>LOCATED <text:s text:c="2"/><text:tab/><text:tab/> </text:span><text:tab/>DESCRIPTION</text:p>
      <text:p text:style-name="P320"><text:tab/> <text:s text:c="47"/>TYPE <text:s text:c="3"/><text:span text:style-name="T30">IN FILE</text:span></text:p>
      <text:h text:style-name="P377" text:outline-level="2">DHT22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Line1738573058176">
          <table:table-cell table:style-name="Table11.A1" office:value-type="string">
            <text:p text:style-name="P250">bit-at</text:p>
          </table:table-cell>
          <table:table-cell table:style-name="Table11.A1" office:value-type="string">
            <text:p text:style-name="P250">( i -- bit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50"/>
          </table:table-cell>
        </table:table-row>
        <table:table-row table:style-name="TableLine1738573053824">
          <table:table-cell table:style-name="Table11.A1" office:value-type="string">
            <text:p text:style-name="P293">bits</text:p>
          </table:table-cell>
          <table:table-cell table:style-name="Table11.A1" office:value-type="string">
            <text:p text:style-name="P293">( -- adr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93"><text:s/>40 byte array</text:p>
          </table:table-cell>
        </table:table-row>
        <table:table-row table:style-name="TableLine1738573051376">
          <table:table-cell table:style-name="Table11.A1" office:value-type="string">
            <text:p text:style-name="P293">bytes</text:p>
          </table:table-cell>
          <table:table-cell table:style-name="Table11.A1" office:value-type="string">
            <text:p text:style-name="P250">( -- adr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93">5 bytes array</text:p>
          </table:table-cell>
        </table:table-row>
        <table:table-row table:style-name="TableLine1738573050016">
          <table:table-cell table:style-name="Table11.A1" office:value-type="string">
            <text:p text:style-name="P250">bytes-clear</text:p>
          </table:table-cell>
          <table:table-cell table:style-name="Table11.A1" office:value-type="string">
            <text:p text:style-name="P250">( --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50"/>
          </table:table-cell>
        </table:table-row>
        <table:table-row table:style-name="TableLine1738573046480">
          <table:table-cell table:style-name="Table11.A1" office:value-type="string">
            <text:p text:style-name="P250">checksum</text:p>
          </table:table-cell>
          <table:table-cell table:style-name="Table11.A1" office:value-type="string">
            <text:p text:style-name="P250">( --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50"/>
          </table:table-cell>
        </table:table-row>
        <table:table-row table:style-name="TableLine1738573044576">
          <table:table-cell table:style-name="Table11.A1" office:value-type="string">
            <text:p text:style-name="P250">convert</text:p>
          </table:table-cell>
          <table:table-cell table:style-name="Table11.A1" office:value-type="string">
            <text:p text:style-name="P250">( lsbyte msbyte -- value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50"/>
          </table:table-cell>
        </table:table-row>
        <table:table-row table:style-name="TableLine1738573046752">
          <table:table-cell table:style-name="Table11.A1" office:value-type="string">
            <text:p text:style-name="P250">dht-measure</text:p>
          </table:table-cell>
          <table:table-cell table:style-name="Table11.A1" office:value-type="string">
            <text:p text:style-name="P252">( -- humidity temperature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50">measures temperature and humidity using DHT22 sensor</text:p>
            <text:p text:style-name="P250">temperature and humidity values are multiplied with 10</text:p>
          </table:table-cell>
        </table:table-row>
        <table:table-row table:style-name="TableLine1738573051648">
          <table:table-cell table:style-name="Table11.A1" office:value-type="string">
            <text:p text:style-name="P250">dht-pin</text:p>
          </table:table-cell>
          <table:table-cell table:style-name="Table11.A1" office:value-type="string">
            <text:p text:style-name="P250">( -- gpiopin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50">read pin used by dht22</text:p>
          </table:table-cell>
        </table:table-row>
        <table:table-row table:style-name="TableLine1738573054640">
          <table:table-cell table:style-name="Table11.A1" office:value-type="string">
            <text:p text:style-name="P250">dht-pin!</text:p>
          </table:table-cell>
          <table:table-cell table:style-name="Table11.A1" office:value-type="string">
            <text:p text:style-name="P250">( gpiopin --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50">set pin used by dht22</text:p>
          </table:table-cell>
        </table:table-row>
        <table:table-row table:style-name="TableLine1738573044304">
          <table:table-cell table:style-name="Table11.A1" office:value-type="string">
            <text:p text:style-name="P250">ECHECKSUM</text:p>
          </table:table-cell>
          <table:table-cell table:style-name="Table11.A1" office:value-type="string">
            <text:p text:style-name="P250"/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50">exception</text:p>
          </table:table-cell>
        </table:table-row>
        <table:table-row table:style-name="TableLine1738573059264">
          <table:table-cell table:style-name="Table11.A1" office:value-type="string">
            <text:p text:style-name="P250">fetch</text:p>
          </table:table-cell>
          <table:table-cell table:style-name="Table11.A1" office:value-type="string">
            <text:p text:style-name="P250">( --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50">high pulse for 26-28 us is bit0, high pulse for 70 us is bit1 <text:s/></text:p>
          </table:table-cell>
        </table:table-row>
        <table:table-row table:style-name="TableLine1738573060896">
          <table:table-cell table:style-name="Table11.A1" office:value-type="string">
            <text:p text:style-name="P250">humidity</text:p>
          </table:table-cell>
          <table:table-cell table:style-name="Table11.A1" office:value-type="string">
            <text:p text:style-name="P250">( -- humidity%-x-10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50"/>
          </table:table-cell>
        </table:table-row>
        <table:table-row table:style-name="TableLine1738573056544">
          <table:table-cell table:style-name="Table11.A1" office:value-type="string">
            <text:p text:style-name="P250">init</text:p>
          </table:table-cell>
          <table:table-cell table:style-name="Table11.A1" office:value-type="string">
            <text:p text:style-name="P250">( --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50"/>
          </table:table-cell>
        </table:table-row>
        <table:table-row table:style-name="TableLine1738573047296">
          <table:table-cell table:style-name="Table11.A1" office:value-type="string">
            <text:p text:style-name="P250">measure</text:p>
          </table:table-cell>
          <table:table-cell table:style-name="Table11.A1" office:value-type="string">
            <text:p text:style-name="P250">( --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50"/>
          </table:table-cell>
        </table:table-row>
        <table:table-row table:style-name="TableLine1738573044848">
          <table:table-cell table:style-name="Table11.A1" office:value-type="string">
            <text:p text:style-name="P250">process</text:p>
          </table:table-cell>
          <table:table-cell table:style-name="Table11.A1" office:value-type="string">
            <text:p text:style-name="P250">( --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50"/>
          </table:table-cell>
        </table:table-row>
        <table:table-row table:style-name="TableLine1738573052464">
          <table:table-cell table:style-name="Table11.A1" office:value-type="string">
            <text:p text:style-name="P250">temperature</text:p>
          </table:table-cell>
          <table:table-cell table:style-name="Table11.A1" office:value-type="string">
            <text:p text:style-name="P250">( -- celsius-x-10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50"/>
          </table:table-cell>
        </table:table-row>
        <table:table-row table:style-name="TableLine1738573047568">
          <table:table-cell table:style-name="Table11.A1" office:value-type="string">
            <text:p text:style-name="P250">validate</text:p>
          </table:table-cell>
          <table:table-cell table:style-name="Table11.A1" office:value-type="string">
            <text:p text:style-name="P250">( -- | throws:ECHECKSUM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50"/>
          </table:table-cell>
        </table:table-row>
        <table:table-row table:style-name="TableLine1738573052736">
          <table:table-cell table:style-name="Table11.A1" office:value-type="string">
            <text:p text:style-name="P293">var-dht-pin</text:p>
          </table:table-cell>
          <table:table-cell table:style-name="Table11.A1" office:value-type="string">
            <text:p text:style-name="P293">( -- adr )</text:p>
          </table:table-cell>
          <table:table-cell table:style-name="Table11.A1" office:value-type="string">
            <text:p text:style-name="P293">H</text:p>
          </table:table-cell>
          <table:table-cell table:style-name="Table11.A1" office:value-type="string">
            <text:p text:style-name="P293">dht22.forth</text:p>
          </table:table-cell>
          <table:table-cell table:style-name="Table11.A1" office:value-type="string">
            <text:p text:style-name="P293">1 long, initial value 2 , <text:span text:style-name="T4">var-dht-pin \ default D4, wemos d1 mini dht22 shield, use dht-pin! to override</text:span></text:p>
          </table:table-cell>
        </table:table-row>
      </table:table>
      <text:h text:style-name="P377" text:outline-level="2">EVENT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Line1738573055728">
          <table:table-cell table:style-name="Table12.A1" office:value-type="string">
            <text:p text:style-name="P253">Event</text:p>
          </table:table-cell>
          <table:table-cell table:style-name="Table12.A1" office:value-type="string">
            <text:p text:style-name="P253">( -- n )</text:p>
          </table:table-cell>
          <table:table-cell table:style-name="Table12.A1" office:value-type="string">
            <text:p text:style-name="P294">H</text:p>
          </table:table-cell>
          <table:table-cell table:style-name="Table12.A1" office:value-type="string">
            <text:p text:style-name="P296">event.forth</text:p>
          </table:table-cell>
          <table:table-cell table:style-name="Table12.A1" office:value-type="string">
            <text:p text:style-name="P253">Record containing .type .ms .us .payload</text:p>
          </table:table-cell>
        </table:table-row>
        <table:table-row table:style-name="TableLine1738573050560">
          <table:table-cell table:style-name="Table12.A1" office:value-type="string">
            <text:p text:style-name="P296">event-timeout</text:p>
          </table:table-cell>
          <table:table-cell table:style-name="Table12.A1" office:value-type="string">
            <text:p text:style-name="P253">( -- adr )</text:p>
          </table:table-cell>
          <table:table-cell table:style-name="Table12.A1" office:value-type="string">
            <text:p text:style-name="P294">H</text:p>
          </table:table-cell>
          <table:table-cell table:style-name="Table12.A1" office:value-type="string">
            <text:p text:style-name="P296">event.forth</text:p>
          </table:table-cell>
          <table:table-cell table:style-name="Table12.A1" office:value-type="string">
            <text:p text:style-name="P296">1 long variable, initial value 70</text:p>
          </table:table-cell>
        </table:table-row>
        <table:table-row table:style-name="TableLine1738573057088">
          <table:table-cell table:style-name="Table12.A1" office:value-type="string">
            <text:p text:style-name="P296">EVT_GPIO</text:p>
          </table:table-cell>
          <table:table-cell table:style-name="Table12.A1" office:value-type="string">
            <text:p text:style-name="P296">( -- 100 )</text:p>
          </table:table-cell>
          <table:table-cell table:style-name="Table12.A1" office:value-type="string">
            <text:p text:style-name="P294">H</text:p>
          </table:table-cell>
          <table:table-cell table:style-name="Table12.A1" office:value-type="string">
            <text:p text:style-name="P296">event.forth</text:p>
          </table:table-cell>
          <table:table-cell table:style-name="Table12.A1" office:value-type="string">
            <text:p text:style-name="P296">1 long constant</text:p>
          </table:table-cell>
        </table:table-row>
        <table:table-row table:style-name="TableLine1738573057360">
          <table:table-cell table:style-name="Table12.A1" office:value-type="string">
            <text:p text:style-name="P253">next-event</text:p>
          </table:table-cell>
          <table:table-cell table:style-name="Table12.A1" office:value-type="string">
            <text:p text:style-name="P253">( eventstruct -- event )</text:p>
          </table:table-cell>
          <table:table-cell table:style-name="Table12.A1" office:value-type="string">
            <text:p text:style-name="P294">H</text:p>
          </table:table-cell>
          <table:table-cell table:style-name="Table12.A1" office:value-type="string">
            <text:p text:style-name="P296">event.forth</text:p>
          </table:table-cell>
          <table:table-cell table:style-name="Table12.A1" office:value-type="string">
            <text:p text:style-name="P251"/>
          </table:table-cell>
        </table:table-row>
      </table:table>
      <text:h text:style-name="P389" text:outline-level="2">FLASH</text:h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Line1738573058720">
          <table:table-cell table:style-name="Table13.A1" office:value-type="string">
            <text:p text:style-name="P254">b</text:p>
          </table:table-cell>
          <table:table-cell table:style-name="Table13.A1" office:value-type="string">
            <text:p text:style-name="P254">( y -- )</text:p>
          </table:table-cell>
          <table:table-cell table:style-name="Table13.A1" office:value-type="string">
            <text:p text:style-name="P295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>block editor command - blank row</text:p>
          </table:table-cell>
        </table:table-row>
        <table:table-row table:style-name="TableLine1738573063344">
          <table:table-cell table:style-name="Table13.A1" office:value-type="string">
            <text:p text:style-name="P254">block</text:p>
          </table:table-cell>
          <table:table-cell table:style-name="Table13.A1" office:value-type="string">
            <text:p text:style-name="P254">( block# -- addr )</text:p>
          </table:table-cell>
          <table:table-cell table:style-name="Table13.A1" office:value-type="string">
            <text:p text:style-name="P295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/>
          </table:table-cell>
        </table:table-row>
        <table:table-row table:style-name="TableLine1738573061984">
          <table:table-cell table:style-name="Table13.A1" office:value-type="string">
            <text:p text:style-name="P254">buf</text:p>
          </table:table-cell>
          <table:table-cell table:style-name="Table13.A1" office:value-type="string">
            <text:p text:style-name="P254">( -- adr )</text:p>
          </table:table-cell>
          <table:table-cell table:style-name="Table13.A1" office:value-type="string">
            <text:p text:style-name="P295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>buffer, SIZE long</text:p>
          </table:table-cell>
        </table:table-row>
        <table:table-row table:style-name="TableLine1738573066336">
          <table:table-cell table:style-name="Table13.A1" office:value-type="string">
            <text:p text:style-name="P254">c</text:p>
          </table:table-cell>
          <table:table-cell table:style-name="Table13.A1" office:value-type="string">
            <text:p text:style-name="P254">( -- )</text:p>
          </table:table-cell>
          <table:table-cell table:style-name="Table13.A1" office:value-type="string">
            <text:p text:style-name="P295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>block editor command - clear screen</text:p>
          </table:table-cell>
        </table:table-row>
        <table:table-row table:style-name="TableLine1738573068784">
          <table:table-cell table:style-name="Table13.A1" office:value-type="string">
            <text:p text:style-name="P254">ch</text:p>
          </table:table-cell>
          <table:table-cell table:style-name="Table13.A1" office:value-type="string">
            <text:p text:style-name="P254">( y x -- adr )</text:p>
          </table:table-cell>
          <table:table-cell table:style-name="Table13.A1" office:value-type="string">
            <text:p text:style-name="P295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/>
          </table:table-cell>
        </table:table-row>
        <table:table-row table:style-name="TableLine1738573063616">
          <table:table-cell table:style-name="Table13.A1" office:value-type="string">
            <text:p text:style-name="P254">check</text:p>
          </table:table-cell>
          <table:table-cell table:style-name="Table13.A1" office:value-type="string">
            <text:p text:style-name="P254">( code -- | flag )</text:p>
          </table:table-cell>
          <table:table-cell table:style-name="Table13.A1" office:value-type="string">
            <text:p text:style-name="P297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>flag = <text:s/>0=OK,1=ERR,<text:span text:style-name="T83"> </text:span>2=TIMEOUT,<text:span text:style-name="T83"> </text:span>3=UNKNOWN</text:p>
          </table:table-cell>
        </table:table-row>
        <table:table-row table:style-name="TableLine1738573064704">
          <table:table-cell table:style-name="Table13.A1" office:value-type="string">
            <text:p text:style-name="P254">COLS</text:p>
          </table:table-cell>
          <table:table-cell table:style-name="Table13.A1" office:value-type="string">
            <text:p text:style-name="P254">( -- 128 )</text:p>
          </table:table-cell>
          <table:table-cell table:style-name="Table13.A1" office:value-type="string">
            <text:p text:style-name="P297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>1 long constant</text:p>
          </table:table-cell>
        </table:table-row>
        <table:table-row table:style-name="TableLine1738573062800">
          <table:table-cell table:style-name="Table13.A1" office:value-type="string">
            <text:p text:style-name="P254">copy-row</text:p>
          </table:table-cell>
          <table:table-cell table:style-name="Table13.A1" office:value-type="string">
            <text:p text:style-name="P254">( dsty srcy -- )</text:p>
          </table:table-cell>
          <table:table-cell table:style-name="Table13.A1" office:value-type="string">
            <text:p text:style-name="P297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/>
          </table:table-cell>
        </table:table-row>
        <table:table-row table:style-name="TableLine1738573063888">
          <table:table-cell table:style-name="Table13.A1" office:value-type="string">
            <text:p text:style-name="P254">d</text:p>
          </table:table-cell>
          <table:table-cell table:style-name="Table13.A1" office:value-type="string">
            <text:p text:style-name="P254">( y -- )</text:p>
          </table:table-cell>
          <table:table-cell table:style-name="Table13.A1" office:value-type="string">
            <text:p text:style-name="P297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>block editor command - delete row</text:p>
          </table:table-cell>
        </table:table-row>
        <table:table-row table:style-name="TableLine1738573062256">
          <table:table-cell table:style-name="Table13.A1" office:value-type="string">
            <text:p text:style-name="P297">dirty</text:p>
          </table:table-cell>
          <table:table-cell table:style-name="Table13.A1" office:value-type="string">
            <text:p text:style-name="P297">( -- adr )</text:p>
          </table:table-cell>
          <table:table-cell table:style-name="Table13.A1" office:value-type="string">
            <text:p text:style-name="P297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97">1 long variable, initial value FALSE</text:p>
          </table:table-cell>
        </table:table-row>
        <table:table-row table:style-name="TableLine1738573064160">
          <table:table-cell table:style-name="Table13.A1" office:value-type="string">
            <text:p text:style-name="P254">EBLOCK</text:p>
          </table:table-cell>
          <table:table-cell table:style-name="Table13.A1" office:value-type="string">
            <text:p text:style-name="P254"/>
          </table:table-cell>
          <table:table-cell table:style-name="Table13.A1" office:value-type="string">
            <text:p text:style-name="P297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>exception</text:p>
          </table:table-cell>
        </table:table-row>
        <table:table-row table:style-name="TableLine1738573061440">
          <table:table-cell table:style-name="Table13.A1" office:value-type="string">
            <text:p text:style-name="P254">list</text:p>
          </table:table-cell>
          <table:table-cell table:style-name="Table13.A1" office:value-type="string">
            <text:p text:style-name="P254">( block# -- )</text:p>
          </table:table-cell>
          <table:table-cell table:style-name="Table13.A1" office:value-type="string">
            <text:p text:style-name="P297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/>
          </table:table-cell>
        </table:table-row>
        <table:table-row table:style-name="TableLine1738573069056">
          <table:table-cell table:style-name="Table13.A1" office:value-type="string">
            <text:p text:style-name="P254">offs</text:p>
          </table:table-cell>
          <table:table-cell table:style-name="Table13.A1" office:value-type="string">
            <text:p text:style-name="P254">( -- adr )</text:p>
          </table:table-cell>
          <table:table-cell table:style-name="Table13.A1" office:value-type="string">
            <text:p text:style-name="P297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>1 long variable</text:p>
          </table:table-cell>
        </table:table-row>
        <table:table-row table:style-name="TableLine1738573069328">
          <table:table-cell table:style-name="Table13.A1" office:value-type="string">
            <text:p text:style-name="P254">p</text:p>
          </table:table-cell>
          <table:table-cell table:style-name="Table13.A1" office:value-type="string">
            <text:p text:style-name="P254">( y -- )</text:p>
          </table:table-cell>
          <table:table-cell table:style-name="Table13.A1" office:value-type="string">
            <text:p text:style-name="P297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>block editor command - prepend empty row before row y</text:p>
          </table:table-cell>
        </table:table-row>
        <table:table-row table:style-name="TableLine1738573062528">
          <table:table-cell table:style-name="Table13.A1" office:value-type="string">
            <text:p text:style-name="P254">r</text:p>
          </table:table-cell>
          <table:table-cell table:style-name="Table13.A1" office:value-type="string">
            <text:p text:style-name="P254">( y &lt;line&gt; -- )</text:p>
          </table:table-cell>
          <table:table-cell table:style-name="Table13.A1" office:value-type="string">
            <text:p text:style-name="P297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>block editor command - overwrite row</text:p>
          </table:table-cell>
        </table:table-row>
        <table:table-row table:style-name="TableLine1738573064976">
          <table:table-cell table:style-name="Table13.A1" office:value-type="string">
            <text:p text:style-name="P254">row</text:p>
          </table:table-cell>
          <table:table-cell table:style-name="Table13.A1" office:value-type="string">
            <text:p text:style-name="P254">( y -- adr )</text:p>
          </table:table-cell>
          <table:table-cell table:style-name="Table13.A1" office:value-type="string">
            <text:p text:style-name="P297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/>
          </table:table-cell>
        </table:table-row>
        <table:table-row table:style-name="TableLine1738573063072">
          <table:table-cell table:style-name="Table13.A1" office:value-type="string">
            <text:p text:style-name="P254">ROWS</text:p>
          </table:table-cell>
          <table:table-cell table:style-name="Table13.A1" office:value-type="string">
            <text:p text:style-name="P254">( -- 32 )</text:p>
          </table:table-cell>
          <table:table-cell table:style-name="Table13.A1" office:value-type="string">
            <text:p text:style-name="P297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>1 long constant</text:p>
          </table:table-cell>
        </table:table-row>
        <table:table-row table:style-name="TableLine1738573065792">
          <table:table-cell table:style-name="Table13.A1" office:value-type="string">
            <text:p text:style-name="P297">SIZE</text:p>
          </table:table-cell>
          <table:table-cell table:style-name="Table13.A1" office:value-type="string">
            <text:p text:style-name="P254">( -- 4096 )</text:p>
          </table:table-cell>
          <table:table-cell table:style-name="Table13.A1" office:value-type="string">
            <text:p text:style-name="P297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97">1 long constant</text:p>
          </table:table-cell>
        </table:table-row>
        <table:table-row table:style-name="TableLine1738573064432">
          <table:table-cell table:style-name="Table13.A1" office:value-type="string">
            <text:p text:style-name="P254">type#</text:p>
          </table:table-cell>
          <table:table-cell table:style-name="Table13.A1" office:value-type="string">
            <text:p text:style-name="P254">( y -- )</text:p>
          </table:table-cell>
          <table:table-cell table:style-name="Table13.A1" office:value-type="string">
            <text:p text:style-name="P297">H</text:p>
          </table:table-cell>
          <table:table-cell table:style-name="Table13.A1" office:value-type="string">
            <text:p text:style-name="P297">flash.forth</text:p>
          </table:table-cell>
          <table:table-cell table:style-name="Table13.A1" office:value-type="string">
            <text:p text:style-name="P254"/>
          </table:table-cell>
        </table:table-row>
      </table:table>
      <text:h text:style-name="P377" text:outline-level="2">FONT57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 table:style-name="TableLine1738573067424">
          <table:table-cell table:style-name="Table14.A1" office:value-type="string">
            <text:p text:style-name="P256">font5x7</text:p>
          </table:table-cell>
          <table:table-cell table:style-name="Table14.A1" office:value-type="string">
            <text:p text:style-name="P255">( <text:s/>-- )</text:p>
          </table:table-cell>
          <table:table-cell table:style-name="Table14.A1" office:value-type="string">
            <text:p text:style-name="P298">H</text:p>
          </table:table-cell>
          <table:table-cell table:style-name="Table14.A1" office:value-type="string">
            <text:p text:style-name="P298"><text:span text:style-name="T47">font5x7</text:span>.forth</text:p>
          </table:table-cell>
          <table:table-cell table:style-name="Table14.A1" office:value-type="string">
            <text:p text:style-name="P256">large data table containing the font patterns</text:p>
          </table:table-cell>
        </table:table-row>
      </table:table>
      <text:h text:style-name="P377" text:outline-level="2">GPIO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 table:style-name="TableLine1738573065248">
          <table:table-cell table:style-name="Table19.A1" office:value-type="string">
            <text:p text:style-name="P257">GPIO_INTTYPE-NONE</text:p>
          </table:table-cell>
          <table:table-cell table:style-name="Table19.A1" office:value-type="string">
            <text:p text:style-name="P257">( -- 0 )</text:p>
          </table:table-cell>
          <table:table-cell table:style-name="Table19.A1" office:value-type="string">
            <text:p text:style-name="P257">H</text:p>
          </table:table-cell>
          <table:table-cell table:style-name="Table19.A1" office:value-type="string">
            <text:p text:style-name="P257">gpio.forth</text:p>
          </table:table-cell>
          <table:table-cell table:style-name="Table19.A1" office:value-type="string">
            <text:p text:style-name="P257">1 long constant - gpio interrupt type</text:p>
          </table:table-cell>
        </table:table-row>
        <table:table-row table:style-name="TableLine1738575899984">
          <table:table-cell table:style-name="Table19.A1" office:value-type="string">
            <text:p text:style-name="P257">GPIO_INTTYPE_EDGE_POS</text:p>
          </table:table-cell>
          <table:table-cell table:style-name="Table19.A1" office:value-type="string">
            <text:p text:style-name="P258">( -- 1 )</text:p>
          </table:table-cell>
          <table:table-cell table:style-name="Table19.A1" office:value-type="string">
            <text:p text:style-name="P257">H</text:p>
          </table:table-cell>
          <table:table-cell table:style-name="Table19.A1" office:value-type="string">
            <text:p text:style-name="P257">gpio.forth</text:p>
          </table:table-cell>
          <table:table-cell table:style-name="Table19.A1" office:value-type="string">
            <text:p text:style-name="P258">1 long constant - gpio interrupt type</text:p>
          </table:table-cell>
        </table:table-row>
        <table:table-row table:style-name="TableLine1738575902160">
          <table:table-cell table:style-name="Table19.A1" office:value-type="string">
            <text:p text:style-name="P257">GPIO_INTTYPE_EDGE_NEG</text:p>
          </table:table-cell>
          <table:table-cell table:style-name="Table19.A1" office:value-type="string">
            <text:p text:style-name="P258">( -- 2 )</text:p>
          </table:table-cell>
          <table:table-cell table:style-name="Table19.A1" office:value-type="string">
            <text:p text:style-name="P257">H</text:p>
          </table:table-cell>
          <table:table-cell table:style-name="Table19.A1" office:value-type="string">
            <text:p text:style-name="P257">gpio.forth</text:p>
          </table:table-cell>
          <table:table-cell table:style-name="Table19.A1" office:value-type="string">
            <text:p text:style-name="P258">1 long constant - gpio interrupt type</text:p>
          </table:table-cell>
        </table:table-row>
        <table:table-row table:style-name="TableLine1738575898624">
          <table:table-cell table:style-name="Table19.A1" office:value-type="string">
            <text:p text:style-name="P257">GPIO_INTTYPE_EDGE_ANY</text:p>
          </table:table-cell>
          <table:table-cell table:style-name="Table19.A1" office:value-type="string">
            <text:p text:style-name="P258">( -- 3 )</text:p>
          </table:table-cell>
          <table:table-cell table:style-name="Table19.A1" office:value-type="string">
            <text:p text:style-name="P257">H</text:p>
          </table:table-cell>
          <table:table-cell table:style-name="Table19.A1" office:value-type="string">
            <text:p text:style-name="P257">gpio.forth</text:p>
          </table:table-cell>
          <table:table-cell table:style-name="Table19.A1" office:value-type="string">
            <text:p text:style-name="P258">1 long constant - gpio interrupt type</text:p>
          </table:table-cell>
        </table:table-row>
        <table:table-row table:style-name="TableLine1738575905968">
          <table:table-cell table:style-name="Table19.A1" office:value-type="string">
            <text:p text:style-name="P257">GPIO_INTTYPE_LEVEL_LOW</text:p>
          </table:table-cell>
          <table:table-cell table:style-name="Table19.A1" office:value-type="string">
            <text:p text:style-name="P258">( -- 4 )</text:p>
          </table:table-cell>
          <table:table-cell table:style-name="Table19.A1" office:value-type="string">
            <text:p text:style-name="P257">H</text:p>
          </table:table-cell>
          <table:table-cell table:style-name="Table19.A1" office:value-type="string">
            <text:p text:style-name="P257">gpio.forth</text:p>
          </table:table-cell>
          <table:table-cell table:style-name="Table19.A1" office:value-type="string">
            <text:p text:style-name="P258">1 long constant - gpio interrupt type</text:p>
          </table:table-cell>
        </table:table-row>
        <table:table-row table:style-name="TableLine1738575900256">
          <table:table-cell table:style-name="Table19.A1" office:value-type="string">
            <text:p text:style-name="P257">GPIO_INTTYPE_LEVEL_HIGH</text:p>
          </table:table-cell>
          <table:table-cell table:style-name="Table19.A1" office:value-type="string">
            <text:p text:style-name="P258">( -- 5 )</text:p>
          </table:table-cell>
          <table:table-cell table:style-name="Table19.A1" office:value-type="string">
            <text:p text:style-name="P257">H</text:p>
          </table:table-cell>
          <table:table-cell table:style-name="Table19.A1" office:value-type="string">
            <text:p text:style-name="P257">gpio.forth</text:p>
          </table:table-cell>
          <table:table-cell table:style-name="Table19.A1" office:value-type="string">
            <text:p text:style-name="P258">1 long constant - gpio interrupt type</text:p>
          </table:table-cell>
        </table:table-row>
        <table:table-row table:style-name="TableLine1738575902976">
          <table:table-cell table:style-name="Table19.A1" office:value-type="string">
            <text:p text:style-name="P257">GPIO_IN</text:p>
          </table:table-cell>
          <table:table-cell table:style-name="Table19.A1" office:value-type="string">
            <text:p text:style-name="P258">( -- 1 )</text:p>
          </table:table-cell>
          <table:table-cell table:style-name="Table19.A1" office:value-type="string">
            <text:p text:style-name="P257">H</text:p>
          </table:table-cell>
          <table:table-cell table:style-name="Table19.A1" office:value-type="string">
            <text:p text:style-name="P257">gpio.forth</text:p>
          </table:table-cell>
          <table:table-cell table:style-name="Table19.A1" office:value-type="string">
            <text:p text:style-name="P258">1 long constant - gpio modes</text:p>
          </table:table-cell>
        </table:table-row>
        <table:table-row table:style-name="TableLine1738575899712">
          <table:table-cell table:style-name="Table19.A1" office:value-type="string">
            <text:p text:style-name="P257">GPIO_OUT</text:p>
          </table:table-cell>
          <table:table-cell table:style-name="Table19.A1" office:value-type="string">
            <text:p text:style-name="P258">( -- 2 )</text:p>
          </table:table-cell>
          <table:table-cell table:style-name="Table19.A1" office:value-type="string">
            <text:p text:style-name="P257">H</text:p>
          </table:table-cell>
          <table:table-cell table:style-name="Table19.A1" office:value-type="string">
            <text:p text:style-name="P257">gpio.forth</text:p>
          </table:table-cell>
          <table:table-cell table:style-name="Table19.A1" office:value-type="string">
            <text:p text:style-name="P258">1 long constant - gpio modes</text:p>
          </table:table-cell>
        </table:table-row>
        <table:table-row table:style-name="TableLine1738575913312">
          <table:table-cell table:style-name="Table19.A1" office:value-type="string">
            <text:p text:style-name="P257">GPIO_OUT_OPEN_DRAIN</text:p>
          </table:table-cell>
          <table:table-cell table:style-name="Table19.A1" office:value-type="string">
            <text:p text:style-name="P258">( -- 3 )</text:p>
          </table:table-cell>
          <table:table-cell table:style-name="Table19.A1" office:value-type="string">
            <text:p text:style-name="P257">H</text:p>
          </table:table-cell>
          <table:table-cell table:style-name="Table19.A1" office:value-type="string">
            <text:p text:style-name="P257">gpio.forth</text:p>
          </table:table-cell>
          <table:table-cell table:style-name="Table19.A1" office:value-type="string">
            <text:p text:style-name="P258">1 long constant - gpio modes</text:p>
          </table:table-cell>
        </table:table-row>
        <table:table-row table:style-name="TableLine1738575902432">
          <table:table-cell table:style-name="Table19.A1" office:value-type="string">
            <text:p text:style-name="P257">GPIO_HIGH</text:p>
          </table:table-cell>
          <table:table-cell table:style-name="Table19.A1" office:value-type="string">
            <text:p text:style-name="P258">( -- 1)</text:p>
          </table:table-cell>
          <table:table-cell table:style-name="Table19.A1" office:value-type="string">
            <text:p text:style-name="P257">H</text:p>
          </table:table-cell>
          <table:table-cell table:style-name="Table19.A1" office:value-type="string">
            <text:p text:style-name="P257">gpio.forth</text:p>
          </table:table-cell>
          <table:table-cell table:style-name="Table19.A1" office:value-type="string">
            <text:p text:style-name="P258">1 long constant - gpio values</text:p>
          </table:table-cell>
        </table:table-row>
        <table:table-row table:style-name="TableLine1738575901888">
          <table:table-cell table:style-name="Table19.A1" office:value-type="string">
            <text:p text:style-name="P258">GPIO-LOW</text:p>
          </table:table-cell>
          <table:table-cell table:style-name="Table19.A1" office:value-type="string">
            <text:p text:style-name="P258">( -- 0 )</text:p>
          </table:table-cell>
          <table:table-cell table:style-name="Table19.A1" office:value-type="string">
            <text:p text:style-name="P257">H</text:p>
          </table:table-cell>
          <table:table-cell table:style-name="Table19.A1" office:value-type="string">
            <text:p text:style-name="P257">gpio.forth</text:p>
          </table:table-cell>
          <table:table-cell table:style-name="Table19.A1" office:value-type="string">
            <text:p text:style-name="P258">1 long constant - gpio values</text:p>
          </table:table-cell>
        </table:table-row>
        <text:soft-page-break/>
        <table:table-row table:style-name="TableLine1738575909776">
          <table:table-cell table:style-name="Table19.A1" office:value-type="string">
            <text:p text:style-name="P258">blink</text:p>
          </table:table-cell>
          <table:table-cell table:style-name="Table19.A1" office:value-type="string">
            <text:p text:style-name="P258">( pin -- )</text:p>
          </table:table-cell>
          <table:table-cell table:style-name="Table19.A1" office:value-type="string">
            <text:p text:style-name="P257">H</text:p>
          </table:table-cell>
          <table:table-cell table:style-name="Table19.A1" office:value-type="string">
            <text:p text:style-name="P257">gpio.forth</text:p>
          </table:table-cell>
          <table:table-cell table:style-name="Table19.A1" office:value-type="string">
            <text:p text:style-name="P258">switch pin on and off once, 0.5s period</text:p>
          </table:table-cell>
        </table:table-row>
        <table:table-row table:style-name="TableLine1738575908144">
          <table:table-cell table:style-name="Table19.A1" office:value-type="string">
            <text:p text:style-name="P258">times-blink</text:p>
          </table:table-cell>
          <table:table-cell table:style-name="Table19.A1" office:value-type="string">
            <text:p text:style-name="P258">( pin ntimes -- )</text:p>
          </table:table-cell>
          <table:table-cell table:style-name="Table19.A1" office:value-type="string">
            <text:p text:style-name="P257">H</text:p>
          </table:table-cell>
          <table:table-cell table:style-name="Table19.A1" office:value-type="string">
            <text:p text:style-name="P257">gpio.forth</text:p>
          </table:table-cell>
          <table:table-cell table:style-name="Table19.A1" office:value-type="string">
            <text:p text:style-name="P258">blink pin n times</text:p>
          </table:table-cell>
        </table:table-row>
        <table:table-row table:style-name="TableLine1738575898896">
          <table:table-cell table:style-name="Table19.A1" office:value-type="string">
            <text:p text:style-name="P258">ENOPULSE</text:p>
          </table:table-cell>
          <table:table-cell table:style-name="Table19.A1" office:value-type="string">
            <text:p text:style-name="P255"/>
          </table:table-cell>
          <table:table-cell table:style-name="Table19.A1" office:value-type="string">
            <text:p text:style-name="P257">H</text:p>
          </table:table-cell>
          <table:table-cell table:style-name="Table19.A1" office:value-type="string">
            <text:p text:style-name="P257">gpio.forth</text:p>
          </table:table-cell>
          <table:table-cell table:style-name="Table19.A1" office:value-type="string">
            <text:p text:style-name="P258">exception</text:p>
          </table:table-cell>
        </table:table-row>
      </table:table>
      <text:h text:style-name="P377" text:outline-level="2">NETCON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 table:style-name="TableLine1738575902704">
          <table:table-cell table:style-name="Table24.A1" office:value-type="string">
            <text:p text:style-name="P260">UDP</text:p>
          </table:table-cell>
          <table:table-cell table:style-name="Table24.A1" office:value-type="string">
            <text:p text:style-name="P260">( -- 1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1 long constant</text:p>
          </table:table-cell>
        </table:table-row>
        <table:table-row table:style-name="TableLine1738575900528">
          <table:table-cell table:style-name="Table24.A1" office:value-type="string">
            <text:p text:style-name="P260">TCP</text:p>
          </table:table-cell>
          <table:table-cell table:style-name="Table24.A1" office:value-type="string">
            <text:p text:style-name="P260">( -- 2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1 long constant</text:p>
          </table:table-cell>
        </table:table-row>
        <table:table-row table:style-name="TableLine1738575914400">
          <table:table-cell table:style-name="Table24.A1" office:value-type="string">
            <text:p text:style-name="P260">RECV_TIMEOUT_MSEC</text:p>
          </table:table-cell>
          <table:table-cell table:style-name="Table24.A1" office:value-type="string">
            <text:p text:style-name="P260">( -- 70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1 long constant</text:p>
          </table:table-cell>
        </table:table-row>
        <table:table-row table:style-name="TableLine1738575903248">
          <table:table-cell table:style-name="Table24.A1" office:value-type="string">
            <text:p text:style-name="P260">ENETCON</text:p>
          </table:table-cell>
          <table:table-cell table:style-name="Table24.A1" office:value-type="string">
            <text:p text:style-name="P260"/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exception</text:p>
          </table:table-cell>
        </table:table-row>
        <table:table-row table:style-name="TableLine1738575900800">
          <table:table-cell table:style-name="Table24.A1" office:value-type="string">
            <text:p text:style-name="P260">ERTIMEOUT</text:p>
          </table:table-cell>
          <table:table-cell table:style-name="Table24.A1" office:value-type="string">
            <text:p text:style-name="P260"/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exception</text:p>
          </table:table-cell>
        </table:table-row>
        <table:table-row table:style-name="TableLine1738575910048">
          <table:table-cell table:style-name="Table24.A1" office:value-type="string">
            <text:p text:style-name="P260">NC_ERR_TIMEOUT</text:p>
          </table:table-cell>
          <table:table-cell table:style-name="Table24.A1" office:value-type="string">
            <text:p text:style-name="P260">( -- -3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1 long constant - netcon error</text:p>
          </table:table-cell>
        </table:table-row>
        <table:table-row table:style-name="TableLine1738575907328">
          <table:table-cell table:style-name="Table24.A1" office:value-type="string">
            <text:p text:style-name="P260">NC_ERR_CLSD</text:p>
          </table:table-cell>
          <table:table-cell table:style-name="Table24.A1" office:value-type="string">
            <text:p text:style-name="P260">( -- -15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1">1 long constant - netcon error</text:p>
          </table:table-cell>
        </table:table-row>
        <table:table-row table:style-name="TableLine1738575899440">
          <table:table-cell table:style-name="Table24.A1" office:value-type="string">
            <text:p text:style-name="P260">netcon-new</text:p>
          </table:table-cell>
          <table:table-cell table:style-name="Table24.A1" office:value-type="string">
            <text:p text:style-name="P260">( type -- netcon | throws:ENETCON ) 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/>
          </table:table-cell>
        </table:table-row>
        <table:table-row table:style-name="TableLine1738575910320">
          <table:table-cell table:style-name="Table24.A1" office:value-type="string">
            <text:p text:style-name="P260">check</text:p>
          </table:table-cell>
          <table:table-cell table:style-name="Table24.A1" office:value-type="string">
            <text:p text:style-name="P260">( errcode -- )( errcode -- <text:s/>| throws:ENETCON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/>
          </table:table-cell>
        </table:table-row>
        <table:table-row table:style-name="TableLine1738575908960">
          <table:table-cell table:style-name="Table24.A1" office:value-type="string">
            <text:p text:style-name="P260">netcon-connect</text:p>
          </table:table-cell>
          <table:table-cell table:style-name="Table24.A1" office:value-type="string">
            <text:p text:style-name="P260">( port host type -- netcon | throws:ENETCON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Connect to a remote port/ip. Must be used in both TCP and UDP case</text:p>
          </table:table-cell>
        </table:table-row>
        <table:table-row table:style-name="TableLine1738575908416">
          <table:table-cell table:style-name="Table24.A1" office:value-type="string">
            <text:p text:style-name="P260">netcon-bind</text:p>
          </table:table-cell>
          <table:table-cell table:style-name="Table24.A1" office:value-type="string">
            <text:p text:style-name="P260">( port host netcon -- | throws:ENETCON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/>
          </table:table-cell>
        </table:table-row>
        <table:table-row table:style-name="TableLine1738575909504">
          <table:table-cell table:style-name="Table24.A1" office:value-type="string">
            <text:p text:style-name="P260">netcon-listen</text:p>
          </table:table-cell>
          <table:table-cell table:style-name="Table24.A1" office:value-type="string">
            <text:p text:style-name="P260">( netcon -- | throws:ENETCON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/>
          </table:table-cell>
        </table:table-row>
        <table:table-row table:style-name="TableLine1738575897808">
          <table:table-cell table:style-name="Table24.A1" office:value-type="string">
            <text:p text:style-name="P260">netcon-tcp-server</text:p>
          </table:table-cell>
          <table:table-cell table:style-name="Table24.A1" office:value-type="string">
            <text:p text:style-name="P260">( port host -- netcon | throws:ENETCON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Create a TCP server by binding a connection to the given port host. Leaves a netcon connection associated to the server socket on the stack.</text:p>
            <text:p text:style-name="P260"/>
          </table:table-cell>
        </table:table-row>
        <table:table-row table:style-name="TableLine1738575904608">
          <table:table-cell table:style-name="Table24.A1" office:value-type="string">
            <text:p text:style-name="P260">netcon-udp-server</text:p>
          </table:table-cell>
          <table:table-cell table:style-name="Table24.A1" office:value-type="string">
            <text:p text:style-name="P260">( port host -- netcon | throws:ENETCON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Create a UDP server by binding a connection to the given port host. Leaves a netcon connection associated to the server socket on the stack.</text:p>
            <text:p text:style-name="P260"/>
          </table:table-cell>
        </table:table-row>
        <table:table-row table:style-name="TableLine1738575903792">
          <table:table-cell table:style-name="Table24.A1" office:value-type="string">
            <text:p text:style-name="P260">netcon-accept</text:p>
          </table:table-cell>
          <table:table-cell table:style-name="Table24.A1" office:value-type="string">
            <text:p text:style-name="P260">( netcon -- new-netcon | throws:ENETCON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Accept an incoming connection on a listening TCP connection. Leaves a new netcon connection that is associated to the client socket on the stack.</text:p>
            <text:p text:style-name="P260"/>
          </table:table-cell>
        </table:table-row>
        <table:table-row table:style-name="TableLine1738575910592">
          <table:table-cell table:style-name="Table24.A1" office:value-type="string">
            <text:p text:style-name="P260">netcon-send-buf</text:p>
          </table:table-cell>
          <table:table-cell table:style-name="Table24.A1" office:value-type="string">
            <text:p text:style-name="P260">( netcon buffer len -- | throws:ENETCON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Write the content of the given buffer to a UDP socket</text:p>
          </table:table-cell>
        </table:table-row>
        <table:table-row table:style-name="TableLine1738575910864">
          <table:table-cell table:style-name="Table24.A1" office:value-type="string">
            <text:p text:style-name="P260">netcon-write-buf</text:p>
          </table:table-cell>
          <table:table-cell table:style-name="Table24.A1" office:value-type="string">
            <text:p text:style-name="P260">( netcon buffer len -- | throws:ENETCON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Write the content of the given buffer to a TCP socket</text:p>
          </table:table-cell>
        </table:table-row>
        <table:table-row table:style-name="TableLine1738575901072">
          <table:table-cell table:style-name="Table24.A1" office:value-type="string">
            <text:p text:style-name="P260">netcon-write</text:p>
          </table:table-cell>
          <table:table-cell table:style-name="Table24.A1" office:value-type="string">
            <text:p text:style-name="P260">( netcon str -- | throws:ENETCON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Write a null terminated string to a TCP socket</text:p>
          </table:table-cell>
        </table:table-row>
        <table:table-row table:style-name="TableLine1738575903520">
          <table:table-cell table:style-name="Table24.A1" office:value-type="string">
            <text:p text:style-name="P260">netcon-writeln</text:p>
          </table:table-cell>
          <table:table-cell table:style-name="Table24.A1" office:value-type="string">
            <text:p text:style-name="P260">( netcon str -- | throws:ENETCON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Write a null terminated string then a CRLF to a TCP socket</text:p>
          </table:table-cell>
        </table:table-row>
        <table:table-row table:style-name="TableLine1738575914128">
          <table:table-cell table:style-name="Table24.A1" office:value-type="string">
            <text:p text:style-name="P260">read-ungreedy </text:p>
          </table:table-cell>
          <table:table-cell table:style-name="Table24.A1" office:value-type="string">
            <text:p text:style-name="P260">( size buffer netcon -- count code | throws:ERTIMEOUT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/>
          </table:table-cell>
        </table:table-row>
        <table:table-row table:style-name="TableLine1738575911408">
          <table:table-cell table:style-name="Table24.A1" office:value-type="string">
            <text:p text:style-name="P260">netcon-read</text:p>
          </table:table-cell>
          <table:table-cell table:style-name="Table24.A1" office:value-type="string">
            <text:p text:style-name="P260">( netcon size buffer -- count | -1 | throws:ENETCON/ERTIMEOUT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Read maximum `size` amount of bytes into the buffer. Leaves the amount of bytes read on the top of the stack, or -1 if the connection was closed.</text:p>
          </table:table-cell>
        </table:table-row>
        <table:table-row table:style-name="TableLine1738575911680">
          <table:table-cell table:style-name="Table24.A1" office:value-type="string">
            <text:p text:style-name="P260">netcon-readln</text:p>
          </table:table-cell>
          <table:table-cell table:style-name="Table24.A1" office:value-type="string">
            <text:p text:style-name="P260">( netcon size buffer -- count | -1 | throws:ENETCON/EOVERFLOW/ERTIMEOUT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Read one line into the given buffer. The line terminator is CRLF. Leaves the length of the line on the top of the stack, or -1 if the connection was closed. If the given buffer is not large enough to hold EOVERFLOW is thrown.</text:p>
          </table:table-cell>
        </table:table-row>
        <table:table-row table:style-name="TableLine1738575914672">
          <table:table-cell table:style-name="Table24.A1" office:value-type="string">
            <text:p text:style-name="P260">netcon-dispose</text:p>
          </table:table-cell>
          <table:table-cell table:style-name="Table24.A1" office:value-type="string">
            <text:p text:style-name="P260">( netcon -- )</text:p>
          </table:table-cell>
          <table:table-cell table:style-name="Table24.A1" office:value-type="string">
            <text:p text:style-name="P260">H</text:p>
          </table:table-cell>
          <table:table-cell table:style-name="Table24.A1" office:value-type="string">
            <text:p text:style-name="P260">netcon.forth</text:p>
          </table:table-cell>
          <table:table-cell table:style-name="Table24.A1" office:value-type="string">
            <text:p text:style-name="P260">Close then dispose the given socket.</text:p>
          </table:table-cell>
        </table:table-row>
      </table:table>
      <text:p text:style-name="P307"/>
      <text:p text:style-name="P307">N.B port is type long, host is type string<text:span text:style-name="T70"> </text:span><text:span text:style-name="T79">"192.168.1.8"</text:span><text:span text:style-name="T70"> or the name e.g. </text:span><text:span text:style-name="T79">"Bob-PC"</text:span></text:p>
      <text:h text:style-name="P377" text:outline-level="2">NTP<text:span text:style-name="T48"> - Network Time Protocol</text:span></text:h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 table:style-name="TableLine1738575911952">
          <table:table-cell table:style-name="Table30.A1" office:value-type="string">
            <text:p text:style-name="P262">ENTP</text:p>
          </table:table-cell>
          <table:table-cell table:style-name="Table30.A1" office:value-type="string">
            <text:p text:style-name="P262"/>
          </table:table-cell>
          <table:table-cell table:style-name="Table30.A1" office:value-type="string">
            <text:p text:style-name="P262">H</text:p>
          </table:table-cell>
          <table:table-cell table:style-name="Table30.A1" office:value-type="string">
            <text:p text:style-name="P262">ntp.forth</text:p>
          </table:table-cell>
          <table:table-cell table:style-name="Table30.A1" office:value-type="string">
            <text:p text:style-name="P262">exception</text:p>
          </table:table-cell>
        </table:table-row>
        <table:table-row table:style-name="TableLine1738575904336">
          <table:table-cell table:style-name="Table30.A1" office:value-type="string">
            <text:p text:style-name="P262">con</text:p>
          </table:table-cell>
          <table:table-cell table:style-name="Table30.A1" office:value-type="string">
            <text:p text:style-name="P262">( -- adr )</text:p>
          </table:table-cell>
          <table:table-cell table:style-name="Table30.A1" office:value-type="string">
            <text:p text:style-name="P262">H</text:p>
          </table:table-cell>
          <table:table-cell table:style-name="Table30.A1" office:value-type="string">
            <text:p text:style-name="P262">ntp.forth</text:p>
          </table:table-cell>
          <table:table-cell table:style-name="Table30.A1" office:value-type="string">
            <text:p text:style-name="P262">1 long variable</text:p>
          </table:table-cell>
        </table:table-row>
        <table:table-row table:style-name="TableLine1738575905424">
          <table:table-cell table:style-name="Table30.A1" office:value-type="string">
            <text:p text:style-name="P262">SIZE</text:p>
          </table:table-cell>
          <table:table-cell table:style-name="Table30.A1" office:value-type="string">
            <text:p text:style-name="P262">( -- 48 )</text:p>
          </table:table-cell>
          <table:table-cell table:style-name="Table30.A1" office:value-type="string">
            <text:p text:style-name="P262">H</text:p>
          </table:table-cell>
          <table:table-cell table:style-name="Table30.A1" office:value-type="string">
            <text:p text:style-name="P262">ntp.forth</text:p>
          </table:table-cell>
          <table:table-cell table:style-name="Table30.A1" office:value-type="string">
            <text:p text:style-name="P262">1 long constant</text:p>
          </table:table-cell>
        </table:table-row>
        <table:table-row table:style-name="TableLine1738575913856">
          <table:table-cell table:style-name="Table30.A1" office:value-type="string">
            <text:p text:style-name="P262">packet</text:p>
          </table:table-cell>
          <table:table-cell table:style-name="Table30.A1" office:value-type="string">
            <text:p text:style-name="P262">( -- adr )</text:p>
          </table:table-cell>
          <table:table-cell table:style-name="Table30.A1" office:value-type="string">
            <text:p text:style-name="P262">H</text:p>
          </table:table-cell>
          <table:table-cell table:style-name="Table30.A1" office:value-type="string">
            <text:p text:style-name="P262">ntp.forth</text:p>
          </table:table-cell>
          <table:table-cell table:style-name="Table30.A1" office:value-type="string">
            <text:p text:style-name="P262">byte array, SIZE in size</text:p>
          </table:table-cell>
        </table:table-row>
        <table:table-row table:style-name="TableLine1738575912496">
          <table:table-cell table:style-name="Table30.A1" office:value-type="string">
            <text:p text:style-name="P262">request</text:p>
          </table:table-cell>
          <table:table-cell table:style-name="Table30.A1" office:value-type="string">
            <text:p text:style-name="P262">( -- buffer )</text:p>
          </table:table-cell>
          <table:table-cell table:style-name="Table30.A1" office:value-type="string">
            <text:p text:style-name="P262">H</text:p>
          </table:table-cell>
          <table:table-cell table:style-name="Table30.A1" office:value-type="string">
            <text:p text:style-name="P262">ntp.forth</text:p>
          </table:table-cell>
          <table:table-cell table:style-name="Table30.A1" office:value-type="string">
            <text:p text:style-name="P262"/>
          </table:table-cell>
        </table:table-row>
        <table:table-row table:style-name="TableLine1738575912768">
          <table:table-cell table:style-name="Table30.A1" office:value-type="string">
            <text:p text:style-name="P262">connect</text:p>
          </table:table-cell>
          <table:table-cell table:style-name="Table30.A1" office:value-type="string">
            <text:p text:style-name="P262">( port host -- )</text:p>
          </table:table-cell>
          <table:table-cell table:style-name="Table30.A1" office:value-type="string">
            <text:p text:style-name="P262">H</text:p>
          </table:table-cell>
          <table:table-cell table:style-name="Table30.A1" office:value-type="string">
            <text:p text:style-name="P262">ntp.forth</text:p>
          </table:table-cell>
          <table:table-cell table:style-name="Table30.A1" office:value-type="string">
            <text:p text:style-name="P262"/>
          </table:table-cell>
        </table:table-row>
        <table:table-row table:style-name="TableLine1738575905696">
          <table:table-cell table:style-name="Table30.A1" office:value-type="string">
            <text:p text:style-name="P262">send</text:p>
          </table:table-cell>
          <table:table-cell table:style-name="Table30.A1" office:value-type="string">
            <text:p text:style-name="P262">( -- )</text:p>
          </table:table-cell>
          <table:table-cell table:style-name="Table30.A1" office:value-type="string">
            <text:p text:style-name="P262">H</text:p>
          </table:table-cell>
          <table:table-cell table:style-name="Table30.A1" office:value-type="string">
            <text:p text:style-name="P262">ntp.forth</text:p>
          </table:table-cell>
          <table:table-cell table:style-name="Table30.A1" office:value-type="string">
            <text:p text:style-name="P262"/>
          </table:table-cell>
        </table:table-row>
        <table:table-row table:style-name="TableLine1738575906240">
          <table:table-cell table:style-name="Table30.A1" office:value-type="string">
            <text:p text:style-name="P262">receive</text:p>
          </table:table-cell>
          <table:table-cell table:style-name="Table30.A1" office:value-type="string">
            <text:p text:style-name="P262">( -- #bytes )</text:p>
          </table:table-cell>
          <table:table-cell table:style-name="Table30.A1" office:value-type="string">
            <text:p text:style-name="P262">H</text:p>
          </table:table-cell>
          <table:table-cell table:style-name="Table30.A1" office:value-type="string">
            <text:p text:style-name="P262">ntp.forth</text:p>
          </table:table-cell>
          <table:table-cell table:style-name="Table30.A1" office:value-type="string">
            <text:p text:style-name="P262"/>
          </table:table-cell>
        </table:table-row>
        <table:table-row table:style-name="TableLine1738575906512">
          <table:table-cell table:style-name="Table30.A1" office:value-type="string">
            <text:p text:style-name="P262">dispose</text:p>
          </table:table-cell>
          <table:table-cell table:style-name="Table30.A1" office:value-type="string">
            <text:p text:style-name="P262">( -- )</text:p>
          </table:table-cell>
          <table:table-cell table:style-name="Table30.A1" office:value-type="string">
            <text:p text:style-name="P262">H</text:p>
          </table:table-cell>
          <table:table-cell table:style-name="Table30.A1" office:value-type="string">
            <text:p text:style-name="P262">ntp.forth</text:p>
          </table:table-cell>
          <table:table-cell table:style-name="Table30.A1" office:value-type="string">
            <text:p text:style-name="P262"/>
          </table:table-cell>
        </table:table-row>
        <table:table-row table:style-name="TableLine1738575913040">
          <table:table-cell table:style-name="Table30.A1" office:value-type="string">
            <text:p text:style-name="P262">ask</text:p>
          </table:table-cell>
          <table:table-cell table:style-name="Table30.A1" office:value-type="string">
            <text:p text:style-name="P262">( port host -- #bytes )</text:p>
          </table:table-cell>
          <table:table-cell table:style-name="Table30.A1" office:value-type="string">
            <text:p text:style-name="P262">H</text:p>
          </table:table-cell>
          <table:table-cell table:style-name="Table30.A1" office:value-type="string">
            <text:p text:style-name="P262">ntp.forth</text:p>
          </table:table-cell>
          <table:table-cell table:style-name="Table30.A1" office:value-type="string">
            <text:p text:style-name="P262"/>
          </table:table-cell>
        </table:table-row>
        <table:table-row table:style-name="TableLine1738575907056">
          <table:table-cell table:style-name="Table30.A1" office:value-type="string">
            <text:p text:style-name="P262">parse</text:p>
          </table:table-cell>
          <table:table-cell table:style-name="Table30.A1" office:value-type="string">
            <text:p text:style-name="P262">( -- )</text:p>
          </table:table-cell>
          <table:table-cell table:style-name="Table30.A1" office:value-type="string">
            <text:p text:style-name="P262">H</text:p>
          </table:table-cell>
          <table:table-cell table:style-name="Table30.A1" office:value-type="string">
            <text:p text:style-name="P262">ntp.forth</text:p>
          </table:table-cell>
          <table:table-cell table:style-name="Table30.A1" office:value-type="string">
            <text:p text:style-name="P262"/>
          </table:table-cell>
        </table:table-row>
        <table:table-row table:style-name="TableLine1738575907600">
          <table:table-cell table:style-name="Table30.A1" office:value-type="string">
            <text:p text:style-name="P262">network-time</text:p>
          </table:table-cell>
          <table:table-cell table:style-name="Table30.A1" office:value-type="string">
            <text:p text:style-name="P262">( port host -- seconds-since-1970 | throws:ENTP )</text:p>
          </table:table-cell>
          <table:table-cell table:style-name="Table30.A1" office:value-type="string">
            <text:p text:style-name="P262">H</text:p>
          </table:table-cell>
          <table:table-cell table:style-name="Table30.A1" office:value-type="string">
            <text:p text:style-name="P262">ntp.forth</text:p>
          </table:table-cell>
          <table:table-cell table:style-name="Table30.A1" office:value-type="string">
            <text:p text:style-name="P262"/>
          </table:table-cell>
        </table:table-row>
      </table:table>
      <text:p text:style-name="P300"/>
      <text:p text:style-name="P308">Example - this<text:span text:style-name="T74"> reads the time from your router and</text:span> prints the number of seconds since start of 1970 until the ESC key is pressed </text:p>
      <text:p text:style-name="P351">: test begin 123 "192.168.1.1" network-time . cr 1000 ms readchar-nowait 27 = until ;</text:p>
      <text:h text:style-name="P377" text:outline-level="2">PING<text:span text:style-name="T49"> - ultrasound distance measurement</text:span></text:h>
      <text:p text:style-name="P266">Measures the pulse generated by ultrasonic ranging module (tested with: HC-SR04 sensors)</text:p>
      <text:p text:style-name="P265">Works the following way:</text:p>
      <text:p text:style-name="P267">(1) Using IO trigger for at least 10us high level signal,</text:p>
      <text:p text:style-name="P267">(2) The Module automatically sends eight 40 kHz and detect whether there is a pulse signal back.</text:p>
      <text:p text:style-name="P267">(3) IF the signal <text:span text:style-name="T49">comes </text:span>back, time of high output IO duration is the time from sending ultrasonic to returning.</text:p>
      <text:p text:style-name="P265">Distance = (high level time×velocity of sound (340M/S) / 2, </text:p>
      <text:p text:style-name="P266">Usage example: PIN_ECHO 100 cm&gt;timeout PIN_TRIGGER ping pulse&gt;cm</text:p>
      <text:p text:style-name="P266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 table:style-name="TableLine1738575907872">
          <table:table-cell table:style-name="Table31.A1" office:value-type="string">
            <text:p text:style-name="P263">emit-pulse</text:p>
          </table:table-cell>
          <table:table-cell table:style-name="Table31.A1" office:value-type="string">
            <text:p text:style-name="P263">( trigger-pin -- )</text:p>
          </table:table-cell>
          <table:table-cell table:style-name="Table31.A1" office:value-type="string">
            <text:p text:style-name="P263">H</text:p>
          </table:table-cell>
          <table:table-cell table:style-name="Table31.A1" office:value-type="string">
            <text:p text:style-name="P263">ping.forth</text:p>
          </table:table-cell>
          <table:table-cell table:style-name="Table31.A1" office:value-type="string">
            <text:p text:style-name="P263"/>
          </table:table-cell>
        </table:table-row>
        <table:table-row table:style-name="TableLine1738575922832">
          <table:table-cell table:style-name="Table31.A1" office:value-type="string">
            <text:p text:style-name="P263">listen-echo</text:p>
          </table:table-cell>
          <table:table-cell table:style-name="Table31.A1" office:value-type="string">
            <text:p text:style-name="P263">( echo-pin timeout-us -- ms )</text:p>
          </table:table-cell>
          <table:table-cell table:style-name="Table31.A1" office:value-type="string">
            <text:p text:style-name="P263">H</text:p>
          </table:table-cell>
          <table:table-cell table:style-name="Table31.A1" office:value-type="string">
            <text:p text:style-name="P263">ping.forth</text:p>
          </table:table-cell>
          <table:table-cell table:style-name="Table31.A1" office:value-type="string">
            <text:p text:style-name="P263"/>
          </table:table-cell>
        </table:table-row>
        <table:table-row table:style-name="TableLine1738575920928">
          <table:table-cell table:style-name="Table31.A1" office:value-type="string">
            <text:p text:style-name="P263">ping</text:p>
          </table:table-cell>
          <table:table-cell table:style-name="Table31.A1" office:value-type="string">
            <text:p text:style-name="P263">( echo-pin timeout-us trigger-pin -- pulse-duration-us )</text:p>
          </table:table-cell>
          <table:table-cell table:style-name="Table31.A1" office:value-type="string">
            <text:p text:style-name="P263">H</text:p>
          </table:table-cell>
          <table:table-cell table:style-name="Table31.A1" office:value-type="string">
            <text:p text:style-name="P263">ping.forth</text:p>
          </table:table-cell>
          <table:table-cell table:style-name="Table31.A1" office:value-type="string">
            <text:p text:style-name="P263"/>
          </table:table-cell>
        </table:table-row>
        <table:table-row table:style-name="TableLine1738575923920">
          <table:table-cell table:style-name="Table31.A1" office:value-type="string">
            <text:p text:style-name="P263">cm&gt;timeout</text:p>
          </table:table-cell>
          <table:table-cell table:style-name="Table31.A1" office:value-type="string">
            <text:p text:style-name="P263">( cm -- us )</text:p>
          </table:table-cell>
          <table:table-cell table:style-name="Table31.A1" office:value-type="string">
            <text:p text:style-name="P263">H</text:p>
          </table:table-cell>
          <table:table-cell table:style-name="Table31.A1" office:value-type="string">
            <text:p text:style-name="P263">ping.forth</text:p>
          </table:table-cell>
          <table:table-cell table:style-name="Table31.A1" office:value-type="string">
            <text:p text:style-name="P263"/>
          </table:table-cell>
        </table:table-row>
        <text:soft-page-break/>
        <table:table-row table:style-name="TableLine1738575921744">
          <table:table-cell table:style-name="Table31.A1" office:value-type="string">
            <text:p text:style-name="P263">inch&gt;timeout</text:p>
          </table:table-cell>
          <table:table-cell table:style-name="Table31.A1" office:value-type="string">
            <text:p text:style-name="P263">( inch -- us )</text:p>
          </table:table-cell>
          <table:table-cell table:style-name="Table31.A1" office:value-type="string">
            <text:p text:style-name="P263">H</text:p>
          </table:table-cell>
          <table:table-cell table:style-name="Table31.A1" office:value-type="string">
            <text:p text:style-name="P263">ping.forth</text:p>
          </table:table-cell>
          <table:table-cell table:style-name="Table31.A1" office:value-type="string">
            <text:p text:style-name="P263"/>
          </table:table-cell>
        </table:table-row>
        <table:table-row table:style-name="TableLine1738575923104">
          <table:table-cell table:style-name="Table31.A1" office:value-type="string">
            <text:p text:style-name="P263">pulse&gt;cm</text:p>
          </table:table-cell>
          <table:table-cell table:style-name="Table31.A1" office:value-type="string">
            <text:p text:style-name="P263">( us -- cm ) </text:p>
          </table:table-cell>
          <table:table-cell table:style-name="Table31.A1" office:value-type="string">
            <text:p text:style-name="P263">H</text:p>
          </table:table-cell>
          <table:table-cell table:style-name="Table31.A1" office:value-type="string">
            <text:p text:style-name="P263">ping.forth</text:p>
          </table:table-cell>
          <table:table-cell table:style-name="Table31.A1" office:value-type="string">
            <text:p text:style-name="P263"/>
          </table:table-cell>
        </table:table-row>
        <table:table-row table:style-name="TableLine1738575918752">
          <table:table-cell table:style-name="Table31.A1" office:value-type="string">
            <text:p text:style-name="P263">pulse&gt;inch</text:p>
          </table:table-cell>
          <table:table-cell table:style-name="Table31.A1" office:value-type="string">
            <text:p text:style-name="P263">( us -- inch )</text:p>
          </table:table-cell>
          <table:table-cell table:style-name="Table31.A1" office:value-type="string">
            <text:p text:style-name="P263">H</text:p>
          </table:table-cell>
          <table:table-cell table:style-name="Table31.A1" office:value-type="string">
            <text:p text:style-name="P263">ping.forth</text:p>
          </table:table-cell>
          <table:table-cell table:style-name="Table31.A1" office:value-type="string">
            <text:p text:style-name="P263"/>
          </table:table-cell>
        </table:table-row>
      </table:table>
      <text:h text:style-name="P377" text:outline-level="2">SONOFF Smart <text:span text:style-name="T49">Power </text:span>Socket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row table:style-name="TableLine1738575928000">
          <table:table-cell table:style-name="Table32.A1" office:value-type="string">
            <text:p text:style-name="P268">RELAY</text:p>
          </table:table-cell>
          <table:table-cell table:style-name="Table32.A1" office:value-type="string">
            <text:p text:style-name="P268">( -- 12 )</text:p>
          </table:table-cell>
          <table:table-cell table:style-name="Table32.A1" office:value-type="string">
            <text:p text:style-name="P263">H</text:p>
          </table:table-cell>
          <table:table-cell table:style-name="Table32.A1" office:value-type="string">
            <text:p text:style-name="P263"><text:span text:style-name="T49">sonoff</text:span>.forth</text:p>
          </table:table-cell>
          <table:table-cell table:style-name="Table32.A1" office:value-type="string">
            <text:p text:style-name="P268">1 long constant</text:p>
          </table:table-cell>
        </table:table-row>
        <table:table-row table:style-name="TableLine1738575916848">
          <table:table-cell table:style-name="Table32.A1" office:value-type="string">
            <text:p text:style-name="P268">relay-state</text:p>
          </table:table-cell>
          <table:table-cell table:style-name="Table32.A1" office:value-type="string">
            <text:p text:style-name="P268">( -- adr )</text:p>
          </table:table-cell>
          <table:table-cell table:style-name="Table32.A1" office:value-type="string">
            <text:p text:style-name="P263">H</text:p>
          </table:table-cell>
          <table:table-cell table:style-name="Table32.A1" office:value-type="string">
            <text:p text:style-name="P263"><text:span text:style-name="T49">sonoff</text:span>.forth</text:p>
          </table:table-cell>
          <table:table-cell table:style-name="Table32.A1" office:value-type="string">
            <text:p text:style-name="P268">1 long variable, initial value FALSE</text:p>
          </table:table-cell>
        </table:table-row>
        <table:table-row table:style-name="TableLine1738575929632">
          <table:table-cell table:style-name="Table32.A1" office:value-type="string">
            <text:p text:style-name="P268">on</text:p>
          </table:table-cell>
          <table:table-cell table:style-name="Table32.A1" office:value-type="string">
            <text:p text:style-name="P268">( -- )</text:p>
          </table:table-cell>
          <table:table-cell table:style-name="Table32.A1" office:value-type="string">
            <text:p text:style-name="P263">H</text:p>
          </table:table-cell>
          <table:table-cell table:style-name="Table32.A1" office:value-type="string">
            <text:p text:style-name="P263"><text:span text:style-name="T49">sonoff</text:span>.forth</text:p>
          </table:table-cell>
          <table:table-cell table:style-name="Table32.A1" office:value-type="string">
            <text:p text:style-name="P263"/>
          </table:table-cell>
        </table:table-row>
        <table:table-row table:style-name="TableLine1738575929088">
          <table:table-cell table:style-name="Table32.A1" office:value-type="string">
            <text:p text:style-name="P268">off</text:p>
          </table:table-cell>
          <table:table-cell table:style-name="Table32.A1" office:value-type="string">
            <text:p text:style-name="P268">( -- )</text:p>
          </table:table-cell>
          <table:table-cell table:style-name="Table32.A1" office:value-type="string">
            <text:p text:style-name="P263">H</text:p>
          </table:table-cell>
          <table:table-cell table:style-name="Table32.A1" office:value-type="string">
            <text:p text:style-name="P263"><text:span text:style-name="T49">sonoff</text:span>.forth</text:p>
          </table:table-cell>
          <table:table-cell table:style-name="Table32.A1" office:value-type="string">
            <text:p text:style-name="P263"/>
          </table:table-cell>
        </table:table-row>
        <table:table-row table:style-name="TableLine1738575926368">
          <table:table-cell table:style-name="Table32.A1" office:value-type="string">
            <text:p text:style-name="P268">toggle</text:p>
          </table:table-cell>
          <table:table-cell table:style-name="Table32.A1" office:value-type="string">
            <text:p text:style-name="P268">( -- )</text:p>
          </table:table-cell>
          <table:table-cell table:style-name="Table32.A1" office:value-type="string">
            <text:p text:style-name="P263">H</text:p>
          </table:table-cell>
          <table:table-cell table:style-name="Table32.A1" office:value-type="string">
            <text:p text:style-name="P263"><text:span text:style-name="T49">sonoff</text:span>.forth</text:p>
          </table:table-cell>
          <table:table-cell table:style-name="Table32.A1" office:value-type="string">
            <text:p text:style-name="P263"/>
          </table:table-cell>
        </table:table-row>
        <table:table-row table:style-name="TableLine1738575925280">
          <table:table-cell table:style-name="Table32.A1" office:value-type="string">
            <text:p text:style-name="P268">LED</text:p>
          </table:table-cell>
          <table:table-cell table:style-name="Table32.A1" office:value-type="string">
            <text:p text:style-name="P268">( -- 13 )</text:p>
          </table:table-cell>
          <table:table-cell table:style-name="Table32.A1" office:value-type="string">
            <text:p text:style-name="P263">H</text:p>
          </table:table-cell>
          <table:table-cell table:style-name="Table32.A1" office:value-type="string">
            <text:p text:style-name="P263"><text:span text:style-name="T49">sonoff</text:span>.forth</text:p>
          </table:table-cell>
          <table:table-cell table:style-name="Table32.A1" office:value-type="string">
            <text:p text:style-name="P268">1 long constant</text:p>
          </table:table-cell>
        </table:table-row>
        <table:table-row table:style-name="TableLine1738575927728">
          <table:table-cell table:style-name="Table32.A1" office:value-type="string">
            <text:p text:style-name="P269">led-on</text:p>
          </table:table-cell>
          <table:table-cell table:style-name="Table32.A1" office:value-type="string">
            <text:p text:style-name="P269">( -- )</text:p>
          </table:table-cell>
          <table:table-cell table:style-name="Table32.A1" office:value-type="string">
            <text:p text:style-name="P263">H</text:p>
          </table:table-cell>
          <table:table-cell table:style-name="Table32.A1" office:value-type="string">
            <text:p text:style-name="P263"><text:span text:style-name="T49">sonoff</text:span>.forth</text:p>
          </table:table-cell>
          <table:table-cell table:style-name="Table32.A1" office:value-type="string">
            <text:p text:style-name="P268"/>
          </table:table-cell>
        </table:table-row>
        <table:table-row table:style-name="TableLine1738575926912">
          <table:table-cell table:style-name="Table32.A1" office:value-type="string">
            <text:p text:style-name="P269">led-off</text:p>
          </table:table-cell>
          <table:table-cell table:style-name="Table32.A1" office:value-type="string">
            <text:p text:style-name="P269">( -- )</text:p>
          </table:table-cell>
          <table:table-cell table:style-name="Table32.A1" office:value-type="string">
            <text:p text:style-name="P263">H</text:p>
          </table:table-cell>
          <table:table-cell table:style-name="Table32.A1" office:value-type="string">
            <text:p text:style-name="P263"><text:span text:style-name="T49">sonoff</text:span>.forth</text:p>
          </table:table-cell>
          <table:table-cell table:style-name="Table32.A1" office:value-type="string">
            <text:p text:style-name="P268"/>
          </table:table-cell>
        </table:table-row>
        <table:table-row table:style-name="TableLine1738575929360">
          <table:table-cell table:style-name="Table32.A1" office:value-type="string">
            <text:p text:style-name="P269">flash</text:p>
          </table:table-cell>
          <table:table-cell table:style-name="Table32.A1" office:value-type="string">
            <text:p text:style-name="P269">( n -- )</text:p>
          </table:table-cell>
          <table:table-cell table:style-name="Table32.A1" office:value-type="string">
            <text:p text:style-name="P263">H</text:p>
          </table:table-cell>
          <table:table-cell table:style-name="Table32.A1" office:value-type="string">
            <text:p text:style-name="P263"><text:span text:style-name="T49">sonoff</text:span>.forth</text:p>
          </table:table-cell>
          <table:table-cell table:style-name="Table32.A1" office:value-type="string">
            <text:p text:style-name="P268"/>
          </table:table-cell>
        </table:table-row>
        <table:table-row table:style-name="TableLine1738575929904">
          <table:table-cell table:style-name="Table32.A1" office:value-type="string">
            <text:p text:style-name="P269">alert</text:p>
          </table:table-cell>
          <table:table-cell table:style-name="Table32.A1" office:value-type="string">
            <text:p text:style-name="P269">( -- )</text:p>
          </table:table-cell>
          <table:table-cell table:style-name="Table32.A1" office:value-type="string">
            <text:p text:style-name="P263">H</text:p>
          </table:table-cell>
          <table:table-cell table:style-name="Table32.A1" office:value-type="string">
            <text:p text:style-name="P263"><text:span text:style-name="T49">sonoff</text:span>.forth</text:p>
          </table:table-cell>
          <table:table-cell table:style-name="Table32.A1" office:value-type="string">
            <text:p text:style-name="P269">flash LED 10 times</text:p>
          </table:table-cell>
        </table:table-row>
      </table:table>
      <text:h text:style-name="P377" text:outline-level="2">SSD1306I2C</text:h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row table:style-name="TableLine1738575932080">
          <table:table-cell table:style-name="Table37.A1" office:value-type="string">
            <text:p text:style-name="P270">WIDTH</text:p>
          </table:table-cell>
          <table:table-cell table:style-name="Table37.A1" office:value-type="string">
            <text:p text:style-name="P270">( -- 64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>1 long constant</text:p>
          </table:table-cell>
        </table:table-row>
        <table:table-row table:style-name="TableLine1738575919840">
          <table:table-cell table:style-name="Table37.A1" office:value-type="string">
            <text:p text:style-name="P270">HEIGHT</text:p>
          </table:table-cell>
          <table:table-cell table:style-name="Table37.A1" office:value-type="string">
            <text:p text:style-name="P270">( -- 48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>1 long constant</text:p>
          </table:table-cell>
        </table:table-row>
        <table:table-row table:style-name="TableLine1738575923376">
          <table:table-cell table:style-name="Table37.A1" office:value-type="string">
            <text:p text:style-name="P270">SCL</text:p>
          </table:table-cell>
          <table:table-cell table:style-name="Table37.A1" office:value-type="string">
            <text:p text:style-name="P270">( -- 5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>1 long constant</text:p>
          </table:table-cell>
        </table:table-row>
        <table:table-row table:style-name="TableLine1738575919568">
          <table:table-cell table:style-name="Table37.A1" office:value-type="string">
            <text:p text:style-name="P270">SDA</text:p>
          </table:table-cell>
          <table:table-cell table:style-name="Table37.A1" office:value-type="string">
            <text:p text:style-name="P270">( -- 4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>1 long constant</text:p>
          </table:table-cell>
        </table:table-row>
        <table:table-row table:style-name="TableLine1738575927184">
          <table:table-cell table:style-name="Table37.A1" office:value-type="string">
            <text:p text:style-name="P270">RST</text:p>
          </table:table-cell>
          <table:table-cell table:style-name="Table37.A1" office:value-type="string">
            <text:p text:style-name="P270">( -- 0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>1 long constant</text:p>
          </table:table-cell>
        </table:table-row>
        <table:table-row table:style-name="TableLine1738575925824">
          <table:table-cell table:style-name="Table37.A1" office:value-type="string">
            <text:p text:style-name="P270">SLAVE</text:p>
          </table:table-cell>
          <table:table-cell table:style-name="Table37.A1" office:value-type="string">
            <text:p text:style-name="P270">( -- 16r3C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>1 long constant</text:p>
          </table:table-cell>
        </table:table-row>
        <table:table-row table:style-name="TableLine1738575926096">
          <table:table-cell table:style-name="Table37.A1" office:value-type="string">
            <text:p text:style-name="P270">BUS</text:p>
          </table:table-cell>
          <table:table-cell table:style-name="Table37.A1" office:value-type="string">
            <text:p text:style-name="P270">( -- 0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>1 long constant</text:p>
          </table:table-cell>
        </table:table-row>
        <table:table-row table:style-name="TableLine1738575928272">
          <table:table-cell table:style-name="Table37.A1" office:value-type="string">
            <text:p text:style-name="P270">FREQ</text:p>
          </table:table-cell>
          <table:table-cell table:style-name="Table37.A1" office:value-type="string">
            <text:p text:style-name="P270">( -- 2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>1 long constant, 400kHz i2c speed</text:p>
          </table:table-cell>
        </table:table-row>
        <table:table-row table:style-name="TableLine1738575915216">
          <table:table-cell table:style-name="Table37.A1" office:value-type="string">
            <text:p text:style-name="P270">SIZE</text:p>
          </table:table-cell>
          <table:table-cell table:style-name="Table37.A1" office:value-type="string">
            <text:p text:style-name="P270">( -- WIDTH HEIGHT * 8 <text:span text:style-name="T51">/ </text:span>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>1 long constant</text:p>
          </table:table-cell>
        </table:table-row>
        <table:table-row table:style-name="TableLine1738575930448">
          <table:table-cell table:style-name="Table37.A1" office:value-type="string">
            <text:p text:style-name="P270">screen1</text:p>
          </table:table-cell>
          <table:table-cell table:style-name="Table37.A1" office:value-type="string">
            <text:p text:style-name="P270">( -- adr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>buffer</text:p>
          </table:table-cell>
        </table:table-row>
        <table:table-row table:style-name="TableLine1738575930720">
          <table:table-cell table:style-name="Table37.A1" office:value-type="string">
            <text:p text:style-name="P270">screen</text:p>
          </table:table-cell>
          <table:table-cell table:style-name="Table37.A1" office:value-type="string">
            <text:p text:style-name="P270">( -- buffer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30992">
          <table:table-cell table:style-name="Table37.A1" office:value-type="string">
            <text:p text:style-name="P270">EI2C</text:p>
          </table:table-cell>
          <table:table-cell table:style-name="Table37.A1" office:value-type="string">
            <text:p text:style-name="P270"/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>exception</text:p>
          </table:table-cell>
        </table:table-row>
        <table:table-row table:style-name="TableLine1738575920112">
          <table:table-cell table:style-name="Table37.A1" office:value-type="string">
            <text:p text:style-name="P270">wire</text:p>
          </table:table-cell>
          <table:table-cell table:style-name="Table37.A1" office:value-type="string">
            <text:p text:style-name="P270">(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31264">
          <table:table-cell table:style-name="Table37.A1" office:value-type="string">
            <text:p text:style-name="P270">check</text:p>
          </table:table-cell>
          <table:table-cell table:style-name="Table37.A1" office:value-type="string">
            <text:p text:style-name="P270">( code -- | throws:EI2C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31536">
          <table:table-cell table:style-name="Table37.A1" office:value-type="string">
            <text:p text:style-name="P270">buf</text:p>
          </table:table-cell>
          <table:table-cell table:style-name="Table37.A1" office:value-type="string">
            <text:p text:style-name="P270">( -- adr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>two byte table</text:p>
          </table:table-cell>
        </table:table-row>
        <table:table-row table:style-name="TableLine1738575932352">
          <table:table-cell table:style-name="Table37.A1" office:value-type="string">
            <text:p text:style-name="P270">cmd</text:p>
          </table:table-cell>
          <table:table-cell table:style-name="Table37.A1" office:value-type="string">
            <text:p text:style-name="P270">( byte -- | throws:EI2C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15488">
          <table:table-cell table:style-name="Table37.A1" office:value-type="string">
            <text:p text:style-name="P270">reset</text:p>
          </table:table-cell>
          <table:table-cell table:style-name="Table37.A1" office:value-type="string">
            <text:p text:style-name="P270">(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18208">
          <table:table-cell table:style-name="Table37.A1" office:value-type="string">
            <text:p text:style-name="P270">init</text:p>
          </table:table-cell>
          <table:table-cell table:style-name="Table37.A1" office:value-type="string">
            <text:p text:style-name="P270">(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16304">
          <table:table-cell table:style-name="Table37.A1" office:value-type="string">
            <text:p text:style-name="P270">width*</text:p>
          </table:table-cell>
          <table:table-cell table:style-name="Table37.A1" office:value-type="string">
            <text:p text:style-name="P270">immediate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15760">
          <table:table-cell table:style-name="Table37.A1" office:value-type="string">
            <text:p text:style-name="P271">clampx</text:p>
          </table:table-cell>
          <table:table-cell table:style-name="Table37.A1" office:value-type="string">
            <text:p text:style-name="P271">immediate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16032">
          <table:table-cell table:style-name="Table37.A1" office:value-type="string">
            <text:p text:style-name="P271">clampy</text:p>
          </table:table-cell>
          <table:table-cell table:style-name="Table37.A1" office:value-type="string">
            <text:p text:style-name="P271">immediate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16576">
          <table:table-cell table:style-name="Table37.A1" office:value-type="string">
            <text:p text:style-name="P271">clamp</text:p>
          </table:table-cell>
          <table:table-cell table:style-name="Table37.A1" office:value-type="string">
            <text:p text:style-name="P271">( x y -- x' y'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17120">
          <table:table-cell table:style-name="Table37.A1" office:value-type="string">
            <text:p text:style-name="P271">y&gt;bitmask</text:p>
          </table:table-cell>
          <table:table-cell table:style-name="Table37.A1" office:value-type="string">
            <text:p text:style-name="P271">( y -- bit-index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17664">
          <table:table-cell table:style-name="Table37.A1" office:value-type="string">
            <text:p text:style-name="P271">xy&gt;i</text:p>
          </table:table-cell>
          <table:table-cell table:style-name="Table37.A1" office:value-type="string">
            <text:p text:style-name="P271">( x y -- bit-mask buffer-index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20384">
          <table:table-cell table:style-name="Table37.A1" office:value-type="string">
            <text:p text:style-name="P271">or!</text:p>
          </table:table-cell>
          <table:table-cell table:style-name="Table37.A1" office:value-type="string">
            <text:p text:style-name="P271">( value addr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17392">
          <table:table-cell table:style-name="Table37.A1" office:value-type="string">
            <text:p text:style-name="P271">and!</text:p>
          </table:table-cell>
          <table:table-cell table:style-name="Table37.A1" office:value-type="string">
            <text:p text:style-name="P271">( value addr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20656">
          <table:table-cell table:style-name="Table37.A1" office:value-type="string">
            <text:p text:style-name="P271">set-pixel</text:p>
          </table:table-cell>
          <table:table-cell table:style-name="Table37.A1" office:value-type="string">
            <text:p text:style-name="P271">( x y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18480">
          <table:table-cell table:style-name="Table37.A1" office:value-type="string">
            <text:p text:style-name="P271">unset-pixel </text:p>
          </table:table-cell>
          <table:table-cell table:style-name="Table37.A1" office:value-type="string">
            <text:p text:style-name="P271">( x y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21200">
          <table:table-cell table:style-name="Table37.A1" office:value-type="string">
            <text:p text:style-name="P271">pixel-set?</text:p>
          </table:table-cell>
          <table:table-cell table:style-name="Table37.A1" office:value-type="string">
            <text:p text:style-name="P271">( x y -- <text:s/>flg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21472">
          <table:table-cell table:style-name="Table37.A1" office:value-type="string">
            <text:p text:style-name="P271">hline</text:p>
          </table:table-cell>
          <table:table-cell table:style-name="Table37.A1" office:value-type="string">
            <text:p text:style-name="P271">( x y width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38608">
          <table:table-cell table:style-name="Table37.A1" office:value-type="string">
            <text:p text:style-name="P271">rect-fill</text:p>
          </table:table-cell>
          <table:table-cell table:style-name="Table37.A1" office:value-type="string">
            <text:p text:style-name="P271">( x y width height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38880">
          <table:table-cell table:style-name="Table37.A1" office:value-type="string">
            <text:p text:style-name="P271">fill-buffer</text:p>
          </table:table-cell>
          <table:table-cell table:style-name="Table37.A1" office:value-type="string">
            <text:p text:style-name="P271">( value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49760">
          <table:table-cell table:style-name="Table37.A1" office:value-type="string">
            <text:p text:style-name="P271">c1</text:p>
          </table:table-cell>
          <table:table-cell table:style-name="Table37.A1" office:value-type="string">
            <text:p text:style-name="P271">( -- n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41872">
          <table:table-cell table:style-name="Table37.A1" office:value-type="string">
            <text:p text:style-name="P271">c2</text:p>
          </table:table-cell>
          <table:table-cell table:style-name="Table37.A1" office:value-type="string">
            <text:p text:style-name="P271">( -- n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44320">
          <table:table-cell table:style-name="Table37.A1" office:value-type="string">
            <text:p text:style-name="P271">display</text:p>
          </table:table-cell>
          <table:table-cell table:style-name="Table37.A1" office:value-type="string">
            <text:p text:style-name="P271">(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35072">
          <table:table-cell table:style-name="Table37.A1" office:value-type="string">
            <text:p text:style-name="P271">display-clear</text:p>
          </table:table-cell>
          <table:table-cell table:style-name="Table37.A1" office:value-type="string">
            <text:p text:style-name="P271">(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38336">
          <table:table-cell table:style-name="Table37.A1" office:value-type="string">
            <text:p text:style-name="P271">bus-init</text:p>
          </table:table-cell>
          <table:table-cell table:style-name="Table37.A1" office:value-type="string">
            <text:p text:style-name="P271">(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39968">
          <table:table-cell table:style-name="Table37.A1" office:value-type="string">
            <text:p text:style-name="P271">display-init</text:p>
          </table:table-cell>
          <table:table-cell table:style-name="Table37.A1" office:value-type="string">
            <text:p text:style-name="P271">( -- | throws:ESSD1306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44592">
          <table:table-cell table:style-name="Table37.A1" office:value-type="string">
            <text:p text:style-name="P271">font</text:p>
          </table:table-cell>
          <table:table-cell table:style-name="Table37.A1" office:value-type="string">
            <text:p text:style-name="P271">( -- adr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1">1 long variable, initial value is 0</text:p>
          </table:table-cell>
        </table:table-row>
        <table:table-row table:style-name="TableLine1738575939152">
          <table:table-cell table:style-name="Table37.A1" office:value-type="string">
            <text:p text:style-name="P271">text-left</text:p>
          </table:table-cell>
          <table:table-cell table:style-name="Table37.A1" office:value-type="string">
            <text:p text:style-name="P271">( -- adr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1">1 long variable, initial value is 0</text:p>
          </table:table-cell>
        </table:table-row>
        <table:table-row table:style-name="TableLine1738575945408">
          <table:table-cell table:style-name="Table37.A1" office:value-type="string">
            <text:p text:style-name="P271">text-top</text:p>
          </table:table-cell>
          <table:table-cell table:style-name="Table37.A1" office:value-type="string">
            <text:p text:style-name="P271">( -- adr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1">1 long variable, initial value is 0</text:p>
          </table:table-cell>
        </table:table-row>
        <table:table-row table:style-name="TableLine1738575939424">
          <table:table-cell table:style-name="Table37.A1" office:value-type="string">
            <text:p text:style-name="P271">font-size</text:p>
          </table:table-cell>
          <table:table-cell table:style-name="Table37.A1" office:value-type="string">
            <text:p text:style-name="P271">( -- adr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1">1 long variable, initial value is 1</text:p>
          </table:table-cell>
        </table:table-row>
        <table:table-row table:style-name="TableLine1738575948128">
          <table:table-cell table:style-name="Table37.A1" office:value-type="string">
            <text:p text:style-name="P271">font-small</text:p>
          </table:table-cell>
          <table:table-cell table:style-name="Table37.A1" office:value-type="string">
            <text:p text:style-name="P271">(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45680">
          <table:table-cell table:style-name="Table37.A1" office:value-type="string">
            <text:p text:style-name="P271">font-medium</text:p>
          </table:table-cell>
          <table:table-cell table:style-name="Table37.A1" office:value-type="string">
            <text:p text:style-name="P271">(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44864">
          <table:table-cell table:style-name="Table37.A1" office:value-type="string">
            <text:p text:style-name="P271">font-big</text:p>
          </table:table-cell>
          <table:table-cell table:style-name="Table37.A1" office:value-type="string">
            <text:p text:style-name="P271">(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33168">
          <table:table-cell table:style-name="Table37.A1" office:value-type="string">
            <text:p text:style-name="P271">font-xbig</text:p>
          </table:table-cell>
          <table:table-cell table:style-name="Table37.A1" office:value-type="string">
            <text:p text:style-name="P271">(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47856">
          <table:table-cell table:style-name="Table37.A1" office:value-type="string">
            <text:p text:style-name="P271">draw-lf</text:p>
          </table:table-cell>
          <table:table-cell table:style-name="Table37.A1" office:value-type="string">
            <text:p text:style-name="P271">(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46496">
          <table:table-cell table:style-name="Table37.A1" office:value-type="string">
            <text:p text:style-name="P271">draw-cr</text:p>
          </table:table-cell>
          <table:table-cell table:style-name="Table37.A1" office:value-type="string">
            <text:p text:style-name="P271">(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39696">
          <table:table-cell table:style-name="Table37.A1" office:value-type="string">
            <text:p text:style-name="P271">dot</text:p>
          </table:table-cell>
          <table:table-cell table:style-name="Table37.A1" office:value-type="string">
            <text:p text:style-name="P271">( x y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42144">
          <table:table-cell table:style-name="Table37.A1" office:value-type="string">
            <text:p text:style-name="P271">stripe</text:p>
          </table:table-cell>
          <table:table-cell table:style-name="Table37.A1" office:value-type="string">
            <text:p text:style-name="P271">( bits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49216">
          <table:table-cell table:style-name="Table37.A1" office:value-type="string">
            <text:p text:style-name="P271">draw-char</text:p>
          </table:table-cell>
          <table:table-cell table:style-name="Table37.A1" office:value-type="string">
            <text:p text:style-name="P271">( char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36976">
          <table:table-cell table:style-name="Table37.A1" office:value-type="string">
            <text:p text:style-name="P271">draw-str</text:p>
          </table:table-cell>
          <table:table-cell table:style-name="Table37.A1" office:value-type="string">
            <text:p text:style-name="P271">( str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  <table:table-row table:style-name="TableLine1738575945952">
          <table:table-cell table:style-name="Table37.A1" office:value-type="string">
            <text:p text:style-name="P271">str-width</text:p>
          </table:table-cell>
          <table:table-cell table:style-name="Table37.A1" office:value-type="string">
            <text:p text:style-name="P271">( str -- )</text:p>
          </table:table-cell>
          <table:table-cell table:style-name="Table37.A1" office:value-type="string">
            <text:p text:style-name="P270">H</text:p>
          </table:table-cell>
          <table:table-cell table:style-name="Table37.A1" office:value-type="string">
            <text:p text:style-name="P270">ssd1306-i2c.forth</text:p>
          </table:table-cell>
          <table:table-cell table:style-name="Table37.A1" office:value-type="string">
            <text:p text:style-name="P270"/>
          </table:table-cell>
        </table:table-row>
      </table:table>
      <text:h text:style-name="P378" text:outline-level="2"/>
      <text:h text:style-name="P379" text:outline-level="2">SSD1306SPI</text:h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row table:style-name="TableLine1738575922288">
          <table:table-cell table:style-name="Table39.A1" office:value-type="string">
            <text:p text:style-name="P272">SCL</text:p>
          </table:table-cell>
          <table:table-cell table:style-name="Table39.A1" office:value-type="string">
            <text:p text:style-name="P272">( -- 14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>1 long constant</text:p>
          </table:table-cell>
        </table:table-row>
        <table:table-row table:style-name="TableLine1738575941328">
          <table:table-cell table:style-name="Table39.A1" office:value-type="string">
            <text:p text:style-name="P272">SDA</text:p>
          </table:table-cell>
          <table:table-cell table:style-name="Table39.A1" office:value-type="string">
            <text:p text:style-name="P272">( -- 13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>1 long constant</text:p>
          </table:table-cell>
        </table:table-row>
        <table:table-row table:style-name="TableLine1738575934800">
          <table:table-cell table:style-name="Table39.A1" office:value-type="string">
            <text:p text:style-name="P272">DC</text:p>
          </table:table-cell>
          <table:table-cell table:style-name="Table39.A1" office:value-type="string">
            <text:p text:style-name="P272">( -- 2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>1 long constant</text:p>
          </table:table-cell>
        </table:table-row>
        <table:table-row table:style-name="TableLine1738575942688">
          <table:table-cell table:style-name="Table39.A1" office:value-type="string">
            <text:p text:style-name="P272">RST</text:p>
          </table:table-cell>
          <table:table-cell table:style-name="Table39.A1" office:value-type="string">
            <text:p text:style-name="P272">( -- 0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>1 long constant</text:p>
          </table:table-cell>
        </table:table-row>
        <table:table-row table:style-name="TableLine1738575949488">
          <table:table-cell table:style-name="Table39.A1" office:value-type="string">
            <text:p text:style-name="P272">BUS</text:p>
          </table:table-cell>
          <table:table-cell table:style-name="Table39.A1" office:value-type="string">
            <text:p text:style-name="P272">( -- 1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>1 long constant</text:p>
          </table:table-cell>
        </table:table-row>
        <table:table-row table:style-name="TableLine1738575948672">
          <table:table-cell table:style-name="Table39.A1" office:value-type="string">
            <text:p text:style-name="P272">SPI_WORD_SIZE_8BIT</text:p>
          </table:table-cell>
          <table:table-cell table:style-name="Table39.A1" office:value-type="string">
            <text:p text:style-name="P272">( -- 1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>1 long constant</text:p>
          </table:table-cell>
        </table:table-row>
        <table:table-row table:style-name="TableLine1738575940240">
          <table:table-cell table:style-name="Table39.A1" office:value-type="string">
            <text:p text:style-name="P272">freq</text:p>
          </table:table-cell>
          <table:table-cell table:style-name="Table39.A1" office:value-type="string">
            <text:p text:style-name="P272">( divider count -- freq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48944">
          <table:table-cell table:style-name="Table39.A1" office:value-type="string">
            <text:p text:style-name="P272">DISPLAY_WIDTH</text:p>
          </table:table-cell>
          <table:table-cell table:style-name="Table39.A1" office:value-type="string">
            <text:p text:style-name="P272">( -- 128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>1 long constant</text:p>
          </table:table-cell>
        </table:table-row>
        <table:table-row table:style-name="TableLine1738575940512">
          <table:table-cell table:style-name="Table39.A1" office:value-type="string">
            <text:p text:style-name="P272">DISPLAY_HEIGHT</text:p>
          </table:table-cell>
          <table:table-cell table:style-name="Table39.A1" office:value-type="string">
            <text:p text:style-name="P272">( -- 64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>1 long constant</text:p>
          </table:table-cell>
        </table:table-row>
        <table:table-row table:style-name="TableLine1738575942416">
          <table:table-cell table:style-name="Table39.A1" office:value-type="string">
            <text:p text:style-name="P272">ESSD1306</text:p>
          </table:table-cell>
          <table:table-cell table:style-name="Table39.A1" office:value-type="string">
            <text:p text:style-name="P272"/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>exception</text:p>
          </table:table-cell>
        </table:table-row>
        <table:table-row table:style-name="TableLine1738575945136">
          <table:table-cell table:style-name="Table39.A1" office:value-type="string">
            <text:p text:style-name="P272">ESSD1306_WRITE</text:p>
          </table:table-cell>
          <table:table-cell table:style-name="Table39.A1" office:value-type="string">
            <text:p text:style-name="P272"/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>exception</text:p>
          </table:table-cell>
        </table:table-row>
        <table:table-row table:style-name="TableLine1738575934256">
          <table:table-cell table:style-name="Table39.A1" office:value-type="string">
            <text:p text:style-name="P272">BUFFER_SIZE</text:p>
          </table:table-cell>
          <table:table-cell table:style-name="Table39.A1" office:value-type="string">
            <text:p text:style-name="P272">( -- DISPLAY_WIDTH DISPLAY_HEIGHT * 8 /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>1 long constant</text:p>
          </table:table-cell>
        </table:table-row>
        <table:table-row table:style-name="TableLine1738575932624">
          <table:table-cell table:style-name="Table39.A1" office:value-type="string">
            <text:p text:style-name="P272">screen1</text:p>
          </table:table-cell>
          <table:table-cell table:style-name="Table39.A1" office:value-type="string">
            <text:p text:style-name="P272"/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>buffer, size BUFFER_SIZE</text:p>
          </table:table-cell>
        </table:table-row>
        <table:table-row table:style-name="TableLine1738575937248">
          <table:table-cell table:style-name="Table39.A1" office:value-type="string">
            <text:p text:style-name="P272">actual</text:p>
          </table:table-cell>
          <table:table-cell table:style-name="Table39.A1" office:value-type="string">
            <text:p text:style-name="P272">( -- adr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>1 long variable, initial value screen1</text:p>
          </table:table-cell>
        </table:table-row>
        <table:table-row table:style-name="TableLine1738575942960">
          <table:table-cell table:style-name="Table39.A1" office:value-type="string">
            <text:p text:style-name="P272">screen</text:p>
          </table:table-cell>
          <table:table-cell table:style-name="Table39.A1" office:value-type="string">
            <text:p text:style-name="P272">( -- buffer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37520">
          <table:table-cell table:style-name="Table39.A1" office:value-type="string">
            <text:p text:style-name="P272">wire</text:p>
          </table:table-cell>
          <table:table-cell table:style-name="Table39.A1" office:value-type="string">
            <text:p text:style-name="P272">( --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48400">
          <table:table-cell table:style-name="Table39.A1" office:value-type="string">
            <text:p text:style-name="P272">check-write-result</text:p>
          </table:table-cell>
          <table:table-cell table:style-name="Table39.A1" office:value-type="string">
            <text:p text:style-name="P272">( code -- | ESSD1306_WRITE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35616">
          <table:table-cell table:style-name="Table39.A1" office:value-type="string">
            <text:p text:style-name="P272">write-command</text:p>
          </table:table-cell>
          <table:table-cell table:style-name="Table39.A1" office:value-type="string">
            <text:p text:style-name="P272">( cmd -- | ESSD1306_WRITE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43776">
          <table:table-cell table:style-name="Table39.A1" office:value-type="string">
            <text:p text:style-name="P272">display-invert</text:p>
          </table:table-cell>
          <table:table-cell table:style-name="Table39.A1" office:value-type="string">
            <text:p text:style-name="P272">( --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43232">
          <table:table-cell table:style-name="Table39.A1" office:value-type="string">
            <text:p text:style-name="P272">display-normal</text:p>
          </table:table-cell>
          <table:table-cell table:style-name="Table39.A1" office:value-type="string">
            <text:p text:style-name="P272">( --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46768">
          <table:table-cell table:style-name="Table39.A1" office:value-type="string">
            <text:p text:style-name="P272">RIGHT</text:p>
          </table:table-cell>
          <table:table-cell table:style-name="Table39.A1" office:value-type="string">
            <text:p text:style-name="P272">( -- 38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3">1 long constant</text:p>
          </table:table-cell>
        </table:table-row>
        <table:table-row table:style-name="TableLine1738575935888">
          <table:table-cell table:style-name="Table39.A1" office:value-type="string">
            <text:p text:style-name="P272">LEFT</text:p>
          </table:table-cell>
          <table:table-cell table:style-name="Table39.A1" office:value-type="string">
            <text:p text:style-name="P272">( -- 39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3">1 long constant</text:p>
          </table:table-cell>
        </table:table-row>
        <table:table-row table:style-name="TableLine1738575936160">
          <table:table-cell table:style-name="Table39.A1" office:value-type="string">
            <text:p text:style-name="P273">scroll-start</text:p>
          </table:table-cell>
          <table:table-cell table:style-name="Table39.A1" office:value-type="string">
            <text:p text:style-name="P272">( stop-row start-row direction --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47040">
          <table:table-cell table:style-name="Table39.A1" office:value-type="string">
            <text:p text:style-name="P273">scroll-stop</text:p>
          </table:table-cell>
          <table:table-cell table:style-name="Table39.A1" office:value-type="string">
            <text:p text:style-name="P273">( --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32896">
          <table:table-cell table:style-name="Table39.A1" office:value-type="string">
            <text:p text:style-name="P273">write-data</text:p>
          </table:table-cell>
          <table:table-cell table:style-name="Table39.A1" office:value-type="string">
            <text:p text:style-name="P272">( data -- | ESSD1306_WRITE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40784">
          <table:table-cell table:style-name="Table39.A1" office:value-type="string">
            <text:p text:style-name="P273">display-on</text:p>
          </table:table-cell>
          <table:table-cell table:style-name="Table39.A1" office:value-type="string">
            <text:p text:style-name="P273">( --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44048">
          <table:table-cell table:style-name="Table39.A1" office:value-type="string">
            <text:p text:style-name="P273">init</text:p>
          </table:table-cell>
          <table:table-cell table:style-name="Table39.A1" office:value-type="string">
            <text:p text:style-name="P273">( --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47312">
          <table:table-cell table:style-name="Table39.A1" office:value-type="string">
            <text:p text:style-name="P273">display-reset</text:p>
          </table:table-cell>
          <table:table-cell table:style-name="Table39.A1" office:value-type="string">
            <text:p text:style-name="P273">( --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47584">
          <table:table-cell table:style-name="Table39.A1" office:value-type="string">
            <text:p text:style-name="P273">y&gt;bitmask</text:p>
          </table:table-cell>
          <table:table-cell table:style-name="Table39.A1" office:value-type="string">
            <text:p text:style-name="P272">( y -- bit-index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33440">
          <table:table-cell table:style-name="Table39.A1" office:value-type="string">
            <text:p text:style-name="P273">xy-trunc</text:p>
          </table:table-cell>
          <table:table-cell table:style-name="Table39.A1" office:value-type="string">
            <text:p text:style-name="P272">( x y -- x' y'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34528">
          <table:table-cell table:style-name="Table39.A1" office:value-type="string">
            <text:p text:style-name="P273">xy&gt;i</text:p>
          </table:table-cell>
          <table:table-cell table:style-name="Table39.A1" office:value-type="string">
            <text:p text:style-name="P272">( x y -- bit-mask buffer-index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36432">
          <table:table-cell table:style-name="Table39.A1" office:value-type="string">
            <text:p text:style-name="P273">or!</text:p>
          </table:table-cell>
          <table:table-cell table:style-name="Table39.A1" office:value-type="string">
            <text:p text:style-name="P272">( value addr --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36704">
          <table:table-cell table:style-name="Table39.A1" office:value-type="string">
            <text:p text:style-name="P273">and!</text:p>
          </table:table-cell>
          <table:table-cell table:style-name="Table39.A1" office:value-type="string">
            <text:p text:style-name="P272">( value addr -- ) 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37792">
          <table:table-cell table:style-name="Table39.A1" office:value-type="string">
            <text:p text:style-name="P272">set-pixel</text:p>
          </table:table-cell>
          <table:table-cell table:style-name="Table39.A1" office:value-type="string">
            <text:p text:style-name="P272">( x y --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38064">
          <table:table-cell table:style-name="Table39.A1" office:value-type="string">
            <text:p text:style-name="P272">unset-pixel</text:p>
          </table:table-cell>
          <table:table-cell table:style-name="Table39.A1" office:value-type="string">
            <text:p text:style-name="P273">( x y --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62816">
          <table:table-cell table:style-name="Table39.A1" office:value-type="string">
            <text:p text:style-name="P272">pixel-set?</text:p>
          </table:table-cell>
          <table:table-cell table:style-name="Table39.A1" office:value-type="string">
            <text:p text:style-name="P272">( x y -- flg ) 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55200">
          <table:table-cell table:style-name="Table39.A1" office:value-type="string">
            <text:p text:style-name="P272">hline</text:p>
          </table:table-cell>
          <table:table-cell table:style-name="Table39.A1" office:value-type="string">
            <text:p text:style-name="P272">( x y width --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57104">
          <table:table-cell table:style-name="Table39.A1" office:value-type="string">
            <text:p text:style-name="P272">rect-fill</text:p>
          </table:table-cell>
          <table:table-cell table:style-name="Table39.A1" office:value-type="string">
            <text:p text:style-name="P272">( x y width height --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67168">
          <table:table-cell table:style-name="Table39.A1" office:value-type="string">
            <text:p text:style-name="P272">fill-buffer </text:p>
          </table:table-cell>
          <table:table-cell table:style-name="Table39.A1" office:value-type="string">
            <text:p text:style-name="P272">( value --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60096">
          <table:table-cell table:style-name="Table39.A1" office:value-type="string">
            <text:p text:style-name="P273">display</text:p>
          </table:table-cell>
          <table:table-cell table:style-name="Table39.A1" office:value-type="string">
            <text:p text:style-name="P273">( --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58464">
          <table:table-cell table:style-name="Table39.A1" office:value-type="string">
            <text:p text:style-name="P272">display-clear</text:p>
          </table:table-cell>
          <table:table-cell table:style-name="Table39.A1" office:value-type="string">
            <text:p text:style-name="P273">( --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54384">
          <table:table-cell table:style-name="Table39.A1" office:value-type="string">
            <text:p text:style-name="P272">display-init </text:p>
          </table:table-cell>
          <table:table-cell table:style-name="Table39.A1" office:value-type="string">
            <text:p text:style-name="P272">( -- | ESSD1306 )</text:p>
          </table:table-cell>
          <table:table-cell table:style-name="Table39.A1" office:value-type="string">
            <text:p text:style-name="P272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2"/>
          </table:table-cell>
        </table:table-row>
        <table:table-row table:style-name="TableLine1738575963904">
          <table:table-cell table:style-name="Table39.A1" office:value-type="string">
            <text:p text:style-name="P271">font</text:p>
          </table:table-cell>
          <table:table-cell table:style-name="Table39.A1" office:value-type="string">
            <text:p text:style-name="P271">( -- adr )</text:p>
          </table:table-cell>
          <table:table-cell table:style-name="Table39.A1" office:value-type="string">
            <text:p text:style-name="P270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1">1 long variable, initial value is 0</text:p>
          </table:table-cell>
        </table:table-row>
        <table:table-row table:style-name="TableLine1738575964176">
          <table:table-cell table:style-name="Table39.A1" office:value-type="string">
            <text:p text:style-name="P271">text-left</text:p>
          </table:table-cell>
          <table:table-cell table:style-name="Table39.A1" office:value-type="string">
            <text:p text:style-name="P271">( -- adr )</text:p>
          </table:table-cell>
          <table:table-cell table:style-name="Table39.A1" office:value-type="string">
            <text:p text:style-name="P270">H</text:p>
          </table:table-cell>
          <table:table-cell table:style-name="Table39.A1" office:value-type="string">
            <text:p text:style-name="P272">ssd1306-spi.forth</text:p>
          </table:table-cell>
          <table:table-cell table:style-name="Table39.A1" office:value-type="string">
            <text:p text:style-name="P271">1 long variable, initial value is 0</text:p>
          </table:table-cell>
        </table:table-row>
        <table:table-row table:style-name="TableLine1738575958736">
          <table:table-cell table:style-name="Table39.A1" office:value-type="string">
            <text:p text:style-name="P271">text-top</text:p>
          </table:table-cell>
          <table:table-cell table:style-name="Table39.A1" office:value-type="string">
            <text:p text:style-name="P271">( -- adr )</text:p>
          </table:table-cell>
          <table:table-cell table:style-name="Table39.A1" office:value-type="string">
            <text:p text:style-name="P270">H</text:p>
          </table:table-cell>
          <table:table-cell table:style-name="Table39.A1" office:value-type="string">
            <text:p text:style-name="P264"><text:span text:style-name="T50">ssd1306-spi</text:span>.forth</text:p>
          </table:table-cell>
          <table:table-cell table:style-name="Table39.A1" office:value-type="string">
            <text:p text:style-name="P271">1 long variable, initial value is 0</text:p>
          </table:table-cell>
        </table:table-row>
        <table:table-row table:style-name="TableLine1738575963088">
          <table:table-cell table:style-name="Table39.A1" office:value-type="string">
            <text:p text:style-name="P271">font-size</text:p>
          </table:table-cell>
          <table:table-cell table:style-name="Table39.A1" office:value-type="string">
            <text:p text:style-name="P271">( -- adr )</text:p>
          </table:table-cell>
          <table:table-cell table:style-name="Table39.A1" office:value-type="string">
            <text:p text:style-name="P270">H</text:p>
          </table:table-cell>
          <table:table-cell table:style-name="Table39.A1" office:value-type="string">
            <text:p text:style-name="P264"><text:span text:style-name="T50">ssd1306-spi</text:span>.forth</text:p>
          </table:table-cell>
          <table:table-cell table:style-name="Table39.A1" office:value-type="string">
            <text:p text:style-name="P271">1 long variable, initial value is 1</text:p>
          </table:table-cell>
        </table:table-row>
        <table:table-row table:style-name="TableLine1738575955472">
          <table:table-cell table:style-name="Table39.A1" office:value-type="string">
            <text:p text:style-name="P271">font-small</text:p>
          </table:table-cell>
          <table:table-cell table:style-name="Table39.A1" office:value-type="string">
            <text:p text:style-name="P271">( -- )</text:p>
          </table:table-cell>
          <table:table-cell table:style-name="Table39.A1" office:value-type="string">
            <text:p text:style-name="P270">H</text:p>
          </table:table-cell>
          <table:table-cell table:style-name="Table39.A1" office:value-type="string">
            <text:p text:style-name="P264"><text:span text:style-name="T50">ssd1306-spi</text:span>.forth</text:p>
          </table:table-cell>
          <table:table-cell table:style-name="Table39.A1" office:value-type="string">
            <text:p text:style-name="P270"/>
          </table:table-cell>
        </table:table-row>
        <table:table-row table:style-name="TableLine1738575966352">
          <table:table-cell table:style-name="Table39.A1" office:value-type="string">
            <text:p text:style-name="P271">font-medium</text:p>
          </table:table-cell>
          <table:table-cell table:style-name="Table39.A1" office:value-type="string">
            <text:p text:style-name="P271">( -- )</text:p>
          </table:table-cell>
          <table:table-cell table:style-name="Table39.A1" office:value-type="string">
            <text:p text:style-name="P270">H</text:p>
          </table:table-cell>
          <table:table-cell table:style-name="Table39.A1" office:value-type="string">
            <text:p text:style-name="P264"><text:span text:style-name="T50">ssd1306-spi</text:span>.forth</text:p>
          </table:table-cell>
          <table:table-cell table:style-name="Table39.A1" office:value-type="string">
            <text:p text:style-name="P270"/>
          </table:table-cell>
        </table:table-row>
        <table:table-row table:style-name="TableLine1738575951392">
          <table:table-cell table:style-name="Table39.A1" office:value-type="string">
            <text:p text:style-name="P271">font-big</text:p>
          </table:table-cell>
          <table:table-cell table:style-name="Table39.A1" office:value-type="string">
            <text:p text:style-name="P271">( -- )</text:p>
          </table:table-cell>
          <table:table-cell table:style-name="Table39.A1" office:value-type="string">
            <text:p text:style-name="P270">H</text:p>
          </table:table-cell>
          <table:table-cell table:style-name="Table39.A1" office:value-type="string">
            <text:p text:style-name="P264"><text:span text:style-name="T50">ssd1306-spi</text:span>.forth</text:p>
          </table:table-cell>
          <table:table-cell table:style-name="Table39.A1" office:value-type="string">
            <text:p text:style-name="P270"/>
          </table:table-cell>
        </table:table-row>
        <table:table-row table:style-name="TableLine1738575950848">
          <table:table-cell table:style-name="Table39.A1" office:value-type="string">
            <text:p text:style-name="P271">font-xbig</text:p>
          </table:table-cell>
          <table:table-cell table:style-name="Table39.A1" office:value-type="string">
            <text:p text:style-name="P271">( -- )</text:p>
          </table:table-cell>
          <table:table-cell table:style-name="Table39.A1" office:value-type="string">
            <text:p text:style-name="P270">H</text:p>
          </table:table-cell>
          <table:table-cell table:style-name="Table39.A1" office:value-type="string">
            <text:p text:style-name="P264"><text:span text:style-name="T50">ssd1306-spi</text:span>.forth</text:p>
          </table:table-cell>
          <table:table-cell table:style-name="Table39.A1" office:value-type="string">
            <text:p text:style-name="P270"/>
          </table:table-cell>
        </table:table-row>
        <table:table-row table:style-name="TableLine1738575959008">
          <table:table-cell table:style-name="Table39.A1" office:value-type="string">
            <text:p text:style-name="P271">draw-lf</text:p>
          </table:table-cell>
          <table:table-cell table:style-name="Table39.A1" office:value-type="string">
            <text:p text:style-name="P271">( -- )</text:p>
          </table:table-cell>
          <table:table-cell table:style-name="Table39.A1" office:value-type="string">
            <text:p text:style-name="P270">H</text:p>
          </table:table-cell>
          <table:table-cell table:style-name="Table39.A1" office:value-type="string">
            <text:p text:style-name="P264"><text:span text:style-name="T50">ssd1306-spi</text:span>.forth</text:p>
          </table:table-cell>
          <table:table-cell table:style-name="Table39.A1" office:value-type="string">
            <text:p text:style-name="P270"/>
          </table:table-cell>
        </table:table-row>
        <table:table-row table:style-name="TableLine1738575951936">
          <table:table-cell table:style-name="Table39.A1" office:value-type="string">
            <text:p text:style-name="P271">draw-cr</text:p>
          </table:table-cell>
          <table:table-cell table:style-name="Table39.A1" office:value-type="string">
            <text:p text:style-name="P271">( -- )</text:p>
          </table:table-cell>
          <table:table-cell table:style-name="Table39.A1" office:value-type="string">
            <text:p text:style-name="P270">H</text:p>
          </table:table-cell>
          <table:table-cell table:style-name="Table39.A1" office:value-type="string">
            <text:p text:style-name="P264"><text:span text:style-name="T50">ssd1306-spi</text:span>.forth</text:p>
          </table:table-cell>
          <table:table-cell table:style-name="Table39.A1" office:value-type="string">
            <text:p text:style-name="P270"/>
          </table:table-cell>
        </table:table-row>
        <table:table-row table:style-name="TableLine1738575952208">
          <table:table-cell table:style-name="Table39.A1" office:value-type="string">
            <text:p text:style-name="P271">dot</text:p>
          </table:table-cell>
          <table:table-cell table:style-name="Table39.A1" office:value-type="string">
            <text:p text:style-name="P271">( x y -- )</text:p>
          </table:table-cell>
          <table:table-cell table:style-name="Table39.A1" office:value-type="string">
            <text:p text:style-name="P270">H</text:p>
          </table:table-cell>
          <table:table-cell table:style-name="Table39.A1" office:value-type="string">
            <text:p text:style-name="P264"><text:span text:style-name="T50">ssd1306-spi</text:span>.forth</text:p>
          </table:table-cell>
          <table:table-cell table:style-name="Table39.A1" office:value-type="string">
            <text:p text:style-name="P270"/>
          </table:table-cell>
        </table:table-row>
        <table:table-row table:style-name="TableLine1738575956832">
          <table:table-cell table:style-name="Table39.A1" office:value-type="string">
            <text:p text:style-name="P271">stripe</text:p>
          </table:table-cell>
          <table:table-cell table:style-name="Table39.A1" office:value-type="string">
            <text:p text:style-name="P271">( bits -- )</text:p>
          </table:table-cell>
          <table:table-cell table:style-name="Table39.A1" office:value-type="string">
            <text:p text:style-name="P270">H</text:p>
          </table:table-cell>
          <table:table-cell table:style-name="Table39.A1" office:value-type="string">
            <text:p text:style-name="P264"><text:span text:style-name="T50">ssd1306-spi</text:span>.forth</text:p>
          </table:table-cell>
          <table:table-cell table:style-name="Table39.A1" office:value-type="string">
            <text:p text:style-name="P270"/>
          </table:table-cell>
        </table:table-row>
        <table:table-row table:style-name="TableLine1738575963360">
          <table:table-cell table:style-name="Table39.A1" office:value-type="string">
            <text:p text:style-name="P271">draw-char</text:p>
          </table:table-cell>
          <table:table-cell table:style-name="Table39.A1" office:value-type="string">
            <text:p text:style-name="P271">( char -- )</text:p>
          </table:table-cell>
          <table:table-cell table:style-name="Table39.A1" office:value-type="string">
            <text:p text:style-name="P270">H</text:p>
          </table:table-cell>
          <table:table-cell table:style-name="Table39.A1" office:value-type="string">
            <text:p text:style-name="P264"><text:span text:style-name="T50">ssd1306-spi</text:span>.forth</text:p>
          </table:table-cell>
          <table:table-cell table:style-name="Table39.A1" office:value-type="string">
            <text:p text:style-name="P270"/>
          </table:table-cell>
        </table:table-row>
        <table:table-row table:style-name="TableLine1738575959280">
          <table:table-cell table:style-name="Table39.A1" office:value-type="string">
            <text:p text:style-name="P271">draw-str</text:p>
          </table:table-cell>
          <table:table-cell table:style-name="Table39.A1" office:value-type="string">
            <text:p text:style-name="P271">( str -- )</text:p>
          </table:table-cell>
          <table:table-cell table:style-name="Table39.A1" office:value-type="string">
            <text:p text:style-name="P270">H</text:p>
          </table:table-cell>
          <table:table-cell table:style-name="Table39.A1" office:value-type="string">
            <text:p text:style-name="P264"><text:span text:style-name="T50">ssd1306-spi</text:span>.forth</text:p>
          </table:table-cell>
          <table:table-cell table:style-name="Table39.A1" office:value-type="string">
            <text:p text:style-name="P270"/>
          </table:table-cell>
        </table:table-row>
        <table:table-row table:style-name="TableLine1738575962000">
          <table:table-cell table:style-name="Table39.A1" office:value-type="string">
            <text:p text:style-name="P271">str-width</text:p>
          </table:table-cell>
          <table:table-cell table:style-name="Table39.A1" office:value-type="string">
            <text:p text:style-name="P271">( str -- )</text:p>
          </table:table-cell>
          <table:table-cell table:style-name="Table39.A1" office:value-type="string">
            <text:p text:style-name="P270">H</text:p>
          </table:table-cell>
          <table:table-cell table:style-name="Table39.A1" office:value-type="string">
            <text:p text:style-name="P264"><text:span text:style-name="T50">ssd1306-spi</text:span>.forth</text:p>
          </table:table-cell>
          <table:table-cell table:style-name="Table39.A1" office:value-type="string">
            <text:p text:style-name="P270"/>
          </table:table-cell>
        </table:table-row>
      </table:table>
      <text:h text:style-name="P378" text:outline-level="2"/>
      <text:h text:style-name="P379" text:outline-level="2">TASKS</text:h>
      <text:p text:style-name="P309">Punyforth supports cooperative multitasking which enables users to run more than one task simultaneously.</text:p>
      <text:p text:style-name="P309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row table:style-name="TableLine1738575943504">
          <table:table-cell table:style-name="Table40.A1" office:value-type="string">
            <text:p text:style-name="P278"><text:s text:c="3"/>.handler</text:p>
          </table:table-cell>
          <table:table-cell table:style-name="Table40.A1" office:value-type="string">
            <text:p text:style-name="P278"/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8">field within structure</text:p>
          </table:table-cell>
        </table:table-row>
        <table:table-row table:style-name="TableLine1738575957648">
          <table:table-cell table:style-name="Table40.A1" office:value-type="string">
            <text:p text:style-name="P276"><text:s text:c="3"/>.ip</text:p>
          </table:table-cell>
          <table:table-cell table:style-name="Table40.A1" office:value-type="string">
            <text:p text:style-name="P273"/>
          </table:table-cell>
          <table:table-cell table:style-name="Table40.A1" office:value-type="string">
            <text:p text:style-name="P273">H</text:p>
          </table:table-cell>
          <table:table-cell table:style-name="Table40.A1" office:value-type="string">
            <text:p text:style-name="P276">tasks.forth</text:p>
          </table:table-cell>
          <table:table-cell table:style-name="Table40.A1" office:value-type="string">
            <text:p text:style-name="P276">field within structure</text:p>
          </table:table-cell>
        </table:table-row>
        <table:table-row table:style-name="TableLine1738575956016">
          <table:table-cell table:style-name="Table40.A1" office:value-type="string">
            <text:p text:style-name="P276"><text:s text:c="3"/>.next</text:p>
          </table:table-cell>
          <table:table-cell table:style-name="Table40.A1" office:value-type="string">
            <text:p text:style-name="P273"/>
          </table:table-cell>
          <table:table-cell table:style-name="Table40.A1" office:value-type="string">
            <text:p text:style-name="P273">H</text:p>
          </table:table-cell>
          <table:table-cell table:style-name="Table40.A1" office:value-type="string">
            <text:p text:style-name="P276">tasks.forth</text:p>
          </table:table-cell>
          <table:table-cell table:style-name="Table40.A1" office:value-type="string">
            <text:p text:style-name="P276">field within structure</text:p>
          </table:table-cell>
        </table:table-row>
        <table:table-row table:style-name="TableLine1738575956288">
          <table:table-cell table:style-name="Table40.A1" office:value-type="string">
            <text:p text:style-name="P276"><text:s text:c="3"/>.r0</text:p>
          </table:table-cell>
          <table:table-cell table:style-name="Table40.A1" office:value-type="string">
            <text:p text:style-name="P273"/>
          </table:table-cell>
          <table:table-cell table:style-name="Table40.A1" office:value-type="string">
            <text:p text:style-name="P273">H</text:p>
          </table:table-cell>
          <table:table-cell table:style-name="Table40.A1" office:value-type="string">
            <text:p text:style-name="P276">tasks.forth</text:p>
          </table:table-cell>
          <table:table-cell table:style-name="Table40.A1" office:value-type="string">
            <text:p text:style-name="P276">field within structure</text:p>
          </table:table-cell>
        </table:table-row>
        <table:table-row table:style-name="TableLine1738575963632">
          <table:table-cell table:style-name="Table40.A1" office:value-type="string">
            <text:p text:style-name="P276"><text:s text:c="3"/>.rp</text:p>
          </table:table-cell>
          <table:table-cell table:style-name="Table40.A1" office:value-type="string">
            <text:p text:style-name="P273"/>
          </table:table-cell>
          <table:table-cell table:style-name="Table40.A1" office:value-type="string">
            <text:p text:style-name="P273">H</text:p>
          </table:table-cell>
          <table:table-cell table:style-name="Table40.A1" office:value-type="string">
            <text:p text:style-name="P276">tasks.forth</text:p>
          </table:table-cell>
          <table:table-cell table:style-name="Table40.A1" office:value-type="string">
            <text:p text:style-name="P276">field within structure</text:p>
          </table:table-cell>
        </table:table-row>
        <table:table-row table:style-name="TableLine1738575962544">
          <table:table-cell table:style-name="Table40.A1" office:value-type="string">
            <text:p text:style-name="P276"><text:s text:c="3"/>.s0</text:p>
          </table:table-cell>
          <table:table-cell table:style-name="Table40.A1" office:value-type="string">
            <text:p text:style-name="P273"/>
          </table:table-cell>
          <table:table-cell table:style-name="Table40.A1" office:value-type="string">
            <text:p text:style-name="P273">H</text:p>
          </table:table-cell>
          <table:table-cell table:style-name="Table40.A1" office:value-type="string">
            <text:p text:style-name="P276">tasks.forth</text:p>
          </table:table-cell>
          <table:table-cell table:style-name="Table40.A1" office:value-type="string">
            <text:p text:style-name="P276">field within structure</text:p>
          </table:table-cell>
        </table:table-row>
        <table:table-row table:style-name="TableLine1738575965264">
          <table:table-cell table:style-name="Table40.A1" office:value-type="string">
            <text:p text:style-name="P276"><text:s text:c="3"/>.sp</text:p>
          </table:table-cell>
          <table:table-cell table:style-name="Table40.A1" office:value-type="string">
            <text:p text:style-name="P273"/>
          </table:table-cell>
          <table:table-cell table:style-name="Table40.A1" office:value-type="string">
            <text:p text:style-name="P273">H</text:p>
          </table:table-cell>
          <table:table-cell table:style-name="Table40.A1" office:value-type="string">
            <text:p text:style-name="P276">tasks.forth</text:p>
          </table:table-cell>
          <table:table-cell table:style-name="Table40.A1" office:value-type="string">
            <text:p text:style-name="P276">field within structure</text:p>
          </table:table-cell>
        </table:table-row>
        <table:table-row table:style-name="TableLine1738575951664">
          <table:table-cell table:style-name="Table40.A1" office:value-type="string">
            <text:p text:style-name="P276"><text:s text:c="3"/>.status</text:p>
          </table:table-cell>
          <table:table-cell table:style-name="Table40.A1" office:value-type="string">
            <text:p text:style-name="P273"/>
          </table:table-cell>
          <table:table-cell table:style-name="Table40.A1" office:value-type="string">
            <text:p text:style-name="P273">H</text:p>
          </table:table-cell>
          <table:table-cell table:style-name="Table40.A1" office:value-type="string">
            <text:p text:style-name="P276">tasks.forth</text:p>
          </table:table-cell>
          <table:table-cell table:style-name="Table40.A1" office:value-type="string">
            <text:p text:style-name="P276">field within structure</text:p>
          </table:table-cell>
        </table:table-row>
        <table:table-row table:style-name="TableLine1738575956560">
          <table:table-cell table:style-name="Table40.A1" office:value-type="string">
            <text:p text:style-name="P279">activate</text:p>
          </table:table-cell>
          <table:table-cell table:style-name="Table40.A1" office:value-type="string">
            <text:p text:style-name="P279">( task --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91">used within a task to enter the task in the round robin tasks list</text:p>
          </table:table-cell>
        </table:table-row>
        <table:table-row table:style-name="TableLine1738575952480">
          <table:table-cell table:style-name="Table40.A1" office:value-type="string">
            <text:p text:style-name="P279">alloc-rstack</text:p>
          </table:table-cell>
          <table:table-cell table:style-name="Table40.A1" office:value-type="string">
            <text:p text:style-name="P279">( -- a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8"/>
          </table:table-cell>
        </table:table-row>
        <table:table-row table:style-name="TableLine1738575959552">
          <table:table-cell table:style-name="Table40.A1" office:value-type="string">
            <text:p text:style-name="P279">alloc-stack</text:p>
          </table:table-cell>
          <table:table-cell table:style-name="Table40.A1" office:value-type="string">
            <text:p text:style-name="P279">( -- a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8"/>
          </table:table-cell>
        </table:table-row>
        <table:table-row table:style-name="TableLine1738575961728">
          <table:table-cell table:style-name="Table40.A1" office:value-type="string">
            <text:p text:style-name="P279">choose</text:p>
          </table:table-cell>
          <table:table-cell table:style-name="Table40.A1" office:value-type="string">
            <text:p text:style-name="P279">( --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8"/>
          </table:table-cell>
        </table:table-row>
        <table:table-row table:style-name="TableLine1738575961184">
          <table:table-cell table:style-name="Table40.A1" office:value-type="string">
            <text:p text:style-name="P279">current</text:p>
          </table:table-cell>
          <table:table-cell table:style-name="Table40.A1" office:value-type="string">
            <text:p text:style-name="P279">( -- adr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9">1 long variable, initial value REPL</text:p>
          </table:table-cell>
        </table:table-row>
        <table:table-row table:style-name="TableLine1738575959824">
          <table:table-cell table:style-name="Table40.A1" office:value-type="string">
            <text:p text:style-name="P279">deactivate</text:p>
          </table:table-cell>
          <table:table-cell table:style-name="Table40.A1" office:value-type="string">
            <text:p text:style-name="P279">( --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91">used within a task to remove itself from the tasks list</text:p>
          </table:table-cell>
        </table:table-row>
        <table:table-row table:style-name="TableLine1738575960368">
          <table:table-cell table:style-name="Table40.A1" office:value-type="string">
            <text:p text:style-name="P279">last</text:p>
          </table:table-cell>
          <table:table-cell table:style-name="Table40.A1" office:value-type="string">
            <text:p text:style-name="P279">( -- adr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9">1 long variable, initial value REPL</text:p>
          </table:table-cell>
        </table:table-row>
        <table:table-row table:style-name="TableLine1738575960640">
          <table:table-cell table:style-name="Table40.A1" office:value-type="string">
            <text:p text:style-name="P279">multi</text:p>
          </table:table-cell>
          <table:table-cell table:style-name="Table40.A1" office:value-type="string">
            <text:p text:style-name="P279">( -- )</text:p>
          </table:table-cell>
          <table:table-cell table:style-name="Table40.A1" office:value-type="string">
            <text:p text:style-name="P273">H</text:p>
          </table:table-cell>
          <table:table-cell table:style-name="Table40.A1" office:value-type="string">
            <text:p text:style-name="P276">tasks.forth</text:p>
          </table:table-cell>
          <table:table-cell table:style-name="Table40.A1" office:value-type="string">
            <text:p text:style-name="P278">switch to multi-task mode</text:p>
          </table:table-cell>
        </table:table-row>
        <table:table-row table:style-name="TableLine1738575960912">
          <table:table-cell table:style-name="Table40.A1" office:value-type="string">
            <text:p text:style-name="P279">multi-handler</text:p>
          </table:table-cell>
          <table:table-cell table:style-name="Table40.A1" office:value-type="string">
            <text:p text:style-name="P279">( -- a )</text:p>
          </table:table-cell>
          <table:table-cell table:style-name="Table40.A1" office:value-type="string">
            <text:p text:style-name="P273">H</text:p>
          </table:table-cell>
          <table:table-cell table:style-name="Table40.A1" office:value-type="string">
            <text:p text:style-name="P276">tasks.forth</text:p>
          </table:table-cell>
          <table:table-cell table:style-name="Table40.A1" office:value-type="string">
            <text:p text:style-name="P278"/>
          </table:table-cell>
        </table:table-row>
        <table:table-row table:style-name="TableLine1738575964448">
          <table:table-cell table:style-name="Table40.A1" office:value-type="string">
            <text:p text:style-name="P279">mutex</text:p>
          </table:table-cell>
          <table:table-cell table:style-name="Table40.A1" office:value-type="string">
            <text:p text:style-name="P279">( --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8"/>
          </table:table-cell>
        </table:table-row>
        <table:table-row table:style-name="TableLine1738575957920">
          <table:table-cell table:style-name="Table40.A1" office:value-type="string">
            <text:p text:style-name="P279">pause</text:p>
          </table:table-cell>
          <table:table-cell table:style-name="Table40.A1" office:value-type="string">
            <text:p text:style-name="P278"/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9">deferred word<text:span text:style-name="T87">, initially set to 'nop'</text:span></text:p>
          </table:table-cell>
        </table:table-row>
        <table:table-row table:style-name="TableLine1738575964720">
          <table:table-cell table:style-name="Table40.A1" office:value-type="string">
            <text:p text:style-name="P279">pause-multi</text:p>
          </table:table-cell>
          <table:table-cell table:style-name="Table40.A1" office:value-type="string">
            <text:p text:style-name="P279">( --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90">pause is set to execute this word, when multi is run</text:p>
          </table:table-cell>
        </table:table-row>
        <table:table-row table:style-name="TableLine1738575964992">
          <table:table-cell table:style-name="Table40.A1" office:value-type="string">
            <text:p text:style-name="P276">PAUSED</text:p>
          </table:table-cell>
          <table:table-cell table:style-name="Table40.A1" office:value-type="string">
            <text:p text:style-name="P276">( -- 0 )</text:p>
          </table:table-cell>
          <table:table-cell table:style-name="Table40.A1" office:value-type="string">
            <text:p text:style-name="P273">H</text:p>
          </table:table-cell>
          <table:table-cell table:style-name="Table40.A1" office:value-type="string">
            <text:p text:style-name="P276">tasks.forth</text:p>
          </table:table-cell>
          <table:table-cell table:style-name="Table40.A1" office:value-type="string">
            <text:p text:style-name="P273">1 long constant</text:p>
          </table:table-cell>
        </table:table-row>
        <table:table-row table:style-name="TableLine1738575954656">
          <table:table-cell table:style-name="Table40.A1" office:value-type="string">
            <text:p text:style-name="P279">r0-multi</text:p>
          </table:table-cell>
          <table:table-cell table:style-name="Table40.A1" office:value-type="string">
            <text:p text:style-name="P278">( -- top-rstack-adr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8"/>
          </table:table-cell>
        </table:table-row>
        <table:table-row table:style-name="TableLine1738575954112">
          <table:table-cell table:style-name="Table40.A1" office:value-type="string">
            <text:p text:style-name="P278">REPL</text:p>
          </table:table-cell>
          <table:table-cell table:style-name="Table40.A1" office:value-type="string">
            <text:p text:style-name="P278">( -- <text:span text:style-name="T75">adr</text:span>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9">1 long constant<text:span text:style-name="T75">, returning the address of the 1st 'Task' entry in the linked list of tasks <text:s/></text:span></text:p>
          </table:table-cell>
        </table:table-row>
        <table:table-row table:style-name="TableLine1738575958192">
          <table:table-cell table:style-name="Table40.A1" office:value-type="string">
            <text:p text:style-name="P279">restore</text:p>
          </table:table-cell>
          <table:table-cell table:style-name="Table40.A1" office:value-type="string">
            <text:p text:style-name="P279">( --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8"/>
          </table:table-cell>
        </table:table-row>
        <table:table-row table:style-name="TableLine1738575965808">
          <table:table-cell table:style-name="Table40.A1" office:value-type="string">
            <text:p text:style-name="P279">s0-multi</text:p>
          </table:table-cell>
          <table:table-cell table:style-name="Table40.A1" office:value-type="string">
            <text:p text:style-name="P278">( -- top-stack-adr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8"/>
          </table:table-cell>
        </table:table-row>
        <table:table-row table:style-name="TableLine1738575952752">
          <table:table-cell table:style-name="Table40.A1" office:value-type="string">
            <text:p text:style-name="P279">save</text:p>
          </table:table-cell>
          <table:table-cell table:style-name="Table40.A1" office:value-type="string">
            <text:p text:style-name="P278">( sp ip rp --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8"/>
          </table:table-cell>
        </table:table-row>
        <table:table-row table:style-name="TableLine1738575953024">
          <table:table-cell table:style-name="Table40.A1" office:value-type="string">
            <text:p text:style-name="P279">semaphore</text:p>
          </table:table-cell>
          <table:table-cell table:style-name="Table40.A1" office:value-type="string">
            <text:p text:style-name="P279">( --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8"/>
          </table:table-cell>
        </table:table-row>
        <table:table-row table:style-name="TableLine1738575966080">
          <table:table-cell table:style-name="Table40.A1" office:value-type="string">
            <text:p text:style-name="P279">signal</text:p>
          </table:table-cell>
          <table:table-cell table:style-name="Table40.A1" office:value-type="string">
            <text:p text:style-name="P279">( semaphore -- )</text:p>
          </table:table-cell>
          <table:table-cell table:style-name="Table40.A1" office:value-type="string">
            <text:p text:style-name="P273">H</text:p>
          </table:table-cell>
          <table:table-cell table:style-name="Table40.A1" office:value-type="string">
            <text:p text:style-name="P276">tasks.forth</text:p>
          </table:table-cell>
          <table:table-cell table:style-name="Table40.A1" office:value-type="string">
            <text:p text:style-name="P273"/>
          </table:table-cell>
        </table:table-row>
        <table:table-row table:style-name="TableLine1738575966624">
          <table:table-cell table:style-name="Table40.A1" office:value-type="string">
            <text:p text:style-name="P279">single</text:p>
          </table:table-cell>
          <table:table-cell table:style-name="Table40.A1" office:value-type="string">
            <text:p text:style-name="P279">( -- )</text:p>
          </table:table-cell>
          <table:table-cell table:style-name="Table40.A1" office:value-type="string">
            <text:p text:style-name="P273">H</text:p>
          </table:table-cell>
          <table:table-cell table:style-name="Table40.A1" office:value-type="string">
            <text:p text:style-name="P276">tasks.forth</text:p>
          </table:table-cell>
          <table:table-cell table:style-name="Table40.A1" office:value-type="string">
            <text:p text:style-name="P278">switch to single-task mode</text:p>
          </table:table-cell>
        </table:table-row>
        <table:table-row table:style-name="TableLine1738575966896">
          <table:table-cell table:style-name="Table40.A1" office:value-type="string">
            <text:p text:style-name="P276">SKIPPED</text:p>
          </table:table-cell>
          <table:table-cell table:style-name="Table40.A1" office:value-type="string">
            <text:p text:style-name="P276">( -- 1 )</text:p>
          </table:table-cell>
          <table:table-cell table:style-name="Table40.A1" office:value-type="string">
            <text:p text:style-name="P273">H</text:p>
          </table:table-cell>
          <table:table-cell table:style-name="Table40.A1" office:value-type="string">
            <text:p text:style-name="P276">tasks.forth</text:p>
          </table:table-cell>
          <table:table-cell table:style-name="Table40.A1" office:value-type="string">
            <text:p text:style-name="P273">1 long constant</text:p>
          </table:table-cell>
        </table:table-row>
        <table:table-row table:style-name="TableLine1738575950304">
          <table:table-cell table:style-name="Table40.A1" office:value-type="string">
            <text:p text:style-name="P279">stop</text:p>
          </table:table-cell>
          <table:table-cell table:style-name="Table40.A1" office:value-type="string">
            <text:p text:style-name="P279">( task --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8"/>
          </table:table-cell>
        </table:table-row>
        <table:table-row table:style-name="TableLine1738575950576">
          <table:table-cell table:style-name="Table40.A1" office:value-type="string">
            <text:p text:style-name="P279">switch</text:p>
          </table:table-cell>
          <table:table-cell table:style-name="Table40.A1" office:value-type="string">
            <text:p text:style-name="P279">( task --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8"/>
          </table:table-cell>
        </table:table-row>
        <table:table-row table:style-name="TableLine1738575953296">
          <table:table-cell table:style-name="Table40.A1" office:value-type="string">
            <text:p text:style-name="P276">Task</text:p>
          </table:table-cell>
          <table:table-cell table:style-name="Table40.A1" office:value-type="string">
            <text:p text:style-name="P273"/>
          </table:table-cell>
          <table:table-cell table:style-name="Table40.A1" office:value-type="string">
            <text:p text:style-name="P273">H</text:p>
          </table:table-cell>
          <table:table-cell table:style-name="Table40.A1" office:value-type="string">
            <text:p text:style-name="P276">tasks.forth</text:p>
          </table:table-cell>
          <table:table-cell table:style-name="Table40.A1" office:value-type="string">
            <text:p text:style-name="P276">structure</text:p>
          </table:table-cell>
        </table:table-row>
        <table:table-row table:style-name="TableLine1738575953568">
          <table:table-cell table:style-name="Table40.A1" office:value-type="string">
            <text:p text:style-name="P279">task-find</text:p>
          </table:table-cell>
          <table:table-cell table:style-name="Table40.A1" office:value-type="string">
            <text:p text:style-name="P279">( task -- link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8"/>
          </table:table-cell>
        </table:table-row>
        <table:table-row table:style-name="TableLine1738575953840">
          <table:table-cell table:style-name="Table40.A1" office:value-type="string">
            <text:p text:style-name="P279">task-rstack-size</text:p>
          </table:table-cell>
          <table:table-cell table:style-name="Table40.A1" office:value-type="string">
            <text:p text:style-name="P279">( -- adr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9">1 long variable, initial value 112</text:p>
          </table:table-cell>
        </table:table-row>
        <table:table-row table:style-name="TableLine1738575954928">
          <table:table-cell table:style-name="Table40.A1" office:value-type="string">
            <text:p text:style-name="P279">task-stack-size</text:p>
          </table:table-cell>
          <table:table-cell table:style-name="Table40.A1" office:value-type="string">
            <text:p text:style-name="P279">( -- adr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9">1 long variable, initial value 112</text:p>
          </table:table-cell>
        </table:table-row>
        <table:table-row table:style-name="TableLine1738575976960">
          <table:table-cell table:style-name="Table40.A1" office:value-type="string">
            <text:p text:style-name="P279">task:</text:p>
          </table:table-cell>
          <table:table-cell table:style-name="Table40.A1" office:value-type="string">
            <text:p text:style-name="P278">( user-space-size &lt;name&gt;<text:span text:style-name="T76"> --</text:span> ; -- task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8"/>
          </table:table-cell>
        </table:table-row>
        <table:table-row table:style-name="TableLine1738575978048">
          <table:table-cell table:style-name="Table40.A1" office:value-type="string">
            <text:p text:style-name="P279">tasks-print</text:p>
          </table:table-cell>
          <table:table-cell table:style-name="Table40.A1" office:value-type="string">
            <text:p text:style-name="P279">( --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8"/>
          </table:table-cell>
        </table:table-row>
        <table:table-row table:style-name="TableLine1738575983488">
          <table:table-cell table:style-name="Table40.A1" office:value-type="string">
            <text:p text:style-name="P279">user-space</text:p>
          </table:table-cell>
          <table:table-cell table:style-name="Table40.A1" office:value-type="string">
            <text:p text:style-name="P279">( -- a )</text:p>
          </table:table-cell>
          <table:table-cell table:style-name="Table40.A1" office:value-type="string">
            <text:p text:style-name="P278">H</text:p>
          </table:table-cell>
          <table:table-cell table:style-name="Table40.A1" office:value-type="string">
            <text:p text:style-name="P278">tasks.forth</text:p>
          </table:table-cell>
          <table:table-cell table:style-name="Table40.A1" office:value-type="string">
            <text:p text:style-name="P278"/>
          </table:table-cell>
        </table:table-row>
        <table:table-row table:style-name="TableLine1738575977232">
          <table:table-cell table:style-name="Table40.A1" office:value-type="string">
            <text:p text:style-name="P279">wait</text:p>
          </table:table-cell>
          <table:table-cell table:style-name="Table40.A1" office:value-type="string">
            <text:p text:style-name="P279">( semaphore -- )</text:p>
          </table:table-cell>
          <table:table-cell table:style-name="Table40.A1" office:value-type="string">
            <text:p text:style-name="P273">H</text:p>
          </table:table-cell>
          <table:table-cell table:style-name="Table40.A1" office:value-type="string">
            <text:p text:style-name="P276">tasks.forth</text:p>
          </table:table-cell>
          <table:table-cell table:style-name="Table40.A1" office:value-type="string">
            <text:p text:style-name="P273"/>
          </table:table-cell>
        </table:table-row>
      </table:table>
      <text:p text:style-name="P362"/>
      <text:p text:style-name="P362"/>
      <table:table table:name="Table48" table:style-name="Table48">
        <table:table-column table:style-name="Table48.A"/>
        <table:table-column table:style-name="Table48.B"/>
        <table:table-row table:style-name="TableLine1738575957376">
          <table:table-cell table:style-name="Table48.A1" office:value-type="string">
            <text:p text:style-name="P363"><text:span text:style-name="T71">Example - t</text:span>o have a task running in the background:-</text:p>
            <text:p text:style-name="P363"/>
            <text:p text:style-name="P326">0<text:span text:style-name="T71"><text:tab/></text:span>task:<text:span text:style-name="T71"><text:tab/></text:span>mytask<text:span text:style-name="T71"><text:tab/><text:tab/></text:span>\ create a task<text:span text:style-name="T90">, no local variables needed</text:span></text:p>
            <text:p text:style-name="P326"/>
            <text:p text:style-name="P354"><text:span text:style-name="T9">: some-infinite-loop</text:span><text:span text:style-name="T12"><text:tab/><text:tab/></text:span><text:span text:style-name="T9">( task -- )</text:span></text:p>
            <text:p text:style-name="P327"><text:s text:c="2"/><text:span text:style-name="T72">activate</text:span></text:p>
            <text:p text:style-name="P327"><text:s text:c="2"/><text:span text:style-name="T72">begin </text:span></text:p>
            <text:p text:style-name="P327"><text:s text:c="2"/><text:span text:style-name="T71"><text:tab/></text:span><text:span text:style-name="T72">println: "Still running..."</text:span></text:p>
            <text:p text:style-name="P327"><text:s text:c="2"/><text:span text:style-name="T71"><text:tab/></text:span><text:span text:style-name="T72">1000 ms</text:span></text:p>
            <text:p text:style-name="P327"><text:s text:c="2"/><text:span text:style-name="T71"><text:tab/></text:span><text:span text:style-name="T72">pause</text:span></text:p>
            <text:p text:style-name="P327"><text:s text:c="2"/><text:span text:style-name="T72">again</text:span></text:p>
            <text:p text:style-name="P326">;</text:p>
            <text:p text:style-name="P326"/>
            <text:p text:style-name="P354"><text:span text:style-name="T9">multi</text:span><text:span text:style-name="T12"><text:tab/><text:tab/><text:tab/><text:tab/></text:span><text:span text:style-name="T9">\ switch to multitask mode</text:span></text:p>
            <text:p text:style-name="P326"/>
            <text:p text:style-name="P326">mytask some-infinite-loop<text:span text:style-name="T71"><text:tab/></text:span>\ this will run the task in the background</text:p>
            <text:p text:style-name="P326"><text:span text:style-name="T88"><text:s text:c="47"/>\</text:span> while the prompt is still active</text:p>
          </table:table-cell>
          <table:table-cell table:style-name="Table48.B1" office:value-type="string">
            <text:p text:style-name="P367">Example - to have a task run every n milliseconds in the background:-</text:p>
            <text:p text:style-name="P367"/>
            <text:p text:style-name="P359">: elapsed?<text:tab/>( clock delay -- clock' flg ) \ need a timer that doesn't block</text:p>
            <text:p text:style-name="P359"><text:tab/>over + ms@ &lt;= <text:s text:c="27"/>\ read cpu clock again</text:p>
            <text:p text:style-name="P359"><text:tab/>dup if <text:s text:c="43"/>\ more than delay elapsed?</text:p>
            <text:p text:style-name="P359"><text:tab/><text:tab/>nip ms@ swap <text:s text:c="16"/>\ yes, replace clock value</text:p>
            <text:p text:style-name="P359"><text:tab/>then <text:s text:c="44"/>\ flg=true if delay has elapsed </text:p>
            <text:p text:style-name="P359">;</text:p>
            <text:p text:style-name="P359"/>
            <text:p text:style-name="P359">: print1000ms<text:span text:style-name="T89"> <text:s text:c="34"/>\ will run every 1s</text:span></text:p>
            <text:p text:style-name="P359"><text:tab/>activate</text:p>
            <text:p text:style-name="P359"><text:tab/>ms@ <text:s text:c="36"/>\ read the clock in miliseconds</text:p>
            <text:p text:style-name="P359"><text:tab/>begin</text:p>
            <text:p text:style-name="P359"><text:tab/><text:tab/>1000 elapsed? <text:s text:c="9"/>\ has 1s elapsed since we last read</text:p>
            <text:p text:style-name="P359"><text:s text:c="57"/>\ the clock?</text:p>
            <text:p text:style-name="P359"><text:tab/><text:tab/>if</text:p>
            <text:p text:style-name="P359"><text:tab/><text:tab/><text:tab/>println: "print1000ms running"</text:p>
            <text:p text:style-name="P359"><text:tab/><text:tab/>then</text:p>
            <text:p text:style-name="P359"><text:tab/><text:tab/>pause</text:p>
            <text:p text:style-name="P359"><text:tab/>again</text:p>
            <text:p text:style-name="P359"><text:tab/>deactivate<text:tab/><text:tab/><text:tab/>\ never executes, actually</text:p>
            <text:p text:style-name="P359">;</text:p>
          </table:table-cell>
        </table:table-row>
      </table:table>
      <text:p text:style-name="P362"/>
      <table:table table:name="Table49" table:style-name="Table49">
        <table:table-column table:style-name="Table49.A"/>
        <table:table-column table:style-name="Table49.B"/>
        <table:table-row table:style-name="TableLine1738575979136">
          <table:table-cell table:style-name="Table49.A1" office:value-type="string">
            <text:p text:style-name="P369">Example - <text:span text:style-name="T91">Task r</text:span>un<text:span text:style-name="T91">s</text:span> every n milliseconds<text:span text:style-name="T91">, </text:span><text:s/>n times only:-</text:p>
            <text:p text:style-name="P368"/>
            <text:p text:style-name="P360">: print10timesonly</text:p>
            <text:p text:style-name="P360"><text:tab/>activate</text:p>
            <text:p text:style-name="P360"><text:span text:style-name="T94"><text:s text:c="12"/></text:span>s0 sp! r0 rp!<text:span text:style-name="T94"> <text:s text:c="6"/>\ found necessary else both stacks creep</text:span></text:p>
            <text:p text:style-name="P360"><text:tab/>10 ms@</text:p>
            <text:p text:style-name="P360"><text:tab/>begin</text:p>
            <text:p text:style-name="P360"><text:tab/><text:tab/>2000 elapsed?</text:p>
            <text:p text:style-name="P360"><text:tab/><text:tab/>if</text:p>
            <text:p text:style-name="P360"><text:tab/><text:tab/><text:tab/>println: "print10timesonly running"</text:p>
            <text:p text:style-name="P360"><text:tab/><text:tab/><text:tab/>swap 1- swap</text:p>
            <text:p text:style-name="P360"><text:tab/><text:tab/>then</text:p>
            <text:p text:style-name="P360"><text:tab/><text:tab/>pause</text:p>
            <text:p text:style-name="P360"><text:tab/><text:tab/>over 0=</text:p>
            <text:p text:style-name="P360"><text:tab/>until</text:p>
            <text:p text:style-name="P360"><text:tab/><text:span text:style-name="T92">drop drop </text:span>deactivate</text:p>
            <text:p text:style-name="P360">;</text:p>
          </table:table-cell>
          <table:table-cell table:style-name="Table49.B1" office:value-type="string">
            <text:p text:style-name="P370">Running print10timesonly and print100ms together :-</text:p>
            <text:p text:style-name="P370"/>
            <text:p text:style-name="P361">0 task: task1</text:p>
            <text:p text:style-name="P361">0 task: task2</text:p>
            <text:p text:style-name="P361">multi</text:p>
            <text:p text:style-name="P361">task1 <text:s/>print100ms</text:p>
            <text:p text:style-name="P361">task2 <text:s/>print10timesonly</text:p>
            <text:p text:style-name="P370"/>
            <text:p text:style-name="P370">After 20s <text:s/>print10timesonly stops running, but <text:span text:style-name="T93">c</text:span>an be restarted with:-</text:p>
            <text:p text:style-name="P361">task2 <text:s/>print10timesonly</text:p>
            <text:p text:style-name="P370"/>
            <text:p text:style-name="P370">Use <text:span text:style-name="T77">single</text:span> to stop all</text:p>
            <text:p text:style-name="P370"/>
          </table:table-cell>
        </table:table-row>
      </table:table>
      <text:p text:style-name="P362"/>
      <text:h text:style-name="P390" text:outline-level="2">MAILBOX</text:h>
      <text:p text:style-name="P292">Often tasks need to communicate with each other. A mailbox is a fixed size blocking queue where messages can be left for a task. Receiving from an empty mailbox or sending to a full mailbox blocks the current task.</text:p>
      <text:p text:style-name="P292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row table:style-name="TableLine1738575983216">
          <table:table-cell table:style-name="Table23.A1" office:value-type="string">
            <text:p text:style-name="P281">mailbox:</text:p>
          </table:table-cell>
          <table:table-cell table:style-name="Table23.A1" office:value-type="string">
            <text:p text:style-name="P281">( size -- )</text:p>
          </table:table-cell>
          <table:table-cell table:style-name="Table23.A1" office:value-type="string">
            <text:p text:style-name="P281">H</text:p>
          </table:table-cell>
          <table:table-cell table:style-name="Table23.A1" office:value-type="string">
            <text:p text:style-name="P281">mailbox.forth</text:p>
          </table:table-cell>
          <table:table-cell table:style-name="Table23.A1" office:value-type="string">
            <text:p text:style-name="P259"/>
          </table:table-cell>
        </table:table-row>
        <table:table-row table:style-name="TableLine1738575983760">
          <table:table-cell table:style-name="Table23.A1" office:value-type="string">
            <text:p text:style-name="P281">mailbox-send</text:p>
          </table:table-cell>
          <table:table-cell table:style-name="Table23.A1" office:value-type="string">
            <text:p text:style-name="P281">( message mailbox -- )</text:p>
          </table:table-cell>
          <table:table-cell table:style-name="Table23.A1" office:value-type="string">
            <text:p text:style-name="P281">H</text:p>
          </table:table-cell>
          <table:table-cell table:style-name="Table23.A1" office:value-type="string">
            <text:p text:style-name="P281">mailbox.forth</text:p>
          </table:table-cell>
          <table:table-cell table:style-name="Table23.A1" office:value-type="string">
            <text:p text:style-name="P259"/>
          </table:table-cell>
        </table:table-row>
        <table:table-row table:style-name="TableLine1738575976144">
          <table:table-cell table:style-name="Table23.A1" office:value-type="string">
            <text:p text:style-name="P281">mailbox-receive</text:p>
          </table:table-cell>
          <table:table-cell table:style-name="Table23.A1" office:value-type="string">
            <text:p text:style-name="P281">( mailbox -- message )</text:p>
          </table:table-cell>
          <table:table-cell table:style-name="Table23.A1" office:value-type="string">
            <text:p text:style-name="P281">H</text:p>
          </table:table-cell>
          <table:table-cell table:style-name="Table23.A1" office:value-type="string">
            <text:p text:style-name="P281">mailbox.forth</text:p>
          </table:table-cell>
          <table:table-cell table:style-name="Table23.A1" office:value-type="string">
            <text:p text:style-name="P259"/>
          </table:table-cell>
        </table:table-row>
      </table:table>
      <text:h text:style-name="P377" text:outline-level="2">TCP-REPL</text:h>
      <text:p text:style-name="P310">To set Punyforth to work with a telnet terminal:-</text:p>
      <text:p text:style-name="P310">1. Set up the wifi connection with<text:tab/><text:tab/><text:tab/><text:span text:style-name="T77">wifi-connect "yourpassword" "yourrouterssid"</text:span><text:span text:style-name="T54"> </text:span>this will report an IP address<text:span text:style-name="T54"> and port</text:span> given</text:p>
      <text:p text:style-name="P310">2. Load the REPL over TCP module with<text:tab/><text:tab/><text:span text:style-name="T77">TCPREL load</text:span></text:p>
      <text:p text:style-name="P310">3. Start the remote terminal session<text:tab/><text:tab/><text:tab/><text:span text:style-name="T77">repl-start</text:span></text:p>
      <text:p text:style-name="P310">4. On the remote PC, open a telnet session to the ip address the router gave Punyforth e.g 192.168.1.8 on port 1983</text:p>
      <text:p text:style-name="P310">5. Remember that<text:span text:style-name="T54"> local echo and</text:span> <text:span text:style-name="T54">CR / </text:span><text:s/><text:span text:style-name="T54">LF</text:span> are needed to terminate a l<text:span text:style-name="T54">ine</text:span></text:p>
      <text:p text:style-name="P31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row table:style-name="TableLine1738575979408">
          <table:table-cell table:style-name="Table41.A1" office:value-type="string">
            <text:p text:style-name="P282">HOST</text:p>
          </table:table-cell>
          <table:table-cell table:style-name="Table41.A1" office:value-type="string">
            <text:p text:style-name="P282">( -- wifi-ip )</text:p>
          </table:table-cell>
          <table:table-cell table:style-name="Table41.A1" office:value-type="string">
            <text:p text:style-name="P274">H</text:p>
          </table:table-cell>
          <table:table-cell table:style-name="Table41.A1" office:value-type="string">
            <text:p text:style-name="P277"><text:span text:style-name="T52">tcp-repl</text:span>.forth</text:p>
          </table:table-cell>
          <table:table-cell table:style-name="Table41.A1" office:value-type="string">
            <text:p text:style-name="P282">1 long constant</text:p>
          </table:table-cell>
        </table:table-row>
        <table:table-row table:style-name="TableLine1738575970160">
          <table:table-cell table:style-name="Table41.A1" office:value-type="string">
            <text:p text:style-name="P282">PORT</text:p>
          </table:table-cell>
          <table:table-cell table:style-name="Table41.A1" office:value-type="string">
            <text:p text:style-name="P282">( -- 1983 )</text:p>
          </table:table-cell>
          <table:table-cell table:style-name="Table41.A1" office:value-type="string">
            <text:p text:style-name="P274">H</text:p>
          </table:table-cell>
          <table:table-cell table:style-name="Table41.A1" office:value-type="string">
            <text:p text:style-name="P277"><text:span text:style-name="T52">tcp-repl</text:span>.forth</text:p>
          </table:table-cell>
          <table:table-cell table:style-name="Table41.A1" office:value-type="string">
            <text:p text:style-name="P282">1 long constant</text:p>
          </table:table-cell>
        </table:table-row>
        <table:table-row table:style-name="TableLine1738575981040">
          <table:table-cell table:style-name="Table41.A1" office:value-type="string">
            <text:p text:style-name="P282">client</text:p>
          </table:table-cell>
          <table:table-cell table:style-name="Table41.A1" office:value-type="string">
            <text:p text:style-name="P282">( -- adr )</text:p>
          </table:table-cell>
          <table:table-cell table:style-name="Table41.A1" office:value-type="string">
            <text:p text:style-name="P274">H</text:p>
          </table:table-cell>
          <table:table-cell table:style-name="Table41.A1" office:value-type="string">
            <text:p text:style-name="P277"><text:span text:style-name="T52">tcp-repl</text:span>.forth</text:p>
          </table:table-cell>
          <table:table-cell table:style-name="Table41.A1" office:value-type="string">
            <text:p text:style-name="P282">1 long variable, initial value 0</text:p>
          </table:table-cell>
        </table:table-row>
        <table:table-row table:style-name="TableLine1738575978320">
          <table:table-cell table:style-name="Table41.A1" office:value-type="string">
            <text:p text:style-name="P282">line</text:p>
          </table:table-cell>
          <table:table-cell table:style-name="Table41.A1" office:value-type="string">
            <text:p text:style-name="P282">( -- adr )</text:p>
          </table:table-cell>
          <table:table-cell table:style-name="Table41.A1" office:value-type="string">
            <text:p text:style-name="P274">H</text:p>
          </table:table-cell>
          <table:table-cell table:style-name="Table41.A1" office:value-type="string">
            <text:p text:style-name="P277"><text:span text:style-name="T52">tcp-repl</text:span>.forth</text:p>
          </table:table-cell>
          <table:table-cell table:style-name="Table41.A1" office:value-type="string">
            <text:p text:style-name="P282">buffer, size 128</text:p>
          </table:table-cell>
        </table:table-row>
        <table:table-row table:style-name="TableLine1738575974784">
          <table:table-cell table:style-name="Table41.A1" office:value-type="string">
            <text:p text:style-name="P282">connections</text:p>
          </table:table-cell>
          <table:table-cell table:style-name="Table41.A1" office:value-type="string">
            <text:p text:style-name="P274"/>
          </table:table-cell>
          <table:table-cell table:style-name="Table41.A1" office:value-type="string">
            <text:p text:style-name="P274">H</text:p>
          </table:table-cell>
          <table:table-cell table:style-name="Table41.A1" office:value-type="string">
            <text:p text:style-name="P277"><text:span text:style-name="T52">tcp-repl</text:span>.forth</text:p>
          </table:table-cell>
          <table:table-cell table:style-name="Table41.A1" office:value-type="string">
            <text:p text:style-name="P282">mailbox</text:p>
          </table:table-cell>
        </table:table-row>
        <table:table-row table:style-name="TableLine1738575973152">
          <table:table-cell table:style-name="Table41.A1" office:value-type="string">
            <text:p text:style-name="P282">repl-server-task</text:p>
          </table:table-cell>
          <table:table-cell table:style-name="Table41.A1" office:value-type="string">
            <text:p text:style-name="P280"/>
          </table:table-cell>
          <table:table-cell table:style-name="Table41.A1" office:value-type="string">
            <text:p text:style-name="P274">H</text:p>
          </table:table-cell>
          <table:table-cell table:style-name="Table41.A1" office:value-type="string">
            <text:p text:style-name="P277"><text:span text:style-name="T52">tcp-repl</text:span>.forth</text:p>
          </table:table-cell>
          <table:table-cell table:style-name="Table41.A1" office:value-type="string">
            <text:p text:style-name="P282">task</text:p>
          </table:table-cell>
        </table:table-row>
        <table:table-row table:style-name="TableLine1738575970432">
          <table:table-cell table:style-name="Table41.A1" office:value-type="string">
            <text:p text:style-name="P282">repl-worker-task</text:p>
          </table:table-cell>
          <table:table-cell table:style-name="Table41.A1" office:value-type="string">
            <text:p text:style-name="P274"/>
          </table:table-cell>
          <table:table-cell table:style-name="Table41.A1" office:value-type="string">
            <text:p text:style-name="P274">H</text:p>
          </table:table-cell>
          <table:table-cell table:style-name="Table41.A1" office:value-type="string">
            <text:p text:style-name="P277"><text:span text:style-name="T52">tcp-repl</text:span>.forth</text:p>
          </table:table-cell>
          <table:table-cell table:style-name="Table41.A1" office:value-type="string">
            <text:p text:style-name="P282">task</text:p>
          </table:table-cell>
        </table:table-row>
        <table:table-row table:style-name="TableLine1738575975056">
          <table:table-cell table:style-name="Table41.A1" office:value-type="string">
            <text:p text:style-name="P282">type-composite</text:p>
          </table:table-cell>
          <table:table-cell table:style-name="Table41.A1" office:value-type="string">
            <text:p text:style-name="P282">( str -- )</text:p>
          </table:table-cell>
          <table:table-cell table:style-name="Table41.A1" office:value-type="string">
            <text:p text:style-name="P274">H</text:p>
          </table:table-cell>
          <table:table-cell table:style-name="Table41.A1" office:value-type="string">
            <text:p text:style-name="P277"><text:span text:style-name="T52">tcp-repl</text:span>.forth</text:p>
          </table:table-cell>
          <table:table-cell table:style-name="Table41.A1" office:value-type="string">
            <text:p text:style-name="P274"/>
          </table:table-cell>
        </table:table-row>
        <table:table-row table:style-name="TableLine1738575984032">
          <table:table-cell table:style-name="Table41.A1" office:value-type="string">
            <text:p text:style-name="P282">emit-composite</text:p>
          </table:table-cell>
          <table:table-cell table:style-name="Table41.A1" office:value-type="string">
            <text:p text:style-name="P282">( chr -- )</text:p>
          </table:table-cell>
          <table:table-cell table:style-name="Table41.A1" office:value-type="string">
            <text:p text:style-name="P274">H</text:p>
          </table:table-cell>
          <table:table-cell table:style-name="Table41.A1" office:value-type="string">
            <text:p text:style-name="P277"><text:span text:style-name="T52">tcp-repl</text:span>.forth</text:p>
          </table:table-cell>
          <table:table-cell table:style-name="Table41.A1" office:value-type="string">
            <text:p text:style-name="P274"/>
          </table:table-cell>
        </table:table-row>
        <table:table-row table:style-name="TableLine1738575982128">
          <table:table-cell table:style-name="Table41.A1" office:value-type="string">
            <text:p text:style-name="P282">eval</text:p>
          </table:table-cell>
          <table:table-cell table:style-name="Table41.A1" office:value-type="string">
            <text:p text:style-name="P282">( str -- i*x )</text:p>
          </table:table-cell>
          <table:table-cell table:style-name="Table41.A1" office:value-type="string">
            <text:p text:style-name="P274">H</text:p>
          </table:table-cell>
          <table:table-cell table:style-name="Table41.A1" office:value-type="string">
            <text:p text:style-name="P277"><text:span text:style-name="T52">tcp-repl</text:span>.forth</text:p>
          </table:table-cell>
          <table:table-cell table:style-name="Table41.A1" office:value-type="string">
            <text:p text:style-name="P274"/>
          </table:table-cell>
        </table:table-row>
        <table:table-row table:style-name="TableLine1738575984304">
          <table:table-cell table:style-name="Table41.A1" office:value-type="string">
            <text:p text:style-name="P282">server</text:p>
          </table:table-cell>
          <table:table-cell table:style-name="Table41.A1" office:value-type="string">
            <text:p text:style-name="P282">( task -- )</text:p>
          </table:table-cell>
          <table:table-cell table:style-name="Table41.A1" office:value-type="string">
            <text:p text:style-name="P274">H</text:p>
          </table:table-cell>
          <table:table-cell table:style-name="Table41.A1" office:value-type="string">
            <text:p text:style-name="P277"><text:span text:style-name="T52">tcp-repl</text:span>.forth</text:p>
          </table:table-cell>
          <table:table-cell table:style-name="Table41.A1" office:value-type="string">
            <text:p text:style-name="P274"/>
          </table:table-cell>
        </table:table-row>
        <table:table-row table:style-name="TableLine1738575979680">
          <table:table-cell table:style-name="Table41.A1" office:value-type="string">
            <text:p text:style-name="P282">command-loop</text:p>
          </table:table-cell>
          <table:table-cell table:style-name="Table41.A1" office:value-type="string">
            <text:p text:style-name="P282">( -- )</text:p>
          </table:table-cell>
          <table:table-cell table:style-name="Table41.A1" office:value-type="string">
            <text:p text:style-name="P274">H</text:p>
          </table:table-cell>
          <table:table-cell table:style-name="Table41.A1" office:value-type="string">
            <text:p text:style-name="P277"><text:span text:style-name="T52">tcp-repl</text:span>.forth</text:p>
          </table:table-cell>
          <table:table-cell table:style-name="Table41.A1" office:value-type="string">
            <text:p text:style-name="P274"/>
          </table:table-cell>
        </table:table-row>
        <table:table-row table:style-name="TableLine1738575968528">
          <table:table-cell table:style-name="Table41.A1" office:value-type="string">
            <text:p text:style-name="P282">worker</text:p>
          </table:table-cell>
          <table:table-cell table:style-name="Table41.A1" office:value-type="string">
            <text:p text:style-name="P282">( task -- )</text:p>
          </table:table-cell>
          <table:table-cell table:style-name="Table41.A1" office:value-type="string">
            <text:p text:style-name="P274">H</text:p>
          </table:table-cell>
          <table:table-cell table:style-name="Table41.A1" office:value-type="string">
            <text:p text:style-name="P277"><text:span text:style-name="T52">tcp-repl</text:span>.forth</text:p>
          </table:table-cell>
          <table:table-cell table:style-name="Table41.A1" office:value-type="string">
            <text:p text:style-name="P274"/>
          </table:table-cell>
        </table:table-row>
        <table:table-row table:style-name="TableLine1738575984576">
          <table:table-cell table:style-name="Table41.A1" office:value-type="string">
            <text:p text:style-name="P282">repl-start</text:p>
          </table:table-cell>
          <table:table-cell table:style-name="Table41.A1" office:value-type="string">
            <text:p text:style-name="P282">( -- )</text:p>
          </table:table-cell>
          <table:table-cell table:style-name="Table41.A1" office:value-type="string">
            <text:p text:style-name="P274">H</text:p>
          </table:table-cell>
          <table:table-cell table:style-name="Table41.A1" office:value-type="string">
            <text:p text:style-name="P277"><text:span text:style-name="T52">tcp-repl</text:span>.forth</text:p>
          </table:table-cell>
          <table:table-cell table:style-name="Table41.A1" office:value-type="string">
            <text:p text:style-name="P274"/>
          </table:table-cell>
        </table:table-row>
      </table:table>
      <text:h text:style-name="P377" text:outline-level="2">TURNKEY</text:h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row table:style-name="TableLine1738575975328">
          <table:table-cell table:style-name="Table44.A1" office:value-type="string">
            <text:p text:style-name="P284">SIZE</text:p>
          </table:table-cell>
          <table:table-cell table:style-name="Table44.A1" office:value-type="string">
            <text:p text:style-name="P284">( -- 4096 )</text:p>
          </table:table-cell>
          <table:table-cell table:style-name="Table44.A1" office:value-type="string">
            <text:p text:style-name="P275">H</text:p>
          </table:table-cell>
          <table:table-cell table:style-name="Table44.A1" office:value-type="string">
            <text:p text:style-name="P284"><text:span text:style-name="T53">turnkey</text:span>.forth</text:p>
          </table:table-cell>
          <table:table-cell table:style-name="Table44.A1" office:value-type="string">
            <text:p text:style-name="P284">1 long constant</text:p>
          </table:table-cell>
        </table:table-row>
        <table:table-row table:style-name="TableLine1738575968256">
          <table:table-cell table:style-name="Table44.A1" office:value-type="string">
            <text:p text:style-name="P284">BOOT_ADDR</text:p>
          </table:table-cell>
          <table:table-cell table:style-name="Table44.A1" office:value-type="string">
            <text:p text:style-name="P284">( -- 16r5100 )</text:p>
          </table:table-cell>
          <table:table-cell table:style-name="Table44.A1" office:value-type="string">
            <text:p text:style-name="P275">H</text:p>
          </table:table-cell>
          <table:table-cell table:style-name="Table44.A1" office:value-type="string">
            <text:p text:style-name="P284">turnkey.forth</text:p>
          </table:table-cell>
          <table:table-cell table:style-name="Table44.A1" office:value-type="string">
            <text:p text:style-name="P284">1 long constant</text:p>
          </table:table-cell>
        </table:table-row>
        <table:table-row table:style-name="TableLine1738575981856">
          <table:table-cell table:style-name="Table44.A1" office:value-type="string">
            <text:p text:style-name="P284">ETURNKEY</text:p>
          </table:table-cell>
          <table:table-cell table:style-name="Table44.A1" office:value-type="string">
            <text:p text:style-name="P283"/>
          </table:table-cell>
          <table:table-cell table:style-name="Table44.A1" office:value-type="string">
            <text:p text:style-name="P275">H</text:p>
          </table:table-cell>
          <table:table-cell table:style-name="Table44.A1" office:value-type="string">
            <text:p text:style-name="P284">turnkey.forth</text:p>
          </table:table-cell>
          <table:table-cell table:style-name="Table44.A1" office:value-type="string">
            <text:p text:style-name="P284">exception</text:p>
          </table:table-cell>
        </table:table-row>
        <table:table-row table:style-name="TableLine1738575973968">
          <table:table-cell table:style-name="Table44.A1" office:value-type="string">
            <text:p text:style-name="P284">boot</text:p>
          </table:table-cell>
          <table:table-cell table:style-name="Table44.A1" office:value-type="string">
            <text:p text:style-name="P283"/>
          </table:table-cell>
          <table:table-cell table:style-name="Table44.A1" office:value-type="string">
            <text:p text:style-name="P275">H</text:p>
          </table:table-cell>
          <table:table-cell table:style-name="Table44.A1" office:value-type="string">
            <text:p text:style-name="P284">turnkey.forth</text:p>
          </table:table-cell>
          <table:table-cell table:style-name="Table44.A1" office:value-type="string">
            <text:p text:style-name="P284">deferred word</text:p>
          </table:table-cell>
        </table:table-row>
        <table:table-row table:style-name="TableLine1738575975872">
          <table:table-cell table:style-name="Table44.A1" office:value-type="string">
            <text:p text:style-name="P284">dst</text:p>
          </table:table-cell>
          <table:table-cell table:style-name="Table44.A1" office:value-type="string">
            <text:p text:style-name="P285">( -- n )</text:p>
          </table:table-cell>
          <table:table-cell table:style-name="Table44.A1" office:value-type="string">
            <text:p text:style-name="P285">H</text:p>
          </table:table-cell>
          <table:table-cell table:style-name="Table44.A1" office:value-type="string">
            <text:p text:style-name="P285">turnkey.forth</text:p>
          </table:table-cell>
          <table:table-cell table:style-name="Table44.A1" office:value-type="string">
            <text:p text:style-name="P285"/>
          </table:table-cell>
        </table:table-row>
        <table:table-row table:style-name="TableLine1738575980224">
          <table:table-cell table:style-name="Table44.A1" office:value-type="string">
            <text:p text:style-name="P284">heap-size</text:p>
          </table:table-cell>
          <table:table-cell table:style-name="Table44.A1" office:value-type="string">
            <text:p text:style-name="P285">( -- n )</text:p>
          </table:table-cell>
          <table:table-cell table:style-name="Table44.A1" office:value-type="string">
            <text:p text:style-name="P285">H</text:p>
          </table:table-cell>
          <table:table-cell table:style-name="Table44.A1" office:value-type="string">
            <text:p text:style-name="P285">turnkey.forth</text:p>
          </table:table-cell>
          <table:table-cell table:style-name="Table44.A1" office:value-type="string">
            <text:p text:style-name="P285"/>
          </table:table-cell>
        </table:table-row>
        <table:table-row table:style-name="TableLine1738575980496">
          <table:table-cell table:style-name="Table44.A1" office:value-type="string">
            <text:p text:style-name="P284">check</text:p>
          </table:table-cell>
          <table:table-cell table:style-name="Table44.A1" office:value-type="string">
            <text:p text:style-name="P285">( code ( code -- | ETURNKEY )</text:p>
          </table:table-cell>
          <table:table-cell table:style-name="Table44.A1" office:value-type="string">
            <text:p text:style-name="P285">H</text:p>
          </table:table-cell>
          <table:table-cell table:style-name="Table44.A1" office:value-type="string">
            <text:p text:style-name="P285">turnkey.forth</text:p>
          </table:table-cell>
          <table:table-cell table:style-name="Table44.A1" office:value-type="string">
            <text:p text:style-name="P285"/>
          </table:table-cell>
        </table:table-row>
        <table:table-row table:style-name="TableLine1738575980768">
          <table:table-cell table:style-name="Table44.A1" office:value-type="string">
            <text:p text:style-name="P289">n,</text:p>
          </table:table-cell>
          <table:table-cell table:style-name="Table44.A1" office:value-type="string">
            <text:p text:style-name="P285">( addr n -- addr+strlen )</text:p>
          </table:table-cell>
          <table:table-cell table:style-name="Table44.A1" office:value-type="string">
            <text:p text:style-name="P285">H</text:p>
          </table:table-cell>
          <table:table-cell table:style-name="Table44.A1" office:value-type="string">
            <text:p text:style-name="P285">turnkey.forth</text:p>
          </table:table-cell>
          <table:table-cell table:style-name="Table44.A1" office:value-type="string">
            <text:p text:style-name="P285"/>
          </table:table-cell>
        </table:table-row>
        <table:table-row table:style-name="TableLine1738575981312">
          <table:table-cell table:style-name="Table44.A1" office:value-type="string">
            <text:p text:style-name="P289">s,</text:p>
          </table:table-cell>
          <table:table-cell table:style-name="Table44.A1" office:value-type="string">
            <text:p text:style-name="P285">( str-dst str-src -- str-dst+strlen )</text:p>
          </table:table-cell>
          <table:table-cell table:style-name="Table44.A1" office:value-type="string">
            <text:p text:style-name="P285">H</text:p>
          </table:table-cell>
          <table:table-cell table:style-name="Table44.A1" office:value-type="string">
            <text:p text:style-name="P285">turnkey.forth</text:p>
          </table:table-cell>
          <table:table-cell table:style-name="Table44.A1" office:value-type="string">
            <text:p text:style-name="P285"/>
          </table:table-cell>
        </table:table-row>
        <table:table-row table:style-name="TableLine1738575967984">
          <table:table-cell table:style-name="Table44.A1" office:value-type="string">
            <text:p text:style-name="P289">save-loader</text:p>
          </table:table-cell>
          <table:table-cell table:style-name="Table44.A1" office:value-type="string">
            <text:p text:style-name="P286">( -- )</text:p>
          </table:table-cell>
          <table:table-cell table:style-name="Table44.A1" office:value-type="string">
            <text:p text:style-name="P285">H</text:p>
          </table:table-cell>
          <table:table-cell table:style-name="Table44.A1" office:value-type="string">
            <text:p text:style-name="P285">turnkey.forth</text:p>
          </table:table-cell>
          <table:table-cell table:style-name="Table44.A1" office:value-type="string">
            <text:p text:style-name="P285"/>
          </table:table-cell>
        </table:table-row>
        <table:table-row table:style-name="TableLine1738575982400">
          <table:table-cell table:style-name="Table44.A1" office:value-type="string">
            <text:p text:style-name="P289">turnkey</text:p>
          </table:table-cell>
          <table:table-cell table:style-name="Table44.A1" office:value-type="string">
            <text:p text:style-name="P286">( -- )</text:p>
          </table:table-cell>
          <table:table-cell table:style-name="Table44.A1" office:value-type="string">
            <text:p text:style-name="P285">H</text:p>
          </table:table-cell>
          <table:table-cell table:style-name="Table44.A1" office:value-type="string">
            <text:p text:style-name="P285">turnkey.forth</text:p>
          </table:table-cell>
          <table:table-cell table:style-name="Table44.A1" office:value-type="string">
            <text:p text:style-name="P285"/>
          </table:table-cell>
        </table:table-row>
      </table:table>
      <text:h text:style-name="P377" text:outline-level="2">WIFI</text:h>
      <text:p text:style-name="P312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column table:style-name="Table45.E"/>
        <table:table-row table:style-name="Table45.1">
          <table:table-cell table:style-name="Table45.A1" office:value-type="string">
            <text:p text:style-name="P287">NULL_MODE</text:p>
          </table:table-cell>
          <table:table-cell table:style-name="Table45.A1" office:value-type="string">
            <text:p text:style-name="P287">( -- 0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>1 constant long</text:p>
          </table:table-cell>
        </table:table-row>
        <table:table-row table:style-name="Table45.1">
          <table:table-cell table:style-name="Table45.A1" office:value-type="string">
            <text:p text:style-name="P287">STATION_MODE</text:p>
          </table:table-cell>
          <table:table-cell table:style-name="Table45.A1" office:value-type="string">
            <text:p text:style-name="P287">( -- 1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>1 constant long</text:p>
          </table:table-cell>
        </table:table-row>
        <table:table-row table:style-name="Table45.1">
          <table:table-cell table:style-name="Table45.A1" office:value-type="string">
            <text:p text:style-name="P287">SOFTAP_MODE</text:p>
          </table:table-cell>
          <table:table-cell table:style-name="Table45.A1" office:value-type="string">
            <text:p text:style-name="P287">( -- 2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>1 constant long</text:p>
          </table:table-cell>
        </table:table-row>
        <table:table-row table:style-name="Table45.1">
          <table:table-cell table:style-name="Table45.A1" office:value-type="string">
            <text:p text:style-name="P287">STATIONAP_MODE</text:p>
          </table:table-cell>
          <table:table-cell table:style-name="Table45.A1" office:value-type="string">
            <text:p text:style-name="P287">( -- 3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>1 constant long</text:p>
          </table:table-cell>
        </table:table-row>
        <table:table-row table:style-name="Table45.1">
          <table:table-cell table:style-name="Table45.A1" office:value-type="string">
            <text:p text:style-name="P287">MAX_MODE</text:p>
          </table:table-cell>
          <table:table-cell table:style-name="Table45.A1" office:value-type="string">
            <text:p text:style-name="P287">( -- 4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>1 constant long</text:p>
          </table:table-cell>
        </table:table-row>
        <table:table-row table:style-name="Table45.1">
          <table:table-cell table:style-name="Table45.A1" office:value-type="string">
            <text:p text:style-name="P287">AUTH_OPEN</text:p>
          </table:table-cell>
          <table:table-cell table:style-name="Table45.A1" office:value-type="string">
            <text:p text:style-name="P287">( -- 0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/>
          </table:table-cell>
        </table:table-row>
        <table:table-row table:style-name="Table45.1">
          <table:table-cell table:style-name="Table45.A1" office:value-type="string">
            <text:p text:style-name="P287">AUTH_WEP</text:p>
          </table:table-cell>
          <table:table-cell table:style-name="Table45.A1" office:value-type="string">
            <text:p text:style-name="P287">( -- 1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/>
          </table:table-cell>
        </table:table-row>
        <table:table-row table:style-name="Table45.1">
          <table:table-cell table:style-name="Table45.A1" office:value-type="string">
            <text:p text:style-name="P287">AUTH_WPA_PSK</text:p>
          </table:table-cell>
          <table:table-cell table:style-name="Table45.A1" office:value-type="string">
            <text:p text:style-name="P287">( -- 2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/>
          </table:table-cell>
        </table:table-row>
        <table:table-row table:style-name="Table45.1">
          <table:table-cell table:style-name="Table45.A1" office:value-type="string">
            <text:p text:style-name="P287">AUTH_WPA2_PSK</text:p>
          </table:table-cell>
          <table:table-cell table:style-name="Table45.A1" office:value-type="string">
            <text:p text:style-name="P287">( -- 3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/>
          </table:table-cell>
        </table:table-row>
        <table:table-row table:style-name="Table45.1">
          <table:table-cell table:style-name="Table45.A1" office:value-type="string">
            <text:p text:style-name="P287">AUTH_WPA_WPA2_PSK</text:p>
            <text:p text:style-name="P287"/>
          </table:table-cell>
          <table:table-cell table:style-name="Table45.A1" office:value-type="string">
            <text:p text:style-name="P287">( -- 4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/>
          </table:table-cell>
        </table:table-row>
        <table:table-row table:style-name="Table45.1">
          <table:table-cell table:style-name="Table45.A1" office:value-type="string">
            <text:p text:style-name="P287">AUTH_WPA_WPA2_PSK</text:p>
          </table:table-cell>
          <table:table-cell table:style-name="Table45.A1" office:value-type="string">
            <text:p text:style-name="P287">( -- 5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>??</text:p>
          </table:table-cell>
        </table:table-row>
        <table:table-row table:style-name="Table45.1">
          <table:table-cell table:style-name="Table45.A1" office:value-type="string">
            <text:p text:style-name="P287">EWIFI</text:p>
          </table:table-cell>
          <table:table-cell table:style-name="Table45.A1" office:value-type="string">
            <text:p text:style-name="P287"/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>exception</text:p>
          </table:table-cell>
        </table:table-row>
        <text:soft-page-break/>
        <table:table-row table:style-name="Table45.1">
          <table:table-cell table:style-name="Table45.A1" office:value-type="string">
            <text:p text:style-name="P287">&gt;ipv4</text:p>
          </table:table-cell>
          <table:table-cell table:style-name="Table45.A1" office:value-type="string">
            <text:p text:style-name="P287">( octet1 octet2 octet3 octet4 -- n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/>
          </table:table-cell>
        </table:table-row>
        <table:table-row table:style-name="Table45.1">
          <table:table-cell table:style-name="Table45.A1" office:value-type="string">
            <text:p text:style-name="P287">check-status</text:p>
          </table:table-cell>
          <table:table-cell table:style-name="Table45.A1" office:value-type="string">
            <text:p text:style-name="P287">( status -- | throws:EWIFI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/>
          </table:table-cell>
        </table:table-row>
        <table:table-row table:style-name="Table45.1">
          <table:table-cell table:style-name="Table45.A1" office:value-type="string">
            <text:p text:style-name="P287">wifi-connect</text:p>
          </table:table-cell>
          <table:table-cell table:style-name="Table45.A1" office:value-type="string">
            <text:p text:style-name="P287">( password ssid <text:s/>-- | throws:EWIFI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8">Connect to an existing Wi-Fi access point with the given ssid and password.</text:p>
            <text:p text:style-name="P288">For example: <text:span text:style-name="T77">"ap-pass" "ap-ssid" wifi-connect</text:span></text:p>
          </table:table-cell>
        </table:table-row>
        <table:table-row table:style-name="Table45.1">
          <table:table-cell table:style-name="Table45.A1" office:value-type="string">
            <text:p text:style-name="P287">wifi-softap</text:p>
          </table:table-cell>
          <table:table-cell table:style-name="Table45.A1" office:value-type="string">
            <text:p text:style-name="P287">( max-connections channels hidden authmode password ssid -- | throws:EWIFI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>Creates an access point with the given properties. For example:</text:p>
            <text:p text:style-name="P352">172 16 0 1 &gt;ipv4 wifi-set-ip</text:p>
            <text:p text:style-name="P353">4 3 0 AUTH_WPA2_PSK </text:p>
            <text:p text:style-name="P353">"1234567890" "my-ssid" wifi-softap</text:p>
            <text:p text:style-name="P353">8 172 16 0 2 &gt;ipv4<text:span text:style-name="T86"> </text:span>dhcpd-start</text:p>
            <text:p text:style-name="P287">max-connections should be &lt;= max-leases</text:p>
          </table:table-cell>
        </table:table-row>
        <table:table-row table:style-name="Table45.1">
          <table:table-cell table:style-name="Table45.A1" office:value-type="string">
            <text:p text:style-name="P287">ip</text:p>
          </table:table-cell>
          <table:table-cell table:style-name="Table45.A1" office:value-type="string">
            <text:p text:style-name="P287">( interface -- str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/>
          </table:table-cell>
        </table:table-row>
        <table:table-row table:style-name="Table45.1">
          <table:table-cell table:style-name="Table45.A1" office:value-type="string">
            <text:p text:style-name="P287">wifi-ip</text:p>
          </table:table-cell>
          <table:table-cell table:style-name="Table45.A1" office:value-type="string">
            <text:p text:style-name="P287">( -- str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>station ip</text:p>
          </table:table-cell>
        </table:table-row>
        <table:table-row table:style-name="Table45.1">
          <table:table-cell table:style-name="Table45.A1" office:value-type="string">
            <text:p text:style-name="P287">softap-ip</text:p>
          </table:table-cell>
          <table:table-cell table:style-name="Table45.A1" office:value-type="string">
            <text:p text:style-name="P287">( -- str )</text:p>
          </table:table-cell>
          <table:table-cell table:style-name="Table45.A1" office:value-type="string">
            <text:p text:style-name="P287">H</text:p>
          </table:table-cell>
          <table:table-cell table:style-name="Table45.A1" office:value-type="string">
            <text:p text:style-name="P287">wifi.forth</text:p>
          </table:table-cell>
          <table:table-cell table:style-name="Table45.A1" office:value-type="string">
            <text:p text:style-name="P287">station ip</text:p>
          </table:table-cell>
        </table:table-row>
      </table:table>
      <text:h text:style-name="P376" text:outline-level="1"><text:bookmark-start text:name="__RefHeading___Toc15120_3727030152"/>Document version<text:bookmark-end text:name="__RefHeading___Toc15120_3727030152"/></text:h>
      <text:p text:style-name="P346">Version 1.2<text:tab/>Some MULTI words descriptions added</text:p>
      <text:p text:style-name="P345">Version 1.1<text:tab/>Examples highlighted red + some extra examples added - October 2020</text:p>
      <text:p text:style-name="P344">Version 1.<text:span text:style-name="T31">0<text:tab/>Initial version based on Punyforth v0.5, compiled by Bob Edwards, SW U.K. Ham radio callsign G4BBY - October 202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Source Code Pro" svg:font-family="'Source Code Pro'" style:font-family-generic="system" style:font-pitch="variable"/>
    <style:font-face style:name="Ubuntu Mono" svg:font-family="'Ubuntu Mono'" style:font-family-generic="roman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847cm" fo:margin-bottom="0.212cm" style:contextual-spacing="false" fo:line-height="100%" fo:keep-together="auto" fo:orphans="0" fo:widows="0" fo:keep-with-next="auto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141cm" style:contextual-spacing="false" fo:line-height="100%" fo:keep-together="auto" fo:orphans="0" fo:widows="0" fo:keep-with-next="auto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494cm" fo:margin-bottom="0.141cm" style:contextual-spacing="false" fo:line-height="100%" fo:text-align="center" style:justify-single-word="false" fo:keep-together="auto" fo:orphans="0" fo:widows="0" fo:keep-with-next="auto">
        <style:tab-stops>
          <style:tab-stop style:position="2.064cm"/>
          <style:tab-stop style:position="3.334cm"/>
          <style:tab-stop style:position="5.239cm"/>
          <style:tab-stop style:position="6.985cm"/>
          <style:tab-stop style:position="12.383cm"/>
          <style:tab-stop style:position="14.92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style:contextual-spacing="false" fo:line-height="100%" fo:keep-together="auto" fo:orphans="0" fo:widows="0" fo:keep-with-next="auto"/>
      <style:text-properties fo:color="#666666" loext:opacity="100%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style:contextual-spacing="false" fo:line-height="100%" fo:keep-together="auto" fo:orphans="0" fo:widows="0" fo:keep-with-next="auto"/>
      <style:text-properties fo:color="#666666" loext:opacity="100%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style:contextual-spacing="false" fo:line-height="100%" fo:keep-together="auto" fo:orphans="0" fo:widows="0" fo:keep-with-next="auto"/>
      <style:text-properties fo:color="#666666" loext:opacity="100%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uto" fo:orphans="0" fo:widows="0" fo:keep-with-next="auto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uto" fo:orphans="0" fo:widows="0" fo:keep-with-next="auto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6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185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Ubuntu Mono" fo:font-family="'Ubuntu Mono'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font-name="Ubuntu Mono" fo:font-family="'Ubuntu Mono'" style:font-family-generic="roman" style:font-pitch="variable" fo:font-size="10pt" style:text-underline-style="solid" style:text-underline-width="auto" style:text-underline-color="font-color" style:font-name-asian="Ubuntu Mono1" style:font-family-asian="'Ubuntu Mono'" style:font-family-generic-asian="system" style:font-pitch-asian="variable" style:font-size-asian="10pt" style:font-name-complex="Ubuntu Mono1" style:font-family-complex="'Ubuntu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%1%❏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❏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❏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❏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❏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❏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❏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❏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❏" style:num-suffix="❏" text:bullet-char="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cm" fo:border="none"/>
      <style:text-properties officeooo:rsid="00adf950" officeooo:paragraph-rsid="018ad7f8"/>
    </style:style>
    <style:style style:name="MP2" style:family="paragraph" style:parent-style-name="Standard">
      <style:text-properties officeooo:paragraph-rsid="018ad7f8"/>
    </style:style>
    <style:style style:name="MP3" style:family="paragraph" style:parent-style-name="Footer">
      <style:text-properties officeooo:rsid="01cb3384" officeooo:paragraph-rsid="01cb3384"/>
    </style:style>
    <style:style style:name="MT1" style:family="text">
      <style:text-properties officeooo:rsid="03126449"/>
    </style:style>
    <style:page-layout style:name="Mpm1">
      <style:page-layout-properties fo:page-width="29.7cm" fo:page-height="42cm" style:num-format="1" style:print-orientation="portrait" fo:margin-top="1cm" fo:margin-bottom="1cm" fo:margin-left="3cm" fo:margin-right="1.016cm" fo:background-color="#fff2cc" style:writing-mode="lr-tb" style:layout-grid-color="#c0c0c0" style:layout-grid-lines="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2c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2cc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2c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fill="solid" draw:background-size="border" draw:fill-color="#fff2cc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  <style:footer>
        <text:p text:style-name="MP3">Version 1.<text:span text:style-name="MT1">2</text:span> Page <text:page-number text:select-page="current">13</text:page-number>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  <style:master-page style:name="First_20_Page" style:display-name="First Page" style:page-layout-name="Mpm3" draw:style-name="Mdp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2-10-01T10:32:33.303000000</dc:date>
    <meta:editing-duration>P1DT23H38M27S</meta:editing-duration>
    <meta:editing-cycles>597</meta:editing-cycles>
    <meta:print-date>2020-09-28T16:04:31.552000000</meta:print-date>
    <meta:creation-date>2020-10-11T16:18:00</meta:creation-date>
    <meta:document-statistic meta:table-count="53" meta:image-count="0" meta:object-count="0" meta:page-count="13" meta:paragraph-count="2924" meta:word-count="8002" meta:character-count="39769" meta:non-whitespace-character-count="33795"/>
  </office:meta>
</office:document-meta>
</file>